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9.772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8.691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8.1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odgeo</text:p>
          </table:table-cell>
          <table:table-cell office:value-type="string">
            <text:p>Liste des communes ayant un service de police municipale</text:p>
          </table:table-cell>
          <table:table-cell office:value-type="string">
            <text:p>Nombre de policiers municipaux</text:p>
          </table:table-cell>
          <table:table-cell office:value-type="string">
            <text:p>Nombre dAgents de Surveillance de la voie publique </text:p>
          </table:table-cell>
          <table:table-cell office:value-type="string">
            <text:p>Nombre de gardes-champêtres</text:p>
          </table:table-cell>
          <table:table-cell office:value-type="string">
            <text:p>Nombre de centres de supervision urbaine (CSU)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Ambérieu-en-Bugey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bérieux-en-Domb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Ambron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Arbent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Bâgé-la-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Bâgé-le-Chât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Bal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Bélign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Bellegarde-sur-Valseri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Belle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Belligna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Beynos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Bizia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office:value-type="string">
            <text:p>Bourg-en-Bresse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office:value-type="string">
            <text:p>Bourg-Saint-Christoph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Brégnier-Cordon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Bressolles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Cess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Ceyzéri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Ceyzér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Chalamo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Champdo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Châtillon-en-Micha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Châtillon-sur-Chalaron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Civri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Colig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Collong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Culoz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Dagn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Divonne-les-Bains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Dompierre-sur-Vey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Dort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Druilla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Feille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Ferney-Volt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Genouill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Gex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Gorrevo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Groissi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Hautecourt-Romanèch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Hauteville-Lomp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Jassans-Riotti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Jujuri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La Boiss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Lagnie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oyett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Manzi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Massi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Meximieux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Mézéria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Mionn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Miribe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Misérieu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Monthi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Montluel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Montmerle-sur-Saô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Montrac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string">
            <text:p>Montréal-la-Clu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Nantu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Les Neyroll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Neyr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Niévro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office:value-type="string">
            <text:p>Oyonnax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Péronn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Pérouges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Peyzieux-sur-Saô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Pollia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Ponc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Pont-d'A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string">
            <text:p>Pont-de-Va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Pont-de-Vey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Prévessin-Moën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string">
            <text:p>Replong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Reyrie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Rignieux-le-Fran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Saint-André-d'Huiria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Saint-André-de-Corc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339">
            <text:p>1339</text:p>
          </table:table-cell>
          <table:table-cell office:value-type="string">
            <text:p>Saint-Berna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Saint-Cyr-sur-Menth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Saint-Denis-en-Buge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string">
            <text:p>Saint-Denis-lès-Bour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Saint-Didier-de-Forma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Saint-Didier-sur-Chalaronn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string">
            <text:p>Saint-Étienne-du-B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Saint-Étienne-sur-Reyssouz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Saint-Genis-Pouill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63">
            <text:p>1363</text:p>
          </table:table-cell>
          <table:table-cell office:value-type="string">
            <text:p>Saint-Jean-le-Vi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string">
            <text:p>Saint-Laurent-sur-Sa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71">
            <text:p>1371</text:p>
          </table:table-cell>
          <table:table-cell office:value-type="string">
            <text:p>Saint-Marce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3">
            <text:p>1373</text:p>
          </table:table-cell>
          <table:table-cell office:value-type="string">
            <text:p>Saint-Martin-du-Frê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Saint-Maurice-de-Beynos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Saint-Maurice-de-Gourda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Saint-Rambert-en-Buge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Saint-Trivier-de-Cour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Sainte-Euphémi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Seyss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Ten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Thi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Thoir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Tramoy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Trévo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Versaill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Vesanc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Vieu-d'Izenav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Villars-les-Domb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Villeb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Villieu-Loyes-Moll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Viri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Vonn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string">
            <text:p>Bohain-en-Vermandoi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Chaun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Fresnoy-le-Gr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361">
            <text:p>2361</text:p>
          </table:table-cell>
          <table:table-cell office:value-type="string">
            <text:p>Guis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Harl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408">
            <text:p>2408</text:p>
          </table:table-cell>
          <table:table-cell office:value-type="string">
            <text:p>La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string">
            <text:p>Mar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string">
            <text:p>Nogent-l'Artau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office:value-type="string">
            <text:p>Ribem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91">
            <text:p>2691</text:p>
          </table:table-cell>
          <table:table-cell office:value-type="string">
            <text:p>Saint-Quentin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22">
            <text:p>2722</text:p>
          </table:table-cell>
          <table:table-cell office:value-type="string">
            <text:p>Soisson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office:value-type="string">
            <text:p>Vailly-sur-Ais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string">
            <text:p>Verv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805">
            <text:p>2805</text:p>
          </table:table-cell>
          <table:table-cell office:value-type="string">
            <text:p>Villeneuve-Saint-Germa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string">
            <text:p>Villers-Cotterêts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Saint-Pourçain-sur-Siou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Bourbon-l'Archambaul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string">
            <text:p>Averm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Yzeur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string">
            <text:p>Moulin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236">
            <text:p>3236</text:p>
          </table:table-cell>
          <table:table-cell office:value-type="string">
            <text:p>Saint-Germain-des-Fossé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98">
            <text:p>3298</text:p>
          </table:table-cell>
          <table:table-cell office:value-type="string">
            <text:p>Varennes-sur-Alli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office:value-type="string">
            <text:p>Cusse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string">
            <text:p>Gannat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Abres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4">
            <text:p>3264</text:p>
          </table:table-cell>
          <table:table-cell office:value-type="string">
            <text:p>Saint-Yor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office:value-type="string">
            <text:p>Le Mayet-de-Montag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office:value-type="string">
            <text:p>Bellerive-sur-Allie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string">
            <text:p>Vichy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string">
            <text:p>Comment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string">
            <text:p>Doméra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27">
            <text:p>3127</text:p>
          </table:table-cell>
          <table:table-cell office:value-type="string">
            <text:p>Hériss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Lavault-Sainte-An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5">
            <text:p>3195</text:p>
          </table:table-cell>
          <table:table-cell office:value-type="string">
            <text:p>Néris-les-Ba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string">
            <text:p>Cosne-d'Al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string">
            <text:p>Ainay-le-Châtea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85">
            <text:p>3185</text:p>
          </table:table-cell>
          <table:table-cell office:value-type="string">
            <text:p>Montluç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office:value-type="string">
            <text:p>Allo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string">
            <text:p>Barcelonnett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office:value-type="string">
            <text:p>Castella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string">
            <text:p>Château-Arnoux-Saint-Auba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string">
            <text:p>Curba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070">
            <text:p>4070</text:p>
          </table:table-cell>
          <table:table-cell office:value-type="string">
            <text:p>Digne-les-Bain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Esparron-de-Verd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string">
            <text:p>Forcalqui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office:value-type="string">
            <text:p>Gréoux-les-Bai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Jausi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string">
            <text:p>Les Mé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Malija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Ma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112">
            <text:p>4112</text:p>
          </table:table-cell>
          <table:table-cell office:value-type="string">
            <text:p>Manosque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office:value-type="string">
            <text:p>Moustiers-Sainte-Mari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43">
            <text:p>4143</text:p>
          </table:table-cell>
          <table:table-cell office:value-type="string">
            <text:p>Orais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office:value-type="string">
            <text:p>Peyru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52">
            <text:p>4152</text:p>
          </table:table-cell>
          <table:table-cell office:value-type="string">
            <text:p>Pierrever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166">
            <text:p>4166</text:p>
          </table:table-cell>
          <table:table-cell office:value-type="string">
            <text:p>Riez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office:value-type="string">
            <text:p>Sainte-Croix-du-Verd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197">
            <text:p>4197</text:p>
          </table:table-cell>
          <table:table-cell office:value-type="string">
            <text:p>Sainte-Tul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09">
            <text:p>4209</text:p>
          </table:table-cell>
          <table:table-cell office:value-type="string">
            <text:p>Sisteron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242">
            <text:p>4242</text:p>
          </table:table-cell>
          <table:table-cell office:value-type="string">
            <text:p>Villeneuv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office:value-type="string">
            <text:p>Vol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128">
            <text:p>5128</text:p>
          </table:table-cell>
          <table:table-cell office:value-type="string">
            <text:p>Saint-André-d'Embru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office:value-type="string">
            <text:p>Saint-Chaff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3">
            <text:p>5183</text:p>
          </table:table-cell>
          <table:table-cell office:value-type="string">
            <text:p>Villar-Saint-Pancra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office:value-type="string">
            <text:p>Laragne-Montégli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177">
            <text:p>5177</text:p>
          </table:table-cell>
          <table:table-cell office:value-type="string">
            <text:p>Var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0">
            <text:p>5170</text:p>
          </table:table-cell>
          <table:table-cell office:value-type="string">
            <text:p>Tall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166">
            <text:p>5166</text:p>
          </table:table-cell>
          <table:table-cell office:value-type="string">
            <text:p>Ser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23">
            <text:p>5023</text:p>
          </table:table-cell>
          <table:table-cell office:value-type="string">
            <text:p>Brianço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8">
            <text:p>5118</text:p>
          </table:table-cell>
          <table:table-cell office:value-type="string">
            <text:p>Rib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Saint-Bonnet-en-Champsa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3">
            <text:p>5173</text:p>
          </table:table-cell>
          <table:table-cell office:value-type="string">
            <text:p>Upai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0">
            <text:p>5040</text:p>
          </table:table-cell>
          <table:table-cell office:value-type="string">
            <text:p>Chorg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139">
            <text:p>5139</text:p>
          </table:table-cell>
          <table:table-cell office:value-type="string">
            <text:p>Dévolu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office:value-type="string">
            <text:p>Orcièr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6">
            <text:p>5006</text:p>
          </table:table-cell>
          <table:table-cell office:value-type="string">
            <text:p>L'Argentière-la-Bessé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68">
            <text:p>5168</text:p>
          </table:table-cell>
          <table:table-cell office:value-type="string">
            <text:p>Sigoy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038">
            <text:p>5038</text:p>
          </table:table-cell>
          <table:table-cell office:value-type="string">
            <text:p>Château-Ville-Vieil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046">
            <text:p>5046</text:p>
          </table:table-cell>
          <table:table-cell office:value-type="string">
            <text:p>Embru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3">
            <text:p>5153</text:p>
          </table:table-cell>
          <table:table-cell office:value-type="string">
            <text:p>Saint-Michel-de-Chaill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79">
            <text:p>5079</text:p>
          </table:table-cell>
          <table:table-cell office:value-type="string">
            <text:p>Le Monêtier-les-Bai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1">
            <text:p>5161</text:p>
          </table:table-cell>
          <table:table-cell office:value-type="string">
            <text:p>La Salle-les-Alp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85">
            <text:p>5085</text:p>
          </table:table-cell>
          <table:table-cell office:value-type="string">
            <text:p>Montgenèvr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9">
            <text:p>5119</text:p>
          </table:table-cell>
          <table:table-cell office:value-type="string">
            <text:p>Risou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6">
            <text:p>5106</text:p>
          </table:table-cell>
          <table:table-cell office:value-type="string">
            <text:p>Pruniè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1">
            <text:p>5061</text:p>
          </table:table-cell>
          <table:table-cell office:value-type="string">
            <text:p>Gap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9">
            <text:p>5179</text:p>
          </table:table-cell>
          <table:table-cell office:value-type="string">
            <text:p>Veyn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5">
            <text:p>5065</text:p>
          </table:table-cell>
          <table:table-cell office:value-type="string">
            <text:p>Guillest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98">
            <text:p>5098</text:p>
          </table:table-cell>
          <table:table-cell office:value-type="string">
            <text:p>Les Orr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64">
            <text:p>5164</text:p>
          </table:table-cell>
          <table:table-cell office:value-type="string">
            <text:p>Savines-le-La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004">
            <text:p>6004</text:p>
          </table:table-cell>
          <table:table-cell office:value-type="string">
            <text:p>Antibes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06">
            <text:p>6006</text:p>
          </table:table-cell>
          <table:table-cell office:value-type="string">
            <text:p>Aspremon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Auribeau-sur-Siag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1">
            <text:p>6011</text:p>
          </table:table-cell>
          <table:table-cell office:value-type="string">
            <text:p>Beaulieu-sur-M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12">
            <text:p>6012</text:p>
          </table:table-cell>
          <table:table-cell office:value-type="string">
            <text:p>Beausoleil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18">
            <text:p>6018</text:p>
          </table:table-cell>
          <table:table-cell office:value-type="string">
            <text:p>Biot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21">
            <text:p>6021</text:p>
          </table:table-cell>
          <table:table-cell office:value-type="string">
            <text:p>Bons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3">
            <text:p>6023</text:p>
          </table:table-cell>
          <table:table-cell office:value-type="string">
            <text:p>Breil-sur-Roy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026">
            <text:p>6026</text:p>
          </table:table-cell>
          <table:table-cell office:value-type="string">
            <text:p>Cabri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7">
            <text:p>6027</text:p>
          </table:table-cell>
          <table:table-cell office:value-type="string">
            <text:p>Cagnes-sur-Mer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029">
            <text:p>6029</text:p>
          </table:table-cell>
          <table:table-cell office:value-type="string">
            <text:p>Cannes</text:p>
          </table:table-cell>
          <table:table-cell office:value-type="float" office:value="204">
            <text:p>20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32">
            <text:p>6032</text:p>
          </table:table-cell>
          <table:table-cell office:value-type="string">
            <text:p>Cap-d'Ail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33">
            <text:p>6033</text:p>
          </table:table-cell>
          <table:table-cell office:value-type="string">
            <text:p>Carros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38">
            <text:p>6038</text:p>
          </table:table-cell>
          <table:table-cell office:value-type="string">
            <text:p>Châteauneuf-Gras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6">
            <text:p>6046</text:p>
          </table:table-cell>
          <table:table-cell office:value-type="string">
            <text:p>Colomar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57">
            <text:p>6057</text:p>
          </table:table-cell>
          <table:table-cell office:value-type="string">
            <text:p>L'Escarè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Èz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64">
            <text:p>6064</text:p>
          </table:table-cell>
          <table:table-cell office:value-type="string">
            <text:p>Gattière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66">
            <text:p>6066</text:p>
          </table:table-cell>
          <table:table-cell office:value-type="string">
            <text:p>Gilett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68">
            <text:p>6068</text:p>
          </table:table-cell>
          <table:table-cell office:value-type="string">
            <text:p>Gourd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9">
            <text:p>6069</text:p>
          </table:table-cell>
          <table:table-cell office:value-type="string">
            <text:p>Grasse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073">
            <text:p>6073</text:p>
          </table:table-cell>
          <table:table-cell office:value-type="string">
            <text:p>Isol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La Bollène-Vésubi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44">
            <text:p>6044</text:p>
          </table:table-cell>
          <table:table-cell office:value-type="string">
            <text:p>La Colle-sur-Loup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065">
            <text:p>6065</text:p>
          </table:table-cell>
          <table:table-cell office:value-type="string">
            <text:p>La Gaud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08">
            <text:p>6108</text:p>
          </table:table-cell>
          <table:table-cell office:value-type="string">
            <text:p>La Roquette-sur-Siagn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149">
            <text:p>6149</text:p>
          </table:table-cell>
          <table:table-cell office:value-type="string">
            <text:p>La Trinité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50">
            <text:p>6150</text:p>
          </table:table-cell>
          <table:table-cell office:value-type="string">
            <text:p>La Turbi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25">
            <text:p>6025</text:p>
          </table:table-cell>
          <table:table-cell office:value-type="string">
            <text:p>Le Bro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30">
            <text:p>6030</text:p>
          </table:table-cell>
          <table:table-cell office:value-type="string">
            <text:p>Le Cannet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12">
            <text:p>6112</text:p>
          </table:table-cell>
          <table:table-cell office:value-type="string">
            <text:p>Le Rour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40">
            <text:p>6140</text:p>
          </table:table-cell>
          <table:table-cell office:value-type="string">
            <text:p>Le Tign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75">
            <text:p>6075</text:p>
          </table:table-cell>
          <table:table-cell office:value-type="string">
            <text:p>Leven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79">
            <text:p>6079</text:p>
          </table:table-cell>
          <table:table-cell office:value-type="string">
            <text:p>Mandelieu-la-Napoule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83">
            <text:p>6083</text:p>
          </table:table-cell>
          <table:table-cell office:value-type="string">
            <text:p>Menton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84">
            <text:p>6084</text:p>
          </table:table-cell>
          <table:table-cell office:value-type="string">
            <text:p>Mouans-Sartoux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85">
            <text:p>6085</text:p>
          </table:table-cell>
          <table:table-cell office:value-type="string">
            <text:p>Mougins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088">
            <text:p>6088</text:p>
          </table:table-cell>
          <table:table-cell office:value-type="string">
            <text:p>Nice</text:p>
          </table:table-cell>
          <table:table-cell office:value-type="float" office:value="370">
            <text:p>37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90">
            <text:p>6090</text:p>
          </table:table-cell>
          <table:table-cell office:value-type="string">
            <text:p>Pégoma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091">
            <text:p>6091</text:p>
          </table:table-cell>
          <table:table-cell office:value-type="string">
            <text:p>Pe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95">
            <text:p>6095</text:p>
          </table:table-cell>
          <table:table-cell office:value-type="string">
            <text:p>Peymeinad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3">
            <text:p>6103</text:p>
          </table:table-cell>
          <table:table-cell office:value-type="string">
            <text:p>Roquebilliè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4">
            <text:p>6104</text:p>
          </table:table-cell>
          <table:table-cell office:value-type="string">
            <text:p>Roquebrune-Cap-Martin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105">
            <text:p>6105</text:p>
          </table:table-cell>
          <table:table-cell office:value-type="string">
            <text:p>Roquefort-les-Pins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6">
            <text:p>6106</text:p>
          </table:table-cell>
          <table:table-cell office:value-type="string">
            <text:p>Roquestér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14">
            <text:p>6114</text:p>
          </table:table-cell>
          <table:table-cell office:value-type="string">
            <text:p>Saint-André-de-la-Roch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18">
            <text:p>6118</text:p>
          </table:table-cell>
          <table:table-cell office:value-type="string">
            <text:p>Saint-Cézaire-sur-Siag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Saint-Étienne-de-Tiné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1">
            <text:p>6121</text:p>
          </table:table-cell>
          <table:table-cell office:value-type="string">
            <text:p>Saint-Jean-Cap-Ferra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22">
            <text:p>6122</text:p>
          </table:table-cell>
          <table:table-cell office:value-type="string">
            <text:p>Saint-Jeann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123">
            <text:p>6123</text:p>
          </table:table-cell>
          <table:table-cell office:value-type="string">
            <text:p>Saint-Laurent-du-Var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26">
            <text:p>6126</text:p>
          </table:table-cell>
          <table:table-cell office:value-type="string">
            <text:p>Saint-Martin-du-Va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27">
            <text:p>6127</text:p>
          </table:table-cell>
          <table:table-cell office:value-type="string">
            <text:p>Saint-Martin-Vésub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Saint-Paul-de-Venc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0">
            <text:p>6130</text:p>
          </table:table-cell>
          <table:table-cell office:value-type="string">
            <text:p>Saint-Vallier-de-Thie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Saorg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string">
            <text:p>Sospe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37">
            <text:p>6137</text:p>
          </table:table-cell>
          <table:table-cell office:value-type="string">
            <text:p>Spéracèd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3">
            <text:p>6163</text:p>
          </table:table-cell>
          <table:table-cell office:value-type="string">
            <text:p>Tend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38">
            <text:p>6138</text:p>
          </table:table-cell>
          <table:table-cell office:value-type="string">
            <text:p>Théoule-sur-Mer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47">
            <text:p>6147</text:p>
          </table:table-cell>
          <table:table-cell office:value-type="string">
            <text:p>Tourrette-Leven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48">
            <text:p>6148</text:p>
          </table:table-cell>
          <table:table-cell office:value-type="string">
            <text:p>Tourrettes-sur-Loup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52">
            <text:p>6152</text:p>
          </table:table-cell>
          <table:table-cell office:value-type="string">
            <text:p>Valbonn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155">
            <text:p>6155</text:p>
          </table:table-cell>
          <table:table-cell office:value-type="string">
            <text:p>Vallauris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57">
            <text:p>6157</text:p>
          </table:table-cell>
          <table:table-cell office:value-type="string">
            <text:p>Vence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59">
            <text:p>6159</text:p>
          </table:table-cell>
          <table:table-cell office:value-type="string">
            <text:p>Villefranche-sur-Mer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161">
            <text:p>6161</text:p>
          </table:table-cell>
          <table:table-cell office:value-type="string">
            <text:p>Villeneuve-Loubet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05">
            <text:p>7005</text:p>
          </table:table-cell>
          <table:table-cell office:value-type="string">
            <text:p>Alba-la-Roma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10">
            <text:p>7010</text:p>
          </table:table-cell>
          <table:table-cell office:value-type="string">
            <text:p>Annonay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19">
            <text:p>7019</text:p>
          </table:table-cell>
          <table:table-cell office:value-type="string">
            <text:p>Auben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3">
            <text:p>7023</text:p>
          </table:table-cell>
          <table:table-cell office:value-type="string">
            <text:p>Balazu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7">
            <text:p>7027</text:p>
          </table:table-cell>
          <table:table-cell office:value-type="string">
            <text:p>Beauchast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41">
            <text:p>7041</text:p>
          </table:table-cell>
          <table:table-cell office:value-type="string">
            <text:p>Boulieu-lès-Annon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042">
            <text:p>7042</text:p>
          </table:table-cell>
          <table:table-cell office:value-type="string">
            <text:p>Bourg-Saint-Andéo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055">
            <text:p>7055</text:p>
          </table:table-cell>
          <table:table-cell office:value-type="string">
            <text:p>Charmes-sur-Rh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066">
            <text:p>7066</text:p>
          </table:table-cell>
          <table:table-cell office:value-type="string">
            <text:p>Chomér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71">
            <text:p>7071</text:p>
          </table:table-cell>
          <table:table-cell office:value-type="string">
            <text:p>Coucour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78">
            <text:p>7078</text:p>
          </table:table-cell>
          <table:table-cell office:value-type="string">
            <text:p>Davézi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02">
            <text:p>7102</text:p>
          </table:table-cell>
          <table:table-cell office:value-type="string">
            <text:p>Guilherand-Grang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110">
            <text:p>7110</text:p>
          </table:table-cell>
          <table:table-cell office:value-type="string">
            <text:p>Joyeus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5">
            <text:p>7115</text:p>
          </table:table-cell>
          <table:table-cell office:value-type="string">
            <text:p>Labeau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6">
            <text:p>7116</text:p>
          </table:table-cell>
          <table:table-cell office:value-type="string">
            <text:p>Labégu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9">
            <text:p>7129</text:p>
          </table:table-cell>
          <table:table-cell office:value-type="string">
            <text:p>Lamast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32">
            <text:p>7132</text:p>
          </table:table-cell>
          <table:table-cell office:value-type="string">
            <text:p>Largenti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38">
            <text:p>7138</text:p>
          </table:table-cell>
          <table:table-cell office:value-type="string">
            <text:p>Lavilledie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49">
            <text:p>7349</text:p>
          </table:table-cell>
          <table:table-cell office:value-type="string">
            <text:p>La Voulte-sur-Rhô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026">
            <text:p>7026</text:p>
          </table:table-cell>
          <table:table-cell office:value-type="string">
            <text:p>Le Béag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office:value-type="string">
            <text:p>Le Cheyl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81">
            <text:p>7181</text:p>
          </table:table-cell>
          <table:table-cell office:value-type="string">
            <text:p>Le Pouz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19">
            <text:p>7319</text:p>
          </table:table-cell>
          <table:table-cell office:value-type="string">
            <text:p>Le Teil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334">
            <text:p>7334</text:p>
          </table:table-cell>
          <table:table-cell office:value-type="string">
            <text:p>Les Van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3">
            <text:p>7153</text:p>
          </table:table-cell>
          <table:table-cell office:value-type="string">
            <text:p>May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86">
            <text:p>7186</text:p>
          </table:table-cell>
          <table:table-cell office:value-type="string">
            <text:p>Priv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string">
            <text:p>Ruom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31">
            <text:p>7231</text:p>
          </table:table-cell>
          <table:table-cell office:value-type="string">
            <text:p>Saint-Étienne-de-Fontbell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2">
            <text:p>7232</text:p>
          </table:table-cell>
          <table:table-cell office:value-type="string">
            <text:p>Saint-Étienne-de-Lugdarè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string">
            <text:p>Saint-Just-d'Ardèch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268">
            <text:p>7268</text:p>
          </table:table-cell>
          <table:table-cell office:value-type="string">
            <text:p>Saint-Martin-d'Ardèch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81">
            <text:p>7281</text:p>
          </table:table-cell>
          <table:table-cell office:value-type="string">
            <text:p>Saint-Péra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2">
            <text:p>7322</text:p>
          </table:table-cell>
          <table:table-cell office:value-type="string">
            <text:p>Thuey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4">
            <text:p>7324</text:p>
          </table:table-cell>
          <table:table-cell office:value-type="string">
            <text:p>Tournon-sur-Rhôn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8">
            <text:p>7328</text:p>
          </table:table-cell>
          <table:table-cell office:value-type="string">
            <text:p>Vagn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0">
            <text:p>7330</text:p>
          </table:table-cell>
          <table:table-cell office:value-type="string">
            <text:p>Vallon-Pont-d'Ar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1">
            <text:p>7331</text:p>
          </table:table-cell>
          <table:table-cell office:value-type="string">
            <text:p>Vals-les-Bain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41">
            <text:p>7341</text:p>
          </table:table-cell>
          <table:table-cell office:value-type="string">
            <text:p>Villeneuve-de-Ber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346">
            <text:p>7346</text:p>
          </table:table-cell>
          <table:table-cell office:value-type="string">
            <text:p>Vivier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53">
            <text:p>8053</text:p>
          </table:table-cell>
          <table:table-cell office:value-type="string">
            <text:p>Bazeil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90">
            <text:p>8090</text:p>
          </table:table-cell>
          <table:table-cell office:value-type="string">
            <text:p>Carign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105">
            <text:p>8105</text:p>
          </table:table-cell>
          <table:table-cell office:value-type="string">
            <text:p>Charleville-Mézières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42">
            <text:p>8142</text:p>
          </table:table-cell>
          <table:table-cell office:value-type="string">
            <text:p>Donche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74">
            <text:p>8174</text:p>
          </table:table-cell>
          <table:table-cell office:value-type="string">
            <text:p>Floin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80">
            <text:p>8180</text:p>
          </table:table-cell>
          <table:table-cell office:value-type="string">
            <text:p>La Franche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85">
            <text:p>8185</text:p>
          </table:table-cell>
          <table:table-cell office:value-type="string">
            <text:p>Fuma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88">
            <text:p>8188</text:p>
          </table:table-cell>
          <table:table-cell office:value-type="string">
            <text:p>Gespunsa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90">
            <text:p>8190</text:p>
          </table:table-cell>
          <table:table-cell office:value-type="string">
            <text:p>Givet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222">
            <text:p>8222</text:p>
          </table:table-cell>
          <table:table-cell office:value-type="string">
            <text:p>Hayb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string">
            <text:p>Les Hautes-Riviè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1">
            <text:p>8311</text:p>
          </table:table-cell>
          <table:table-cell office:value-type="string">
            <text:p>Mouz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28">
            <text:p>8328</text:p>
          </table:table-cell>
          <table:table-cell office:value-type="string">
            <text:p>Nouzonvil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63">
            <text:p>8363</text:p>
          </table:table-cell>
          <table:table-cell office:value-type="string">
            <text:p>Revi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62">
            <text:p>8362</text:p>
          </table:table-cell>
          <table:table-cell office:value-type="string">
            <text:p>Rethe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65">
            <text:p>8365</text:p>
          </table:table-cell>
          <table:table-cell office:value-type="string">
            <text:p>Rimog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67">
            <text:p>8367</text:p>
          </table:table-cell>
          <table:table-cell office:value-type="string">
            <text:p>Rocroi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09">
            <text:p>8409</text:p>
          </table:table-cell>
          <table:table-cell office:value-type="string">
            <text:p>Sedan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80">
            <text:p>8480</text:p>
          </table:table-cell>
          <table:table-cell office:value-type="string">
            <text:p>Villers-Semeus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88">
            <text:p>8488</text:p>
          </table:table-cell>
          <table:table-cell office:value-type="string">
            <text:p>Vivier-au-Cour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91">
            <text:p>8491</text:p>
          </table:table-cell>
          <table:table-cell office:value-type="string">
            <text:p>Vrigne-aux-Boi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90">
            <text:p>8490</text:p>
          </table:table-cell>
          <table:table-cell office:value-type="string">
            <text:p>Vouz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263">
            <text:p>8263</text:p>
          </table:table-cell>
          <table:table-cell office:value-type="string">
            <text:p>Lum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32">
            <text:p>9032</text:p>
          </table:table-cell>
          <table:table-cell office:value-type="string">
            <text:p>Ax-les-Therm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22">
            <text:p>9122</text:p>
          </table:table-cell>
          <table:table-cell office:value-type="string">
            <text:p>Foix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57">
            <text:p>9157</text:p>
          </table:table-cell>
          <table:table-cell office:value-type="string">
            <text:p>Laroque-d'Olm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60">
            <text:p>9160</text:p>
          </table:table-cell>
          <table:table-cell office:value-type="string">
            <text:p>Lavelan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85">
            <text:p>9185</text:p>
          </table:table-cell>
          <table:table-cell office:value-type="string">
            <text:p>Mazè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94">
            <text:p>9194</text:p>
          </table:table-cell>
          <table:table-cell office:value-type="string">
            <text:p>Mirepoi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225">
            <text:p>9225</text:p>
          </table:table-cell>
          <table:table-cell office:value-type="string">
            <text:p>Pamier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61">
            <text:p>9261</text:p>
          </table:table-cell>
          <table:table-cell office:value-type="string">
            <text:p>Saint-Giron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282">
            <text:p>9282</text:p>
          </table:table-cell>
          <table:table-cell office:value-type="string">
            <text:p>Saverdu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306">
            <text:p>9306</text:p>
          </table:table-cell>
          <table:table-cell office:value-type="string">
            <text:p>Tarascon-sur-Arièg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324">
            <text:p>9324</text:p>
          </table:table-cell>
          <table:table-cell office:value-type="string">
            <text:p>Varilh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280">
            <text:p>9280</text:p>
          </table:table-cell>
          <table:table-cell office:value-type="string">
            <text:p>Saur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85">
            <text:p>9285</text:p>
          </table:table-cell>
          <table:table-cell office:value-type="string">
            <text:p>Seix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77">
            <text:p>9077</text:p>
          </table:table-cell>
          <table:table-cell office:value-type="string">
            <text:p>Capoulet-et-Jun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88">
            <text:p>9188</text:p>
          </table:table-cell>
          <table:table-cell office:value-type="string">
            <text:p>Mercus-Garrabe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07">
            <text:p>9207</text:p>
          </table:table-cell>
          <table:table-cell office:value-type="string">
            <text:p>Montgaillar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68">
            <text:p>9268</text:p>
          </table:table-cell>
          <table:table-cell office:value-type="string">
            <text:p>Saint-Lizi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12">
            <text:p>9312</text:p>
          </table:table-cell>
          <table:table-cell office:value-type="string">
            <text:p>La Tour-du-Cr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22">
            <text:p>9322</text:p>
          </table:table-cell>
          <table:table-cell office:value-type="string">
            <text:p>Usto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string">
            <text:p>La Bastide-de-Séro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82">
            <text:p>9182</text:p>
          </table:table-cell>
          <table:table-cell office:value-type="string">
            <text:p>Massa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36">
            <text:p>9236</text:p>
          </table:table-cell>
          <table:table-cell office:value-type="string">
            <text:p>Prayol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64">
            <text:p>9264</text:p>
          </table:table-cell>
          <table:table-cell office:value-type="string">
            <text:p>Saint-Jean-de-Verg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Arcis-sur-Aub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3">
            <text:p>10033</text:p>
          </table:table-cell>
          <table:table-cell office:value-type="string">
            <text:p>Bar-sur-Aub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34">
            <text:p>10034</text:p>
          </table:table-cell>
          <table:table-cell office:value-type="string">
            <text:p>Bar-sur-Sein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64">
            <text:p>10064</text:p>
          </table:table-cell>
          <table:table-cell office:value-type="string">
            <text:p>Brienne-le-Châtea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081">
            <text:p>10081</text:p>
          </table:table-cell>
          <table:table-cell office:value-type="string">
            <text:p>La Chapelle-Saint-Luc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142">
            <text:p>10142</text:p>
          </table:table-cell>
          <table:table-cell office:value-type="string">
            <text:p>Estissa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65">
            <text:p>10265</text:p>
          </table:table-cell>
          <table:table-cell office:value-type="string">
            <text:p>Les Noës-près-Troy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268">
            <text:p>10268</text:p>
          </table:table-cell>
          <table:table-cell office:value-type="string">
            <text:p>Nogent-sur-Sei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0297">
            <text:p>10297</text:p>
          </table:table-cell>
          <table:table-cell office:value-type="string">
            <text:p>Pont-Sainte-Mari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321">
            <text:p>10321</text:p>
          </table:table-cell>
          <table:table-cell office:value-type="string">
            <text:p>La Rivière-de-Corp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23">
            <text:p>10323</text:p>
          </table:table-cell>
          <table:table-cell office:value-type="string">
            <text:p>Romilly-sur-Seine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333">
            <text:p>10333</text:p>
          </table:table-cell>
          <table:table-cell office:value-type="string">
            <text:p>Saint-André-les-Verger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325">
            <text:p>10325</text:p>
          </table:table-cell>
          <table:table-cell office:value-type="string">
            <text:p>Rosières-près-Troy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343">
            <text:p>10343</text:p>
          </table:table-cell>
          <table:table-cell office:value-type="string">
            <text:p>Saint-Julien-les-Villa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357">
            <text:p>10357</text:p>
          </table:table-cell>
          <table:table-cell office:value-type="string">
            <text:p>Saint-Parres-aux-Tert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349">
            <text:p>10349</text:p>
          </table:table-cell>
          <table:table-cell office:value-type="string">
            <text:p>Saint-Ly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352">
            <text:p>10352</text:p>
          </table:table-cell>
          <table:table-cell office:value-type="string">
            <text:p>Sainte-Mau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62">
            <text:p>10362</text:p>
          </table:table-cell>
          <table:table-cell office:value-type="string">
            <text:p>Sainte-Savin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387">
            <text:p>10387</text:p>
          </table:table-cell>
          <table:table-cell office:value-type="string">
            <text:p>Troyes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01">
            <text:p>10401</text:p>
          </table:table-cell>
          <table:table-cell office:value-type="string">
            <text:p>Vendeuvre-sur-Bar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420">
            <text:p>10420</text:p>
          </table:table-cell>
          <table:table-cell office:value-type="string">
            <text:p>Villenauxe-la-Gran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12">
            <text:p>11012</text:p>
          </table:table-cell>
          <table:table-cell office:value-type="string">
            <text:p>Argel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013">
            <text:p>11013</text:p>
          </table:table-cell>
          <table:table-cell office:value-type="string">
            <text:p>Argens-Minerv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14">
            <text:p>11014</text:p>
          </table:table-cell>
          <table:table-cell office:value-type="string">
            <text:p>Armissa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22">
            <text:p>11022</text:p>
          </table:table-cell>
          <table:table-cell office:value-type="string">
            <text:p>Az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24">
            <text:p>11024</text:p>
          </table:table-cell>
          <table:table-cell office:value-type="string">
            <text:p>Bag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027">
            <text:p>11027</text:p>
          </table:table-cell>
          <table:table-cell office:value-type="string">
            <text:p>Barbai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41">
            <text:p>11041</text:p>
          </table:table-cell>
          <table:table-cell office:value-type="string">
            <text:p>Bize-Minervo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49">
            <text:p>11049</text:p>
          </table:table-cell>
          <table:table-cell office:value-type="string">
            <text:p>Bra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067">
            <text:p>11067</text:p>
          </table:table-cell>
          <table:table-cell office:value-type="string">
            <text:p>Can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068">
            <text:p>11068</text:p>
          </table:table-cell>
          <table:table-cell office:value-type="string">
            <text:p>Capend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1069">
            <text:p>11069</text:p>
          </table:table-cell>
          <table:table-cell office:value-type="string">
            <text:p>Carcassonne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6">
            <text:p>11076</text:p>
          </table:table-cell>
          <table:table-cell office:value-type="string">
            <text:p>Castelnaudary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81">
            <text:p>11081</text:p>
          </table:table-cell>
          <table:table-cell office:value-type="string">
            <text:p>Caunes-Minervo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088">
            <text:p>11088</text:p>
          </table:table-cell>
          <table:table-cell office:value-type="string">
            <text:p>Cazilh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099">
            <text:p>11099</text:p>
          </table:table-cell>
          <table:table-cell office:value-type="string">
            <text:p>Conques-sur-Orbie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103">
            <text:p>11103</text:p>
          </table:table-cell>
          <table:table-cell office:value-type="string">
            <text:p>Couiza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06">
            <text:p>11106</text:p>
          </table:table-cell>
          <table:table-cell office:value-type="string">
            <text:p>Coursa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116">
            <text:p>11116</text:p>
          </table:table-cell>
          <table:table-cell office:value-type="string">
            <text:p>Cuxac-d'Aud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129">
            <text:p>11129</text:p>
          </table:table-cell>
          <table:table-cell office:value-type="string">
            <text:p>Espéraz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1131">
            <text:p>11131</text:p>
          </table:table-cell>
          <table:table-cell office:value-type="string">
            <text:p>F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44">
            <text:p>11144</text:p>
          </table:table-cell>
          <table:table-cell office:value-type="string">
            <text:p>Fito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45">
            <text:p>11145</text:p>
          </table:table-cell>
          <table:table-cell office:value-type="string">
            <text:p>Fleur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50">
            <text:p>11150</text:p>
          </table:table-cell>
          <table:table-cell office:value-type="string">
            <text:p>Fontiers-Cabardè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70">
            <text:p>11170</text:p>
          </table:table-cell>
          <table:table-cell office:value-type="string">
            <text:p>Gruissan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185">
            <text:p>11185</text:p>
          </table:table-cell>
          <table:table-cell office:value-type="string">
            <text:p>Lagrass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02">
            <text:p>11202</text:p>
          </table:table-cell>
          <table:table-cell office:value-type="string">
            <text:p>Leucat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03">
            <text:p>11203</text:p>
          </table:table-cell>
          <table:table-cell office:value-type="string">
            <text:p>Lézignan-Corbières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206">
            <text:p>11206</text:p>
          </table:table-cell>
          <table:table-cell office:value-type="string">
            <text:p>Limoux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210">
            <text:p>11210</text:p>
          </table:table-cell>
          <table:table-cell office:value-type="string">
            <text:p>Luc-sur-Orb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17">
            <text:p>11217</text:p>
          </table:table-cell>
          <table:table-cell office:value-type="string">
            <text:p>Marcorign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233">
            <text:p>11233</text:p>
          </table:table-cell>
          <table:table-cell office:value-type="string">
            <text:p>Mirepeisse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Montbrun-des-Corbiè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54">
            <text:p>11254</text:p>
          </table:table-cell>
          <table:table-cell office:value-type="string">
            <text:p>Montréa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58">
            <text:p>11258</text:p>
          </table:table-cell>
          <table:table-cell office:value-type="string">
            <text:p>Mouss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1262">
            <text:p>11262</text:p>
          </table:table-cell>
          <table:table-cell office:value-type="string">
            <text:p>Narbonne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string">
            <text:p>Névi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269">
            <text:p>11269</text:p>
          </table:table-cell>
          <table:table-cell office:value-type="string">
            <text:p>Ouveilla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70">
            <text:p>11270</text:p>
          </table:table-cell>
          <table:table-cell office:value-type="string">
            <text:p>Pade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72">
            <text:p>11272</text:p>
          </table:table-cell>
          <table:table-cell office:value-type="string">
            <text:p>Palaj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273">
            <text:p>11273</text:p>
          </table:table-cell>
          <table:table-cell office:value-type="string">
            <text:p>Para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79">
            <text:p>11279</text:p>
          </table:table-cell>
          <table:table-cell office:value-type="string">
            <text:p>Pennauti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286">
            <text:p>11286</text:p>
          </table:table-cell>
          <table:table-cell office:value-type="string">
            <text:p>Peyriac-Minerv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85">
            <text:p>11285</text:p>
          </table:table-cell>
          <table:table-cell office:value-type="string">
            <text:p>Peyriac-de-M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295">
            <text:p>11295</text:p>
          </table:table-cell>
          <table:table-cell office:value-type="string">
            <text:p>Portel-des-Corbièr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1266">
            <text:p>11266</text:p>
          </table:table-cell>
          <table:table-cell office:value-type="string">
            <text:p>Port-la-Nouvelle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303">
            <text:p>11303</text:p>
          </table:table-cell>
          <table:table-cell office:value-type="string">
            <text:p>Puiver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04">
            <text:p>11304</text:p>
          </table:table-cell>
          <table:table-cell office:value-type="string">
            <text:p>Quilla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1322">
            <text:p>11322</text:p>
          </table:table-cell>
          <table:table-cell office:value-type="string">
            <text:p>Roquefort-des-Corbièr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36">
            <text:p>11336</text:p>
          </table:table-cell>
          <table:table-cell office:value-type="string">
            <text:p>Sainte-Colombe-sur-l'Her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60">
            <text:p>11360</text:p>
          </table:table-cell>
          <table:table-cell office:value-type="string">
            <text:p>Saint-Nazaire-d'Au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361">
            <text:p>11361</text:p>
          </table:table-cell>
          <table:table-cell office:value-type="string">
            <text:p>Saint-Papou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69">
            <text:p>11369</text:p>
          </table:table-cell>
          <table:table-cell office:value-type="string">
            <text:p>Sallèles-d'Au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1370">
            <text:p>11370</text:p>
          </table:table-cell>
          <table:table-cell office:value-type="string">
            <text:p>Salles-d'Aud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379">
            <text:p>11379</text:p>
          </table:table-cell>
          <table:table-cell office:value-type="string">
            <text:p>Sige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1353">
            <text:p>11353</text:p>
          </table:table-cell>
          <table:table-cell office:value-type="string">
            <text:p>Saint-Marcel-sur-Au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390">
            <text:p>11390</text:p>
          </table:table-cell>
          <table:table-cell office:value-type="string">
            <text:p>Thézan-des-Corbiè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96">
            <text:p>11396</text:p>
          </table:table-cell>
          <table:table-cell office:value-type="string">
            <text:p>Traus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97">
            <text:p>11397</text:p>
          </table:table-cell>
          <table:table-cell office:value-type="string">
            <text:p>Trèbes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01">
            <text:p>11401</text:p>
          </table:table-cell>
          <table:table-cell office:value-type="string">
            <text:p>Tuch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07">
            <text:p>11407</text:p>
          </table:table-cell>
          <table:table-cell office:value-type="string">
            <text:p>Verdun-en-Lauraga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21">
            <text:p>11421</text:p>
          </table:table-cell>
          <table:table-cell office:value-type="string">
            <text:p>Villedaig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25">
            <text:p>11425</text:p>
          </table:table-cell>
          <table:table-cell office:value-type="string">
            <text:p>Villegailhen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429">
            <text:p>11429</text:p>
          </table:table-cell>
          <table:table-cell office:value-type="string">
            <text:p>Villemoustausso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433">
            <text:p>11433</text:p>
          </table:table-cell>
          <table:table-cell office:value-type="string">
            <text:p>Villeneuve-Minervoi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1434">
            <text:p>11434</text:p>
          </table:table-cell>
          <table:table-cell office:value-type="string">
            <text:p>Villepin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39">
            <text:p>11439</text:p>
          </table:table-cell>
          <table:table-cell office:value-type="string">
            <text:p>Villesp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41">
            <text:p>11441</text:p>
          </table:table-cell>
          <table:table-cell office:value-type="string">
            <text:p>Vinass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2013">
            <text:p>12013</text:p>
          </table:table-cell>
          <table:table-cell office:value-type="string">
            <text:p>Aubin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052">
            <text:p>12052</text:p>
          </table:table-cell>
          <table:table-cell office:value-type="string">
            <text:p>Capdenac-Ga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089">
            <text:p>12089</text:p>
          </table:table-cell>
          <table:table-cell office:value-type="string">
            <text:p>Decaze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096">
            <text:p>12096</text:p>
          </table:table-cell>
          <table:table-cell office:value-type="string">
            <text:p>Espali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2119">
            <text:p>12119</text:p>
          </table:table-cell>
          <table:table-cell office:value-type="string">
            <text:p>Laguio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2145">
            <text:p>12145</text:p>
          </table:table-cell>
          <table:table-cell office:value-type="string">
            <text:p>Millau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2164">
            <text:p>12164</text:p>
          </table:table-cell>
          <table:table-cell office:value-type="string">
            <text:p>Mur-de-Barre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76">
            <text:p>12176</text:p>
          </table:table-cell>
          <table:table-cell office:value-type="string">
            <text:p>Onet-le-Château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2202">
            <text:p>12202</text:p>
          </table:table-cell>
          <table:table-cell office:value-type="string">
            <text:p>Rodez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08">
            <text:p>12208</text:p>
          </table:table-cell>
          <table:table-cell office:value-type="string">
            <text:p>Saint-Affriqu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00">
            <text:p>12300</text:p>
          </table:table-cell>
          <table:table-cell office:value-type="string">
            <text:p>Villefranche-de-Rouergu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25">
            <text:p>12025</text:p>
          </table:table-cell>
          <table:table-cell office:value-type="string">
            <text:p>Belmont-sur-Ranc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043">
            <text:p>12043</text:p>
          </table:table-cell>
          <table:table-cell office:value-type="string">
            <text:p>Calmo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98">
            <text:p>12098</text:p>
          </table:table-cell>
          <table:table-cell office:value-type="string">
            <text:p>Esta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02">
            <text:p>12102</text:p>
          </table:table-cell>
          <table:table-cell office:value-type="string">
            <text:p>Flav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06">
            <text:p>12106</text:p>
          </table:table-cell>
          <table:table-cell office:value-type="string">
            <text:p>Gab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82">
            <text:p>12082</text:p>
          </table:table-cell>
          <table:table-cell office:value-type="string">
            <text:p>La Couvertoirad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96">
            <text:p>12196</text:p>
          </table:table-cell>
          <table:table-cell office:value-type="string">
            <text:p>Recoules-Prévinquiè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25">
            <text:p>12225</text:p>
          </table:table-cell>
          <table:table-cell office:value-type="string">
            <text:p>Saint-Georges-de-Luzenç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24">
            <text:p>12224</text:p>
          </table:table-cell>
          <table:table-cell office:value-type="string">
            <text:p>Saint-Geniez-d'Ol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20">
            <text:p>12220</text:p>
          </table:table-cell>
          <table:table-cell office:value-type="string">
            <text:p>Sainte-Eulalie-de-Cern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34">
            <text:p>12234</text:p>
          </table:table-cell>
          <table:table-cell office:value-type="string">
            <text:p>Sainte-Juliette-sur-Viau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01">
            <text:p>13001</text:p>
          </table:table-cell>
          <table:table-cell office:value-type="string">
            <text:p>Aix-en-Provence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02">
            <text:p>13002</text:p>
          </table:table-cell>
          <table:table-cell office:value-type="string">
            <text:p>Allauch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3004">
            <text:p>13004</text:p>
          </table:table-cell>
          <table:table-cell office:value-type="string">
            <text:p>Arle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3005">
            <text:p>13005</text:p>
          </table:table-cell>
          <table:table-cell office:value-type="string">
            <text:p>Aubagne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06">
            <text:p>13006</text:p>
          </table:table-cell>
          <table:table-cell office:value-type="string">
            <text:p>Aure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007">
            <text:p>13007</text:p>
          </table:table-cell>
          <table:table-cell office:value-type="string">
            <text:p>Auri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10">
            <text:p>13010</text:p>
          </table:table-cell>
          <table:table-cell office:value-type="string">
            <text:p>Barbenta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11">
            <text:p>13011</text:p>
          </table:table-cell>
          <table:table-cell office:value-type="string">
            <text:p>Les Baux-de-Prove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13">
            <text:p>13013</text:p>
          </table:table-cell>
          <table:table-cell office:value-type="string">
            <text:p>Belcodè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14">
            <text:p>13014</text:p>
          </table:table-cell>
          <table:table-cell office:value-type="string">
            <text:p>Berre-l'Étan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15">
            <text:p>13015</text:p>
          </table:table-cell>
          <table:table-cell office:value-type="string">
            <text:p>Bouc-Bel-Air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16">
            <text:p>13016</text:p>
          </table:table-cell>
          <table:table-cell office:value-type="string">
            <text:p>La Bouilladiss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17">
            <text:p>13017</text:p>
          </table:table-cell>
          <table:table-cell office:value-type="string">
            <text:p>Boulb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Cabann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19">
            <text:p>13019</text:p>
          </table:table-cell>
          <table:table-cell office:value-type="string">
            <text:p>Cabriè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20">
            <text:p>13020</text:p>
          </table:table-cell>
          <table:table-cell office:value-type="string">
            <text:p>Cadoliv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119">
            <text:p>13119</text:p>
          </table:table-cell>
          <table:table-cell office:value-type="string">
            <text:p>Carnoux-en-Prov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21">
            <text:p>13021</text:p>
          </table:table-cell>
          <table:table-cell office:value-type="string">
            <text:p>Carry-le-Rouet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3022">
            <text:p>13022</text:p>
          </table:table-cell>
          <table:table-cell office:value-type="string">
            <text:p>Cassis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023">
            <text:p>13023</text:p>
          </table:table-cell>
          <table:table-cell office:value-type="string">
            <text:p>Ceyreste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24">
            <text:p>13024</text:p>
          </table:table-cell>
          <table:table-cell office:value-type="string">
            <text:p>Charlev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26">
            <text:p>13026</text:p>
          </table:table-cell>
          <table:table-cell office:value-type="string">
            <text:p>Châteauneuf-les-Martigues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27">
            <text:p>13027</text:p>
          </table:table-cell>
          <table:table-cell office:value-type="string">
            <text:p>Châteaurenar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28">
            <text:p>13028</text:p>
          </table:table-cell>
          <table:table-cell office:value-type="string">
            <text:p>La Ciotat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29">
            <text:p>13029</text:p>
          </table:table-cell>
          <table:table-cell office:value-type="string">
            <text:p>Cornillon-Confo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118">
            <text:p>13118</text:p>
          </table:table-cell>
          <table:table-cell office:value-type="string">
            <text:p>Coudoux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30">
            <text:p>13030</text:p>
          </table:table-cell>
          <table:table-cell office:value-type="string">
            <text:p>Cuges-les-Pin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31">
            <text:p>13031</text:p>
          </table:table-cell>
          <table:table-cell office:value-type="string">
            <text:p>La Destrouss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2">
            <text:p>13032</text:p>
          </table:table-cell>
          <table:table-cell office:value-type="string">
            <text:p>Éguilles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3">
            <text:p>13033</text:p>
          </table:table-cell>
          <table:table-cell office:value-type="string">
            <text:p>Ensuès-la-Redon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34">
            <text:p>13034</text:p>
          </table:table-cell>
          <table:table-cell office:value-type="string">
            <text:p>Eygalièr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5">
            <text:p>13035</text:p>
          </table:table-cell>
          <table:table-cell office:value-type="string">
            <text:p>Eyguièr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6">
            <text:p>13036</text:p>
          </table:table-cell>
          <table:table-cell office:value-type="string">
            <text:p>Eyragu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37">
            <text:p>13037</text:p>
          </table:table-cell>
          <table:table-cell office:value-type="string">
            <text:p>La Fare-les-Olivier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38">
            <text:p>13038</text:p>
          </table:table-cell>
          <table:table-cell office:value-type="string">
            <text:p>Fontvie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39">
            <text:p>13039</text:p>
          </table:table-cell>
          <table:table-cell office:value-type="string">
            <text:p>Fos-sur-Mer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40">
            <text:p>13040</text:p>
          </table:table-cell>
          <table:table-cell office:value-type="string">
            <text:p>Fuveau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41">
            <text:p>13041</text:p>
          </table:table-cell>
          <table:table-cell office:value-type="string">
            <text:p>Gardann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42">
            <text:p>13042</text:p>
          </table:table-cell>
          <table:table-cell office:value-type="string">
            <text:p>Gémeno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43">
            <text:p>13043</text:p>
          </table:table-cell>
          <table:table-cell office:value-type="string">
            <text:p>Gignac-la-Nerth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44">
            <text:p>13044</text:p>
          </table:table-cell>
          <table:table-cell office:value-type="string">
            <text:p>Gran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045">
            <text:p>13045</text:p>
          </table:table-cell>
          <table:table-cell office:value-type="string">
            <text:p>Graves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46">
            <text:p>13046</text:p>
          </table:table-cell>
          <table:table-cell office:value-type="string">
            <text:p>Gréasq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47">
            <text:p>13047</text:p>
          </table:table-cell>
          <table:table-cell office:value-type="string">
            <text:p>Istres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48">
            <text:p>13048</text:p>
          </table:table-cell>
          <table:table-cell office:value-type="string">
            <text:p>Jouqu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Lambesc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51">
            <text:p>13051</text:p>
          </table:table-cell>
          <table:table-cell office:value-type="string">
            <text:p>Lançon-Provenc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52">
            <text:p>13052</text:p>
          </table:table-cell>
          <table:table-cell office:value-type="string">
            <text:p>Mailla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53">
            <text:p>13053</text:p>
          </table:table-cell>
          <table:table-cell office:value-type="string">
            <text:p>Mallemo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3054">
            <text:p>13054</text:p>
          </table:table-cell>
          <table:table-cell office:value-type="string">
            <text:p>Marignane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55">
            <text:p>13055</text:p>
          </table:table-cell>
          <table:table-cell office:value-type="string">
            <text:p>Marseille</text:p>
          </table:table-cell>
          <table:table-cell office:value-type="float" office:value="229">
            <text:p>22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56">
            <text:p>13056</text:p>
          </table:table-cell>
          <table:table-cell office:value-type="string">
            <text:p>Martigues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58">
            <text:p>13058</text:p>
          </table:table-cell>
          <table:table-cell office:value-type="string">
            <text:p>Maussane-les-Alpille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59">
            <text:p>13059</text:p>
          </table:table-cell>
          <table:table-cell office:value-type="string">
            <text:p>Meyrargu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60">
            <text:p>13060</text:p>
          </table:table-cell>
          <table:table-cell office:value-type="string">
            <text:p>Meyreu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62">
            <text:p>13062</text:p>
          </table:table-cell>
          <table:table-cell office:value-type="string">
            <text:p>Mim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063">
            <text:p>13063</text:p>
          </table:table-cell>
          <table:table-cell office:value-type="string">
            <text:p>Miramas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65">
            <text:p>13065</text:p>
          </table:table-cell>
          <table:table-cell office:value-type="string">
            <text:p>Mouriè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066">
            <text:p>13066</text:p>
          </table:table-cell>
          <table:table-cell office:value-type="string">
            <text:p>Nove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67">
            <text:p>13067</text:p>
          </table:table-cell>
          <table:table-cell office:value-type="string">
            <text:p>Org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69">
            <text:p>13069</text:p>
          </table:table-cell>
          <table:table-cell office:value-type="string">
            <text:p>Pélissan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70">
            <text:p>13070</text:p>
          </table:table-cell>
          <table:table-cell office:value-type="string">
            <text:p>La Penne-sur-Huveau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3071">
            <text:p>13071</text:p>
          </table:table-cell>
          <table:table-cell office:value-type="string">
            <text:p>Les Pennes-Mirabea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Peyni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73">
            <text:p>13073</text:p>
          </table:table-cell>
          <table:table-cell office:value-type="string">
            <text:p>Peyp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74">
            <text:p>13074</text:p>
          </table:table-cell>
          <table:table-cell office:value-type="string">
            <text:p>Peyrolles-en-Provenc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75">
            <text:p>13075</text:p>
          </table:table-cell>
          <table:table-cell office:value-type="string">
            <text:p>Plan-de-Cuqu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076">
            <text:p>13076</text:p>
          </table:table-cell>
          <table:table-cell office:value-type="string">
            <text:p>Plan-d'Org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77">
            <text:p>13077</text:p>
          </table:table-cell>
          <table:table-cell office:value-type="string">
            <text:p>Port-de-Bou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80">
            <text:p>13080</text:p>
          </table:table-cell>
          <table:table-cell office:value-type="string">
            <text:p>Le Puy-Sainte-Réparad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81">
            <text:p>13081</text:p>
          </table:table-cell>
          <table:table-cell office:value-type="string">
            <text:p>Rognac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82">
            <text:p>13082</text:p>
          </table:table-cell>
          <table:table-cell office:value-type="string">
            <text:p>Rognes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83">
            <text:p>13083</text:p>
          </table:table-cell>
          <table:table-cell office:value-type="string">
            <text:p>Rognona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84">
            <text:p>13084</text:p>
          </table:table-cell>
          <table:table-cell office:value-type="string">
            <text:p>La Roque-d'Anthér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Roquefort-la-Bédoul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86">
            <text:p>13086</text:p>
          </table:table-cell>
          <table:table-cell office:value-type="string">
            <text:p>Roquevair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87">
            <text:p>13087</text:p>
          </table:table-cell>
          <table:table-cell office:value-type="string">
            <text:p>Rousse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88">
            <text:p>13088</text:p>
          </table:table-cell>
          <table:table-cell office:value-type="string">
            <text:p>Le Rov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89">
            <text:p>13089</text:p>
          </table:table-cell>
          <table:table-cell office:value-type="string">
            <text:p>Saint-Andi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91">
            <text:p>13091</text:p>
          </table:table-cell>
          <table:table-cell office:value-type="string">
            <text:p>Saint-Cannat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92">
            <text:p>13092</text:p>
          </table:table-cell>
          <table:table-cell office:value-type="string">
            <text:p>Saint-Cham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94">
            <text:p>13094</text:p>
          </table:table-cell>
          <table:table-cell office:value-type="string">
            <text:p>Saint-Étienne-du-Grè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095">
            <text:p>13095</text:p>
          </table:table-cell>
          <table:table-cell office:value-type="string">
            <text:p>Saint-Marc-Jaume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096">
            <text:p>13096</text:p>
          </table:table-cell>
          <table:table-cell office:value-type="string">
            <text:p>Saintes-Maries-de-la-Mer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97">
            <text:p>13097</text:p>
          </table:table-cell>
          <table:table-cell office:value-type="string">
            <text:p>Saint-Martin-de-Crau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98">
            <text:p>13098</text:p>
          </table:table-cell>
          <table:table-cell office:value-type="string">
            <text:p>Saint-Mitre-les-Rempa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3099">
            <text:p>13099</text:p>
          </table:table-cell>
          <table:table-cell office:value-type="string">
            <text:p>Saint-Paul-lès-Duranc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100">
            <text:p>13100</text:p>
          </table:table-cell>
          <table:table-cell office:value-type="string">
            <text:p>Saint-Rémy-de-Provence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01">
            <text:p>13101</text:p>
          </table:table-cell>
          <table:table-cell office:value-type="string">
            <text:p>Saint-Savourn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102">
            <text:p>13102</text:p>
          </table:table-cell>
          <table:table-cell office:value-type="string">
            <text:p>Saint-Victore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3103">
            <text:p>13103</text:p>
          </table:table-cell>
          <table:table-cell office:value-type="string">
            <text:p>Salon-de-Provence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04">
            <text:p>13104</text:p>
          </table:table-cell>
          <table:table-cell office:value-type="string">
            <text:p>Sausset-les-Pins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05">
            <text:p>13105</text:p>
          </table:table-cell>
          <table:table-cell office:value-type="string">
            <text:p>Sén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06">
            <text:p>13106</text:p>
          </table:table-cell>
          <table:table-cell office:value-type="string">
            <text:p>Septèmes-les-Vallon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07">
            <text:p>13107</text:p>
          </table:table-cell>
          <table:table-cell office:value-type="string">
            <text:p>Simiane-Collongu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08">
            <text:p>13108</text:p>
          </table:table-cell>
          <table:table-cell office:value-type="string">
            <text:p>Tarasco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09">
            <text:p>13109</text:p>
          </table:table-cell>
          <table:table-cell office:value-type="string">
            <text:p>Le Tholone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10">
            <text:p>13110</text:p>
          </table:table-cell>
          <table:table-cell office:value-type="string">
            <text:p>Tret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12">
            <text:p>13112</text:p>
          </table:table-cell>
          <table:table-cell office:value-type="string">
            <text:p>Velaux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13">
            <text:p>13113</text:p>
          </table:table-cell>
          <table:table-cell office:value-type="string">
            <text:p>Venelles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14">
            <text:p>13114</text:p>
          </table:table-cell>
          <table:table-cell office:value-type="string">
            <text:p>Ventabre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17">
            <text:p>13117</text:p>
          </table:table-cell>
          <table:table-cell office:value-type="string">
            <text:p>Vitrolles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20">
            <text:p>14020</text:p>
          </table:table-cell>
          <table:table-cell office:value-type="string">
            <text:p>Argenc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047">
            <text:p>14047</text:p>
          </table:table-cell>
          <table:table-cell office:value-type="string">
            <text:p>Bayeux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4076">
            <text:p>14076</text:p>
          </table:table-cell>
          <table:table-cell office:value-type="string">
            <text:p>Blainville-sur-Orn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079">
            <text:p>14079</text:p>
          </table:table-cell>
          <table:table-cell office:value-type="string">
            <text:p>Blonville-sur-M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17">
            <text:p>14117</text:p>
          </table:table-cell>
          <table:table-cell office:value-type="string">
            <text:p>Cabour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18">
            <text:p>14118</text:p>
          </table:table-cell>
          <table:table-cell office:value-type="string">
            <text:p>Caen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37">
            <text:p>14137</text:p>
          </table:table-cell>
          <table:table-cell office:value-type="string">
            <text:p>Carpiqu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67">
            <text:p>14167</text:p>
          </table:table-cell>
          <table:table-cell office:value-type="string">
            <text:p>Colombell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81">
            <text:p>14181</text:p>
          </table:table-cell>
          <table:table-cell office:value-type="string">
            <text:p>Cormelles-le-Roya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91">
            <text:p>14191</text:p>
          </table:table-cell>
          <table:table-cell office:value-type="string">
            <text:p>Courseulles-sur-M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4220">
            <text:p>14220</text:p>
          </table:table-cell>
          <table:table-cell office:value-type="string">
            <text:p>Deauville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221">
            <text:p>14221</text:p>
          </table:table-cell>
          <table:table-cell office:value-type="string">
            <text:p>Démou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228">
            <text:p>14228</text:p>
          </table:table-cell>
          <table:table-cell office:value-type="string">
            <text:p>Douvres-la-Délivrand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4258">
            <text:p>14258</text:p>
          </table:table-cell>
          <table:table-cell office:value-type="string">
            <text:p>Falais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301">
            <text:p>14301</text:p>
          </table:table-cell>
          <table:table-cell office:value-type="string">
            <text:p>Giber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4327">
            <text:p>14327</text:p>
          </table:table-cell>
          <table:table-cell office:value-type="string">
            <text:p>Hérouville-Saint-Clair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4341">
            <text:p>14341</text:p>
          </table:table-cell>
          <table:table-cell office:value-type="string">
            <text:p>If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354">
            <text:p>14354</text:p>
          </table:table-cell>
          <table:table-cell office:value-type="string">
            <text:p>Langrune-sur-M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370">
            <text:p>14370</text:p>
          </table:table-cell>
          <table:table-cell office:value-type="string">
            <text:p>Le Molay-Litt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09">
            <text:p>14409</text:p>
          </table:table-cell>
          <table:table-cell office:value-type="string">
            <text:p>Merville-Franceville-Plag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31">
            <text:p>14431</text:p>
          </table:table-cell>
          <table:table-cell office:value-type="string">
            <text:p>Mézidon-Can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437">
            <text:p>14437</text:p>
          </table:table-cell>
          <table:table-cell office:value-type="string">
            <text:p>Mondevill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488">
            <text:p>14488</text:p>
          </table:table-cell>
          <table:table-cell office:value-type="string">
            <text:p>Ouistreham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4514">
            <text:p>14514</text:p>
          </table:table-cell>
          <table:table-cell office:value-type="string">
            <text:p>Pont-l'Évêqu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515">
            <text:p>14515</text:p>
          </table:table-cell>
          <table:table-cell office:value-type="string">
            <text:p>Port-en-Bessin-Huppa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715">
            <text:p>14715</text:p>
          </table:table-cell>
          <table:table-cell office:value-type="string">
            <text:p>Trouville-sur-Mer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5014">
            <text:p>15014</text:p>
          </table:table-cell>
          <table:table-cell office:value-type="string">
            <text:p>Aurilla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87">
            <text:p>15187</text:p>
          </table:table-cell>
          <table:table-cell office:value-type="string">
            <text:p>Saint-Flour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138">
            <text:p>15138</text:p>
          </table:table-cell>
          <table:table-cell office:value-type="string">
            <text:p>Mur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5120">
            <text:p>15120</text:p>
          </table:table-cell>
          <table:table-cell office:value-type="string">
            <text:p>Mauri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162">
            <text:p>15162</text:p>
          </table:table-cell>
          <table:table-cell office:value-type="string">
            <text:p>Riom-ès-Montag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219">
            <text:p>15219</text:p>
          </table:table-cell>
          <table:table-cell office:value-type="string">
            <text:p>Saler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6015">
            <text:p>16015</text:p>
          </table:table-cell>
          <table:table-cell office:value-type="string">
            <text:p>Angoulême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25">
            <text:p>16025</text:p>
          </table:table-cell>
          <table:table-cell office:value-type="string">
            <text:p>Baignes-Sainte-Radegon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028">
            <text:p>16028</text:p>
          </table:table-cell>
          <table:table-cell office:value-type="string">
            <text:p>Barbezieux-Saint-Hilai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078">
            <text:p>16078</text:p>
          </table:table-cell>
          <table:table-cell office:value-type="string">
            <text:p>Champn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089">
            <text:p>16089</text:p>
          </table:table-cell>
          <table:table-cell office:value-type="string">
            <text:p>Châteaubernar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090">
            <text:p>16090</text:p>
          </table:table-cell>
          <table:table-cell office:value-type="string">
            <text:p>Châteauneuf-sur-Char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6102">
            <text:p>16102</text:p>
          </table:table-cell>
          <table:table-cell office:value-type="string">
            <text:p>Cognac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6113">
            <text:p>16113</text:p>
          </table:table-cell>
          <table:table-cell office:value-type="string">
            <text:p>La Couronn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38">
            <text:p>16138</text:p>
          </table:table-cell>
          <table:table-cell office:value-type="string">
            <text:p>Flé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154">
            <text:p>16154</text:p>
          </table:table-cell>
          <table:table-cell office:value-type="string">
            <text:p>Gond-Pontouv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166">
            <text:p>16166</text:p>
          </table:table-cell>
          <table:table-cell office:value-type="string">
            <text:p>L'Isle-d'Espagn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167">
            <text:p>16167</text:p>
          </table:table-cell>
          <table:table-cell office:value-type="string">
            <text:p>Jarn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199">
            <text:p>16199</text:p>
          </table:table-cell>
          <table:table-cell office:value-type="string">
            <text:p>Magnac-sur-Touv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244">
            <text:p>16244</text:p>
          </table:table-cell>
          <table:table-cell office:value-type="string">
            <text:p>Ners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6281">
            <text:p>16281</text:p>
          </table:table-cell>
          <table:table-cell office:value-type="string">
            <text:p>La Rochefoucaul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291">
            <text:p>16291</text:p>
          </table:table-cell>
          <table:table-cell office:value-type="string">
            <text:p>Ruelle-sur-Touv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292">
            <text:p>16292</text:p>
          </table:table-cell>
          <table:table-cell office:value-type="string">
            <text:p>Ruffe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366">
            <text:p>16366</text:p>
          </table:table-cell>
          <table:table-cell office:value-type="string">
            <text:p>Segonz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374">
            <text:p>16374</text:p>
          </table:table-cell>
          <table:table-cell office:value-type="string">
            <text:p>Soyaux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358">
            <text:p>16358</text:p>
          </table:table-cell>
          <table:table-cell office:value-type="string">
            <text:p>Saint-Yrieix-sur-Char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10">
            <text:p>17010</text:p>
          </table:table-cell>
          <table:table-cell office:value-type="string">
            <text:p>Angoul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019">
            <text:p>17019</text:p>
          </table:table-cell>
          <table:table-cell office:value-type="string">
            <text:p>Ars-en-Ré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28">
            <text:p>17028</text:p>
          </table:table-cell>
          <table:table-cell office:value-type="string">
            <text:p>Aytré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091">
            <text:p>17091</text:p>
          </table:table-cell>
          <table:table-cell office:value-type="string">
            <text:p>Char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94">
            <text:p>17094</text:p>
          </table:table-cell>
          <table:table-cell office:value-type="string">
            <text:p>Châtelaillon-Pla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7136">
            <text:p>17136</text:p>
          </table:table-cell>
          <table:table-cell office:value-type="string">
            <text:p>Croix-Chapea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42">
            <text:p>17142</text:p>
          </table:table-cell>
          <table:table-cell office:value-type="string">
            <text:p>Dompierre-sur-M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53">
            <text:p>17153</text:p>
          </table:table-cell>
          <table:table-cell office:value-type="string">
            <text:p>Esnand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121">
            <text:p>17121</text:p>
          </table:table-cell>
          <table:table-cell office:value-type="string">
            <text:p>La Couarde-sur-M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7161">
            <text:p>17161</text:p>
          </table:table-cell>
          <table:table-cell office:value-type="string">
            <text:p>La Flot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93">
            <text:p>17193</text:p>
          </table:table-cell>
          <table:table-cell office:value-type="string">
            <text:p>La Jar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300">
            <text:p>17300</text:p>
          </table:table-cell>
          <table:table-cell office:value-type="string">
            <text:p>La Rochelle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00">
            <text:p>17200</text:p>
          </table:table-cell>
          <table:table-cell office:value-type="string">
            <text:p>Lagor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051">
            <text:p>17051</text:p>
          </table:table-cell>
          <table:table-cell office:value-type="string">
            <text:p>Le Bois-Plage-en-Ré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286">
            <text:p>17286</text:p>
          </table:table-cell>
          <table:table-cell office:value-type="string">
            <text:p>Les Portes-en-Ré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07">
            <text:p>17207</text:p>
          </table:table-cell>
          <table:table-cell office:value-type="string">
            <text:p>Loi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18">
            <text:p>17218</text:p>
          </table:table-cell>
          <table:table-cell office:value-type="string">
            <text:p>Mara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64">
            <text:p>17264</text:p>
          </table:table-cell>
          <table:table-cell office:value-type="string">
            <text:p>Nieul-sur-M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74">
            <text:p>17274</text:p>
          </table:table-cell>
          <table:table-cell office:value-type="string">
            <text:p>Pérign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91">
            <text:p>17291</text:p>
          </table:table-cell>
          <table:table-cell office:value-type="string">
            <text:p>Puilborea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97">
            <text:p>17297</text:p>
          </table:table-cell>
          <table:table-cell office:value-type="string">
            <text:p>Rivedoux-P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7318">
            <text:p>17318</text:p>
          </table:table-cell>
          <table:table-cell office:value-type="string">
            <text:p>Saint-Clément-des-Balein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22">
            <text:p>17322</text:p>
          </table:table-cell>
          <table:table-cell office:value-type="string">
            <text:p>Saint-Cyr-du-Dore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49">
            <text:p>17349</text:p>
          </table:table-cell>
          <table:table-cell office:value-type="string">
            <text:p>Saint-Jean-de-Livers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369">
            <text:p>17369</text:p>
          </table:table-cell>
          <table:table-cell office:value-type="string">
            <text:p>Saint-Martin-de-R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7373">
            <text:p>17373</text:p>
          </table:table-cell>
          <table:table-cell office:value-type="string">
            <text:p>Saint-Médard-d'Aun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91">
            <text:p>17391</text:p>
          </table:table-cell>
          <table:table-cell office:value-type="string">
            <text:p>Saint-Rogati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14">
            <text:p>17414</text:p>
          </table:table-cell>
          <table:table-cell office:value-type="string">
            <text:p>Saint-Xand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360">
            <text:p>17360</text:p>
          </table:table-cell>
          <table:table-cell office:value-type="string">
            <text:p>Sainte-Marie-de-R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07">
            <text:p>17407</text:p>
          </table:table-cell>
          <table:table-cell office:value-type="string">
            <text:p>Sainte-Sou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03">
            <text:p>17003</text:p>
          </table:table-cell>
          <table:table-cell office:value-type="string">
            <text:p>Aigrefeuille-d'Auni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21">
            <text:p>17021</text:p>
          </table:table-cell>
          <table:table-cell office:value-type="string">
            <text:p>Arve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58">
            <text:p>17058</text:p>
          </table:table-cell>
          <table:table-cell office:value-type="string">
            <text:p>Bourcefranc-le-Chapu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64">
            <text:p>17064</text:p>
          </table:table-cell>
          <table:table-cell office:value-type="string">
            <text:p>Breuille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75">
            <text:p>17075</text:p>
          </table:table-cell>
          <table:table-cell office:value-type="string">
            <text:p>Cabario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79">
            <text:p>17079</text:p>
          </table:table-cell>
          <table:table-cell office:value-type="string">
            <text:p>Chaillevet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Dolus-d'Olér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55">
            <text:p>17155</text:p>
          </table:table-cell>
          <table:table-cell office:value-type="string">
            <text:p>Étau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68">
            <text:p>17168</text:p>
          </table:table-cell>
          <table:table-cell office:value-type="string">
            <text:p>Foura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89">
            <text:p>17189</text:p>
          </table:table-cell>
          <table:table-cell office:value-type="string">
            <text:p>Hiers-Brouag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86">
            <text:p>17486</text:p>
          </table:table-cell>
          <table:table-cell office:value-type="string">
            <text:p>La Brée-les-Ba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52">
            <text:p>17452</text:p>
          </table:table-cell>
          <table:table-cell office:value-type="string">
            <text:p>La Tremblad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93">
            <text:p>17093</text:p>
          </table:table-cell>
          <table:table-cell office:value-type="string">
            <text:p>Le Château-d'Olér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485">
            <text:p>17485</text:p>
          </table:table-cell>
          <table:table-cell office:value-type="string">
            <text:p>Le Grand-Village-Plag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85">
            <text:p>17185</text:p>
          </table:table-cell>
          <table:table-cell office:value-type="string">
            <text:p>Le Gu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25">
            <text:p>17225</text:p>
          </table:table-cell>
          <table:table-cell office:value-type="string">
            <text:p>Les Math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16">
            <text:p>17216</text:p>
          </table:table-cell>
          <table:table-cell office:value-type="string">
            <text:p>Lussa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7219">
            <text:p>17219</text:p>
          </table:table-cell>
          <table:table-cell office:value-type="string">
            <text:p>Marenn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47">
            <text:p>17247</text:p>
          </table:table-cell>
          <table:table-cell office:value-type="string">
            <text:p>Mornac-sur-Seud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299">
            <text:p>17299</text:p>
          </table:table-cell>
          <table:table-cell office:value-type="string">
            <text:p>Rochefor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06">
            <text:p>17306</text:p>
          </table:table-cell>
          <table:table-cell office:value-type="string">
            <text:p>Royan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08">
            <text:p>17308</text:p>
          </table:table-cell>
          <table:table-cell office:value-type="string">
            <text:p>Saint-Agna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311">
            <text:p>17311</text:p>
          </table:table-cell>
          <table:table-cell office:value-type="string">
            <text:p>Saint-August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23">
            <text:p>17323</text:p>
          </table:table-cell>
          <table:table-cell office:value-type="string">
            <text:p>Saint-Denis-d'Olér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33">
            <text:p>17333</text:p>
          </table:table-cell>
          <table:table-cell office:value-type="string">
            <text:p>Saint-Georges-de-Didonne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37">
            <text:p>17337</text:p>
          </table:table-cell>
          <table:table-cell office:value-type="string">
            <text:p>Saint-Georges-d'Olér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51">
            <text:p>17351</text:p>
          </table:table-cell>
          <table:table-cell office:value-type="string">
            <text:p>Saint-Just-Luz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380">
            <text:p>17380</text:p>
          </table:table-cell>
          <table:table-cell office:value-type="string">
            <text:p>Saint-Palais-sur-Mer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85">
            <text:p>17385</text:p>
          </table:table-cell>
          <table:table-cell office:value-type="string">
            <text:p>Saint-Pierre-d'Olér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09">
            <text:p>17409</text:p>
          </table:table-cell>
          <table:table-cell office:value-type="string">
            <text:p>Saint-Sulpice-de-Roya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11">
            <text:p>17411</text:p>
          </table:table-cell>
          <table:table-cell office:value-type="string">
            <text:p>Saint-Trojan-les-Bai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34">
            <text:p>17434</text:p>
          </table:table-cell>
          <table:table-cell office:value-type="string">
            <text:p>Surgèr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43">
            <text:p>17443</text:p>
          </table:table-cell>
          <table:table-cell office:value-type="string">
            <text:p>Thair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49">
            <text:p>17449</text:p>
          </table:table-cell>
          <table:table-cell office:value-type="string">
            <text:p>Tonnay-Char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461">
            <text:p>17461</text:p>
          </table:table-cell>
          <table:table-cell office:value-type="string">
            <text:p>Vaux-sur-Mer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483">
            <text:p>17483</text:p>
          </table:table-cell>
          <table:table-cell office:value-type="string">
            <text:p>Yv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97">
            <text:p>17197</text:p>
          </table:table-cell>
          <table:table-cell office:value-type="string">
            <text:p>Jonz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40">
            <text:p>17240</text:p>
          </table:table-cell>
          <table:table-cell office:value-type="string">
            <text:p>Montend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06">
            <text:p>17106</text:p>
          </table:table-cell>
          <table:table-cell office:value-type="string">
            <text:p>Cierz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312">
            <text:p>17312</text:p>
          </table:table-cell>
          <table:table-cell office:value-type="string">
            <text:p>Saint-Bonnet-sur-Girond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11">
            <text:p>17111</text:p>
          </table:table-cell>
          <table:table-cell office:value-type="string">
            <text:p>Cl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45">
            <text:p>17045</text:p>
          </table:table-cell>
          <table:table-cell office:value-type="string">
            <text:p>Beurl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86">
            <text:p>17086</text:p>
          </table:table-cell>
          <table:table-cell office:value-type="string">
            <text:p>Chan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31">
            <text:p>17131</text:p>
          </table:table-cell>
          <table:table-cell office:value-type="string">
            <text:p>Coz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228">
            <text:p>17228</text:p>
          </table:table-cell>
          <table:table-cell office:value-type="string">
            <text:p>Méd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30">
            <text:p>17230</text:p>
          </table:table-cell>
          <table:table-cell office:value-type="string">
            <text:p>Meschers-sur-Girond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83">
            <text:p>17283</text:p>
          </table:table-cell>
          <table:table-cell office:value-type="string">
            <text:p>Pon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85">
            <text:p>17285</text:p>
          </table:table-cell>
          <table:table-cell office:value-type="string">
            <text:p>Port-d'Enva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87">
            <text:p>17387</text:p>
          </table:table-cell>
          <table:table-cell office:value-type="string">
            <text:p>Saint-Porchai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21">
            <text:p>17421</text:p>
          </table:table-cell>
          <table:table-cell office:value-type="string">
            <text:p>Sauj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25">
            <text:p>17425</text:p>
          </table:table-cell>
          <table:table-cell office:value-type="string">
            <text:p>Semuss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415">
            <text:p>17415</text:p>
          </table:table-cell>
          <table:table-cell office:value-type="string">
            <text:p>Sainte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47">
            <text:p>17347</text:p>
          </table:table-cell>
          <table:table-cell office:value-type="string">
            <text:p>Saint-Jean-d'Angél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24">
            <text:p>17224</text:p>
          </table:table-cell>
          <table:table-cell office:value-type="string">
            <text:p>Math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43">
            <text:p>17043</text:p>
          </table:table-cell>
          <table:table-cell office:value-type="string">
            <text:p>Bernay-Saint-Mart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97">
            <text:p>17397</text:p>
          </table:table-cell>
          <table:table-cell office:value-type="string">
            <text:p>Saint-Savini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15">
            <text:p>18015</text:p>
          </table:table-cell>
          <table:table-cell office:value-type="string">
            <text:p>Aubigny-sur-Nè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8033">
            <text:p>18033</text:p>
          </table:table-cell>
          <table:table-cell office:value-type="string">
            <text:p>Bourges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050">
            <text:p>18050</text:p>
          </table:table-cell>
          <table:table-cell office:value-type="string">
            <text:p>La Chapelle-Saint-Urs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08">
            <text:p>18108</text:p>
          </table:table-cell>
          <table:table-cell office:value-type="string">
            <text:p>La Guerche-sur-l'Aubo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38">
            <text:p>18138</text:p>
          </table:table-cell>
          <table:table-cell office:value-type="string">
            <text:p>Marmag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41">
            <text:p>18141</text:p>
          </table:table-cell>
          <table:table-cell office:value-type="string">
            <text:p>Mehun-sur-Yèv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45">
            <text:p>18145</text:p>
          </table:table-cell>
          <table:table-cell office:value-type="string">
            <text:p>Menetou-Sal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97">
            <text:p>18197</text:p>
          </table:table-cell>
          <table:table-cell office:value-type="string">
            <text:p>Saint-Amand-Montro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05">
            <text:p>18205</text:p>
          </table:table-cell>
          <table:table-cell office:value-type="string">
            <text:p>Saint-Doulch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8207">
            <text:p>18207</text:p>
          </table:table-cell>
          <table:table-cell office:value-type="string">
            <text:p>Saint-Florent-sur-Cher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8213">
            <text:p>18213</text:p>
          </table:table-cell>
          <table:table-cell office:value-type="string">
            <text:p>Saint-Germain-du-Pu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33">
            <text:p>18233</text:p>
          </table:table-cell>
          <table:table-cell office:value-type="string">
            <text:p>Saint-Satu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8241">
            <text:p>18241</text:p>
          </table:table-cell>
          <table:table-cell office:value-type="string">
            <text:p>Sancer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8279">
            <text:p>18279</text:p>
          </table:table-cell>
          <table:table-cell office:value-type="string">
            <text:p>Vierzo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10">
            <text:p>19010</text:p>
          </table:table-cell>
          <table:table-cell office:value-type="string">
            <text:p>Argenta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19">
            <text:p>19019</text:p>
          </table:table-cell>
          <table:table-cell office:value-type="string">
            <text:p>Beaulieu-sur-Dordog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31">
            <text:p>19031</text:p>
          </table:table-cell>
          <table:table-cell office:value-type="string">
            <text:p>Brive-la-Gaillarde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53">
            <text:p>19153</text:p>
          </table:table-cell>
          <table:table-cell office:value-type="string">
            <text:p>Obj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272">
            <text:p>19272</text:p>
          </table:table-cell>
          <table:table-cell office:value-type="string">
            <text:p>Tul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office:value-type="string">
            <text:p>Ussa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2A004</text:p>
          </table:table-cell>
          <table:table-cell office:value-type="string">
            <text:p>Ajaccio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A041</text:p>
          </table:table-cell>
          <table:table-cell office:value-type="string">
            <text:p>Bonifaci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A247</text:p>
          </table:table-cell>
          <table:table-cell office:value-type="string">
            <text:p>Porto-Vecchio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A249</text:p>
          </table:table-cell>
          <table:table-cell office:value-type="string">
            <text:p>Propri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A130</text:p>
          </table:table-cell>
          <table:table-cell office:value-type="string">
            <text:p>Grosseto-Prug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A272</text:p>
          </table:table-cell>
          <table:table-cell office:value-type="string">
            <text:p>Sartè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2B033</text:p>
          </table:table-cell>
          <table:table-cell office:value-type="string">
            <text:p>Bastia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B050</text:p>
          </table:table-cell>
          <table:table-cell office:value-type="string">
            <text:p>Calvi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B096</text:p>
          </table:table-cell>
          <table:table-cell office:value-type="string">
            <text:p>Cort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B134</text:p>
          </table:table-cell>
          <table:table-cell office:value-type="string">
            <text:p>L'Île-Rouss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B342</text:p>
          </table:table-cell>
          <table:table-cell office:value-type="string">
            <text:p>Ventiseri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B077</text:p>
          </table:table-cell>
          <table:table-cell office:value-type="string">
            <text:p>Castellare-di-Casinc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B145</text:p>
          </table:table-cell>
          <table:table-cell office:value-type="string">
            <text:p>Loreto-di-Casinc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38">
            <text:p>21038</text:p>
          </table:table-cell>
          <table:table-cell office:value-type="string">
            <text:p>Auxon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1054">
            <text:p>21054</text:p>
          </table:table-cell>
          <table:table-cell office:value-type="string">
            <text:p>Beaune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1154">
            <text:p>21154</text:p>
          </table:table-cell>
          <table:table-cell office:value-type="string">
            <text:p>Châtillon-sur-Sein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166">
            <text:p>21166</text:p>
          </table:table-cell>
          <table:table-cell office:value-type="string">
            <text:p>Chenôv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71">
            <text:p>21171</text:p>
          </table:table-cell>
          <table:table-cell office:value-type="string">
            <text:p>Chevigny-Saint-Sauveu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23">
            <text:p>21223</text:p>
          </table:table-cell>
          <table:table-cell office:value-type="string">
            <text:p>Daix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1231">
            <text:p>21231</text:p>
          </table:table-cell>
          <table:table-cell office:value-type="string">
            <text:p>Dijon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39">
            <text:p>21239</text:p>
          </table:table-cell>
          <table:table-cell office:value-type="string">
            <text:p>Échen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1278">
            <text:p>21278</text:p>
          </table:table-cell>
          <table:table-cell office:value-type="string">
            <text:p>Fontaine-lès-Dij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92">
            <text:p>21292</text:p>
          </table:table-cell>
          <table:table-cell office:value-type="string">
            <text:p>Genli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17">
            <text:p>21317</text:p>
          </table:table-cell>
          <table:table-cell office:value-type="string">
            <text:p>Is-sur-T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55">
            <text:p>21355</text:p>
          </table:table-cell>
          <table:table-cell office:value-type="string">
            <text:p>Longvi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90">
            <text:p>21390</text:p>
          </table:table-cell>
          <table:table-cell office:value-type="string">
            <text:p>Marsannay-la-Côt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61">
            <text:p>21461</text:p>
          </table:table-cell>
          <table:table-cell office:value-type="string">
            <text:p>Nola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1464">
            <text:p>21464</text:p>
          </table:table-cell>
          <table:table-cell office:value-type="string">
            <text:p>Nuits-Saint-Georg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15">
            <text:p>21515</text:p>
          </table:table-cell>
          <table:table-cell office:value-type="string">
            <text:p>Quetigny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1540">
            <text:p>21540</text:p>
          </table:table-cell>
          <table:table-cell office:value-type="string">
            <text:p>Saint-Apollinair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1577">
            <text:p>21577</text:p>
          </table:table-cell>
          <table:table-cell office:value-type="string">
            <text:p>Saint-Usag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54">
            <text:p>21554</text:p>
          </table:table-cell>
          <table:table-cell office:value-type="string">
            <text:p>Saint-Jean-de-Los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03">
            <text:p>21603</text:p>
          </table:table-cell>
          <table:table-cell office:value-type="string">
            <text:p>Semur-en-Auxo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07">
            <text:p>21607</text:p>
          </table:table-cell>
          <table:table-cell office:value-type="string">
            <text:p>Seur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1617">
            <text:p>21617</text:p>
          </table:table-cell>
          <table:table-cell office:value-type="string">
            <text:p>Talan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04">
            <text:p>22004</text:p>
          </table:table-cell>
          <table:table-cell office:value-type="string">
            <text:p>Bégar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07">
            <text:p>22007</text:p>
          </table:table-cell>
          <table:table-cell office:value-type="string">
            <text:p>Bini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16">
            <text:p>22016</text:p>
          </table:table-cell>
          <table:table-cell office:value-type="string">
            <text:p>Île-de-Bréh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20">
            <text:p>22020</text:p>
          </table:table-cell>
          <table:table-cell office:value-type="string">
            <text:p>Broo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50">
            <text:p>22050</text:p>
          </table:table-cell>
          <table:table-cell office:value-type="string">
            <text:p>Din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54">
            <text:p>22054</text:p>
          </table:table-cell>
          <table:table-cell office:value-type="string">
            <text:p>Erqu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2055">
            <text:p>22055</text:p>
          </table:table-cell>
          <table:table-cell office:value-type="string">
            <text:p>Étables-sur-M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79">
            <text:p>22179</text:p>
          </table:table-cell>
          <table:table-cell office:value-type="string">
            <text:p>Fréhe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70">
            <text:p>22070</text:p>
          </table:table-cell>
          <table:table-cell office:value-type="string">
            <text:p>Guingam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81">
            <text:p>22081</text:p>
          </table:table-cell>
          <table:table-cell office:value-type="string">
            <text:p>Hilli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93">
            <text:p>22093</text:p>
          </table:table-cell>
          <table:table-cell office:value-type="string">
            <text:p>Lambal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06">
            <text:p>22106</text:p>
          </table:table-cell>
          <table:table-cell office:value-type="string">
            <text:p>Langu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94">
            <text:p>22094</text:p>
          </table:table-cell>
          <table:table-cell office:value-type="string">
            <text:p>Lanci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13">
            <text:p>22113</text:p>
          </table:table-cell>
          <table:table-cell office:value-type="string">
            <text:p>Lann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27">
            <text:p>22127</text:p>
          </table:table-cell>
          <table:table-cell office:value-type="string">
            <text:p>Lézardri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36">
            <text:p>22136</text:p>
          </table:table-cell>
          <table:table-cell office:value-type="string">
            <text:p>Loudéac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47">
            <text:p>22147</text:p>
          </table:table-cell>
          <table:table-cell office:value-type="string">
            <text:p>Merdrign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62">
            <text:p>22162</text:p>
          </table:table-cell>
          <table:table-cell office:value-type="string">
            <text:p>Paimpol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66">
            <text:p>22166</text:p>
          </table:table-cell>
          <table:table-cell office:value-type="string">
            <text:p>Penvén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68">
            <text:p>22168</text:p>
          </table:table-cell>
          <table:table-cell office:value-type="string">
            <text:p>Perros-Guire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71">
            <text:p>22171</text:p>
          </table:table-cell>
          <table:table-cell office:value-type="string">
            <text:p>Plainte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76">
            <text:p>22176</text:p>
          </table:table-cell>
          <table:table-cell office:value-type="string">
            <text:p>Plédran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86">
            <text:p>22186</text:p>
          </table:table-cell>
          <table:table-cell office:value-type="string">
            <text:p>Pléneuf-Val-André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87">
            <text:p>22187</text:p>
          </table:table-cell>
          <table:table-cell office:value-type="string">
            <text:p>Pléri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94">
            <text:p>22194</text:p>
          </table:table-cell>
          <table:table-cell office:value-type="string">
            <text:p>Plestin-les-Grèv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95">
            <text:p>22195</text:p>
          </table:table-cell>
          <table:table-cell office:value-type="string">
            <text:p>Pleubi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98">
            <text:p>22198</text:p>
          </table:table-cell>
          <table:table-cell office:value-type="string">
            <text:p>Pleumeur-Bodo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10">
            <text:p>22210</text:p>
          </table:table-cell>
          <table:table-cell office:value-type="string">
            <text:p>Ploubazlane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14">
            <text:p>22214</text:p>
          </table:table-cell>
          <table:table-cell office:value-type="string">
            <text:p>Plouézec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15">
            <text:p>22215</text:p>
          </table:table-cell>
          <table:table-cell office:value-type="string">
            <text:p>Ploufraga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18">
            <text:p>22218</text:p>
          </table:table-cell>
          <table:table-cell office:value-type="string">
            <text:p>Plougresca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22">
            <text:p>22222</text:p>
          </table:table-cell>
          <table:table-cell office:value-type="string">
            <text:p>Plouh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51">
            <text:p>22251</text:p>
          </table:table-cell>
          <table:table-cell office:value-type="string">
            <text:p>Pordi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62">
            <text:p>22262</text:p>
          </table:table-cell>
          <table:table-cell office:value-type="string">
            <text:p>Quint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2278">
            <text:p>22278</text:p>
          </table:table-cell>
          <table:table-cell office:value-type="string">
            <text:p>Saint-Brieu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82">
            <text:p>22282</text:p>
          </table:table-cell>
          <table:table-cell office:value-type="string">
            <text:p>Saint-Cast-le-Guild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02">
            <text:p>22302</text:p>
          </table:table-cell>
          <table:table-cell office:value-type="string">
            <text:p>Saint-Jacut-de-la-M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25">
            <text:p>22325</text:p>
          </table:table-cell>
          <table:table-cell office:value-type="string">
            <text:p>Saint-Quay-Portrie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39">
            <text:p>22339</text:p>
          </table:table-cell>
          <table:table-cell office:value-type="string">
            <text:p>Tad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43">
            <text:p>22343</text:p>
          </table:table-cell>
          <table:table-cell office:value-type="string">
            <text:p>Trébeurd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53">
            <text:p>22353</text:p>
          </table:table-cell>
          <table:table-cell office:value-type="string">
            <text:p>Trégaste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60">
            <text:p>22360</text:p>
          </table:table-cell>
          <table:table-cell office:value-type="string">
            <text:p>Trégu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62">
            <text:p>22362</text:p>
          </table:table-cell>
          <table:table-cell office:value-type="string">
            <text:p>Trégui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89">
            <text:p>22389</text:p>
          </table:table-cell>
          <table:table-cell office:value-type="string">
            <text:p>Yffini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08">
            <text:p>23008</text:p>
          </table:table-cell>
          <table:table-cell office:value-type="string">
            <text:p>Aubus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4037">
            <text:p>24037</text:p>
          </table:table-cell>
          <table:table-cell office:value-type="string">
            <text:p>Bergerac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67">
            <text:p>24167</text:p>
          </table:table-cell>
          <table:table-cell office:value-type="string">
            <text:p>Eyme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23">
            <text:p>24223</text:p>
          </table:table-cell>
          <table:table-cell office:value-type="string">
            <text:p>Lalin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35">
            <text:p>24335</text:p>
          </table:table-cell>
          <table:table-cell office:value-type="string">
            <text:p>Port-Sainte-Foy-et-Poncha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40">
            <text:p>24340</text:p>
          </table:table-cell>
          <table:table-cell office:value-type="string">
            <text:p>Prigonri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4322">
            <text:p>24322</text:p>
          </table:table-cell>
          <table:table-cell office:value-type="string">
            <text:p>Périgueux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64">
            <text:p>24064</text:p>
          </table:table-cell>
          <table:table-cell office:value-type="string">
            <text:p>Brantôm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94">
            <text:p>24294</text:p>
          </table:table-cell>
          <table:table-cell office:value-type="string">
            <text:p>Montpon-Ménestér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99">
            <text:p>24299</text:p>
          </table:table-cell>
          <table:table-cell office:value-type="string">
            <text:p>Mussid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64">
            <text:p>24164</text:p>
          </table:table-cell>
          <table:table-cell office:value-type="string">
            <text:p>Excideu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52">
            <text:p>24352</text:p>
          </table:table-cell>
          <table:table-cell office:value-type="string">
            <text:p>Ribéra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72">
            <text:p>24372</text:p>
          </table:table-cell>
          <table:table-cell office:value-type="string">
            <text:p>Saint-Asti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35">
            <text:p>24035</text:p>
          </table:table-cell>
          <table:table-cell office:value-type="string">
            <text:p>Belvè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52">
            <text:p>24152</text:p>
          </table:table-cell>
          <table:table-cell office:value-type="string">
            <text:p>Dom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55">
            <text:p>24355</text:p>
          </table:table-cell>
          <table:table-cell office:value-type="string">
            <text:p>La Roque-Gagea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67">
            <text:p>24067</text:p>
          </table:table-cell>
          <table:table-cell office:value-type="string">
            <text:p>Le Bugu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29">
            <text:p>24229</text:p>
          </table:table-cell>
          <table:table-cell office:value-type="string">
            <text:p>Le Lardin-Saint-Laza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72">
            <text:p>24172</text:p>
          </table:table-cell>
          <table:table-cell office:value-type="string">
            <text:p>Les Eyzies-de-Tayac-Sireu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91">
            <text:p>24291</text:p>
          </table:table-cell>
          <table:table-cell office:value-type="string">
            <text:p>Montignac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20">
            <text:p>24520</text:p>
          </table:table-cell>
          <table:table-cell office:value-type="string">
            <text:p>Sarlat-la-Canéd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47">
            <text:p>24547</text:p>
          </table:table-cell>
          <table:table-cell office:value-type="string">
            <text:p>Terrasson-Lavilledieu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51">
            <text:p>24551</text:p>
          </table:table-cell>
          <table:table-cell office:value-type="string">
            <text:p>Thivier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31">
            <text:p>25031</text:p>
          </table:table-cell>
          <table:table-cell office:value-type="string">
            <text:p>Audincour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5047">
            <text:p>25047</text:p>
          </table:table-cell>
          <table:table-cell office:value-type="string">
            <text:p>Baume-les-Dam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48">
            <text:p>25048</text:p>
          </table:table-cell>
          <table:table-cell office:value-type="string">
            <text:p>Bavan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5056">
            <text:p>25056</text:p>
          </table:table-cell>
          <table:table-cell office:value-type="string">
            <text:p>Besançon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57">
            <text:p>25057</text:p>
          </table:table-cell>
          <table:table-cell office:value-type="string">
            <text:p>Bethoncou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12">
            <text:p>25112</text:p>
          </table:table-cell>
          <table:table-cell office:value-type="string">
            <text:p>Chalezeu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5212">
            <text:p>25212</text:p>
          </table:table-cell>
          <table:table-cell office:value-type="string">
            <text:p>École-Valent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30">
            <text:p>25230</text:p>
          </table:table-cell>
          <table:table-cell office:value-type="string">
            <text:p>Exincou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84">
            <text:p>25284</text:p>
          </table:table-cell>
          <table:table-cell office:value-type="string">
            <text:p>Grand-Charmon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04">
            <text:p>25304</text:p>
          </table:table-cell>
          <table:table-cell office:value-type="string">
            <text:p>Hérimoncou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56">
            <text:p>25356</text:p>
          </table:table-cell>
          <table:table-cell office:value-type="string">
            <text:p>Maîch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67">
            <text:p>25367</text:p>
          </table:table-cell>
          <table:table-cell office:value-type="string">
            <text:p>Mandeu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5388">
            <text:p>25388</text:p>
          </table:table-cell>
          <table:table-cell office:value-type="string">
            <text:p>Montbéliard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11">
            <text:p>25411</text:p>
          </table:table-cell>
          <table:table-cell office:value-type="string">
            <text:p>Mortea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28">
            <text:p>25428</text:p>
          </table:table-cell>
          <table:table-cell office:value-type="string">
            <text:p>Nomm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34">
            <text:p>25434</text:p>
          </table:table-cell>
          <table:table-cell office:value-type="string">
            <text:p>Ornan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62">
            <text:p>25462</text:p>
          </table:table-cell>
          <table:table-cell office:value-type="string">
            <text:p>Pontarlier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5463">
            <text:p>25463</text:p>
          </table:table-cell>
          <table:table-cell office:value-type="string">
            <text:p>Pont-de-Roid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39">
            <text:p>25539</text:p>
          </table:table-cell>
          <table:table-cell office:value-type="string">
            <text:p>Seloncour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47">
            <text:p>25547</text:p>
          </table:table-cell>
          <table:table-cell office:value-type="string">
            <text:p>Sochaux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55">
            <text:p>25555</text:p>
          </table:table-cell>
          <table:table-cell office:value-type="string">
            <text:p>Taillecour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60">
            <text:p>25560</text:p>
          </table:table-cell>
          <table:table-cell office:value-type="string">
            <text:p>Thi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78">
            <text:p>25578</text:p>
          </table:table-cell>
          <table:table-cell office:value-type="string">
            <text:p>Valdah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80">
            <text:p>25580</text:p>
          </table:table-cell>
          <table:table-cell office:value-type="string">
            <text:p>Valentigne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14">
            <text:p>25614</text:p>
          </table:table-cell>
          <table:table-cell office:value-type="string">
            <text:p>Vieux-Charm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21">
            <text:p>25321</text:p>
          </table:table-cell>
          <table:table-cell office:value-type="string">
            <text:p>Villers-le-L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32">
            <text:p>25632</text:p>
          </table:table-cell>
          <table:table-cell office:value-type="string">
            <text:p>Voujeaucou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11">
            <text:p>26011</text:p>
          </table:table-cell>
          <table:table-cell office:value-type="string">
            <text:p>Aouste-sur-Sy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38">
            <text:p>26038</text:p>
          </table:table-cell>
          <table:table-cell office:value-type="string">
            <text:p>Beaumont-Mont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057">
            <text:p>26057</text:p>
          </table:table-cell>
          <table:table-cell office:value-type="string">
            <text:p>Bourg-de-Péag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058">
            <text:p>26058</text:p>
          </table:table-cell>
          <table:table-cell office:value-type="string">
            <text:p>Bourg-lès-Valence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063">
            <text:p>26063</text:p>
          </table:table-cell>
          <table:table-cell office:value-type="string">
            <text:p>Buis-les-Baronni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64">
            <text:p>26064</text:p>
          </table:table-cell>
          <table:table-cell office:value-type="string">
            <text:p>Chabeuil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85">
            <text:p>26085</text:p>
          </table:table-cell>
          <table:table-cell office:value-type="string">
            <text:p>Châteauneuf-du-Rh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84">
            <text:p>26084</text:p>
          </table:table-cell>
          <table:table-cell office:value-type="string">
            <text:p>Châteauneuf-sur-Is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88">
            <text:p>26088</text:p>
          </table:table-cell>
          <table:table-cell office:value-type="string">
            <text:p>Chatuzange-le-Goub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08">
            <text:p>26108</text:p>
          </table:table-cell>
          <table:table-cell office:value-type="string">
            <text:p>Crest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13">
            <text:p>26113</text:p>
          </table:table-cell>
          <table:table-cell office:value-type="string">
            <text:p>Di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16">
            <text:p>26116</text:p>
          </table:table-cell>
          <table:table-cell office:value-type="string">
            <text:p>Donzè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124">
            <text:p>26124</text:p>
          </table:table-cell>
          <table:table-cell office:value-type="string">
            <text:p>Étoile-sur-Rhô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65">
            <text:p>26165</text:p>
          </table:table-cell>
          <table:table-cell office:value-type="string">
            <text:p>Livron-sur-Drôm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66">
            <text:p>26166</text:p>
          </table:table-cell>
          <table:table-cell office:value-type="string">
            <text:p>Loriol-sur-Drôm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70">
            <text:p>26170</text:p>
          </table:table-cell>
          <table:table-cell office:value-type="string">
            <text:p>Maliss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69">
            <text:p>26169</text:p>
          </table:table-cell>
          <table:table-cell office:value-type="string">
            <text:p>Malataver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198">
            <text:p>26198</text:p>
          </table:table-cell>
          <table:table-cell office:value-type="string">
            <text:p>Montélimar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220">
            <text:p>26220</text:p>
          </table:table-cell>
          <table:table-cell office:value-type="string">
            <text:p>Nyons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31">
            <text:p>26231</text:p>
          </table:table-cell>
          <table:table-cell office:value-type="string">
            <text:p>Peyr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35">
            <text:p>26235</text:p>
          </table:table-cell>
          <table:table-cell office:value-type="string">
            <text:p>Pierrelatt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26250">
            <text:p>26250</text:p>
          </table:table-cell>
          <table:table-cell office:value-type="string">
            <text:p>Pont-de-l'Is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252">
            <text:p>26252</text:p>
          </table:table-cell>
          <table:table-cell office:value-type="string">
            <text:p>Portes-lès-Vale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71">
            <text:p>26271</text:p>
          </table:table-cell>
          <table:table-cell office:value-type="string">
            <text:p>La Roche-de-Glu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281">
            <text:p>26281</text:p>
          </table:table-cell>
          <table:table-cell office:value-type="string">
            <text:p>Romans-sur-Isère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94">
            <text:p>26294</text:p>
          </table:table-cell>
          <table:table-cell office:value-type="string">
            <text:p>Saint-Bardo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01">
            <text:p>26301</text:p>
          </table:table-cell>
          <table:table-cell office:value-type="string">
            <text:p>Saint-Donat-sur-l'Herbas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07">
            <text:p>26307</text:p>
          </table:table-cell>
          <table:table-cell office:value-type="string">
            <text:p>Saint-Jean-en-Roya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313">
            <text:p>26313</text:p>
          </table:table-cell>
          <table:table-cell office:value-type="string">
            <text:p>Saint-Marcel-lès-Valenc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20">
            <text:p>26320</text:p>
          </table:table-cell>
          <table:table-cell office:value-type="string">
            <text:p>Saint-Nazaire-en-Roya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324">
            <text:p>26324</text:p>
          </table:table-cell>
          <table:table-cell office:value-type="string">
            <text:p>Saint-Paul-Trois-Châteaux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25">
            <text:p>26325</text:p>
          </table:table-cell>
          <table:table-cell office:value-type="string">
            <text:p>Saint-Rambert-d'Alb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33">
            <text:p>26333</text:p>
          </table:table-cell>
          <table:table-cell office:value-type="string">
            <text:p>Saint-Valli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37">
            <text:p>26337</text:p>
          </table:table-cell>
          <table:table-cell office:value-type="string">
            <text:p>Saulce-sur-Rh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47">
            <text:p>26347</text:p>
          </table:table-cell>
          <table:table-cell office:value-type="string">
            <text:p>Tain-l'Hermitag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6362">
            <text:p>26362</text:p>
          </table:table-cell>
          <table:table-cell office:value-type="string">
            <text:p>Valenc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08">
            <text:p>27008</text:p>
          </table:table-cell>
          <table:table-cell office:value-type="string">
            <text:p>Aliz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16">
            <text:p>27016</text:p>
          </table:table-cell>
          <table:table-cell office:value-type="string">
            <text:p>Les Andelys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22">
            <text:p>27022</text:p>
          </table:table-cell>
          <table:table-cell office:value-type="string">
            <text:p>Aubevoy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82">
            <text:p>27082</text:p>
          </table:table-cell>
          <table:table-cell office:value-type="string">
            <text:p>La Bonneville-sur-It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90">
            <text:p>27090</text:p>
          </table:table-cell>
          <table:table-cell office:value-type="string">
            <text:p>Le Bosc-Roger-en-Roumo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97">
            <text:p>27097</text:p>
          </table:table-cell>
          <table:table-cell office:value-type="string">
            <text:p>Bouaf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12">
            <text:p>27112</text:p>
          </table:table-cell>
          <table:table-cell office:value-type="string">
            <text:p>Breteu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16">
            <text:p>27116</text:p>
          </table:table-cell>
          <table:table-cell office:value-type="string">
            <text:p>Brio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19">
            <text:p>27119</text:p>
          </table:table-cell>
          <table:table-cell office:value-type="string">
            <text:p>Buei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65">
            <text:p>27165</text:p>
          </table:table-cell>
          <table:table-cell office:value-type="string">
            <text:p>Conches-en-Ouch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70">
            <text:p>27170</text:p>
          </table:table-cell>
          <table:table-cell office:value-type="string">
            <text:p>Cormeil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83">
            <text:p>27183</text:p>
          </table:table-cell>
          <table:table-cell office:value-type="string">
            <text:p>La Couture-Bousse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7229">
            <text:p>27229</text:p>
          </table:table-cell>
          <table:table-cell office:value-type="string">
            <text:p>Évreux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230">
            <text:p>27230</text:p>
          </table:table-cell>
          <table:table-cell office:value-type="string">
            <text:p>Ézy-sur-Eur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46">
            <text:p>27246</text:p>
          </table:table-cell>
          <table:table-cell office:value-type="string">
            <text:p>Fleury-sur-Ande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54">
            <text:p>27254</text:p>
          </table:table-cell>
          <table:table-cell office:value-type="string">
            <text:p>Fontaine-sous-Jou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75">
            <text:p>27275</text:p>
          </table:table-cell>
          <table:table-cell office:value-type="string">
            <text:p>Gaillo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79">
            <text:p>27279</text:p>
          </table:table-cell>
          <table:table-cell office:value-type="string">
            <text:p>Gasn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84">
            <text:p>27284</text:p>
          </table:table-cell>
          <table:table-cell office:value-type="string">
            <text:p>Gisor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51">
            <text:p>27351</text:p>
          </table:table-cell>
          <table:table-cell office:value-type="string">
            <text:p>Incar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55">
            <text:p>27355</text:p>
          </table:table-cell>
          <table:table-cell office:value-type="string">
            <text:p>Ivry-la-Batail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75">
            <text:p>27375</text:p>
          </table:table-cell>
          <table:table-cell office:value-type="string">
            <text:p>Louvier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28">
            <text:p>27428</text:p>
          </table:table-cell>
          <table:table-cell office:value-type="string">
            <text:p>Le Neubour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7431">
            <text:p>27431</text:p>
          </table:table-cell>
          <table:table-cell office:value-type="string">
            <text:p>La Neuve-Ly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39">
            <text:p>27439</text:p>
          </table:table-cell>
          <table:table-cell office:value-type="string">
            <text:p>Norma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48">
            <text:p>27448</text:p>
          </table:table-cell>
          <table:table-cell office:value-type="string">
            <text:p>Pacy-sur-Eu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58">
            <text:p>27458</text:p>
          </table:table-cell>
          <table:table-cell office:value-type="string">
            <text:p>Pît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67">
            <text:p>27467</text:p>
          </table:table-cell>
          <table:table-cell office:value-type="string">
            <text:p>Pont-Audemer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7469">
            <text:p>27469</text:p>
          </table:table-cell>
          <table:table-cell office:value-type="string">
            <text:p>Pont-de-l'Arch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87">
            <text:p>27487</text:p>
          </table:table-cell>
          <table:table-cell office:value-type="string">
            <text:p>Radepo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93">
            <text:p>27493</text:p>
          </table:table-cell>
          <table:table-cell office:value-type="string">
            <text:p>Romilly-sur-Andell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02">
            <text:p>27502</text:p>
          </table:table-cell>
          <table:table-cell office:value-type="string">
            <text:p>Rug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7507">
            <text:p>27507</text:p>
          </table:table-cell>
          <table:table-cell office:value-type="string">
            <text:p>Saint-André-de-l'Eur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17">
            <text:p>27517</text:p>
          </table:table-cell>
          <table:table-cell office:value-type="string">
            <text:p>Saint-Aubin-sur-Gaill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562">
            <text:p>27562</text:p>
          </table:table-cell>
          <table:table-cell office:value-type="string">
            <text:p>Saint-Marcel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02">
            <text:p>27602</text:p>
          </table:table-cell>
          <table:table-cell office:value-type="string">
            <text:p>Saint-Sébastien-de-Mors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16">
            <text:p>27616</text:p>
          </table:table-cell>
          <table:table-cell office:value-type="string">
            <text:p>La Saussay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29">
            <text:p>27629</text:p>
          </table:table-cell>
          <table:table-cell office:value-type="string">
            <text:p>Thiber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28">
            <text:p>27528</text:p>
          </table:table-cell>
          <table:table-cell office:value-type="string">
            <text:p>Le Vaudreui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01">
            <text:p>27701</text:p>
          </table:table-cell>
          <table:table-cell office:value-type="string">
            <text:p>Val-de-Reuil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79">
            <text:p>27679</text:p>
          </table:table-cell>
          <table:table-cell office:value-type="string">
            <text:p>Verneuil-sur-Avre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681">
            <text:p>27681</text:p>
          </table:table-cell>
          <table:table-cell office:value-type="string">
            <text:p>Verno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82">
            <text:p>27682</text:p>
          </table:table-cell>
          <table:table-cell office:value-type="string">
            <text:p>Vesl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05">
            <text:p>28005</text:p>
          </table:table-cell>
          <table:table-cell office:value-type="string">
            <text:p>Alluy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12">
            <text:p>28012</text:p>
          </table:table-cell>
          <table:table-cell office:value-type="string">
            <text:p>Arro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15">
            <text:p>28015</text:p>
          </table:table-cell>
          <table:table-cell office:value-type="string">
            <text:p>Aune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18">
            <text:p>28018</text:p>
          </table:table-cell>
          <table:table-cell office:value-type="string">
            <text:p>Authon-du-Perch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24">
            <text:p>28024</text:p>
          </table:table-cell>
          <table:table-cell office:value-type="string">
            <text:p>Barjou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28">
            <text:p>28028</text:p>
          </table:table-cell>
          <table:table-cell office:value-type="string">
            <text:p>Bazoches-en-Dun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35">
            <text:p>28035</text:p>
          </table:table-cell>
          <table:table-cell office:value-type="string">
            <text:p>Berchères-les-Pier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47">
            <text:p>28047</text:p>
          </table:table-cell>
          <table:table-cell office:value-type="string">
            <text:p>Boisville-la-Saint-Pè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51">
            <text:p>28051</text:p>
          </table:table-cell>
          <table:table-cell office:value-type="string">
            <text:p>Bonnev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8061">
            <text:p>28061</text:p>
          </table:table-cell>
          <table:table-cell office:value-type="string">
            <text:p>Bro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70">
            <text:p>28070</text:p>
          </table:table-cell>
          <table:table-cell office:value-type="string">
            <text:p>Champho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81">
            <text:p>28081</text:p>
          </table:table-cell>
          <table:table-cell office:value-type="string">
            <text:p>Charo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085">
            <text:p>28085</text:p>
          </table:table-cell>
          <table:table-cell office:value-type="string">
            <text:p>Chartres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088">
            <text:p>28088</text:p>
          </table:table-cell>
          <table:table-cell office:value-type="string">
            <text:p>Châteaudu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03">
            <text:p>28103</text:p>
          </table:table-cell>
          <table:table-cell office:value-type="string">
            <text:p>Cloyes-sur-le-Loi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08">
            <text:p>28108</text:p>
          </table:table-cell>
          <table:table-cell office:value-type="string">
            <text:p>Cormai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16">
            <text:p>28116</text:p>
          </table:table-cell>
          <table:table-cell office:value-type="string">
            <text:p>Courville-sur-Eu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29">
            <text:p>28129</text:p>
          </table:table-cell>
          <table:table-cell office:value-type="string">
            <text:p>Deno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134">
            <text:p>28134</text:p>
          </table:table-cell>
          <table:table-cell office:value-type="string">
            <text:p>Dreux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Épern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60">
            <text:p>28160</text:p>
          </table:table-cell>
          <table:table-cell office:value-type="string">
            <text:p>Francour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68">
            <text:p>28168</text:p>
          </table:table-cell>
          <table:table-cell office:value-type="string">
            <text:p>Gallard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8191">
            <text:p>28191</text:p>
          </table:table-cell>
          <table:table-cell office:value-type="string">
            <text:p>Hanch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96">
            <text:p>28196</text:p>
          </table:table-cell>
          <table:table-cell office:value-type="string">
            <text:p>Illiers-Combr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99">
            <text:p>28199</text:p>
          </table:table-cell>
          <table:table-cell office:value-type="string">
            <text:p>Jan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01">
            <text:p>28201</text:p>
          </table:table-cell>
          <table:table-cell office:value-type="string">
            <text:p>Jou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214">
            <text:p>28214</text:p>
          </table:table-cell>
          <table:table-cell office:value-type="string">
            <text:p>La Loup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10">
            <text:p>28110</text:p>
          </table:table-cell>
          <table:table-cell office:value-type="string">
            <text:p>Le Coud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209">
            <text:p>28209</text:p>
          </table:table-cell>
          <table:table-cell office:value-type="string">
            <text:p>Lèv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18">
            <text:p>28218</text:p>
          </table:table-cell>
          <table:table-cell office:value-type="string">
            <text:p>Lucé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220">
            <text:p>28220</text:p>
          </table:table-cell>
          <table:table-cell office:value-type="string">
            <text:p>Luisant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27">
            <text:p>28227</text:p>
          </table:table-cell>
          <table:table-cell office:value-type="string">
            <text:p>Mainten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29">
            <text:p>28229</text:p>
          </table:table-cell>
          <table:table-cell office:value-type="string">
            <text:p>Mainvillier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46">
            <text:p>28246</text:p>
          </table:table-cell>
          <table:table-cell office:value-type="string">
            <text:p>Meslay-le-Vidam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51">
            <text:p>28251</text:p>
          </table:table-cell>
          <table:table-cell office:value-type="string">
            <text:p>Mézières-en-Droua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54">
            <text:p>28254</text:p>
          </table:table-cell>
          <table:table-cell office:value-type="string">
            <text:p>Mittainvill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62">
            <text:p>28262</text:p>
          </table:table-cell>
          <table:table-cell office:value-type="string">
            <text:p>Montigny-le-Gannel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79">
            <text:p>28279</text:p>
          </table:table-cell>
          <table:table-cell office:value-type="string">
            <text:p>Nogent-le-Roi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80">
            <text:p>28280</text:p>
          </table:table-cell>
          <table:table-cell office:value-type="string">
            <text:p>Nogent-le-Rotro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8298">
            <text:p>28298</text:p>
          </table:table-cell>
          <table:table-cell office:value-type="string">
            <text:p>Pier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04">
            <text:p>28304</text:p>
          </table:table-cell>
          <table:table-cell office:value-type="string">
            <text:p>Pras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19">
            <text:p>28319</text:p>
          </table:table-cell>
          <table:table-cell office:value-type="string">
            <text:p>Rouvray-Saint-Den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334">
            <text:p>28334</text:p>
          </table:table-cell>
          <table:table-cell office:value-type="string">
            <text:p>Saint-Denis-les-Pont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59">
            <text:p>28359</text:p>
          </table:table-cell>
          <table:table-cell office:value-type="string">
            <text:p>Saint-Rémy-sur-Av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64">
            <text:p>28364</text:p>
          </table:table-cell>
          <table:table-cell office:value-type="string">
            <text:p>Sanche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73">
            <text:p>28373</text:p>
          </table:table-cell>
          <table:table-cell office:value-type="string">
            <text:p>Senonch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89">
            <text:p>28389</text:p>
          </table:table-cell>
          <table:table-cell office:value-type="string">
            <text:p>Thi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91">
            <text:p>28391</text:p>
          </table:table-cell>
          <table:table-cell office:value-type="string">
            <text:p>Tou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93">
            <text:p>28393</text:p>
          </table:table-cell>
          <table:table-cell office:value-type="string">
            <text:p>Tremblay-les-Villag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98">
            <text:p>28398</text:p>
          </table:table-cell>
          <table:table-cell office:value-type="string">
            <text:p>Unver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403">
            <text:p>28403</text:p>
          </table:table-cell>
          <table:table-cell office:value-type="string">
            <text:p>Ver-lès-Chart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04">
            <text:p>28404</text:p>
          </table:table-cell>
          <table:table-cell office:value-type="string">
            <text:p>Vernouillet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string">
            <text:p>Vov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03">
            <text:p>29003</text:p>
          </table:table-cell>
          <table:table-cell office:value-type="string">
            <text:p>Audier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06">
            <text:p>29006</text:p>
          </table:table-cell>
          <table:table-cell office:value-type="string">
            <text:p>Bénod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9015">
            <text:p>29015</text:p>
          </table:table-cell>
          <table:table-cell office:value-type="string">
            <text:p>Bourg-Blan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9019">
            <text:p>29019</text:p>
          </table:table-cell>
          <table:table-cell office:value-type="string">
            <text:p>Bres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20">
            <text:p>29020</text:p>
          </table:table-cell>
          <table:table-cell office:value-type="string">
            <text:p>Brie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21">
            <text:p>29021</text:p>
          </table:table-cell>
          <table:table-cell office:value-type="string">
            <text:p>Brignogan-Plag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23">
            <text:p>29023</text:p>
          </table:table-cell>
          <table:table-cell office:value-type="string">
            <text:p>Carante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24">
            <text:p>29024</text:p>
          </table:table-cell>
          <table:table-cell office:value-type="string">
            <text:p>Carhaix-Plougu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26">
            <text:p>29026</text:p>
          </table:table-cell>
          <table:table-cell office:value-type="string">
            <text:p>Châteaul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27">
            <text:p>29027</text:p>
          </table:table-cell>
          <table:table-cell office:value-type="string">
            <text:p>Châteauneuf-du-Fao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30">
            <text:p>29030</text:p>
          </table:table-cell>
          <table:table-cell office:value-type="string">
            <text:p>Cléd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31">
            <text:p>29031</text:p>
          </table:table-cell>
          <table:table-cell office:value-type="string">
            <text:p>Clohars-Carnoë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37">
            <text:p>29037</text:p>
          </table:table-cell>
          <table:table-cell office:value-type="string">
            <text:p>Combri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9039">
            <text:p>29039</text:p>
          </table:table-cell>
          <table:table-cell office:value-type="string">
            <text:p>Concarnea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40">
            <text:p>29040</text:p>
          </table:table-cell>
          <table:table-cell office:value-type="string">
            <text:p>Le Conqu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42">
            <text:p>29042</text:p>
          </table:table-cell>
          <table:table-cell office:value-type="string">
            <text:p>Croz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46">
            <text:p>29046</text:p>
          </table:table-cell>
          <table:table-cell office:value-type="string">
            <text:p>Douarnenez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57">
            <text:p>29057</text:p>
          </table:table-cell>
          <table:table-cell office:value-type="string">
            <text:p>La Forêt-Fouesna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58">
            <text:p>29058</text:p>
          </table:table-cell>
          <table:table-cell office:value-type="string">
            <text:p>Fouesnan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61">
            <text:p>29061</text:p>
          </table:table-cell>
          <table:table-cell office:value-type="string">
            <text:p>Gouesno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72">
            <text:p>29072</text:p>
          </table:table-cell>
          <table:table-cell office:value-type="string">
            <text:p>Guilvine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01">
            <text:p>29101</text:p>
          </table:table-cell>
          <table:table-cell office:value-type="string">
            <text:p>Landéd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03">
            <text:p>29103</text:p>
          </table:table-cell>
          <table:table-cell office:value-type="string">
            <text:p>Landerneau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05">
            <text:p>29105</text:p>
          </table:table-cell>
          <table:table-cell office:value-type="string">
            <text:p>Landivisi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24">
            <text:p>29124</text:p>
          </table:table-cell>
          <table:table-cell office:value-type="string">
            <text:p>Lesneve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30">
            <text:p>29130</text:p>
          </table:table-cell>
          <table:table-cell office:value-type="string">
            <text:p>Locmaria-Plouzan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35">
            <text:p>29135</text:p>
          </table:table-cell>
          <table:table-cell office:value-type="string">
            <text:p>Loctud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50">
            <text:p>29150</text:p>
          </table:table-cell>
          <table:table-cell office:value-type="string">
            <text:p>Moëlan-sur-M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51">
            <text:p>29151</text:p>
          </table:table-cell>
          <table:table-cell office:value-type="string">
            <text:p>Morlaix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53">
            <text:p>29153</text:p>
          </table:table-cell>
          <table:table-cell office:value-type="string">
            <text:p>Néve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55">
            <text:p>29155</text:p>
          </table:table-cell>
          <table:table-cell office:value-type="string">
            <text:p>Ouessa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60">
            <text:p>29160</text:p>
          </table:table-cell>
          <table:table-cell office:value-type="string">
            <text:p>Plabenne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62">
            <text:p>29162</text:p>
          </table:table-cell>
          <table:table-cell office:value-type="string">
            <text:p>Pleyb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65">
            <text:p>29165</text:p>
          </table:table-cell>
          <table:table-cell office:value-type="string">
            <text:p>Plobannalec-Lescon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70">
            <text:p>29170</text:p>
          </table:table-cell>
          <table:table-cell office:value-type="string">
            <text:p>Plomel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79">
            <text:p>29179</text:p>
          </table:table-cell>
          <table:table-cell office:value-type="string">
            <text:p>Ploudanie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85">
            <text:p>29185</text:p>
          </table:table-cell>
          <table:table-cell office:value-type="string">
            <text:p>Plouesc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88">
            <text:p>29188</text:p>
          </table:table-cell>
          <table:table-cell office:value-type="string">
            <text:p>Plougasno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89">
            <text:p>29189</text:p>
          </table:table-cell>
          <table:table-cell office:value-type="string">
            <text:p>Plougastel-Daoula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95">
            <text:p>29195</text:p>
          </table:table-cell>
          <table:table-cell office:value-type="string">
            <text:p>Plouguernea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03">
            <text:p>29203</text:p>
          </table:table-cell>
          <table:table-cell office:value-type="string">
            <text:p>Plounéour-Tre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07">
            <text:p>29207</text:p>
          </table:table-cell>
          <table:table-cell office:value-type="string">
            <text:p>Plourin-lès-Morlai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09">
            <text:p>29209</text:p>
          </table:table-cell>
          <table:table-cell office:value-type="string">
            <text:p>Plouvi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12">
            <text:p>29212</text:p>
          </table:table-cell>
          <table:table-cell office:value-type="string">
            <text:p>Plouzan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9220">
            <text:p>29220</text:p>
          </table:table-cell>
          <table:table-cell office:value-type="string">
            <text:p>Pont-l'Abbé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26">
            <text:p>29226</text:p>
          </table:table-cell>
          <table:table-cell office:value-type="string">
            <text:p>Poullan-sur-M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232">
            <text:p>29232</text:p>
          </table:table-cell>
          <table:table-cell office:value-type="string">
            <text:p>Quimp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33">
            <text:p>29233</text:p>
          </table:table-cell>
          <table:table-cell office:value-type="string">
            <text:p>Quimperl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35">
            <text:p>29235</text:p>
          </table:table-cell>
          <table:table-cell office:value-type="string">
            <text:p>Le Relecq-Kerhu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39">
            <text:p>29239</text:p>
          </table:table-cell>
          <table:table-cell office:value-type="string">
            <text:p>Roscof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41">
            <text:p>29241</text:p>
          </table:table-cell>
          <table:table-cell office:value-type="string">
            <text:p>Rospord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9259">
            <text:p>29259</text:p>
          </table:table-cell>
          <table:table-cell office:value-type="string">
            <text:p>Saint-Pol-de-Lé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60">
            <text:p>29260</text:p>
          </table:table-cell>
          <table:table-cell office:value-type="string">
            <text:p>Saint-Ren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74">
            <text:p>29274</text:p>
          </table:table-cell>
          <table:table-cell office:value-type="string">
            <text:p>Scaë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79">
            <text:p>29279</text:p>
          </table:table-cell>
          <table:table-cell office:value-type="string">
            <text:p>Taul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93">
            <text:p>29293</text:p>
          </table:table-cell>
          <table:table-cell office:value-type="string">
            <text:p>Trégun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03">
            <text:p>30003</text:p>
          </table:table-cell>
          <table:table-cell office:value-type="string">
            <text:p>Aigues-Mortes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04">
            <text:p>30004</text:p>
          </table:table-cell>
          <table:table-cell office:value-type="string">
            <text:p>Aigues-Viv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05">
            <text:p>30005</text:p>
          </table:table-cell>
          <table:table-cell office:value-type="string">
            <text:p>Aiguèz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06">
            <text:p>30006</text:p>
          </table:table-cell>
          <table:table-cell office:value-type="string">
            <text:p>Aimargu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007">
            <text:p>30007</text:p>
          </table:table-cell>
          <table:table-cell office:value-type="string">
            <text:p>Alès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010">
            <text:p>30010</text:p>
          </table:table-cell>
          <table:table-cell office:value-type="string">
            <text:p>Andu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0012">
            <text:p>30012</text:p>
          </table:table-cell>
          <table:table-cell office:value-type="string">
            <text:p>Aramon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19">
            <text:p>30019</text:p>
          </table:table-cell>
          <table:table-cell office:value-type="string">
            <text:p>Auba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20">
            <text:p>30020</text:p>
          </table:table-cell>
          <table:table-cell office:value-type="string">
            <text:p>Aubo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18">
            <text:p>30018</text:p>
          </table:table-cell>
          <table:table-cell office:value-type="string">
            <text:p>Aspè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21">
            <text:p>30021</text:p>
          </table:table-cell>
          <table:table-cell office:value-type="string">
            <text:p>Aubussargu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27">
            <text:p>30027</text:p>
          </table:table-cell>
          <table:table-cell office:value-type="string">
            <text:p>Bagar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28">
            <text:p>30028</text:p>
          </table:table-cell>
          <table:table-cell office:value-type="string">
            <text:p>Bagnols-sur-Cèze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32">
            <text:p>30032</text:p>
          </table:table-cell>
          <table:table-cell office:value-type="string">
            <text:p>Beaucair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33">
            <text:p>30033</text:p>
          </table:table-cell>
          <table:table-cell office:value-type="string">
            <text:p>Beauvoisi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Bellegard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37">
            <text:p>30037</text:p>
          </table:table-cell>
          <table:table-cell office:value-type="string">
            <text:p>Bessèg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36">
            <text:p>30036</text:p>
          </table:table-cell>
          <table:table-cell office:value-type="string">
            <text:p>Berni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39">
            <text:p>30039</text:p>
          </table:table-cell>
          <table:table-cell office:value-type="string">
            <text:p>Bezou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47">
            <text:p>30047</text:p>
          </table:table-cell>
          <table:table-cell office:value-type="string">
            <text:p>Bouillargu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60">
            <text:p>30060</text:p>
          </table:table-cell>
          <table:table-cell office:value-type="string">
            <text:p>Caissargu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62">
            <text:p>30062</text:p>
          </table:table-cell>
          <table:table-cell office:value-type="string">
            <text:p>Calviss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70">
            <text:p>30070</text:p>
          </table:table-cell>
          <table:table-cell office:value-type="string">
            <text:p>Cars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75">
            <text:p>30075</text:p>
          </table:table-cell>
          <table:table-cell office:value-type="string">
            <text:p>Caveirac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83">
            <text:p>30083</text:p>
          </table:table-cell>
          <table:table-cell office:value-type="string">
            <text:p>Codogn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84">
            <text:p>30084</text:p>
          </table:table-cell>
          <table:table-cell office:value-type="string">
            <text:p>Codole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85">
            <text:p>30085</text:p>
          </table:table-cell>
          <table:table-cell office:value-type="string">
            <text:p>Collia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89">
            <text:p>30089</text:p>
          </table:table-cell>
          <table:table-cell office:value-type="string">
            <text:p>Comp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00">
            <text:p>30100</text:p>
          </table:table-cell>
          <table:table-cell office:value-type="string">
            <text:p>Cruviers-Lascou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03">
            <text:p>30103</text:p>
          </table:table-cell>
          <table:table-cell office:value-type="string">
            <text:p>Domaz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17">
            <text:p>30117</text:p>
          </table:table-cell>
          <table:table-cell office:value-type="string">
            <text:p>Fourqu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Gallargues-le-Montueux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125">
            <text:p>30125</text:p>
          </table:table-cell>
          <table:table-cell office:value-type="string">
            <text:p>Garon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28">
            <text:p>30128</text:p>
          </table:table-cell>
          <table:table-cell office:value-type="string">
            <text:p>Généra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35">
            <text:p>30135</text:p>
          </table:table-cell>
          <table:table-cell office:value-type="string">
            <text:p>Jonquières-Saint-Vincen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61">
            <text:p>30061</text:p>
          </table:table-cell>
          <table:table-cell office:value-type="string">
            <text:p>La Calmet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38">
            <text:p>30138</text:p>
          </table:table-cell>
          <table:table-cell office:value-type="string">
            <text:p>Langla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41">
            <text:p>30141</text:p>
          </table:table-cell>
          <table:table-cell office:value-type="string">
            <text:p>Laudun-l'Ardois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59">
            <text:p>30059</text:p>
          </table:table-cell>
          <table:table-cell office:value-type="string">
            <text:p>Le Caila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133">
            <text:p>30133</text:p>
          </table:table-cell>
          <table:table-cell office:value-type="string">
            <text:p>Le Grau-du-Ro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50">
            <text:p>30350</text:p>
          </table:table-cell>
          <table:table-cell office:value-type="string">
            <text:p>Le Vig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0011">
            <text:p>30011</text:p>
          </table:table-cell>
          <table:table-cell office:value-type="string">
            <text:p>Les Angl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51">
            <text:p>30151</text:p>
          </table:table-cell>
          <table:table-cell office:value-type="string">
            <text:p>Luss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55">
            <text:p>30155</text:p>
          </table:table-cell>
          <table:table-cell office:value-type="string">
            <text:p>Manduel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62">
            <text:p>30162</text:p>
          </table:table-cell>
          <table:table-cell office:value-type="string">
            <text:p>Massillargues-Attuec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56">
            <text:p>30156</text:p>
          </table:table-cell>
          <table:table-cell office:value-type="string">
            <text:p>Margueritte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66">
            <text:p>30166</text:p>
          </table:table-cell>
          <table:table-cell office:value-type="string">
            <text:p>Mey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169">
            <text:p>30169</text:p>
          </table:table-cell>
          <table:table-cell office:value-type="string">
            <text:p>Milhau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74">
            <text:p>30174</text:p>
          </table:table-cell>
          <table:table-cell office:value-type="string">
            <text:p>Montaren-et-Saint-Méd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71">
            <text:p>30171</text:p>
          </table:table-cell>
          <table:table-cell office:value-type="string">
            <text:p>Molières-sur-Cèz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173">
            <text:p>30173</text:p>
          </table:table-cell>
          <table:table-cell office:value-type="string">
            <text:p>Mo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79">
            <text:p>30179</text:p>
          </table:table-cell>
          <table:table-cell office:value-type="string">
            <text:p>Montfri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189">
            <text:p>30189</text:p>
          </table:table-cell>
          <table:table-cell office:value-type="string">
            <text:p>Nîmes</text:p>
          </table:table-cell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0202">
            <text:p>30202</text:p>
          </table:table-cell>
          <table:table-cell office:value-type="string">
            <text:p>Pont-Saint-Esprit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06">
            <text:p>30206</text:p>
          </table:table-cell>
          <table:table-cell office:value-type="string">
            <text:p>Poulx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09">
            <text:p>30209</text:p>
          </table:table-cell>
          <table:table-cell office:value-type="string">
            <text:p>Pujau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11">
            <text:p>30211</text:p>
          </table:table-cell>
          <table:table-cell office:value-type="string">
            <text:p>Redessa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12">
            <text:p>30212</text:p>
          </table:table-cell>
          <table:table-cell office:value-type="string">
            <text:p>Remouli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217">
            <text:p>30217</text:p>
          </table:table-cell>
          <table:table-cell office:value-type="string">
            <text:p>Rochefort-du-Gar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22">
            <text:p>30222</text:p>
          </table:table-cell>
          <table:table-cell office:value-type="string">
            <text:p>La Roque-sur-Cèz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21">
            <text:p>30221</text:p>
          </table:table-cell>
          <table:table-cell office:value-type="string">
            <text:p>Roquemaur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226">
            <text:p>30226</text:p>
          </table:table-cell>
          <table:table-cell office:value-type="string">
            <text:p>Saint-Alexand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27">
            <text:p>30227</text:p>
          </table:table-cell>
          <table:table-cell office:value-type="string">
            <text:p>Saint-Ambroix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43">
            <text:p>30243</text:p>
          </table:table-cell>
          <table:table-cell office:value-type="string">
            <text:p>Saint-Christol-lès-Alè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49">
            <text:p>30249</text:p>
          </table:table-cell>
          <table:table-cell office:value-type="string">
            <text:p>Saint-Dionis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55">
            <text:p>30255</text:p>
          </table:table-cell>
          <table:table-cell office:value-type="string">
            <text:p>Saint-Geniès-de-Malgoirè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57">
            <text:p>30257</text:p>
          </table:table-cell>
          <table:table-cell office:value-type="string">
            <text:p>Saint-Gervas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258">
            <text:p>30258</text:p>
          </table:table-cell>
          <table:table-cell office:value-type="string">
            <text:p>Saint-Gilles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59">
            <text:p>30259</text:p>
          </table:table-cell>
          <table:table-cell office:value-type="string">
            <text:p>Saint-Hilaire-de-Brethma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263">
            <text:p>30263</text:p>
          </table:table-cell>
          <table:table-cell office:value-type="string">
            <text:p>Saint-Hippolyte-du-For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269">
            <text:p>30269</text:p>
          </table:table-cell>
          <table:table-cell office:value-type="string">
            <text:p>Saint-Jean-du-Gar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0274">
            <text:p>30274</text:p>
          </table:table-cell>
          <table:table-cell office:value-type="string">
            <text:p>Saint-Julien-les-Ros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76">
            <text:p>30276</text:p>
          </table:table-cell>
          <table:table-cell office:value-type="string">
            <text:p>Saint-Laurent-d'Aigouz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278">
            <text:p>30278</text:p>
          </table:table-cell>
          <table:table-cell office:value-type="string">
            <text:p>Saint-Laurent-des-Arb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81">
            <text:p>30281</text:p>
          </table:table-cell>
          <table:table-cell office:value-type="string">
            <text:p>Saint-Mamert-du-Gar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84">
            <text:p>30284</text:p>
          </table:table-cell>
          <table:table-cell office:value-type="string">
            <text:p>Saint-Martin-de-Valgalgue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0288">
            <text:p>30288</text:p>
          </table:table-cell>
          <table:table-cell office:value-type="string">
            <text:p>Saint-Nazai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90">
            <text:p>30290</text:p>
          </table:table-cell>
          <table:table-cell office:value-type="string">
            <text:p>Saint-Paulet-de-Cais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94">
            <text:p>30294</text:p>
          </table:table-cell>
          <table:table-cell office:value-type="string">
            <text:p>Saint-Privat-des-Vie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0295">
            <text:p>30295</text:p>
          </table:table-cell>
          <table:table-cell office:value-type="string">
            <text:p>Saint-Quentin-la-Poteri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41">
            <text:p>30241</text:p>
          </table:table-cell>
          <table:table-cell office:value-type="string">
            <text:p>Saint-Chapt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228">
            <text:p>30228</text:p>
          </table:table-cell>
          <table:table-cell office:value-type="string">
            <text:p>Sainte-Anastasi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05">
            <text:p>30305</text:p>
          </table:table-cell>
          <table:table-cell office:value-type="string">
            <text:p>Salindr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12">
            <text:p>30312</text:p>
          </table:table-cell>
          <table:table-cell office:value-type="string">
            <text:p>Sauveter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15">
            <text:p>30315</text:p>
          </table:table-cell>
          <table:table-cell office:value-type="string">
            <text:p>Saz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17">
            <text:p>30317</text:p>
          </table:table-cell>
          <table:table-cell office:value-type="string">
            <text:p>Sernha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21">
            <text:p>30321</text:p>
          </table:table-cell>
          <table:table-cell office:value-type="string">
            <text:p>Sommièr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26">
            <text:p>30326</text:p>
          </table:table-cell>
          <table:table-cell office:value-type="string">
            <text:p>Tave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31">
            <text:p>30331</text:p>
          </table:table-cell>
          <table:table-cell office:value-type="string">
            <text:p>Tresqu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33">
            <text:p>30333</text:p>
          </table:table-cell>
          <table:table-cell office:value-type="string">
            <text:p>Uchau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34">
            <text:p>30334</text:p>
          </table:table-cell>
          <table:table-cell office:value-type="string">
            <text:p>Uzès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36">
            <text:p>30336</text:p>
          </table:table-cell>
          <table:table-cell office:value-type="string">
            <text:p>Vallabrègu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341">
            <text:p>30341</text:p>
          </table:table-cell>
          <table:table-cell office:value-type="string">
            <text:p>Vauvert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44">
            <text:p>30344</text:p>
          </table:table-cell>
          <table:table-cell office:value-type="string">
            <text:p>Vergèz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0346">
            <text:p>30346</text:p>
          </table:table-cell>
          <table:table-cell office:value-type="string">
            <text:p>Vers-Pont-du-Ga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47">
            <text:p>30347</text:p>
          </table:table-cell>
          <table:table-cell office:value-type="string">
            <text:p>Vestric-et-Candi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0351">
            <text:p>30351</text:p>
          </table:table-cell>
          <table:table-cell office:value-type="string">
            <text:p>Villeneuve-lès-Avignon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22">
            <text:p>31022</text:p>
          </table:table-cell>
          <table:table-cell office:value-type="string">
            <text:p>Aucamvil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32">
            <text:p>31032</text:p>
          </table:table-cell>
          <table:table-cell office:value-type="string">
            <text:p>Ausson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36">
            <text:p>31036</text:p>
          </table:table-cell>
          <table:table-cell office:value-type="string">
            <text:p>Auzie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35">
            <text:p>31035</text:p>
          </table:table-cell>
          <table:table-cell office:value-type="string">
            <text:p>Auzeville-Tolosa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Ayguesviv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44">
            <text:p>31044</text:p>
          </table:table-cell>
          <table:table-cell office:value-type="string">
            <text:p>Bal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48">
            <text:p>31048</text:p>
          </table:table-cell>
          <table:table-cell office:value-type="string">
            <text:p>Bazièg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56">
            <text:p>31056</text:p>
          </table:table-cell>
          <table:table-cell office:value-type="string">
            <text:p>Beauze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66">
            <text:p>31066</text:p>
          </table:table-cell>
          <table:table-cell office:value-type="string">
            <text:p>Bessièr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069">
            <text:p>31069</text:p>
          </table:table-cell>
          <table:table-cell office:value-type="string">
            <text:p>Blagnac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79">
            <text:p>31079</text:p>
          </table:table-cell>
          <table:table-cell office:value-type="string">
            <text:p>Bouloc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91">
            <text:p>31091</text:p>
          </table:table-cell>
          <table:table-cell office:value-type="string">
            <text:p>Bruguièr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94">
            <text:p>31094</text:p>
          </table:table-cell>
          <table:table-cell office:value-type="string">
            <text:p>Buzet-sur-Tar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98">
            <text:p>31098</text:p>
          </table:table-cell>
          <table:table-cell office:value-type="string">
            <text:p>Cadou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06">
            <text:p>31106</text:p>
          </table:table-cell>
          <table:table-cell office:value-type="string">
            <text:p>Caram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13">
            <text:p>31113</text:p>
          </table:table-cell>
          <table:table-cell office:value-type="string">
            <text:p>Castanet-Tolosa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116">
            <text:p>31116</text:p>
          </table:table-cell>
          <table:table-cell office:value-type="string">
            <text:p>Castelginest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118">
            <text:p>31118</text:p>
          </table:table-cell>
          <table:table-cell office:value-type="string">
            <text:p>Castelnau-d'Estrétefond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1149">
            <text:p>31149</text:p>
          </table:table-cell>
          <table:table-cell office:value-type="string">
            <text:p>Colomier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50">
            <text:p>31150</text:p>
          </table:table-cell>
          <table:table-cell office:value-type="string">
            <text:p>Cornebarrieu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157">
            <text:p>31157</text:p>
          </table:table-cell>
          <table:table-cell office:value-type="string">
            <text:p>Cugnaux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63">
            <text:p>31163</text:p>
          </table:table-cell>
          <table:table-cell office:value-type="string">
            <text:p>Drémil-Lafag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169">
            <text:p>31169</text:p>
          </table:table-cell>
          <table:table-cell office:value-type="string">
            <text:p>Escalque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1182">
            <text:p>31182</text:p>
          </table:table-cell>
          <table:table-cell office:value-type="string">
            <text:p>Fenouille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84">
            <text:p>31184</text:p>
          </table:table-cell>
          <table:table-cell office:value-type="string">
            <text:p>Floure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1202">
            <text:p>31202</text:p>
          </table:table-cell>
          <table:table-cell office:value-type="string">
            <text:p>Front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86">
            <text:p>31186</text:p>
          </table:table-cell>
          <table:table-cell office:value-type="string">
            <text:p>Fonbeauzar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27">
            <text:p>31227</text:p>
          </table:table-cell>
          <table:table-cell office:value-type="string">
            <text:p>Goyra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Gratentou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205">
            <text:p>31205</text:p>
          </table:table-cell>
          <table:table-cell office:value-type="string">
            <text:p>Gagnac-sur-Garon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1232">
            <text:p>31232</text:p>
          </table:table-cell>
          <table:table-cell office:value-type="string">
            <text:p>Grenad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54">
            <text:p>31254</text:p>
          </table:table-cell>
          <table:table-cell office:value-type="string">
            <text:p>Labè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59">
            <text:p>31259</text:p>
          </table:table-cell>
          <table:table-cell office:value-type="string">
            <text:p>Lacroix-Falgard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73">
            <text:p>31273</text:p>
          </table:table-cell>
          <table:table-cell office:value-type="string">
            <text:p>Lapeyrouse-Foss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282">
            <text:p>31282</text:p>
          </table:table-cell>
          <table:table-cell office:value-type="string">
            <text:p>Launague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291">
            <text:p>31291</text:p>
          </table:table-cell>
          <table:table-cell office:value-type="string">
            <text:p>Léguev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93">
            <text:p>31293</text:p>
          </table:table-cell>
          <table:table-cell office:value-type="string">
            <text:p>Lespinass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41">
            <text:p>31341</text:p>
          </table:table-cell>
          <table:table-cell office:value-type="string">
            <text:p>Mer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1">
            <text:p>31351</text:p>
          </table:table-cell>
          <table:table-cell office:value-type="string">
            <text:p>Mondon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358">
            <text:p>31358</text:p>
          </table:table-cell>
          <table:table-cell office:value-type="string">
            <text:p>Montastruc-la-Conseill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377">
            <text:p>31377</text:p>
          </table:table-cell>
          <table:table-cell office:value-type="string">
            <text:p>Montgaillard-Lauraga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81">
            <text:p>31381</text:p>
          </table:table-cell>
          <table:table-cell office:value-type="string">
            <text:p>Montgisc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389">
            <text:p>31389</text:p>
          </table:table-cell>
          <table:table-cell office:value-type="string">
            <text:p>Montrabé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17">
            <text:p>31417</text:p>
          </table:table-cell>
          <table:table-cell office:value-type="string">
            <text:p>Pibra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24">
            <text:p>31424</text:p>
          </table:table-cell>
          <table:table-cell office:value-type="string">
            <text:p>Plaisance-du-Touch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45">
            <text:p>31445</text:p>
          </table:table-cell>
          <table:table-cell office:value-type="string">
            <text:p>Quint-Fonsegrive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46">
            <text:p>31446</text:p>
          </table:table-cell>
          <table:table-cell office:value-type="string">
            <text:p>Ramonville-Saint-Ag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51">
            <text:p>31451</text:p>
          </table:table-cell>
          <table:table-cell office:value-type="string">
            <text:p>Revel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59">
            <text:p>31459</text:p>
          </table:table-cell>
          <table:table-cell office:value-type="string">
            <text:p>Roquesériè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62">
            <text:p>31462</text:p>
          </table:table-cell>
          <table:table-cell office:value-type="string">
            <text:p>Rouffiac-Tolos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1467">
            <text:p>31467</text:p>
          </table:table-cell>
          <table:table-cell office:value-type="string">
            <text:p>Saint-Alba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1488">
            <text:p>31488</text:p>
          </table:table-cell>
          <table:table-cell office:value-type="string">
            <text:p>Saint-Jea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Saint-Jor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06">
            <text:p>31506</text:p>
          </table:table-cell>
          <table:table-cell office:value-type="string">
            <text:p>Saint-Orens-de-Gamevil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1516">
            <text:p>31516</text:p>
          </table:table-cell>
          <table:table-cell office:value-type="string">
            <text:p>Saint-Sauveu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26">
            <text:p>31526</text:p>
          </table:table-cell>
          <table:table-cell office:value-type="string">
            <text:p>La Salvetat-Saint-Gil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41">
            <text:p>31541</text:p>
          </table:table-cell>
          <table:table-cell office:value-type="string">
            <text:p>Seil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555">
            <text:p>31555</text:p>
          </table:table-cell>
          <table:table-cell office:value-type="string">
            <text:p>Toulouse</text:p>
          </table:table-cell>
          <table:table-cell office:value-type="float" office:value="175">
            <text:p>17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557">
            <text:p>31557</text:p>
          </table:table-cell>
          <table:table-cell office:value-type="string">
            <text:p>Tournefeuil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1">
            <text:p>31561</text:p>
          </table:table-cell>
          <table:table-cell office:value-type="string">
            <text:p>L'Union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73">
            <text:p>31573</text:p>
          </table:table-cell>
          <table:table-cell office:value-type="string">
            <text:p>Verfeil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82">
            <text:p>31582</text:p>
          </table:table-cell>
          <table:table-cell office:value-type="string">
            <text:p>Villefranche-de-Lauragai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84">
            <text:p>31584</text:p>
          </table:table-cell>
          <table:table-cell office:value-type="string">
            <text:p>Villemur-sur-Tar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88">
            <text:p>31588</text:p>
          </table:table-cell>
          <table:table-cell office:value-type="string">
            <text:p>Villeneuve-Tolosa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33">
            <text:p>31033</text:p>
          </table:table-cell>
          <table:table-cell office:value-type="string">
            <text:p>Auteriv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07">
            <text:p>31107</text:p>
          </table:table-cell>
          <table:table-cell office:value-type="string">
            <text:p>Carbon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35">
            <text:p>31135</text:p>
          </table:table-cell>
          <table:table-cell office:value-type="string">
            <text:p>Cazè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65">
            <text:p>31165</text:p>
          </table:table-cell>
          <table:table-cell office:value-type="string">
            <text:p>Eaun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87">
            <text:p>31187</text:p>
          </table:table-cell>
          <table:table-cell office:value-type="string">
            <text:p>Fonsorb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88">
            <text:p>31188</text:p>
          </table:table-cell>
          <table:table-cell office:value-type="string">
            <text:p>Fontenill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03">
            <text:p>31203</text:p>
          </table:table-cell>
          <table:table-cell office:value-type="string">
            <text:p>Frouzin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48">
            <text:p>31248</text:p>
          </table:table-cell>
          <table:table-cell office:value-type="string">
            <text:p>Labarthe-sur-Lèz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263">
            <text:p>31263</text:p>
          </table:table-cell>
          <table:table-cell office:value-type="string">
            <text:p>Lagardelle-sur-Lèz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99">
            <text:p>31299</text:p>
          </table:table-cell>
          <table:table-cell office:value-type="string">
            <text:p>Lhe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03">
            <text:p>31303</text:p>
          </table:table-cell>
          <table:table-cell office:value-type="string">
            <text:p>Longag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75">
            <text:p>31375</text:p>
          </table:table-cell>
          <table:table-cell office:value-type="string">
            <text:p>Montesquieu-Volvest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1395">
            <text:p>31395</text:p>
          </table:table-cell>
          <table:table-cell office:value-type="string">
            <text:p>Muret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20">
            <text:p>31420</text:p>
          </table:table-cell>
          <table:table-cell office:value-type="string">
            <text:p>Pinsagu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21">
            <text:p>31421</text:p>
          </table:table-cell>
          <table:table-cell office:value-type="string">
            <text:p>Pins-Justar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33">
            <text:p>31433</text:p>
          </table:table-cell>
          <table:table-cell office:value-type="string">
            <text:p>Portet-sur-Garon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Rieum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55">
            <text:p>31455</text:p>
          </table:table-cell>
          <table:table-cell office:value-type="string">
            <text:p>Rieux-Volvest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1458">
            <text:p>31458</text:p>
          </table:table-cell>
          <table:table-cell office:value-type="string">
            <text:p>Roqu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1499">
            <text:p>31499</text:p>
          </table:table-cell>
          <table:table-cell office:value-type="string">
            <text:p>Saint-Ly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47">
            <text:p>31547</text:p>
          </table:table-cell>
          <table:table-cell office:value-type="string">
            <text:p>Seyss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72">
            <text:p>31572</text:p>
          </table:table-cell>
          <table:table-cell office:value-type="string">
            <text:p>Venerqu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74">
            <text:p>31574</text:p>
          </table:table-cell>
          <table:table-cell office:value-type="string">
            <text:p>Vern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42">
            <text:p>31042</text:p>
          </table:table-cell>
          <table:table-cell office:value-type="string">
            <text:p>Bagnères-de-Luchon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239">
            <text:p>31239</text:p>
          </table:table-cell>
          <table:table-cell office:value-type="string">
            <text:p>L'Isle-en-Dod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390">
            <text:p>31390</text:p>
          </table:table-cell>
          <table:table-cell office:value-type="string">
            <text:p>Montréjeau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83">
            <text:p>31483</text:p>
          </table:table-cell>
          <table:table-cell office:value-type="string">
            <text:p>Saint-Gauden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23">
            <text:p>31523</text:p>
          </table:table-cell>
          <table:table-cell office:value-type="string">
            <text:p>Salies-du-Sala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1565">
            <text:p>31565</text:p>
          </table:table-cell>
          <table:table-cell office:value-type="string">
            <text:p>Valent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013">
            <text:p>32013</text:p>
          </table:table-cell>
          <table:table-cell office:value-type="string">
            <text:p>Auc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96">
            <text:p>32096</text:p>
          </table:table-cell>
          <table:table-cell office:value-type="string">
            <text:p>Cazaub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107">
            <text:p>32107</text:p>
          </table:table-cell>
          <table:table-cell office:value-type="string">
            <text:p>Condo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19">
            <text:p>32119</text:p>
          </table:table-cell>
          <table:table-cell office:value-type="string">
            <text:p>Eauz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32">
            <text:p>32132</text:p>
          </table:table-cell>
          <table:table-cell office:value-type="string">
            <text:p>Fleuranc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47">
            <text:p>32147</text:p>
          </table:table-cell>
          <table:table-cell office:value-type="string">
            <text:p>Gimon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60">
            <text:p>32160</text:p>
          </table:table-cell>
          <table:table-cell office:value-type="string">
            <text:p>L'Isle-Jourda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08">
            <text:p>32208</text:p>
          </table:table-cell>
          <table:table-cell office:value-type="string">
            <text:p>Lectou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56">
            <text:p>32256</text:p>
          </table:table-cell>
          <table:table-cell office:value-type="string">
            <text:p>Mirand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96">
            <text:p>32296</text:p>
          </table:table-cell>
          <table:table-cell office:value-type="string">
            <text:p>Nogar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33">
            <text:p>32233</text:p>
          </table:table-cell>
          <table:table-cell office:value-type="string">
            <text:p>Marc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404">
            <text:p>32404</text:p>
          </table:table-cell>
          <table:table-cell office:value-type="string">
            <text:p>Saint-Pu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62">
            <text:p>32462</text:p>
          </table:table-cell>
          <table:table-cell office:value-type="string">
            <text:p>Vic-Fezensa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03">
            <text:p>33003</text:p>
          </table:table-cell>
          <table:table-cell office:value-type="string">
            <text:p>Ambarès-et-Lagrav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13">
            <text:p>33013</text:p>
          </table:table-cell>
          <table:table-cell office:value-type="string">
            <text:p>Artigues-près-Bordea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032">
            <text:p>33032</text:p>
          </table:table-cell>
          <table:table-cell office:value-type="string">
            <text:p>Bassen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063">
            <text:p>33063</text:p>
          </table:table-cell>
          <table:table-cell office:value-type="string">
            <text:p>Bordeaux</text:p>
          </table:table-cell>
          <table:table-cell office:value-type="float" office:value="104">
            <text:p>10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065">
            <text:p>33065</text:p>
          </table:table-cell>
          <table:table-cell office:value-type="string">
            <text:p>Bouli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075">
            <text:p>33075</text:p>
          </table:table-cell>
          <table:table-cell office:value-type="string">
            <text:p>Bruges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80">
            <text:p>33080</text:p>
          </table:table-cell>
          <table:table-cell office:value-type="string">
            <text:p>Cadauj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90">
            <text:p>33090</text:p>
          </table:table-cell>
          <table:table-cell office:value-type="string">
            <text:p>Canéj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96">
            <text:p>33096</text:p>
          </table:table-cell>
          <table:table-cell office:value-type="string">
            <text:p>Carbon-Blan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99">
            <text:p>33099</text:p>
          </table:table-cell>
          <table:table-cell office:value-type="string">
            <text:p>Carignan-de-Bordea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109">
            <text:p>33109</text:p>
          </table:table-cell>
          <table:table-cell office:value-type="string">
            <text:p>Castres-Girond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119">
            <text:p>33119</text:p>
          </table:table-cell>
          <table:table-cell office:value-type="string">
            <text:p>Cen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122">
            <text:p>33122</text:p>
          </table:table-cell>
          <table:table-cell office:value-type="string">
            <text:p>Cesta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40">
            <text:p>33140</text:p>
          </table:table-cell>
          <table:table-cell office:value-type="string">
            <text:p>Cré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62">
            <text:p>33162</text:p>
          </table:table-cell>
          <table:table-cell office:value-type="string">
            <text:p>Eysin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67">
            <text:p>33167</text:p>
          </table:table-cell>
          <table:table-cell office:value-type="string">
            <text:p>Floirac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13">
            <text:p>33213</text:p>
          </table:table-cell>
          <table:table-cell office:value-type="string">
            <text:p>La Brèd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34">
            <text:p>33234</text:p>
          </table:table-cell>
          <table:table-cell office:value-type="string">
            <text:p>Latres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069">
            <text:p>33069</text:p>
          </table:table-cell>
          <table:table-cell office:value-type="string">
            <text:p>Le Bousca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200">
            <text:p>33200</text:p>
          </table:table-cell>
          <table:table-cell office:value-type="string">
            <text:p>Le Hailla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19">
            <text:p>33519</text:p>
          </table:table-cell>
          <table:table-cell office:value-type="string">
            <text:p>Le Taillan-Médoc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38">
            <text:p>33238</text:p>
          </table:table-cell>
          <table:table-cell office:value-type="string">
            <text:p>Léogna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3249">
            <text:p>33249</text:p>
          </table:table-cell>
          <table:table-cell office:value-type="string">
            <text:p>Lormo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73">
            <text:p>33273</text:p>
          </table:table-cell>
          <table:table-cell office:value-type="string">
            <text:p>Martignas-sur-Jal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281">
            <text:p>33281</text:p>
          </table:table-cell>
          <table:table-cell office:value-type="string">
            <text:p>Mérignac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12">
            <text:p>33312</text:p>
          </table:table-cell>
          <table:table-cell office:value-type="string">
            <text:p>Parempuy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3318">
            <text:p>33318</text:p>
          </table:table-cell>
          <table:table-cell office:value-type="string">
            <text:p>Pessac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63">
            <text:p>33363</text:p>
          </table:table-cell>
          <table:table-cell office:value-type="string">
            <text:p>Sadir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376">
            <text:p>33376</text:p>
          </table:table-cell>
          <table:table-cell office:value-type="string">
            <text:p>Saint-Aubin-de-Médo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81">
            <text:p>33381</text:p>
          </table:table-cell>
          <table:table-cell office:value-type="string">
            <text:p>Saint-Caprais-de-Bordea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22">
            <text:p>33422</text:p>
          </table:table-cell>
          <table:table-cell office:value-type="string">
            <text:p>Saint-Jean-d'Illac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Saint-Loubè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34">
            <text:p>33434</text:p>
          </table:table-cell>
          <table:table-cell office:value-type="string">
            <text:p>Saint-Louis-de-Montferr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449">
            <text:p>33449</text:p>
          </table:table-cell>
          <table:table-cell office:value-type="string">
            <text:p>Saint-Médard-en-Jalle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83">
            <text:p>33483</text:p>
          </table:table-cell>
          <table:table-cell office:value-type="string">
            <text:p>Saint-Sulpice-et-Cameyr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397">
            <text:p>33397</text:p>
          </table:table-cell>
          <table:table-cell office:value-type="string">
            <text:p>Sainte-Eulali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522">
            <text:p>33522</text:p>
          </table:table-cell>
          <table:table-cell office:value-type="string">
            <text:p>Talenc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3550">
            <text:p>33550</text:p>
          </table:table-cell>
          <table:table-cell office:value-type="string">
            <text:p>Villenave-d'Orn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05">
            <text:p>33005</text:p>
          </table:table-cell>
          <table:table-cell office:value-type="string">
            <text:p>Andernos-les-Bains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3009">
            <text:p>33009</text:p>
          </table:table-cell>
          <table:table-cell office:value-type="string">
            <text:p>Arcacho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011">
            <text:p>33011</text:p>
          </table:table-cell>
          <table:table-cell office:value-type="string">
            <text:p>Arès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19">
            <text:p>33019</text:p>
          </table:table-cell>
          <table:table-cell office:value-type="string">
            <text:p>Audeng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51">
            <text:p>33051</text:p>
          </table:table-cell>
          <table:table-cell office:value-type="string">
            <text:p>Bigano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99">
            <text:p>33199</text:p>
          </table:table-cell>
          <table:table-cell office:value-type="string">
            <text:p>Gujan-Mestra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29">
            <text:p>33229</text:p>
          </table:table-cell>
          <table:table-cell office:value-type="string">
            <text:p>Lant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29">
            <text:p>33029</text:p>
          </table:table-cell>
          <table:table-cell office:value-type="string">
            <text:p>Le Barp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27">
            <text:p>33527</text:p>
          </table:table-cell>
          <table:table-cell office:value-type="string">
            <text:p>Le Teich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529">
            <text:p>33529</text:p>
          </table:table-cell>
          <table:table-cell office:value-type="string">
            <text:p>La Teste-de-Buch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3236">
            <text:p>33236</text:p>
          </table:table-cell>
          <table:table-cell office:value-type="string">
            <text:p>Lège-Cap-Ferre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55">
            <text:p>33555</text:p>
          </table:table-cell>
          <table:table-cell office:value-type="string">
            <text:p>Marcheprim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84">
            <text:p>33284</text:p>
          </table:table-cell>
          <table:table-cell office:value-type="string">
            <text:p>Mio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498">
            <text:p>33498</text:p>
          </table:table-cell>
          <table:table-cell office:value-type="string">
            <text:p>Sal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08">
            <text:p>33108</text:p>
          </table:table-cell>
          <table:table-cell office:value-type="string">
            <text:p>Castillon-la-Batail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38">
            <text:p>33138</text:p>
          </table:table-cell>
          <table:table-cell office:value-type="string">
            <text:p>Coutra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57">
            <text:p>33157</text:p>
          </table:table-cell>
          <table:table-cell office:value-type="string">
            <text:p>Espie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85">
            <text:p>33185</text:p>
          </table:table-cell>
          <table:table-cell office:value-type="string">
            <text:p>Géniss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07">
            <text:p>33207</text:p>
          </table:table-cell>
          <table:table-cell office:value-type="string">
            <text:p>Iz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19">
            <text:p>33219</text:p>
          </table:table-cell>
          <table:table-cell office:value-type="string">
            <text:p>La Lande-de-Frons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243">
            <text:p>33243</text:p>
          </table:table-cell>
          <table:table-cell office:value-type="string">
            <text:p>Libourne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98">
            <text:p>33298</text:p>
          </table:table-cell>
          <table:table-cell office:value-type="string">
            <text:p>Moul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24">
            <text:p>33324</text:p>
          </table:table-cell>
          <table:table-cell office:value-type="string">
            <text:p>Pineuilh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94">
            <text:p>33394</text:p>
          </table:table-cell>
          <table:table-cell office:value-type="string">
            <text:p>Saint-Émil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02">
            <text:p>33402</text:p>
          </table:table-cell>
          <table:table-cell office:value-type="string">
            <text:p>Sainte-Foy-la-Grand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13">
            <text:p>33413</text:p>
          </table:table-cell>
          <table:table-cell office:value-type="string">
            <text:p>Saint-Germain-du-Puch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80">
            <text:p>33480</text:p>
          </table:table-cell>
          <table:table-cell office:value-type="string">
            <text:p>Saint-Sulpice-de-Faleyre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39">
            <text:p>33539</text:p>
          </table:table-cell>
          <table:table-cell office:value-type="string">
            <text:p>Vay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36">
            <text:p>33036</text:p>
          </table:table-cell>
          <table:table-cell office:value-type="string">
            <text:p>Baz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81">
            <text:p>33081</text:p>
          </table:table-cell>
          <table:table-cell office:value-type="string">
            <text:p>Cadill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27">
            <text:p>33227</text:p>
          </table:table-cell>
          <table:table-cell office:value-type="string">
            <text:p>Lang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52">
            <text:p>33352</text:p>
          </table:table-cell>
          <table:table-cell office:value-type="string">
            <text:p>La Réo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34">
            <text:p>33334</text:p>
          </table:table-cell>
          <table:table-cell office:value-type="string">
            <text:p>Portet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33">
            <text:p>33533</text:p>
          </table:table-cell>
          <table:table-cell office:value-type="string">
            <text:p>Toule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37">
            <text:p>33337</text:p>
          </table:table-cell>
          <table:table-cell office:value-type="string">
            <text:p>Preigna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Saint-Sav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58">
            <text:p>33058</text:p>
          </table:table-cell>
          <table:table-cell office:value-type="string">
            <text:p>Blay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14">
            <text:p>33114</text:p>
          </table:table-cell>
          <table:table-cell office:value-type="string">
            <text:p>Cavign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82">
            <text:p>33382</text:p>
          </table:table-cell>
          <table:table-cell office:value-type="string">
            <text:p>Saint-Christoly-de-Blay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73">
            <text:p>33073</text:p>
          </table:table-cell>
          <table:table-cell office:value-type="string">
            <text:p>Braud-et-Saint-Lou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89">
            <text:p>33389</text:p>
          </table:table-cell>
          <table:table-cell office:value-type="string">
            <text:p>Saint-Ciers-sur-Girond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067">
            <text:p>33067</text:p>
          </table:table-cell>
          <table:table-cell office:value-type="string">
            <text:p>Bour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66">
            <text:p>33366</text:p>
          </table:table-cell>
          <table:table-cell office:value-type="string">
            <text:p>Saint-André-de-Cubzac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22">
            <text:p>33022</text:p>
          </table:table-cell>
          <table:table-cell office:value-type="string">
            <text:p>Avens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097">
            <text:p>33097</text:p>
          </table:table-cell>
          <table:table-cell office:value-type="string">
            <text:p>Carca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04">
            <text:p>33104</text:p>
          </table:table-cell>
          <table:table-cell office:value-type="string">
            <text:p>Castelnau-de-Médo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93">
            <text:p>33193</text:p>
          </table:table-cell>
          <table:table-cell office:value-type="string">
            <text:p>Grayan-et-l'Hôpit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03">
            <text:p>33203</text:p>
          </table:table-cell>
          <table:table-cell office:value-type="string">
            <text:p>Hourt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14">
            <text:p>33214</text:p>
          </table:table-cell>
          <table:table-cell office:value-type="string">
            <text:p>Lacanau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40">
            <text:p>33240</text:p>
          </table:table-cell>
          <table:table-cell office:value-type="string">
            <text:p>Lesparre-Médo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48">
            <text:p>33248</text:p>
          </table:table-cell>
          <table:table-cell office:value-type="string">
            <text:p>Listrac-Médo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14">
            <text:p>33314</text:p>
          </table:table-cell>
          <table:table-cell office:value-type="string">
            <text:p>Pauillac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Le Porg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417">
            <text:p>33417</text:p>
          </table:table-cell>
          <table:table-cell office:value-type="string">
            <text:p>Sainte-Hélè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3424">
            <text:p>33424</text:p>
          </table:table-cell>
          <table:table-cell office:value-type="string">
            <text:p>Saint-Laurent-Médo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14">
            <text:p>33514</text:p>
          </table:table-cell>
          <table:table-cell office:value-type="string">
            <text:p>Soulac-sur-Mer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40">
            <text:p>33540</text:p>
          </table:table-cell>
          <table:table-cell office:value-type="string">
            <text:p>Vendays-Montaliv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003">
            <text:p>34003</text:p>
          </table:table-cell>
          <table:table-cell office:value-type="string">
            <text:p>Agde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02">
            <text:p>34002</text:p>
          </table:table-cell>
          <table:table-cell office:value-type="string">
            <text:p>Adiss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10">
            <text:p>34010</text:p>
          </table:table-cell>
          <table:table-cell office:value-type="string">
            <text:p>Ania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22">
            <text:p>34022</text:p>
          </table:table-cell>
          <table:table-cell office:value-type="string">
            <text:p>Baillargue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24">
            <text:p>34024</text:p>
          </table:table-cell>
          <table:table-cell office:value-type="string">
            <text:p>Balaruc-le-Vie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23">
            <text:p>34023</text:p>
          </table:table-cell>
          <table:table-cell office:value-type="string">
            <text:p>Balaruc-les-Bain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5">
            <text:p>34025</text:p>
          </table:table-cell>
          <table:table-cell office:value-type="string">
            <text:p>Bass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Bédarieux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31">
            <text:p>34031</text:p>
          </table:table-cell>
          <table:table-cell office:value-type="string">
            <text:p>Bessa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032">
            <text:p>34032</text:p>
          </table:table-cell>
          <table:table-cell office:value-type="string">
            <text:p>Béziers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Boujan-sur-Libr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39">
            <text:p>34039</text:p>
          </table:table-cell>
          <table:table-cell office:value-type="string">
            <text:p>Bouzigu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51">
            <text:p>34051</text:p>
          </table:table-cell>
          <table:table-cell office:value-type="string">
            <text:p>Can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52">
            <text:p>34052</text:p>
          </table:table-cell>
          <table:table-cell office:value-type="string">
            <text:p>Capestang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57">
            <text:p>34057</text:p>
          </table:table-cell>
          <table:table-cell office:value-type="string">
            <text:p>Castelnau-le-Lez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58">
            <text:p>34058</text:p>
          </table:table-cell>
          <table:table-cell office:value-type="string">
            <text:p>Castri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63">
            <text:p>34063</text:p>
          </table:table-cell>
          <table:table-cell office:value-type="string">
            <text:p>C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69">
            <text:p>34069</text:p>
          </table:table-cell>
          <table:table-cell office:value-type="string">
            <text:p>Cazouls-lès-Bézi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73">
            <text:p>34073</text:p>
          </table:table-cell>
          <table:table-cell office:value-type="string">
            <text:p>C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74">
            <text:p>34074</text:p>
          </table:table-cell>
          <table:table-cell office:value-type="string">
            <text:p>Cessenon-sur-Or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077">
            <text:p>34077</text:p>
          </table:table-cell>
          <table:table-cell office:value-type="string">
            <text:p>Clapier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79">
            <text:p>34079</text:p>
          </table:table-cell>
          <table:table-cell office:value-type="string">
            <text:p>Clermont-l'Héraul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4081">
            <text:p>34081</text:p>
          </table:table-cell>
          <table:table-cell office:value-type="string">
            <text:p>Colombier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82">
            <text:p>34082</text:p>
          </table:table-cell>
          <table:table-cell office:value-type="string">
            <text:p>Combailla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84">
            <text:p>34084</text:p>
          </table:table-cell>
          <table:table-cell office:value-type="string">
            <text:p>Corneilha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88">
            <text:p>34088</text:p>
          </table:table-cell>
          <table:table-cell office:value-type="string">
            <text:p>Cournonterral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89">
            <text:p>34089</text:p>
          </table:table-cell>
          <table:table-cell office:value-type="string">
            <text:p>Creiss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90">
            <text:p>34090</text:p>
          </table:table-cell>
          <table:table-cell office:value-type="string">
            <text:p>Le Crès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95">
            <text:p>34095</text:p>
          </table:table-cell>
          <table:table-cell office:value-type="string">
            <text:p>Fabrègues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01">
            <text:p>34101</text:p>
          </table:table-cell>
          <table:table-cell office:value-type="string">
            <text:p>Florensa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108">
            <text:p>34108</text:p>
          </table:table-cell>
          <table:table-cell office:value-type="string">
            <text:p>Frontignan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09">
            <text:p>34109</text:p>
          </table:table-cell>
          <table:table-cell office:value-type="string">
            <text:p>Gabi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11">
            <text:p>34111</text:p>
          </table:table-cell>
          <table:table-cell office:value-type="string">
            <text:p>Gang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13">
            <text:p>34113</text:p>
          </table:table-cell>
          <table:table-cell office:value-type="string">
            <text:p>Gigea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14">
            <text:p>34114</text:p>
          </table:table-cell>
          <table:table-cell office:value-type="string">
            <text:p>Gignac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16">
            <text:p>34116</text:p>
          </table:table-cell>
          <table:table-cell office:value-type="string">
            <text:p>Grabel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344">
            <text:p>34344</text:p>
          </table:table-cell>
          <table:table-cell office:value-type="string">
            <text:p>La Grande-Motte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19">
            <text:p>34119</text:p>
          </table:table-cell>
          <table:table-cell office:value-type="string">
            <text:p>Hérépia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20">
            <text:p>34120</text:p>
          </table:table-cell>
          <table:table-cell office:value-type="string">
            <text:p>Jacou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23">
            <text:p>34123</text:p>
          </table:table-cell>
          <table:table-cell office:value-type="string">
            <text:p>Juvigna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26">
            <text:p>34126</text:p>
          </table:table-cell>
          <table:table-cell office:value-type="string">
            <text:p>Lamalou-les-Bai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27">
            <text:p>34127</text:p>
          </table:table-cell>
          <table:table-cell office:value-type="string">
            <text:p>Lansargu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129">
            <text:p>34129</text:p>
          </table:table-cell>
          <table:table-cell office:value-type="string">
            <text:p>Lattes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34">
            <text:p>34134</text:p>
          </table:table-cell>
          <table:table-cell office:value-type="string">
            <text:p>Lavérun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35">
            <text:p>34135</text:p>
          </table:table-cell>
          <table:table-cell office:value-type="string">
            <text:p>Lespigna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40">
            <text:p>34140</text:p>
          </table:table-cell>
          <table:table-cell office:value-type="string">
            <text:p>Lignan-sur-Or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42">
            <text:p>34142</text:p>
          </table:table-cell>
          <table:table-cell office:value-type="string">
            <text:p>Lodève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Loupia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145">
            <text:p>34145</text:p>
          </table:table-cell>
          <table:table-cell office:value-type="string">
            <text:p>Lunel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46">
            <text:p>34146</text:p>
          </table:table-cell>
          <table:table-cell office:value-type="string">
            <text:p>Lunel-Vie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47">
            <text:p>34147</text:p>
          </table:table-cell>
          <table:table-cell office:value-type="string">
            <text:p>Magal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48">
            <text:p>34148</text:p>
          </table:table-cell>
          <table:table-cell office:value-type="string">
            <text:p>Maraussa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50">
            <text:p>34150</text:p>
          </table:table-cell>
          <table:table-cell office:value-type="string">
            <text:p>Marseillan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51">
            <text:p>34151</text:p>
          </table:table-cell>
          <table:table-cell office:value-type="string">
            <text:p>Marsillargu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54">
            <text:p>34154</text:p>
          </table:table-cell>
          <table:table-cell office:value-type="string">
            <text:p>Mauguio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55">
            <text:p>34155</text:p>
          </table:table-cell>
          <table:table-cell office:value-type="string">
            <text:p>Maureilh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57">
            <text:p>34157</text:p>
          </table:table-cell>
          <table:table-cell office:value-type="string">
            <text:p>Mèz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59">
            <text:p>34159</text:p>
          </table:table-cell>
          <table:table-cell office:value-type="string">
            <text:p>Mirev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61">
            <text:p>34161</text:p>
          </table:table-cell>
          <table:table-cell office:value-type="string">
            <text:p>Montad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62">
            <text:p>34162</text:p>
          </table:table-cell>
          <table:table-cell office:value-type="string">
            <text:p>Montagnac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63">
            <text:p>34163</text:p>
          </table:table-cell>
          <table:table-cell office:value-type="string">
            <text:p>Montarna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65">
            <text:p>34165</text:p>
          </table:table-cell>
          <table:table-cell office:value-type="string">
            <text:p>Montbaz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66">
            <text:p>34166</text:p>
          </table:table-cell>
          <table:table-cell office:value-type="string">
            <text:p>Montblan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69">
            <text:p>34169</text:p>
          </table:table-cell>
          <table:table-cell office:value-type="string">
            <text:p>Montferrier-sur-Lez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172">
            <text:p>34172</text:p>
          </table:table-cell>
          <table:table-cell office:value-type="string">
            <text:p>Montpellier</text:p>
          </table:table-cell>
          <table:table-cell office:value-type="float" office:value="130">
            <text:p>1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73">
            <text:p>34173</text:p>
          </table:table-cell>
          <table:table-cell office:value-type="string">
            <text:p>Montpeyro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78">
            <text:p>34178</text:p>
          </table:table-cell>
          <table:table-cell office:value-type="string">
            <text:p>Murviel-lès-Bézier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Nézignan-l'Évêqu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83">
            <text:p>34183</text:p>
          </table:table-cell>
          <table:table-cell office:value-type="string">
            <text:p>Nissan-lez-Enseru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9">
            <text:p>34189</text:p>
          </table:table-cell>
          <table:table-cell office:value-type="string">
            <text:p>Olonz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92">
            <text:p>34192</text:p>
          </table:table-cell>
          <table:table-cell office:value-type="string">
            <text:p>Palavas-les-Flot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94">
            <text:p>34194</text:p>
          </table:table-cell>
          <table:table-cell office:value-type="string">
            <text:p>Paulha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98">
            <text:p>34198</text:p>
          </table:table-cell>
          <table:table-cell office:value-type="string">
            <text:p>Pérols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99">
            <text:p>34199</text:p>
          </table:table-cell>
          <table:table-cell office:value-type="string">
            <text:p>Pézenas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02">
            <text:p>34202</text:p>
          </table:table-cell>
          <table:table-cell office:value-type="string">
            <text:p>Pign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03">
            <text:p>34203</text:p>
          </table:table-cell>
          <table:table-cell office:value-type="string">
            <text:p>Pin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07">
            <text:p>34207</text:p>
          </table:table-cell>
          <table:table-cell office:value-type="string">
            <text:p>Pomérol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Portiragne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13">
            <text:p>34213</text:p>
          </table:table-cell>
          <table:table-cell office:value-type="string">
            <text:p>Poussa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14">
            <text:p>34214</text:p>
          </table:table-cell>
          <table:table-cell office:value-type="string">
            <text:p>Pouzol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17">
            <text:p>34217</text:p>
          </table:table-cell>
          <table:table-cell office:value-type="string">
            <text:p>Prades-le-Lez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24">
            <text:p>34224</text:p>
          </table:table-cell>
          <table:table-cell office:value-type="string">
            <text:p>Puissalic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Puissergu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226">
            <text:p>34226</text:p>
          </table:table-cell>
          <table:table-cell office:value-type="string">
            <text:p>Quara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29">
            <text:p>34229</text:p>
          </table:table-cell>
          <table:table-cell office:value-type="string">
            <text:p>Riol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37">
            <text:p>34237</text:p>
          </table:table-cell>
          <table:table-cell office:value-type="string">
            <text:p>Rouj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40">
            <text:p>34240</text:p>
          </table:table-cell>
          <table:table-cell office:value-type="string">
            <text:p>Saint-Aunè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43">
            <text:p>34243</text:p>
          </table:table-cell>
          <table:table-cell office:value-type="string">
            <text:p>Saint-Bauzille-de-Puto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44">
            <text:p>34244</text:p>
          </table:table-cell>
          <table:table-cell office:value-type="string">
            <text:p>Saint-Brè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39">
            <text:p>34239</text:p>
          </table:table-cell>
          <table:table-cell office:value-type="string">
            <text:p>Saint-André-de-Sangoni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45">
            <text:p>34245</text:p>
          </table:table-cell>
          <table:table-cell office:value-type="string">
            <text:p>Saint-Chini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247">
            <text:p>34247</text:p>
          </table:table-cell>
          <table:table-cell office:value-type="string">
            <text:p>Saint-Clément-de-Rivièr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49">
            <text:p>34249</text:p>
          </table:table-cell>
          <table:table-cell office:value-type="string">
            <text:p>Saint-Drézé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55">
            <text:p>34255</text:p>
          </table:table-cell>
          <table:table-cell office:value-type="string">
            <text:p>Saint-Gély-du-Fesc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58">
            <text:p>34258</text:p>
          </table:table-cell>
          <table:table-cell office:value-type="string">
            <text:p>Saint-Geniès-de-Fontedi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259">
            <text:p>34259</text:p>
          </table:table-cell>
          <table:table-cell office:value-type="string">
            <text:p>Saint-Georges-d'Orque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61">
            <text:p>34261</text:p>
          </table:table-cell>
          <table:table-cell office:value-type="string">
            <text:p>Saint-Guilhem-le-Déser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67">
            <text:p>34267</text:p>
          </table:table-cell>
          <table:table-cell office:value-type="string">
            <text:p>Saint-Jean-de-F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270">
            <text:p>34270</text:p>
          </table:table-cell>
          <table:table-cell office:value-type="string">
            <text:p>Saint-Jean-de-Véda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272">
            <text:p>34272</text:p>
          </table:table-cell>
          <table:table-cell office:value-type="string">
            <text:p>Saint-Jus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76">
            <text:p>34276</text:p>
          </table:table-cell>
          <table:table-cell office:value-type="string">
            <text:p>Saint-Mathieu-de-Trévie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84">
            <text:p>34284</text:p>
          </table:table-cell>
          <table:table-cell office:value-type="string">
            <text:p>Saint-Pons-de-Thomiè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89">
            <text:p>34289</text:p>
          </table:table-cell>
          <table:table-cell office:value-type="string">
            <text:p>Saint-Thibér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93">
            <text:p>34293</text:p>
          </table:table-cell>
          <table:table-cell office:value-type="string">
            <text:p>La Salvetat-sur-Agou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95">
            <text:p>34295</text:p>
          </table:table-cell>
          <table:table-cell office:value-type="string">
            <text:p>Saussa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98">
            <text:p>34298</text:p>
          </table:table-cell>
          <table:table-cell office:value-type="string">
            <text:p>Sauvia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99">
            <text:p>34299</text:p>
          </table:table-cell>
          <table:table-cell office:value-type="string">
            <text:p>Sérign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0">
            <text:p>34300</text:p>
          </table:table-cell>
          <table:table-cell office:value-type="string">
            <text:p>Servia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4301">
            <text:p>34301</text:p>
          </table:table-cell>
          <table:table-cell office:value-type="string">
            <text:p>Sète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307">
            <text:p>34307</text:p>
          </table:table-cell>
          <table:table-cell office:value-type="string">
            <text:p>Sussargu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09">
            <text:p>34309</text:p>
          </table:table-cell>
          <table:table-cell office:value-type="string">
            <text:p>Teyra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10">
            <text:p>34310</text:p>
          </table:table-cell>
          <table:table-cell office:value-type="string">
            <text:p>Thézan-lès-Bézier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24">
            <text:p>34324</text:p>
          </table:table-cell>
          <table:table-cell office:value-type="string">
            <text:p>Valras-Plag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27">
            <text:p>34327</text:p>
          </table:table-cell>
          <table:table-cell office:value-type="string">
            <text:p>Vendarg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29">
            <text:p>34329</text:p>
          </table:table-cell>
          <table:table-cell office:value-type="string">
            <text:p>Vendr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32">
            <text:p>34332</text:p>
          </table:table-cell>
          <table:table-cell office:value-type="string">
            <text:p>Vi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33">
            <text:p>34333</text:p>
          </table:table-cell>
          <table:table-cell office:value-type="string">
            <text:p>Vic-la-Gardio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37">
            <text:p>34337</text:p>
          </table:table-cell>
          <table:table-cell office:value-type="string">
            <text:p>Villeneuve-lès-Maguelo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4336">
            <text:p>34336</text:p>
          </table:table-cell>
          <table:table-cell office:value-type="string">
            <text:p>Villeneuve-lès-Béziers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41">
            <text:p>34341</text:p>
          </table:table-cell>
          <table:table-cell office:value-type="string">
            <text:p>Villeveyr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string">
            <text:p>Acigné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04">
            <text:p>35004</text:p>
          </table:table-cell>
          <table:table-cell office:value-type="string">
            <text:p>Antra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006">
            <text:p>35006</text:p>
          </table:table-cell>
          <table:table-cell office:value-type="string">
            <text:p>Argentré-du-Pless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5012">
            <text:p>35012</text:p>
          </table:table-cell>
          <table:table-cell office:value-type="string">
            <text:p>Bain-de-Bretagn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24">
            <text:p>35024</text:p>
          </table:table-cell>
          <table:table-cell office:value-type="string">
            <text:p>Bett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47">
            <text:p>35047</text:p>
          </table:table-cell>
          <table:table-cell office:value-type="string">
            <text:p>Bruz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049">
            <text:p>35049</text:p>
          </table:table-cell>
          <table:table-cell office:value-type="string">
            <text:p>Canc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51">
            <text:p>35051</text:p>
          </table:table-cell>
          <table:table-cell office:value-type="string">
            <text:p>Cesson-Sévigné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55">
            <text:p>35055</text:p>
          </table:table-cell>
          <table:table-cell office:value-type="string">
            <text:p>Chantepi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066">
            <text:p>35066</text:p>
          </table:table-cell>
          <table:table-cell office:value-type="string">
            <text:p>Chartres-de-Breta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Châteaubourg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Châteaug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85">
            <text:p>35085</text:p>
          </table:table-cell>
          <table:table-cell office:value-type="string">
            <text:p>Combour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093">
            <text:p>35093</text:p>
          </table:table-cell>
          <table:table-cell office:value-type="string">
            <text:p>Dinar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095">
            <text:p>35095</text:p>
          </table:table-cell>
          <table:table-cell office:value-type="string">
            <text:p>Dol-de-Bretagn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26">
            <text:p>35126</text:p>
          </table:table-cell>
          <table:table-cell office:value-type="string">
            <text:p>Guiche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36">
            <text:p>35136</text:p>
          </table:table-cell>
          <table:table-cell office:value-type="string">
            <text:p>Janzé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31">
            <text:p>35031</text:p>
          </table:table-cell>
          <table:table-cell office:value-type="string">
            <text:p>La Bouëxiè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25">
            <text:p>35125</text:p>
          </table:table-cell>
          <table:table-cell office:value-type="string">
            <text:p>La Guerche-de-Breta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41">
            <text:p>35241</text:p>
          </table:table-cell>
          <table:table-cell office:value-type="string">
            <text:p>La Richardai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39">
            <text:p>35139</text:p>
          </table:table-cell>
          <table:table-cell office:value-type="string">
            <text:p>Laill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240">
            <text:p>35240</text:p>
          </table:table-cell>
          <table:table-cell office:value-type="string">
            <text:p>Le Rheu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52">
            <text:p>35152</text:p>
          </table:table-cell>
          <table:table-cell office:value-type="string">
            <text:p>Liffr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62">
            <text:p>35162</text:p>
          </table:table-cell>
          <table:table-cell office:value-type="string">
            <text:p>Louvigné-du-Déser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73">
            <text:p>35173</text:p>
          </table:table-cell>
          <table:table-cell office:value-type="string">
            <text:p>Meless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184">
            <text:p>35184</text:p>
          </table:table-cell>
          <table:table-cell office:value-type="string">
            <text:p>Montauban-de-Breta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88">
            <text:p>35188</text:p>
          </table:table-cell>
          <table:table-cell office:value-type="string">
            <text:p>Montfort-sur-Meu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96">
            <text:p>35196</text:p>
          </table:table-cell>
          <table:table-cell office:value-type="string">
            <text:p>Mordell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06">
            <text:p>35206</text:p>
          </table:table-cell>
          <table:table-cell office:value-type="string">
            <text:p>Noyal-Châtillon-sur-Seich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10">
            <text:p>35210</text:p>
          </table:table-cell>
          <table:table-cell office:value-type="string">
            <text:p>Pac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24">
            <text:p>35224</text:p>
          </table:table-cell>
          <table:table-cell office:value-type="string">
            <text:p>Plergu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228">
            <text:p>35228</text:p>
          </table:table-cell>
          <table:table-cell office:value-type="string">
            <text:p>Pleurtu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23">
            <text:p>35223</text:p>
          </table:table-cell>
          <table:table-cell office:value-type="string">
            <text:p>Plélan-le-Gran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36">
            <text:p>35236</text:p>
          </table:table-cell>
          <table:table-cell office:value-type="string">
            <text:p>Redo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56">
            <text:p>35256</text:p>
          </table:table-cell>
          <table:table-cell office:value-type="string">
            <text:p>Saint-Briac-sur-M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278">
            <text:p>35278</text:p>
          </table:table-cell>
          <table:table-cell office:value-type="string">
            <text:p>Saint-Grégo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281">
            <text:p>35281</text:p>
          </table:table-cell>
          <table:table-cell office:value-type="string">
            <text:p>Saint-Jacques-de-la-Land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84">
            <text:p>35284</text:p>
          </table:table-cell>
          <table:table-cell office:value-type="string">
            <text:p>Saint-Jouan-des-Guéret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287">
            <text:p>35287</text:p>
          </table:table-cell>
          <table:table-cell office:value-type="string">
            <text:p>Saint-Lunair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97">
            <text:p>35297</text:p>
          </table:table-cell>
          <table:table-cell office:value-type="string">
            <text:p>Saint-Méen-le-Gran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34">
            <text:p>35334</text:p>
          </table:table-cell>
          <table:table-cell office:value-type="string">
            <text:p>Thorigné-Fouillard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47">
            <text:p>35347</text:p>
          </table:table-cell>
          <table:table-cell office:value-type="string">
            <text:p>Val-d'Iz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352">
            <text:p>35352</text:p>
          </table:table-cell>
          <table:table-cell office:value-type="string">
            <text:p>Vern-sur-Seich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360">
            <text:p>35360</text:p>
          </table:table-cell>
          <table:table-cell office:value-type="string">
            <text:p>Vitré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115">
            <text:p>35115</text:p>
          </table:table-cell>
          <table:table-cell office:value-type="string">
            <text:p>Fougère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288">
            <text:p>35288</text:p>
          </table:table-cell>
          <table:table-cell office:value-type="string">
            <text:p>Saint-Malo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238">
            <text:p>35238</text:p>
          </table:table-cell>
          <table:table-cell office:value-type="string">
            <text:p>Rennes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044">
            <text:p>36044</text:p>
          </table:table-cell>
          <table:table-cell office:value-type="string">
            <text:p>Châteauroux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40">
            <text:p>36140</text:p>
          </table:table-cell>
          <table:table-cell office:value-type="string">
            <text:p>Neuvy-Paillo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046">
            <text:p>36046</text:p>
          </table:table-cell>
          <table:table-cell office:value-type="string">
            <text:p>La Chât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59">
            <text:p>36159</text:p>
          </table:table-cell>
          <table:table-cell office:value-type="string">
            <text:p>Le Poinçonn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6018">
            <text:p>36018</text:p>
          </table:table-cell>
          <table:table-cell office:value-type="string">
            <text:p>Le Blan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228">
            <text:p>36228</text:p>
          </table:table-cell>
          <table:table-cell office:value-type="string">
            <text:p>Valenç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230">
            <text:p>36230</text:p>
          </table:table-cell>
          <table:table-cell office:value-type="string">
            <text:p>Vat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055">
            <text:p>36055</text:p>
          </table:table-cell>
          <table:table-cell office:value-type="string">
            <text:p>Cl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Buzançai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6045">
            <text:p>36045</text:p>
          </table:table-cell>
          <table:table-cell office:value-type="string">
            <text:p>Châtillon-sur-Ind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06">
            <text:p>36006</text:p>
          </table:table-cell>
          <table:table-cell office:value-type="string">
            <text:p>Argenton-sur-Cr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88">
            <text:p>36088</text:p>
          </table:table-cell>
          <table:table-cell office:value-type="string">
            <text:p>Issoudu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93">
            <text:p>36093</text:p>
          </table:table-cell>
          <table:table-cell office:value-type="string">
            <text:p>Levro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6011">
            <text:p>36011</text:p>
          </table:table-cell>
          <table:table-cell office:value-type="string">
            <text:p>Bagn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99">
            <text:p>36199</text:p>
          </table:table-cell>
          <table:table-cell office:value-type="string">
            <text:p>Sainte-Lizaig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03">
            <text:p>37003</text:p>
          </table:table-cell>
          <table:table-cell office:value-type="string">
            <text:p>Ambois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011">
            <text:p>37011</text:p>
          </table:table-cell>
          <table:table-cell office:value-type="string">
            <text:p>Avo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015">
            <text:p>37015</text:p>
          </table:table-cell>
          <table:table-cell office:value-type="string">
            <text:p>Azay-sur-Ch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018">
            <text:p>37018</text:p>
          </table:table-cell>
          <table:table-cell office:value-type="string">
            <text:p>Ballan-Miré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20">
            <text:p>37020</text:p>
          </table:table-cell>
          <table:table-cell office:value-type="string">
            <text:p>Beaulieu-lès-Loch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027">
            <text:p>37027</text:p>
          </table:table-cell>
          <table:table-cell office:value-type="string">
            <text:p>Bléré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031">
            <text:p>37031</text:p>
          </table:table-cell>
          <table:table-cell office:value-type="string">
            <text:p>Bourguei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050">
            <text:p>37050</text:p>
          </table:table-cell>
          <table:table-cell office:value-type="string">
            <text:p>Chambray-lès-Tour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063">
            <text:p>37063</text:p>
          </table:table-cell>
          <table:table-cell office:value-type="string">
            <text:p>Château-Renaul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072">
            <text:p>37072</text:p>
          </table:table-cell>
          <table:table-cell office:value-type="string">
            <text:p>Chin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74">
            <text:p>37074</text:p>
          </table:table-cell>
          <table:table-cell office:value-type="string">
            <text:p>Chouzé-sur-Loi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077">
            <text:p>37077</text:p>
          </table:table-cell>
          <table:table-cell office:value-type="string">
            <text:p>Cinq-Mars-la-Pi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115">
            <text:p>37115</text:p>
          </table:table-cell>
          <table:table-cell office:value-type="string">
            <text:p>Descart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104">
            <text:p>37104</text:p>
          </table:table-cell>
          <table:table-cell office:value-type="string">
            <text:p>Esvr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09">
            <text:p>37109</text:p>
          </table:table-cell>
          <table:table-cell office:value-type="string">
            <text:p>Fondett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122">
            <text:p>37122</text:p>
          </table:table-cell>
          <table:table-cell office:value-type="string">
            <text:p>Joué-lès-Tours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7123">
            <text:p>37123</text:p>
          </table:table-cell>
          <table:table-cell office:value-type="string">
            <text:p>Langea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7132">
            <text:p>37132</text:p>
          </table:table-cell>
          <table:table-cell office:value-type="string">
            <text:p>Loch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39">
            <text:p>37139</text:p>
          </table:table-cell>
          <table:table-cell office:value-type="string">
            <text:p>Luyn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151">
            <text:p>37151</text:p>
          </table:table-cell>
          <table:table-cell office:value-type="string">
            <text:p>La Membrolle-sur-Chois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153">
            <text:p>37153</text:p>
          </table:table-cell>
          <table:table-cell office:value-type="string">
            <text:p>Monnai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154">
            <text:p>37154</text:p>
          </table:table-cell>
          <table:table-cell office:value-type="string">
            <text:p>Montbaz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56">
            <text:p>37156</text:p>
          </table:table-cell>
          <table:table-cell office:value-type="string">
            <text:p>Montlouis-sur-Loir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159">
            <text:p>37159</text:p>
          </table:table-cell>
          <table:table-cell office:value-type="string">
            <text:p>Mont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172">
            <text:p>37172</text:p>
          </table:table-cell>
          <table:table-cell office:value-type="string">
            <text:p>Notre-Dame-d'O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195">
            <text:p>37195</text:p>
          </table:table-cell>
          <table:table-cell office:value-type="string">
            <text:p>La Rich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203">
            <text:p>37203</text:p>
          </table:table-cell>
          <table:table-cell office:value-type="string">
            <text:p>Rochecorb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208">
            <text:p>37208</text:p>
          </table:table-cell>
          <table:table-cell office:value-type="string">
            <text:p>Saint-Averti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214">
            <text:p>37214</text:p>
          </table:table-cell>
          <table:table-cell office:value-type="string">
            <text:p>Saint-Cyr-sur-Loir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225">
            <text:p>37225</text:p>
          </table:table-cell>
          <table:table-cell office:value-type="string">
            <text:p>Saint-Martin-le-Be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233">
            <text:p>37233</text:p>
          </table:table-cell>
          <table:table-cell office:value-type="string">
            <text:p>Saint-Pierre-des-Cor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7226">
            <text:p>37226</text:p>
          </table:table-cell>
          <table:table-cell office:value-type="string">
            <text:p>Sainte-Maure-de-Toura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273">
            <text:p>37273</text:p>
          </table:table-cell>
          <table:table-cell office:value-type="string">
            <text:p>La Ville-aux-Dam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266">
            <text:p>37266</text:p>
          </table:table-cell>
          <table:table-cell office:value-type="string">
            <text:p>Veigné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267">
            <text:p>37267</text:p>
          </table:table-cell>
          <table:table-cell office:value-type="string">
            <text:p>Véretz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7261">
            <text:p>37261</text:p>
          </table:table-cell>
          <table:table-cell office:value-type="string">
            <text:p>Tours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string">
            <text:p>Les Abret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05">
            <text:p>38005</text:p>
          </table:table-cell>
          <table:table-cell office:value-type="string">
            <text:p>Allemon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06">
            <text:p>38006</text:p>
          </table:table-cell>
          <table:table-cell office:value-type="string">
            <text:p>Allevar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08">
            <text:p>38008</text:p>
          </table:table-cell>
          <table:table-cell office:value-type="string">
            <text:p>Ambe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12">
            <text:p>38012</text:p>
          </table:table-cell>
          <table:table-cell office:value-type="string">
            <text:p>Ao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21">
            <text:p>38021</text:p>
          </table:table-cell>
          <table:table-cell office:value-type="string">
            <text:p>Autra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28">
            <text:p>38028</text:p>
          </table:table-cell>
          <table:table-cell office:value-type="string">
            <text:p>La Bâtie-Divis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35">
            <text:p>38035</text:p>
          </table:table-cell>
          <table:table-cell office:value-type="string">
            <text:p>Beauvoir-de-Mar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38">
            <text:p>38038</text:p>
          </table:table-cell>
          <table:table-cell office:value-type="string">
            <text:p>Belmo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39">
            <text:p>38039</text:p>
          </table:table-cell>
          <table:table-cell office:value-type="string">
            <text:p>Bern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43">
            <text:p>38043</text:p>
          </table:table-cell>
          <table:table-cell office:value-type="string">
            <text:p>Bil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44">
            <text:p>38044</text:p>
          </table:table-cell>
          <table:table-cell office:value-type="string">
            <text:p>Bi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45">
            <text:p>38045</text:p>
          </table:table-cell>
          <table:table-cell office:value-type="string">
            <text:p>Bivi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48">
            <text:p>38048</text:p>
          </table:table-cell>
          <table:table-cell office:value-type="string">
            <text:p>Bonnefam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53">
            <text:p>38053</text:p>
          </table:table-cell>
          <table:table-cell office:value-type="string">
            <text:p>Bourgoin-Jallieu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58">
            <text:p>38058</text:p>
          </table:table-cell>
          <table:table-cell office:value-type="string">
            <text:p>Bréz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59">
            <text:p>38059</text:p>
          </table:table-cell>
          <table:table-cell office:value-type="string">
            <text:p>Brié-et-Angon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62">
            <text:p>38062</text:p>
          </table:table-cell>
          <table:table-cell office:value-type="string">
            <text:p>La Buissiè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64">
            <text:p>38064</text:p>
          </table:table-cell>
          <table:table-cell office:value-type="string">
            <text:p>Cess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65">
            <text:p>38065</text:p>
          </table:table-cell>
          <table:table-cell office:value-type="string">
            <text:p>Châbo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67">
            <text:p>38067</text:p>
          </table:table-cell>
          <table:table-cell office:value-type="string">
            <text:p>Chamagn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71">
            <text:p>38071</text:p>
          </table:table-cell>
          <table:table-cell office:value-type="string">
            <text:p>Champ-sur-Dr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67">
            <text:p>38567</text:p>
          </table:table-cell>
          <table:table-cell office:value-type="string">
            <text:p>Chamrous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75">
            <text:p>38075</text:p>
          </table:table-cell>
          <table:table-cell office:value-type="string">
            <text:p>Chapareill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81">
            <text:p>38081</text:p>
          </table:table-cell>
          <table:table-cell office:value-type="string">
            <text:p>Charantonn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84">
            <text:p>38084</text:p>
          </table:table-cell>
          <table:table-cell office:value-type="string">
            <text:p>Charnècl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85">
            <text:p>38085</text:p>
          </table:table-cell>
          <table:table-cell office:value-type="string">
            <text:p>Charvieu-Chavagne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8087">
            <text:p>38087</text:p>
          </table:table-cell>
          <table:table-cell office:value-type="string">
            <text:p>Chasse-sur-Rh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94">
            <text:p>38094</text:p>
          </table:table-cell>
          <table:table-cell office:value-type="string">
            <text:p>Châtonn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95">
            <text:p>38095</text:p>
          </table:table-cell>
          <table:table-cell office:value-type="string">
            <text:p>Chat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97">
            <text:p>38097</text:p>
          </table:table-cell>
          <table:table-cell office:value-type="string">
            <text:p>Chavanoz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00">
            <text:p>38100</text:p>
          </table:table-cell>
          <table:table-cell office:value-type="string">
            <text:p>Le Cheyl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Chire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10">
            <text:p>38110</text:p>
          </table:table-cell>
          <table:table-cell office:value-type="string">
            <text:p>Chuzelles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8111">
            <text:p>38111</text:p>
          </table:table-cell>
          <table:table-cell office:value-type="string">
            <text:p>Claix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118">
            <text:p>38118</text:p>
          </table:table-cell>
          <table:table-cell office:value-type="string">
            <text:p>Colomb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24">
            <text:p>38124</text:p>
          </table:table-cell>
          <table:table-cell office:value-type="string">
            <text:p>Corbel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26">
            <text:p>38126</text:p>
          </table:table-cell>
          <table:table-cell office:value-type="string">
            <text:p>Coren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130">
            <text:p>38130</text:p>
          </table:table-cell>
          <table:table-cell office:value-type="string">
            <text:p>La Côte-Saint-André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38">
            <text:p>38138</text:p>
          </table:table-cell>
          <table:table-cell office:value-type="string">
            <text:p>Crémie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140">
            <text:p>38140</text:p>
          </table:table-cell>
          <table:table-cell office:value-type="string">
            <text:p>Crolle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44">
            <text:p>38144</text:p>
          </table:table-cell>
          <table:table-cell office:value-type="string">
            <text:p>Diémoz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48">
            <text:p>38148</text:p>
          </table:table-cell>
          <table:table-cell office:value-type="string">
            <text:p>Dolom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50">
            <text:p>38150</text:p>
          </table:table-cell>
          <table:table-cell office:value-type="string">
            <text:p>Domèn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151">
            <text:p>38151</text:p>
          </table:table-cell>
          <table:table-cell office:value-type="string">
            <text:p>Échirolles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157">
            <text:p>38157</text:p>
          </table:table-cell>
          <table:table-cell office:value-type="string">
            <text:p>Estrabl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58">
            <text:p>38158</text:p>
          </table:table-cell>
          <table:table-cell office:value-type="string">
            <text:p>Eybens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59">
            <text:p>38159</text:p>
          </table:table-cell>
          <table:table-cell office:value-type="string">
            <text:p>Eydoch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69">
            <text:p>38169</text:p>
          </table:table-cell>
          <table:table-cell office:value-type="string">
            <text:p>Fontain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75">
            <text:p>38175</text:p>
          </table:table-cell>
          <table:table-cell office:value-type="string">
            <text:p>Frog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76">
            <text:p>38176</text:p>
          </table:table-cell>
          <table:table-cell office:value-type="string">
            <text:p>Fronton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79">
            <text:p>38179</text:p>
          </table:table-cell>
          <table:table-cell office:value-type="string">
            <text:p>Gière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82">
            <text:p>38182</text:p>
          </table:table-cell>
          <table:table-cell office:value-type="string">
            <text:p>Le Grand-Lemp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185">
            <text:p>38185</text:p>
          </table:table-cell>
          <table:table-cell office:value-type="string">
            <text:p>Grenoble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186">
            <text:p>38186</text:p>
          </table:table-cell>
          <table:table-cell office:value-type="string">
            <text:p>Gresse-en-Verc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87">
            <text:p>38187</text:p>
          </table:table-cell>
          <table:table-cell office:value-type="string">
            <text:p>Le Gu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89">
            <text:p>38189</text:p>
          </table:table-cell>
          <table:table-cell office:value-type="string">
            <text:p>Heyrie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191">
            <text:p>38191</text:p>
          </table:table-cell>
          <table:table-cell office:value-type="string">
            <text:p>Huez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93">
            <text:p>38193</text:p>
          </table:table-cell>
          <table:table-cell office:value-type="string">
            <text:p>L'Isle-d'Abeau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94">
            <text:p>38194</text:p>
          </table:table-cell>
          <table:table-cell office:value-type="string">
            <text:p>Izea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98">
            <text:p>38198</text:p>
          </table:table-cell>
          <table:table-cell office:value-type="string">
            <text:p>Jarc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00">
            <text:p>38200</text:p>
          </table:table-cell>
          <table:table-cell office:value-type="string">
            <text:p>Jarri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05">
            <text:p>38205</text:p>
          </table:table-cell>
          <table:table-cell office:value-type="string">
            <text:p>Lans-en-Verco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12">
            <text:p>38212</text:p>
          </table:table-cell>
          <table:table-cell office:value-type="string">
            <text:p>Livet-et-Gav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18">
            <text:p>38218</text:p>
          </table:table-cell>
          <table:table-cell office:value-type="string">
            <text:p>Marcillo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26">
            <text:p>38226</text:p>
          </table:table-cell>
          <table:table-cell office:value-type="string">
            <text:p>Me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29">
            <text:p>38229</text:p>
          </table:table-cell>
          <table:table-cell office:value-type="string">
            <text:p>Meyla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36">
            <text:p>38236</text:p>
          </table:table-cell>
          <table:table-cell office:value-type="string">
            <text:p>Miribel-les-Échell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39">
            <text:p>38239</text:p>
          </table:table-cell>
          <table:table-cell office:value-type="string">
            <text:p>Moiran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42">
            <text:p>38242</text:p>
          </table:table-cell>
          <table:table-cell office:value-type="string">
            <text:p>Monestier-de-Clerm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47">
            <text:p>38247</text:p>
          </table:table-cell>
          <table:table-cell office:value-type="string">
            <text:p>Montalieu-Vercieu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Montbonnot-Saint-Mart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53">
            <text:p>38253</text:p>
          </table:table-cell>
          <table:table-cell office:value-type="string">
            <text:p>Mont-de-Lan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54">
            <text:p>38254</text:p>
          </table:table-cell>
          <table:table-cell office:value-type="string">
            <text:p>Monteynar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59">
            <text:p>38259</text:p>
          </table:table-cell>
          <table:table-cell office:value-type="string">
            <text:p>Montsevero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61">
            <text:p>38261</text:p>
          </table:table-cell>
          <table:table-cell office:value-type="string">
            <text:p>Morest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69">
            <text:p>38269</text:p>
          </table:table-cell>
          <table:table-cell office:value-type="string">
            <text:p>La Mur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81">
            <text:p>38281</text:p>
          </table:table-cell>
          <table:table-cell office:value-type="string">
            <text:p>Noyare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89">
            <text:p>38289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91">
            <text:p>38291</text:p>
          </table:table-cell>
          <table:table-cell office:value-type="string">
            <text:p>Paj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92">
            <text:p>38292</text:p>
          </table:table-cell>
          <table:table-cell office:value-type="string">
            <text:p>Paladru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97">
            <text:p>38297</text:p>
          </table:table-cell>
          <table:table-cell office:value-type="string">
            <text:p>Passi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98">
            <text:p>38298</text:p>
          </table:table-cell>
          <table:table-cell office:value-type="string">
            <text:p>Le Péage-de-Roussill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99">
            <text:p>38299</text:p>
          </table:table-cell>
          <table:table-cell office:value-type="string">
            <text:p>Pellaf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09">
            <text:p>38309</text:p>
          </table:table-cell>
          <table:table-cell office:value-type="string">
            <text:p>Pois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312">
            <text:p>38312</text:p>
          </table:table-cell>
          <table:table-cell office:value-type="string">
            <text:p>Pommiers-la-Placet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14">
            <text:p>38314</text:p>
          </table:table-cell>
          <table:table-cell office:value-type="string">
            <text:p>Pontcharr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15">
            <text:p>38315</text:p>
          </table:table-cell>
          <table:table-cell office:value-type="string">
            <text:p>Le Pont-de-Beauvois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16">
            <text:p>38316</text:p>
          </table:table-cell>
          <table:table-cell office:value-type="string">
            <text:p>Pont-de-Chéru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17">
            <text:p>38317</text:p>
          </table:table-cell>
          <table:table-cell office:value-type="string">
            <text:p>Le Pont-de-Claix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318">
            <text:p>38318</text:p>
          </table:table-cell>
          <table:table-cell office:value-type="string">
            <text:p>Pont-Évêqu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21">
            <text:p>38321</text:p>
          </table:table-cell>
          <table:table-cell office:value-type="string">
            <text:p>Préb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32">
            <text:p>38332</text:p>
          </table:table-cell>
          <table:table-cell office:value-type="string">
            <text:p>Renag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337">
            <text:p>38337</text:p>
          </table:table-cell>
          <table:table-cell office:value-type="string">
            <text:p>Riv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344">
            <text:p>38344</text:p>
          </table:table-cell>
          <table:table-cell office:value-type="string">
            <text:p>Roussillo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47">
            <text:p>38347</text:p>
          </table:table-cell>
          <table:table-cell office:value-type="string">
            <text:p>Royb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48">
            <text:p>38348</text:p>
          </table:table-cell>
          <table:table-cell office:value-type="string">
            <text:p>Ru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68">
            <text:p>38468</text:p>
          </table:table-cell>
          <table:table-cell office:value-type="string">
            <text:p>Salaise-sur-Sa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474">
            <text:p>38474</text:p>
          </table:table-cell>
          <table:table-cell office:value-type="string">
            <text:p>Sassenag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483">
            <text:p>38483</text:p>
          </table:table-cell>
          <table:table-cell office:value-type="string">
            <text:p>Sermér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84">
            <text:p>38484</text:p>
          </table:table-cell>
          <table:table-cell office:value-type="string">
            <text:p>Serpaiz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85">
            <text:p>38485</text:p>
          </table:table-cell>
          <table:table-cell office:value-type="string">
            <text:p>Seyssinet-Parise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486">
            <text:p>38486</text:p>
          </table:table-cell>
          <table:table-cell office:value-type="string">
            <text:p>Seyssin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Seyssue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88">
            <text:p>38488</text:p>
          </table:table-cell>
          <table:table-cell office:value-type="string">
            <text:p>Siccieu-Saint-Julien-et-Caris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94">
            <text:p>38494</text:p>
          </table:table-cell>
          <table:table-cell office:value-type="string">
            <text:p>Soleym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96">
            <text:p>38496</text:p>
          </table:table-cell>
          <table:table-cell office:value-type="string">
            <text:p>Sonn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99">
            <text:p>38499</text:p>
          </table:table-cell>
          <table:table-cell office:value-type="string">
            <text:p>Sus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04">
            <text:p>38504</text:p>
          </table:table-cell>
          <table:table-cell office:value-type="string">
            <text:p>They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07">
            <text:p>38507</text:p>
          </table:table-cell>
          <table:table-cell office:value-type="string">
            <text:p>Tignieu-Jameyzie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509">
            <text:p>38509</text:p>
          </table:table-cell>
          <table:table-cell office:value-type="string">
            <text:p>La Tour-du-Pi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13">
            <text:p>38513</text:p>
          </table:table-cell>
          <table:table-cell office:value-type="string">
            <text:p>Treffor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15">
            <text:p>38515</text:p>
          </table:table-cell>
          <table:table-cell office:value-type="string">
            <text:p>Trep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16">
            <text:p>38516</text:p>
          </table:table-cell>
          <table:table-cell office:value-type="string">
            <text:p>La Tronch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17">
            <text:p>38517</text:p>
          </table:table-cell>
          <table:table-cell office:value-type="string">
            <text:p>Tulli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24">
            <text:p>38524</text:p>
          </table:table-cell>
          <table:table-cell office:value-type="string">
            <text:p>Varces-Allières-et-Riss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28">
            <text:p>38528</text:p>
          </table:table-cell>
          <table:table-cell office:value-type="string">
            <text:p>Vaulnaveys-le-Ba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29">
            <text:p>38529</text:p>
          </table:table-cell>
          <table:table-cell office:value-type="string">
            <text:p>Vaulnaveys-le-Hau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30">
            <text:p>38530</text:p>
          </table:table-cell>
          <table:table-cell office:value-type="string">
            <text:p>Vaulx-Milie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34">
            <text:p>38534</text:p>
          </table:table-cell>
          <table:table-cell office:value-type="string">
            <text:p>Vénos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37">
            <text:p>38537</text:p>
          </table:table-cell>
          <table:table-cell office:value-type="string">
            <text:p>La Verpilli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38">
            <text:p>38538</text:p>
          </table:table-cell>
          <table:table-cell office:value-type="string">
            <text:p>Le Versou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39">
            <text:p>38539</text:p>
          </table:table-cell>
          <table:table-cell office:value-type="string">
            <text:p>Vertr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40">
            <text:p>38540</text:p>
          </table:table-cell>
          <table:table-cell office:value-type="string">
            <text:p>Veurey-Voroiz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43">
            <text:p>38543</text:p>
          </table:table-cell>
          <table:table-cell office:value-type="string">
            <text:p>Vézeronce-Curt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44">
            <text:p>38544</text:p>
          </table:table-cell>
          <table:table-cell office:value-type="string">
            <text:p>Vienn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8545">
            <text:p>38545</text:p>
          </table:table-cell>
          <table:table-cell office:value-type="string">
            <text:p>Vi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47">
            <text:p>38547</text:p>
          </table:table-cell>
          <table:table-cell office:value-type="string">
            <text:p>Villard-Bonno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48">
            <text:p>38548</text:p>
          </table:table-cell>
          <table:table-cell office:value-type="string">
            <text:p>Villard-de-Lan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53">
            <text:p>38553</text:p>
          </table:table-cell>
          <table:table-cell office:value-type="string">
            <text:p>Villefontaine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57">
            <text:p>38557</text:p>
          </table:table-cell>
          <table:table-cell office:value-type="string">
            <text:p>Villette-d'Anth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58">
            <text:p>38558</text:p>
          </table:table-cell>
          <table:table-cell office:value-type="string">
            <text:p>Villette-de-Vien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59">
            <text:p>38559</text:p>
          </table:table-cell>
          <table:table-cell office:value-type="string">
            <text:p>Vin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562">
            <text:p>38562</text:p>
          </table:table-cell>
          <table:table-cell office:value-type="string">
            <text:p>Viz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563">
            <text:p>38563</text:p>
          </table:table-cell>
          <table:table-cell office:value-type="string">
            <text:p>Voir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65">
            <text:p>38565</text:p>
          </table:table-cell>
          <table:table-cell office:value-type="string">
            <text:p>Vorepp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374">
            <text:p>38374</text:p>
          </table:table-cell>
          <table:table-cell office:value-type="string">
            <text:p>Saint-Che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378">
            <text:p>38378</text:p>
          </table:table-cell>
          <table:table-cell office:value-type="string">
            <text:p>Saint-Clair-du-Rh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377">
            <text:p>38377</text:p>
          </table:table-cell>
          <table:table-cell office:value-type="string">
            <text:p>Saint-Clair-de-la-Tou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82">
            <text:p>38382</text:p>
          </table:table-cell>
          <table:table-cell office:value-type="string">
            <text:p>Saint-Égrève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84">
            <text:p>38384</text:p>
          </table:table-cell>
          <table:table-cell office:value-type="string">
            <text:p>Saint-Étienne-de-Saint-Geoir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89">
            <text:p>38389</text:p>
          </table:table-cell>
          <table:table-cell office:value-type="string">
            <text:p>Saint-Georges-d'Espéranch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97">
            <text:p>38397</text:p>
          </table:table-cell>
          <table:table-cell office:value-type="string">
            <text:p>Saint-Ism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99">
            <text:p>38399</text:p>
          </table:table-cell>
          <table:table-cell office:value-type="string">
            <text:p>Saint-Jean-de-Bourna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408">
            <text:p>38408</text:p>
          </table:table-cell>
          <table:table-cell office:value-type="string">
            <text:p>Saint-Just-Chaleyss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09">
            <text:p>38409</text:p>
          </table:table-cell>
          <table:table-cell office:value-type="string">
            <text:p>Saint-Just-de-Clai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12">
            <text:p>38412</text:p>
          </table:table-cell>
          <table:table-cell office:value-type="string">
            <text:p>Saint-Laurent-du-Po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16">
            <text:p>38416</text:p>
          </table:table-cell>
          <table:table-cell office:value-type="string">
            <text:p>Saint-Marcelli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8421">
            <text:p>38421</text:p>
          </table:table-cell>
          <table:table-cell office:value-type="string">
            <text:p>Saint-Martin-d'Hère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22">
            <text:p>38422</text:p>
          </table:table-cell>
          <table:table-cell office:value-type="string">
            <text:p>Saint-Martin-d'Uriag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423">
            <text:p>38423</text:p>
          </table:table-cell>
          <table:table-cell office:value-type="string">
            <text:p>Saint-Martin-le-Vinou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8425">
            <text:p>38425</text:p>
          </table:table-cell>
          <table:table-cell office:value-type="string">
            <text:p>Saint-Maurice-l'Exi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431">
            <text:p>38431</text:p>
          </table:table-cell>
          <table:table-cell office:value-type="string">
            <text:p>Saint-Nazaire-les-Eym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39">
            <text:p>38439</text:p>
          </table:table-cell>
          <table:table-cell office:value-type="string">
            <text:p>Saint-Pierre-d'Allev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445">
            <text:p>38445</text:p>
          </table:table-cell>
          <table:table-cell office:value-type="string">
            <text:p>Saint-Pierre-de-Mésag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49">
            <text:p>38449</text:p>
          </table:table-cell>
          <table:table-cell office:value-type="string">
            <text:p>Saint-Quentin-Fallavie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451">
            <text:p>38451</text:p>
          </table:table-cell>
          <table:table-cell office:value-type="string">
            <text:p>Saint-Romain-de-Jalion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55">
            <text:p>38455</text:p>
          </table:table-cell>
          <table:table-cell office:value-type="string">
            <text:p>Saint-Sav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57">
            <text:p>38457</text:p>
          </table:table-cell>
          <table:table-cell office:value-type="string">
            <text:p>Saint-Siméon-de-Bressi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65">
            <text:p>38465</text:p>
          </table:table-cell>
          <table:table-cell office:value-type="string">
            <text:p>Saint-Victor-de-Moreste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64">
            <text:p>38464</text:p>
          </table:table-cell>
          <table:table-cell office:value-type="string">
            <text:p>Saint-Victor-de-Cessie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66">
            <text:p>38466</text:p>
          </table:table-cell>
          <table:table-cell office:value-type="string">
            <text:p>Saint-Vincent-de-Mercuz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string">
            <text:p>Abergement-la-Ronc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9013">
            <text:p>39013</text:p>
          </table:table-cell>
          <table:table-cell office:value-type="string">
            <text:p>Arboi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9097">
            <text:p>39097</text:p>
          </table:table-cell>
          <table:table-cell office:value-type="string">
            <text:p>Champagno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9198">
            <text:p>39198</text:p>
          </table:table-cell>
          <table:table-cell office:value-type="string">
            <text:p>Dole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9235">
            <text:p>39235</text:p>
          </table:table-cell>
          <table:table-cell office:value-type="string">
            <text:p>Fraisa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00">
            <text:p>39300</text:p>
          </table:table-cell>
          <table:table-cell office:value-type="string">
            <text:p>Lons-le-Saunie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68">
            <text:p>39368</text:p>
          </table:table-cell>
          <table:table-cell office:value-type="string">
            <text:p>Morez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9434">
            <text:p>39434</text:p>
          </table:table-cell>
          <table:table-cell office:value-type="string">
            <text:p>Polign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9470">
            <text:p>39470</text:p>
          </table:table-cell>
          <table:table-cell office:value-type="string">
            <text:p>Les Rouss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9476">
            <text:p>39476</text:p>
          </table:table-cell>
          <table:table-cell office:value-type="string">
            <text:p>Saint-Aub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9478">
            <text:p>39478</text:p>
          </table:table-cell>
          <table:table-cell office:value-type="string">
            <text:p>Saint-Claud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9500">
            <text:p>39500</text:p>
          </table:table-cell>
          <table:table-cell office:value-type="string">
            <text:p>Salins-les-Bai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9526">
            <text:p>39526</text:p>
          </table:table-cell>
          <table:table-cell office:value-type="string">
            <text:p>Tava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0001">
            <text:p>40001</text:p>
          </table:table-cell>
          <table:table-cell office:value-type="string">
            <text:p>Aire-sur-l'Ado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31">
            <text:p>40031</text:p>
          </table:table-cell>
          <table:table-cell office:value-type="string">
            <text:p>Bégaa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46">
            <text:p>40046</text:p>
          </table:table-cell>
          <table:table-cell office:value-type="string">
            <text:p>Biscarross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5">
            <text:p>40065</text:p>
          </table:table-cell>
          <table:table-cell office:value-type="string">
            <text:p>Capbret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7">
            <text:p>40067</text:p>
          </table:table-cell>
          <table:table-cell office:value-type="string">
            <text:p>Carcen-Pons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75">
            <text:p>40075</text:p>
          </table:table-cell>
          <table:table-cell office:value-type="string">
            <text:p>Caste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88">
            <text:p>40088</text:p>
          </table:table-cell>
          <table:table-cell office:value-type="string">
            <text:p>Dax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094">
            <text:p>40094</text:p>
          </table:table-cell>
          <table:table-cell office:value-type="string">
            <text:p>Escour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02">
            <text:p>40102</text:p>
          </table:table-cell>
          <table:table-cell office:value-type="string">
            <text:p>Gabarr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108">
            <text:p>40108</text:p>
          </table:table-cell>
          <table:table-cell office:value-type="string">
            <text:p>Gast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0117">
            <text:p>40117</text:p>
          </table:table-cell>
          <table:table-cell office:value-type="string">
            <text:p>Grenade-sur-l'Adou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119">
            <text:p>40119</text:p>
          </table:table-cell>
          <table:table-cell office:value-type="string">
            <text:p>Hagetma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133">
            <text:p>40133</text:p>
          </table:table-cell>
          <table:table-cell office:value-type="string">
            <text:p>Laben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34">
            <text:p>40134</text:p>
          </table:table-cell>
          <table:table-cell office:value-type="string">
            <text:p>Labouhey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50">
            <text:p>40150</text:p>
          </table:table-cell>
          <table:table-cell office:value-type="string">
            <text:p>Lé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155">
            <text:p>40155</text:p>
          </table:table-cell>
          <table:table-cell office:value-type="string">
            <text:p>Linx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0157">
            <text:p>40157</text:p>
          </table:table-cell>
          <table:table-cell office:value-type="string">
            <text:p>Lit-et-Mix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181">
            <text:p>40181</text:p>
          </table:table-cell>
          <table:table-cell office:value-type="string">
            <text:p>Messang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84">
            <text:p>40184</text:p>
          </table:table-cell>
          <table:table-cell office:value-type="string">
            <text:p>Mimiz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87">
            <text:p>40187</text:p>
          </table:table-cell>
          <table:table-cell office:value-type="string">
            <text:p>Moliets-et-Ma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92">
            <text:p>40192</text:p>
          </table:table-cell>
          <table:table-cell office:value-type="string">
            <text:p>Mont-de-Marsa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97">
            <text:p>40197</text:p>
          </table:table-cell>
          <table:table-cell office:value-type="string">
            <text:p>Morcenx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09">
            <text:p>40209</text:p>
          </table:table-cell>
          <table:table-cell office:value-type="string">
            <text:p>Ondr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Parentis-en-Bor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224">
            <text:p>40224</text:p>
          </table:table-cell>
          <table:table-cell office:value-type="string">
            <text:p>Peyrehora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230">
            <text:p>40230</text:p>
          </table:table-cell>
          <table:table-cell office:value-type="string">
            <text:p>Pontonx-sur-l'Adou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243">
            <text:p>40243</text:p>
          </table:table-cell>
          <table:table-cell office:value-type="string">
            <text:p>Rion-des-Land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261">
            <text:p>40261</text:p>
          </table:table-cell>
          <table:table-cell office:value-type="string">
            <text:p>Saint-Geours-de-Marem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266">
            <text:p>40266</text:p>
          </table:table-cell>
          <table:table-cell office:value-type="string">
            <text:p>Saint-Julien-en-Bor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279">
            <text:p>40279</text:p>
          </table:table-cell>
          <table:table-cell office:value-type="string">
            <text:p>Saint-Paul-lès-Dax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282">
            <text:p>40282</text:p>
          </table:table-cell>
          <table:table-cell office:value-type="string">
            <text:p>Saint-Sev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0283">
            <text:p>40283</text:p>
          </table:table-cell>
          <table:table-cell office:value-type="string">
            <text:p>Saint-Vincent-de-Pau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84">
            <text:p>40284</text:p>
          </table:table-cell>
          <table:table-cell office:value-type="string">
            <text:p>Saint-Vincent-de-Tyross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287">
            <text:p>40287</text:p>
          </table:table-cell>
          <table:table-cell office:value-type="string">
            <text:p>Sanguine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93">
            <text:p>40293</text:p>
          </table:table-cell>
          <table:table-cell office:value-type="string">
            <text:p>Saubus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96">
            <text:p>40296</text:p>
          </table:table-cell>
          <table:table-cell office:value-type="string">
            <text:p>Seignoss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304">
            <text:p>40304</text:p>
          </table:table-cell>
          <table:table-cell office:value-type="string">
            <text:p>Soorts-Hossegor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310">
            <text:p>40310</text:p>
          </table:table-cell>
          <table:table-cell office:value-type="string">
            <text:p>Soustons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12">
            <text:p>40312</text:p>
          </table:table-cell>
          <table:table-cell office:value-type="string">
            <text:p>Tarnos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313">
            <text:p>40313</text:p>
          </table:table-cell>
          <table:table-cell office:value-type="string">
            <text:p>Tart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326">
            <text:p>40326</text:p>
          </table:table-cell>
          <table:table-cell office:value-type="string">
            <text:p>Vielle-Saint-Giro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0328">
            <text:p>40328</text:p>
          </table:table-cell>
          <table:table-cell office:value-type="string">
            <text:p>Vieux-Boucau-les-Bai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18">
            <text:p>41018</text:p>
          </table:table-cell>
          <table:table-cell office:value-type="string">
            <text:p>Blois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1047">
            <text:p>41047</text:p>
          </table:table-cell>
          <table:table-cell office:value-type="string">
            <text:p>La Chaussée-Saint-Vi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1059">
            <text:p>41059</text:p>
          </table:table-cell>
          <table:table-cell office:value-type="string">
            <text:p>Contr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1212">
            <text:p>41212</text:p>
          </table:table-cell>
          <table:table-cell office:value-type="string">
            <text:p>Saint-Gervais-la-Forê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1242">
            <text:p>41242</text:p>
          </table:table-cell>
          <table:table-cell office:value-type="string">
            <text:p>Selles-sur-Ch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1269">
            <text:p>41269</text:p>
          </table:table-cell>
          <table:table-cell office:value-type="string">
            <text:p>Vendôm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1295">
            <text:p>41295</text:p>
          </table:table-cell>
          <table:table-cell office:value-type="string">
            <text:p>Vineui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005">
            <text:p>42005</text:p>
          </table:table-cell>
          <table:table-cell office:value-type="string">
            <text:p>Andrézieux-Bouthéo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019">
            <text:p>42019</text:p>
          </table:table-cell>
          <table:table-cell office:value-type="string">
            <text:p>Boën-sur-Lign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22">
            <text:p>42022</text:p>
          </table:table-cell>
          <table:table-cell office:value-type="string">
            <text:p>Bons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052">
            <text:p>42052</text:p>
          </table:table-cell>
          <table:table-cell office:value-type="string">
            <text:p>Charlie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59">
            <text:p>42059</text:p>
          </table:table-cell>
          <table:table-cell office:value-type="string">
            <text:p>Chazelles-sur-Ly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094">
            <text:p>42094</text:p>
          </table:table-cell>
          <table:table-cell office:value-type="string">
            <text:p>F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95">
            <text:p>42095</text:p>
          </table:table-cell>
          <table:table-cell office:value-type="string">
            <text:p>Firminy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25">
            <text:p>42225</text:p>
          </table:table-cell>
          <table:table-cell office:value-type="string">
            <text:p>Genil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110">
            <text:p>42110</text:p>
          </table:table-cell>
          <table:table-cell office:value-type="string">
            <text:p>L'Horm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2123">
            <text:p>42123</text:p>
          </table:table-cell>
          <table:table-cell office:value-type="string">
            <text:p>Loret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44">
            <text:p>42044</text:p>
          </table:table-cell>
          <table:table-cell office:value-type="string">
            <text:p>Le Chambon-Feugeroll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2071">
            <text:p>42071</text:p>
          </table:table-cell>
          <table:table-cell office:value-type="string">
            <text:p>Le Cote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147">
            <text:p>42147</text:p>
          </table:table-cell>
          <table:table-cell office:value-type="string">
            <text:p>Montbris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149">
            <text:p>42149</text:p>
          </table:table-cell>
          <table:table-cell office:value-type="string">
            <text:p>Montrond-les-Ba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159">
            <text:p>42159</text:p>
          </table:table-cell>
          <table:table-cell office:value-type="string">
            <text:p>Noiré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68">
            <text:p>42168</text:p>
          </table:table-cell>
          <table:table-cell office:value-type="string">
            <text:p>Péluss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169">
            <text:p>42169</text:p>
          </table:table-cell>
          <table:table-cell office:value-type="string">
            <text:p>Périgneux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2170">
            <text:p>42170</text:p>
          </table:table-cell>
          <table:table-cell office:value-type="string">
            <text:p>Perr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77">
            <text:p>42177</text:p>
          </table:table-cell>
          <table:table-cell office:value-type="string">
            <text:p>Pouilly-sous-Charlieu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182">
            <text:p>42182</text:p>
          </table:table-cell>
          <table:table-cell office:value-type="string">
            <text:p>Renais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183">
            <text:p>42183</text:p>
          </table:table-cell>
          <table:table-cell office:value-type="string">
            <text:p>La Ricamari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184">
            <text:p>42184</text:p>
          </table:table-cell>
          <table:table-cell office:value-type="string">
            <text:p>Riorg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186">
            <text:p>42186</text:p>
          </table:table-cell>
          <table:table-cell office:value-type="string">
            <text:p>Rive-de-Gi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2187">
            <text:p>42187</text:p>
          </table:table-cell>
          <table:table-cell office:value-type="string">
            <text:p>Roann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2189">
            <text:p>42189</text:p>
          </table:table-cell>
          <table:table-cell office:value-type="string">
            <text:p>Roche-la-Moliè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2302">
            <text:p>42302</text:p>
          </table:table-cell>
          <table:table-cell office:value-type="string">
            <text:p>Sorbier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2204">
            <text:p>42204</text:p>
          </table:table-cell>
          <table:table-cell office:value-type="string">
            <text:p>Saint-Bonnet-le-Châte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2207">
            <text:p>42207</text:p>
          </table:table-cell>
          <table:table-cell office:value-type="string">
            <text:p>Saint-Chamond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2218">
            <text:p>42218</text:p>
          </table:table-cell>
          <table:table-cell office:value-type="string">
            <text:p>Saint-Étienne</text:p>
          </table:table-cell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222">
            <text:p>42222</text:p>
          </table:table-cell>
          <table:table-cell office:value-type="string">
            <text:p>Saint-Galmie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223">
            <text:p>42223</text:p>
          </table:table-cell>
          <table:table-cell office:value-type="string">
            <text:p>Saint-Genest-Lerp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234">
            <text:p>42234</text:p>
          </table:table-cell>
          <table:table-cell office:value-type="string">
            <text:p>Saint-Hé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237">
            <text:p>42237</text:p>
          </table:table-cell>
          <table:table-cell office:value-type="string">
            <text:p>Saint-Jean-Bonnefond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279">
            <text:p>42279</text:p>
          </table:table-cell>
          <table:table-cell office:value-type="string">
            <text:p>Saint-Just-Saint-Ramber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2256">
            <text:p>42256</text:p>
          </table:table-cell>
          <table:table-cell office:value-type="string">
            <text:p>Saint-Marcellin-en-Forez</text:p>
          </table:table-cell>
          <table:table-cell office:value-type="string">
            <text:p>2,75 *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2259">
            <text:p>42259</text:p>
          </table:table-cell>
          <table:table-cell office:value-type="string">
            <text:p>Saint-Martin-la-Pla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271">
            <text:p>42271</text:p>
          </table:table-cell>
          <table:table-cell office:value-type="string">
            <text:p>Saint-Paul-en-Jare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275">
            <text:p>42275</text:p>
          </table:table-cell>
          <table:table-cell office:value-type="string">
            <text:p>Saint-Priest-en-Jarez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2285">
            <text:p>42285</text:p>
          </table:table-cell>
          <table:table-cell office:value-type="string">
            <text:p>Saint-Romain-le-Pu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304">
            <text:p>42304</text:p>
          </table:table-cell>
          <table:table-cell office:value-type="string">
            <text:p>Sury-le-Comta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305">
            <text:p>42305</text:p>
          </table:table-cell>
          <table:table-cell office:value-type="string">
            <text:p>La Talaudiè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316">
            <text:p>42316</text:p>
          </table:table-cell>
          <table:table-cell office:value-type="string">
            <text:p>Unie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323">
            <text:p>42323</text:p>
          </table:table-cell>
          <table:table-cell office:value-type="string">
            <text:p>Veauch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330">
            <text:p>42330</text:p>
          </table:table-cell>
          <table:table-cell office:value-type="string">
            <text:p>Villar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3012">
            <text:p>43012</text:p>
          </table:table-cell>
          <table:table-cell office:value-type="string">
            <text:p>Aurec-sur-Loi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020">
            <text:p>43020</text:p>
          </table:table-cell>
          <table:table-cell office:value-type="string">
            <text:p>Bas-en-Basse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25">
            <text:p>43025</text:p>
          </table:table-cell>
          <table:table-cell office:value-type="string">
            <text:p>Beauz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3040">
            <text:p>43040</text:p>
          </table:table-cell>
          <table:table-cell office:value-type="string">
            <text:p>Brioud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41">
            <text:p>43041</text:p>
          </table:table-cell>
          <table:table-cell office:value-type="string">
            <text:p>Brives-Charens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3080">
            <text:p>43080</text:p>
          </table:table-cell>
          <table:table-cell office:value-type="string">
            <text:p>Craponne-sur-Arz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3089">
            <text:p>43089</text:p>
          </table:table-cell>
          <table:table-cell office:value-type="string">
            <text:p>Espaly-Saint-Marc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12">
            <text:p>43112</text:p>
          </table:table-cell>
          <table:table-cell office:value-type="string">
            <text:p>Lange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3137">
            <text:p>43137</text:p>
          </table:table-cell>
          <table:table-cell office:value-type="string">
            <text:p>Monistrol-sur-Loir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3157">
            <text:p>43157</text:p>
          </table:table-cell>
          <table:table-cell office:value-type="string">
            <text:p>Le Puy-en-Velay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3251">
            <text:p>43251</text:p>
          </table:table-cell>
          <table:table-cell office:value-type="string">
            <text:p>Vals-près-le-Pu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3268">
            <text:p>43268</text:p>
          </table:table-cell>
          <table:table-cell office:value-type="string">
            <text:p>Yssingeaux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109">
            <text:p>44109</text:p>
          </table:table-cell>
          <table:table-cell office:value-type="string">
            <text:p>Nantes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71">
            <text:p>44071</text:p>
          </table:table-cell>
          <table:table-cell office:value-type="string">
            <text:p>Haute-Goula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41">
            <text:p>44041</text:p>
          </table:table-cell>
          <table:table-cell office:value-type="string">
            <text:p>La Chevroli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209">
            <text:p>44209</text:p>
          </table:table-cell>
          <table:table-cell office:value-type="string">
            <text:p>Treillièr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4215">
            <text:p>44215</text:p>
          </table:table-cell>
          <table:table-cell office:value-type="string">
            <text:p>Vertou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15">
            <text:p>44015</text:p>
          </table:table-cell>
          <table:table-cell office:value-type="string">
            <text:p>Blai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36">
            <text:p>44036</text:p>
          </table:table-cell>
          <table:table-cell office:value-type="string">
            <text:p>Châteaubrian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003">
            <text:p>44003</text:p>
          </table:table-cell>
          <table:table-cell office:value-type="string">
            <text:p>Ancen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29">
            <text:p>44129</text:p>
          </table:table-cell>
          <table:table-cell office:value-type="string">
            <text:p>Pontchâtea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113">
            <text:p>44113</text:p>
          </table:table-cell>
          <table:table-cell office:value-type="string">
            <text:p>Noz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43">
            <text:p>44043</text:p>
          </table:table-cell>
          <table:table-cell office:value-type="string">
            <text:p>Cliss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47">
            <text:p>44047</text:p>
          </table:table-cell>
          <table:table-cell office:value-type="string">
            <text:p>Couër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190">
            <text:p>44190</text:p>
          </table:table-cell>
          <table:table-cell office:value-type="string">
            <text:p>Saint-Sébastien-sur-Loir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01">
            <text:p>44201</text:p>
          </table:table-cell>
          <table:table-cell office:value-type="string">
            <text:p>Sucé-sur-Erd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35">
            <text:p>44035</text:p>
          </table:table-cell>
          <table:table-cell office:value-type="string">
            <text:p>La Chapelle-sur-Erdr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154">
            <text:p>44154</text:p>
          </table:table-cell>
          <table:table-cell office:value-type="string">
            <text:p>Saint-Brevin-les-Pin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87">
            <text:p>44087</text:p>
          </table:table-cell>
          <table:table-cell office:value-type="string">
            <text:p>Machecou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212">
            <text:p>44212</text:p>
          </table:table-cell>
          <table:table-cell office:value-type="string">
            <text:p>Valle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20">
            <text:p>44020</text:p>
          </table:table-cell>
          <table:table-cell office:value-type="string">
            <text:p>Bouguenai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69">
            <text:p>44069</text:p>
          </table:table-cell>
          <table:table-cell office:value-type="string">
            <text:p>Guérand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58">
            <text:p>44158</text:p>
          </table:table-cell>
          <table:table-cell office:value-type="string">
            <text:p>Saint-Étienne-de-Montlu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217">
            <text:p>44217</text:p>
          </table:table-cell>
          <table:table-cell office:value-type="string">
            <text:p>Vigneux-de-Bretag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45">
            <text:p>44045</text:p>
          </table:table-cell>
          <table:table-cell office:value-type="string">
            <text:p>Cordema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213">
            <text:p>44213</text:p>
          </table:table-cell>
          <table:table-cell office:value-type="string">
            <text:p>Varad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132">
            <text:p>44132</text:p>
          </table:table-cell>
          <table:table-cell office:value-type="string">
            <text:p>Porniche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110">
            <text:p>44110</text:p>
          </table:table-cell>
          <table:table-cell office:value-type="string">
            <text:p>Nort-sur-Erd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72">
            <text:p>44072</text:p>
          </table:table-cell>
          <table:table-cell office:value-type="string">
            <text:p>Herbign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175">
            <text:p>44175</text:p>
          </table:table-cell>
          <table:table-cell office:value-type="string">
            <text:p>Saint-Lyph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211">
            <text:p>44211</text:p>
          </table:table-cell>
          <table:table-cell office:value-type="string">
            <text:p>La Turbal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79">
            <text:p>44079</text:p>
          </table:table-cell>
          <table:table-cell office:value-type="string">
            <text:p>Le Landrea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Saint-Julien-de-Concell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029">
            <text:p>44029</text:p>
          </table:table-cell>
          <table:table-cell office:value-type="string">
            <text:p>La Chapelle-Basse-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26">
            <text:p>44026</text:p>
          </table:table-cell>
          <table:table-cell office:value-type="string">
            <text:p>Carquefou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55">
            <text:p>44055</text:p>
          </table:table-cell>
          <table:table-cell office:value-type="string">
            <text:p>La Baule-Escoublac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135">
            <text:p>44135</text:p>
          </table:table-cell>
          <table:table-cell office:value-type="string">
            <text:p>Le Pouligu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4103">
            <text:p>44103</text:p>
          </table:table-cell>
          <table:table-cell office:value-type="string">
            <text:p>Montoir-de-Bretag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210">
            <text:p>44210</text:p>
          </table:table-cell>
          <table:table-cell office:value-type="string">
            <text:p>Trign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21">
            <text:p>44021</text:p>
          </table:table-cell>
          <table:table-cell office:value-type="string">
            <text:p>Bourgneuf-en-Retz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4051">
            <text:p>44051</text:p>
          </table:table-cell>
          <table:table-cell office:value-type="string">
            <text:p>Derv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074">
            <text:p>44074</text:p>
          </table:table-cell>
          <table:table-cell office:value-type="string">
            <text:p>Ind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101">
            <text:p>44101</text:p>
          </table:table-cell>
          <table:table-cell office:value-type="string">
            <text:p>La Montag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186">
            <text:p>44186</text:p>
          </table:table-cell>
          <table:table-cell office:value-type="string">
            <text:p>Sainte-Paza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070">
            <text:p>44070</text:p>
          </table:table-cell>
          <table:table-cell office:value-type="string">
            <text:p>La Haie-Fouassi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114">
            <text:p>44114</text:p>
          </table:table-cell>
          <table:table-cell office:value-type="string">
            <text:p>Orvaul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168">
            <text:p>44168</text:p>
          </table:table-cell>
          <table:table-cell office:value-type="string">
            <text:p>Saint-Joachi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182">
            <text:p>44182</text:p>
          </table:table-cell>
          <table:table-cell office:value-type="string">
            <text:p>Saint-Michel-Chef-Che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10">
            <text:p>44010</text:p>
          </table:table-cell>
          <table:table-cell office:value-type="string">
            <text:p>Batz-sur-M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126">
            <text:p>44126</text:p>
          </table:table-cell>
          <table:table-cell office:value-type="string">
            <text:p>La Plaine-sur-M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4162">
            <text:p>44162</text:p>
          </table:table-cell>
          <table:table-cell office:value-type="string">
            <text:p>Saint-Herblain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018">
            <text:p>44018</text:p>
          </table:table-cell>
          <table:table-cell office:value-type="string">
            <text:p>Bouay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198">
            <text:p>44198</text:p>
          </table:table-cell>
          <table:table-cell office:value-type="string">
            <text:p>Les Sorinièr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028">
            <text:p>44028</text:p>
          </table:table-cell>
          <table:table-cell office:value-type="string">
            <text:p>Le Cel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4082">
            <text:p>44082</text:p>
          </table:table-cell>
          <table:table-cell office:value-type="string">
            <text:p>Lign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194">
            <text:p>44194</text:p>
          </table:table-cell>
          <table:table-cell office:value-type="string">
            <text:p>Sautr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172">
            <text:p>44172</text:p>
          </table:table-cell>
          <table:table-cell office:value-type="string">
            <text:p>Sainte-Luce-sur-Loir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004">
            <text:p>45004</text:p>
          </table:table-cell>
          <table:table-cell office:value-type="string">
            <text:p>Amilly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015">
            <text:p>45015</text:p>
          </table:table-cell>
          <table:table-cell office:value-type="string">
            <text:p>Autruy-sur-Ju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28">
            <text:p>45028</text:p>
          </table:table-cell>
          <table:table-cell office:value-type="string">
            <text:p>Beaugenc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029">
            <text:p>45029</text:p>
          </table:table-cell>
          <table:table-cell office:value-type="string">
            <text:p>Beaulieu-sur-Loi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31">
            <text:p>45031</text:p>
          </table:table-cell>
          <table:table-cell office:value-type="string">
            <text:p>Bellegard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34">
            <text:p>45034</text:p>
          </table:table-cell>
          <table:table-cell office:value-type="string">
            <text:p>Boigny-sur-Bio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035">
            <text:p>45035</text:p>
          </table:table-cell>
          <table:table-cell office:value-type="string">
            <text:p>Boiscommu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40">
            <text:p>45040</text:p>
          </table:table-cell>
          <table:table-cell office:value-type="string">
            <text:p>Bonny-sur-Loi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050">
            <text:p>45050</text:p>
          </table:table-cell>
          <table:table-cell office:value-type="string">
            <text:p>Boyn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54">
            <text:p>45054</text:p>
          </table:table-cell>
          <table:table-cell office:value-type="string">
            <text:p>Briarres-sur-Esson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63">
            <text:p>45063</text:p>
          </table:table-cell>
          <table:table-cell office:value-type="string">
            <text:p>Cerd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67">
            <text:p>45067</text:p>
          </table:table-cell>
          <table:table-cell office:value-type="string">
            <text:p>Chaing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068">
            <text:p>45068</text:p>
          </table:table-cell>
          <table:table-cell office:value-type="string">
            <text:p>Châlette-sur-Loing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081">
            <text:p>45081</text:p>
          </table:table-cell>
          <table:table-cell office:value-type="string">
            <text:p>Charso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83">
            <text:p>45083</text:p>
          </table:table-cell>
          <table:table-cell office:value-type="string">
            <text:p>Château-Ren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082">
            <text:p>45082</text:p>
          </table:table-cell>
          <table:table-cell office:value-type="string">
            <text:p>Châteauneuf-sur-Loir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5087">
            <text:p>45087</text:p>
          </table:table-cell>
          <table:table-cell office:value-type="string">
            <text:p>Châtillon-sur-Loi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85">
            <text:p>45085</text:p>
          </table:table-cell>
          <table:table-cell office:value-type="string">
            <text:p>Châtillon-Colig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089">
            <text:p>45089</text:p>
          </table:table-cell>
          <table:table-cell office:value-type="string">
            <text:p>Chéc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093">
            <text:p>45093</text:p>
          </table:table-cell>
          <table:table-cell office:value-type="string">
            <text:p>Chevill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098">
            <text:p>45098</text:p>
          </table:table-cell>
          <table:table-cell office:value-type="string">
            <text:p>Cléry-Saint-Andr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03">
            <text:p>45103</text:p>
          </table:table-cell>
          <table:table-cell office:value-type="string">
            <text:p>Corbeil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15">
            <text:p>45115</text:p>
          </table:table-cell>
          <table:table-cell office:value-type="string">
            <text:p>Courtena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27">
            <text:p>45127</text:p>
          </table:table-cell>
          <table:table-cell office:value-type="string">
            <text:p>Dordiv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145">
            <text:p>45145</text:p>
          </table:table-cell>
          <table:table-cell office:value-type="string">
            <text:p>Ferrières-en-Gâtinai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147">
            <text:p>45147</text:p>
          </table:table-cell>
          <table:table-cell office:value-type="string">
            <text:p>Fleury-les-Aubrai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55">
            <text:p>45155</text:p>
          </table:table-cell>
          <table:table-cell office:value-type="string">
            <text:p>Gie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64">
            <text:p>45164</text:p>
          </table:table-cell>
          <table:table-cell office:value-type="string">
            <text:p>Guill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67">
            <text:p>45167</text:p>
          </table:table-cell>
          <table:table-cell office:value-type="string">
            <text:p>Huisseau-sur-Mauv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169">
            <text:p>45169</text:p>
          </table:table-cell>
          <table:table-cell office:value-type="string">
            <text:p>Ingré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173">
            <text:p>45173</text:p>
          </table:table-cell>
          <table:table-cell office:value-type="string">
            <text:p>Jarge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075">
            <text:p>45075</text:p>
          </table:table-cell>
          <table:table-cell office:value-type="string">
            <text:p>La Chapelle-Saint-Mesmin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46">
            <text:p>45146</text:p>
          </table:table-cell>
          <table:table-cell office:value-type="string">
            <text:p>La Ferté-Saint-Aubi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184">
            <text:p>45184</text:p>
          </table:table-cell>
          <table:table-cell office:value-type="string">
            <text:p>Lion-en-Sullias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5186">
            <text:p>45186</text:p>
          </table:table-cell>
          <table:table-cell office:value-type="string">
            <text:p>Lorc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87">
            <text:p>45187</text:p>
          </table:table-cell>
          <table:table-cell office:value-type="string">
            <text:p>Lorr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88">
            <text:p>45188</text:p>
          </table:table-cell>
          <table:table-cell office:value-type="string">
            <text:p>Lour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85">
            <text:p>45285</text:p>
          </table:table-cell>
          <table:table-cell office:value-type="string">
            <text:p>Saint-Jean-de-la-Ruell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91">
            <text:p>45191</text:p>
          </table:table-cell>
          <table:table-cell office:value-type="string">
            <text:p>Malesherb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94">
            <text:p>45194</text:p>
          </table:table-cell>
          <table:table-cell office:value-type="string">
            <text:p>Mardié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196">
            <text:p>45196</text:p>
          </table:table-cell>
          <table:table-cell office:value-type="string">
            <text:p>Mareau-aux-Pré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03">
            <text:p>45203</text:p>
          </table:table-cell>
          <table:table-cell office:value-type="string">
            <text:p>Meung-sur-Loir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208">
            <text:p>45208</text:p>
          </table:table-cell>
          <table:table-cell office:value-type="string">
            <text:p>Montargis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222">
            <text:p>45222</text:p>
          </table:table-cell>
          <table:table-cell office:value-type="string">
            <text:p>Narg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23">
            <text:p>45223</text:p>
          </table:table-cell>
          <table:table-cell office:value-type="string">
            <text:p>Nesplo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24">
            <text:p>45224</text:p>
          </table:table-cell>
          <table:table-cell office:value-type="string">
            <text:p>Neuville-aux-Boi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27">
            <text:p>45227</text:p>
          </table:table-cell>
          <table:table-cell office:value-type="string">
            <text:p>Nevo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32">
            <text:p>45232</text:p>
          </table:table-cell>
          <table:table-cell office:value-type="string">
            <text:p>Olivet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234">
            <text:p>45234</text:p>
          </table:table-cell>
          <table:table-cell office:value-type="string">
            <text:p>Orléans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235">
            <text:p>45235</text:p>
          </table:table-cell>
          <table:table-cell office:value-type="string">
            <text:p>Orm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5247">
            <text:p>45247</text:p>
          </table:table-cell>
          <table:table-cell office:value-type="string">
            <text:p>Pann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52">
            <text:p>45252</text:p>
          </table:table-cell>
          <table:table-cell office:value-type="string">
            <text:p>Pithiviers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253">
            <text:p>45253</text:p>
          </table:table-cell>
          <table:table-cell office:value-type="string">
            <text:p>Pithiviers-le-Viei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254">
            <text:p>45254</text:p>
          </table:table-cell>
          <table:table-cell office:value-type="string">
            <text:p>Poilly-lez-Gi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255">
            <text:p>45255</text:p>
          </table:table-cell>
          <table:table-cell office:value-type="string">
            <text:p>Préfontain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58">
            <text:p>45258</text:p>
          </table:table-cell>
          <table:table-cell office:value-type="string">
            <text:p>Puisea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269">
            <text:p>45269</text:p>
          </table:table-cell>
          <table:table-cell office:value-type="string">
            <text:p>Saint-A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272">
            <text:p>45272</text:p>
          </table:table-cell>
          <table:table-cell office:value-type="string">
            <text:p>Saint-Cyr-en-V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5274">
            <text:p>45274</text:p>
          </table:table-cell>
          <table:table-cell office:value-type="string">
            <text:p>Saint-Denis-en-Val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5286">
            <text:p>45286</text:p>
          </table:table-cell>
          <table:table-cell office:value-type="string">
            <text:p>Saint-Jean-le-Blanc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298">
            <text:p>45298</text:p>
          </table:table-cell>
          <table:table-cell office:value-type="string">
            <text:p>Saint-Pryvé-Saint-Mesm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5273">
            <text:p>45273</text:p>
          </table:table-cell>
          <table:table-cell office:value-type="string">
            <text:p>Saint-Denis-de-l'Hôte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300">
            <text:p>45300</text:p>
          </table:table-cell>
          <table:table-cell office:value-type="string">
            <text:p>Sandill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302">
            <text:p>45302</text:p>
          </table:table-cell>
          <table:table-cell office:value-type="string">
            <text:p>Saran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308">
            <text:p>45308</text:p>
          </table:table-cell>
          <table:table-cell office:value-type="string">
            <text:p>Semo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313">
            <text:p>45313</text:p>
          </table:table-cell>
          <table:table-cell office:value-type="string">
            <text:p>Soug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84">
            <text:p>45284</text:p>
          </table:table-cell>
          <table:table-cell office:value-type="string">
            <text:p>Saint-Jean-de-Braye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315">
            <text:p>45315</text:p>
          </table:table-cell>
          <table:table-cell office:value-type="string">
            <text:p>Sully-sur-Loire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327">
            <text:p>45327</text:p>
          </table:table-cell>
          <table:table-cell office:value-type="string">
            <text:p>Traîn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38">
            <text:p>45338</text:p>
          </table:table-cell>
          <table:table-cell office:value-type="string">
            <text:p>Villemandeu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6042">
            <text:p>46042</text:p>
          </table:table-cell>
          <table:table-cell office:value-type="string">
            <text:p>Cahors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64">
            <text:p>46064</text:p>
          </table:table-cell>
          <table:table-cell office:value-type="string">
            <text:p>Catu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02">
            <text:p>46102</text:p>
          </table:table-cell>
          <table:table-cell office:value-type="string">
            <text:p>Figeac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27">
            <text:p>46127</text:p>
          </table:table-cell>
          <table:table-cell office:value-type="string">
            <text:p>Gourd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6128">
            <text:p>46128</text:p>
          </table:table-cell>
          <table:table-cell office:value-type="string">
            <text:p>Grama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25">
            <text:p>46225</text:p>
          </table:table-cell>
          <table:table-cell office:value-type="string">
            <text:p>Prayss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6240">
            <text:p>46240</text:p>
          </table:table-cell>
          <table:table-cell office:value-type="string">
            <text:p>Rocamad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51">
            <text:p>46251</text:p>
          </table:table-cell>
          <table:table-cell office:value-type="string">
            <text:p>Saint-Céré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6256">
            <text:p>46256</text:p>
          </table:table-cell>
          <table:table-cell office:value-type="string">
            <text:p>Saint-Cirq-Lapopi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09">
            <text:p>46309</text:p>
          </table:table-cell>
          <table:table-cell office:value-type="string">
            <text:p>Souilla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7001">
            <text:p>47001</text:p>
          </table:table-cell>
          <table:table-cell office:value-type="string">
            <text:p>Agen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004">
            <text:p>47004</text:p>
          </table:table-cell>
          <table:table-cell office:value-type="string">
            <text:p>Aiguill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031">
            <text:p>47031</text:p>
          </table:table-cell>
          <table:table-cell office:value-type="string">
            <text:p>Boé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7032">
            <text:p>47032</text:p>
          </table:table-cell>
          <table:table-cell office:value-type="string">
            <text:p>Bon-Encont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052">
            <text:p>47052</text:p>
          </table:table-cell>
          <table:table-cell office:value-type="string">
            <text:p>Casteljalo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106">
            <text:p>47106</text:p>
          </table:table-cell>
          <table:table-cell office:value-type="string">
            <text:p>Fumel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128">
            <text:p>47128</text:p>
          </table:table-cell>
          <table:table-cell office:value-type="string">
            <text:p>Lafo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157">
            <text:p>47157</text:p>
          </table:table-cell>
          <table:table-cell office:value-type="string">
            <text:p>Marmand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168">
            <text:p>47168</text:p>
          </table:table-cell>
          <table:table-cell office:value-type="string">
            <text:p>Miramont-de-Guye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195">
            <text:p>47195</text:p>
          </table:table-cell>
          <table:table-cell office:value-type="string">
            <text:p>Néra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01">
            <text:p>47201</text:p>
          </table:table-cell>
          <table:table-cell office:value-type="string">
            <text:p>Le Pass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203">
            <text:p>47203</text:p>
          </table:table-cell>
          <table:table-cell office:value-type="string">
            <text:p>Penne-d'Agena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215">
            <text:p>47215</text:p>
          </table:table-cell>
          <table:table-cell office:value-type="string">
            <text:p>Pujol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252">
            <text:p>47252</text:p>
          </table:table-cell>
          <table:table-cell office:value-type="string">
            <text:p>Sainte-Livrade-sur-Lo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310">
            <text:p>47310</text:p>
          </table:table-cell>
          <table:table-cell office:value-type="string">
            <text:p>Tonnein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7323">
            <text:p>47323</text:p>
          </table:table-cell>
          <table:table-cell office:value-type="string">
            <text:p>Villeneuve-sur-Lot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027">
            <text:p>47027</text:p>
          </table:table-cell>
          <table:table-cell office:value-type="string">
            <text:p>Bi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69">
            <text:p>47069</text:p>
          </table:table-cell>
          <table:table-cell office:value-type="string">
            <text:p>Colayrac-Saint-Cirq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70">
            <text:p>47170</text:p>
          </table:table-cell>
          <table:table-cell office:value-type="string">
            <text:p>Monbahu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Saint-Maur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80">
            <text:p>48080</text:p>
          </table:table-cell>
          <table:table-cell office:value-type="string">
            <text:p>Langog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8092">
            <text:p>48092</text:p>
          </table:table-cell>
          <table:table-cell office:value-type="string">
            <text:p>Marvejol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8095">
            <text:p>48095</text:p>
          </table:table-cell>
          <table:table-cell office:value-type="string">
            <text:p>Mend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096">
            <text:p>48096</text:p>
          </table:table-cell>
          <table:table-cell office:value-type="string">
            <text:p>Meyrue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40">
            <text:p>48140</text:p>
          </table:table-cell>
          <table:table-cell office:value-type="string">
            <text:p>Saint-Chély-d'Apch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06">
            <text:p>49006</text:p>
          </table:table-cell>
          <table:table-cell office:value-type="string">
            <text:p>Andrezé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9007">
            <text:p>49007</text:p>
          </table:table-cell>
          <table:table-cell office:value-type="string">
            <text:p>Angers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15">
            <text:p>49015</text:p>
          </table:table-cell>
          <table:table-cell office:value-type="string">
            <text:p>Avrillé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9018">
            <text:p>49018</text:p>
          </table:table-cell>
          <table:table-cell office:value-type="string">
            <text:p>Baugé-en-Anjo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23">
            <text:p>49023</text:p>
          </table:table-cell>
          <table:table-cell office:value-type="string">
            <text:p>Beaupréa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35">
            <text:p>49035</text:p>
          </table:table-cell>
          <table:table-cell office:value-type="string">
            <text:p>Bouchemai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74">
            <text:p>49074</text:p>
          </table:table-cell>
          <table:table-cell office:value-type="string">
            <text:p>La Chapelle-Roussel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92">
            <text:p>49092</text:p>
          </table:table-cell>
          <table:table-cell office:value-type="string">
            <text:p>Chemillé-Mela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9094">
            <text:p>49094</text:p>
          </table:table-cell>
          <table:table-cell office:value-type="string">
            <text:p>Chênehutte-Trèves-Cunaul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099">
            <text:p>49099</text:p>
          </table:table-cell>
          <table:table-cell office:value-type="string">
            <text:p>Cholet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9106">
            <text:p>49106</text:p>
          </table:table-cell>
          <table:table-cell office:value-type="string">
            <text:p>Corné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119">
            <text:p>49119</text:p>
          </table:table-cell>
          <table:table-cell office:value-type="string">
            <text:p>Daume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29">
            <text:p>49129</text:p>
          </table:table-cell>
          <table:table-cell office:value-type="string">
            <text:p>Écoufla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9180">
            <text:p>49180</text:p>
          </table:table-cell>
          <table:table-cell office:value-type="string">
            <text:p>Longué-Jumel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9189">
            <text:p>49189</text:p>
          </table:table-cell>
          <table:table-cell office:value-type="string">
            <text:p>Marign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93">
            <text:p>49193</text:p>
          </table:table-cell>
          <table:table-cell office:value-type="string">
            <text:p>Le May-sur-Èv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9215">
            <text:p>49215</text:p>
          </table:table-cell>
          <table:table-cell office:value-type="string">
            <text:p>Montreuil-Bell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9214">
            <text:p>49214</text:p>
          </table:table-cell>
          <table:table-cell office:value-type="string">
            <text:p>Montreuil-Juigné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9223">
            <text:p>49223</text:p>
          </table:table-cell>
          <table:table-cell office:value-type="string">
            <text:p>Mûrs-Erign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46">
            <text:p>49246</text:p>
          </table:table-cell>
          <table:table-cell office:value-type="string">
            <text:p>Les Ponts-de-Cé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9261">
            <text:p>49261</text:p>
          </table:table-cell>
          <table:table-cell office:value-type="string">
            <text:p>Les Rosiers-sur-Loi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9267">
            <text:p>49267</text:p>
          </table:table-cell>
          <table:table-cell office:value-type="string">
            <text:p>Saint-Barthélemy-d'Anjou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9268">
            <text:p>49268</text:p>
          </table:table-cell>
          <table:table-cell office:value-type="string">
            <text:p>Sainte-Christ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78">
            <text:p>49278</text:p>
          </table:table-cell>
          <table:table-cell office:value-type="string">
            <text:p>Sainte-Gemmes-sur-Loi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81">
            <text:p>49281</text:p>
          </table:table-cell>
          <table:table-cell office:value-type="string">
            <text:p>Saint-Georges-des-Gard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83">
            <text:p>49283</text:p>
          </table:table-cell>
          <table:table-cell office:value-type="string">
            <text:p>Saint-Georges-sur-Loi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9314">
            <text:p>49314</text:p>
          </table:table-cell>
          <table:table-cell office:value-type="string">
            <text:p>Saint-Quentin-en-Maug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28">
            <text:p>49328</text:p>
          </table:table-cell>
          <table:table-cell office:value-type="string">
            <text:p>Saumur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31">
            <text:p>49331</text:p>
          </table:table-cell>
          <table:table-cell office:value-type="string">
            <text:p>Segr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string">
            <text:p>Valanjo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61">
            <text:p>49361</text:p>
          </table:table-cell>
          <table:table-cell office:value-type="string">
            <text:p>Varennes-sur-Loi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75">
            <text:p>49375</text:p>
          </table:table-cell>
          <table:table-cell office:value-type="string">
            <text:p>Villedieu-la-Blouè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03">
            <text:p>50003</text:p>
          </table:table-cell>
          <table:table-cell office:value-type="string">
            <text:p>Agon-Coutai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18">
            <text:p>50018</text:p>
          </table:table-cell>
          <table:table-cell office:value-type="string">
            <text:p>Argoug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25">
            <text:p>50025</text:p>
          </table:table-cell>
          <table:table-cell office:value-type="string">
            <text:p>Avranch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031">
            <text:p>50031</text:p>
          </table:table-cell>
          <table:table-cell office:value-type="string">
            <text:p>Barneville-Cartere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76">
            <text:p>50076</text:p>
          </table:table-cell>
          <table:table-cell office:value-type="string">
            <text:p>Bréh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81">
            <text:p>50081</text:p>
          </table:table-cell>
          <table:table-cell office:value-type="string">
            <text:p>Bréville-sur-M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82">
            <text:p>50082</text:p>
          </table:table-cell>
          <table:table-cell office:value-type="string">
            <text:p>Bricquebec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85">
            <text:p>50085</text:p>
          </table:table-cell>
          <table:table-cell office:value-type="string">
            <text:p>Bricqueville-sur-M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99">
            <text:p>50099</text:p>
          </table:table-cell>
          <table:table-cell office:value-type="string">
            <text:p>Carenta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109">
            <text:p>50109</text:p>
          </table:table-cell>
          <table:table-cell office:value-type="string">
            <text:p>Cérenc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129">
            <text:p>50129</text:p>
          </table:table-cell>
          <table:table-cell office:value-type="string">
            <text:p>Cherbourg-Octevill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0139">
            <text:p>50139</text:p>
          </table:table-cell>
          <table:table-cell office:value-type="string">
            <text:p>Condé-sur-Vi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47">
            <text:p>50147</text:p>
          </table:table-cell>
          <table:table-cell office:value-type="string">
            <text:p>Coutanc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65">
            <text:p>50165</text:p>
          </table:table-cell>
          <table:table-cell office:value-type="string">
            <text:p>Donville-les-Bain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73">
            <text:p>50173</text:p>
          </table:table-cell>
          <table:table-cell office:value-type="string">
            <text:p>Équeurdreville-Hainne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178">
            <text:p>50178</text:p>
          </table:table-cell>
          <table:table-cell office:value-type="string">
            <text:p>Ferma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84">
            <text:p>50184</text:p>
          </table:table-cell>
          <table:table-cell office:value-type="string">
            <text:p>Flaman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18">
            <text:p>50218</text:p>
          </table:table-cell>
          <table:table-cell office:value-type="string">
            <text:p>Granvil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31">
            <text:p>50231</text:p>
          </table:table-cell>
          <table:table-cell office:value-type="string">
            <text:p>Hauteville-sur-M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066">
            <text:p>50066</text:p>
          </table:table-cell>
          <table:table-cell office:value-type="string">
            <text:p>Jullou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03">
            <text:p>50203</text:p>
          </table:table-cell>
          <table:table-cell office:value-type="string">
            <text:p>La Glaceri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36">
            <text:p>50236</text:p>
          </table:table-cell>
          <table:table-cell office:value-type="string">
            <text:p>La Haye-du-Puit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237">
            <text:p>50237</text:p>
          </table:table-cell>
          <table:table-cell office:value-type="string">
            <text:p>La Haye-Pesne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53">
            <text:p>50353</text:p>
          </table:table-cell>
          <table:table-cell office:value-type="string">
            <text:p>Le Mont-Saint-Miche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67">
            <text:p>50267</text:p>
          </table:table-cell>
          <table:table-cell office:value-type="string">
            <text:p>Less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92">
            <text:p>50292</text:p>
          </table:table-cell>
          <table:table-cell office:value-type="string">
            <text:p>Marign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41">
            <text:p>50341</text:p>
          </table:table-cell>
          <table:table-cell office:value-type="string">
            <text:p>Montebour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350">
            <text:p>50350</text:p>
          </table:table-cell>
          <table:table-cell office:value-type="string">
            <text:p>Montpinch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54">
            <text:p>50354</text:p>
          </table:table-cell>
          <table:table-cell office:value-type="string">
            <text:p>Montsur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69">
            <text:p>50369</text:p>
          </table:table-cell>
          <table:table-cell office:value-type="string">
            <text:p>Négre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93">
            <text:p>50393</text:p>
          </table:table-cell>
          <table:table-cell office:value-type="string">
            <text:p>Perc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94">
            <text:p>50394</text:p>
          </table:table-cell>
          <table:table-cell office:value-type="string">
            <text:p>Pér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00">
            <text:p>50400</text:p>
          </table:table-cell>
          <table:table-cell office:value-type="string">
            <text:p>Picau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410">
            <text:p>50410</text:p>
          </table:table-cell>
          <table:table-cell office:value-type="string">
            <text:p>Pontors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415">
            <text:p>50415</text:p>
          </table:table-cell>
          <table:table-cell office:value-type="string">
            <text:p>Prétot-Sainte-Suzan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18">
            <text:p>50418</text:p>
          </table:table-cell>
          <table:table-cell office:value-type="string">
            <text:p>Quetteto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61">
            <text:p>50461</text:p>
          </table:table-cell>
          <table:table-cell office:value-type="string">
            <text:p>Saint-Cy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81">
            <text:p>50481</text:p>
          </table:table-cell>
          <table:table-cell office:value-type="string">
            <text:p>Saint-Germain-sur-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84">
            <text:p>50484</text:p>
          </table:table-cell>
          <table:table-cell office:value-type="string">
            <text:p>Saint-Hilaire-du-Harcouë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485">
            <text:p>50485</text:p>
          </table:table-cell>
          <table:table-cell office:value-type="string">
            <text:p>Saint-Hilaire-Petit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87">
            <text:p>50487</text:p>
          </table:table-cell>
          <table:table-cell office:value-type="string">
            <text:p>Saint-Jam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0502">
            <text:p>50502</text:p>
          </table:table-cell>
          <table:table-cell office:value-type="string">
            <text:p>Saint-Lô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0532">
            <text:p>50532</text:p>
          </table:table-cell>
          <table:table-cell office:value-type="string">
            <text:p>Saint-Pair-sur-M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0551">
            <text:p>50551</text:p>
          </table:table-cell>
          <table:table-cell office:value-type="string">
            <text:p>Saint-Sauveur-le-Vicom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562">
            <text:p>50562</text:p>
          </table:table-cell>
          <table:table-cell office:value-type="string">
            <text:p>Saint-Vaast-la-Hougu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02">
            <text:p>50602</text:p>
          </table:table-cell>
          <table:table-cell office:value-type="string">
            <text:p>Tourla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611">
            <text:p>50611</text:p>
          </table:table-cell>
          <table:table-cell office:value-type="string">
            <text:p>Urville-Nacque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15">
            <text:p>50615</text:p>
          </table:table-cell>
          <table:table-cell office:value-type="string">
            <text:p>Valogn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639">
            <text:p>50639</text:p>
          </table:table-cell>
          <table:table-cell office:value-type="string">
            <text:p>Villedieu-les-Poê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647">
            <text:p>50647</text:p>
          </table:table-cell>
          <table:table-cell office:value-type="string">
            <text:p>Yquel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07">
            <text:p>51007</text:p>
          </table:table-cell>
          <table:table-cell office:value-type="string">
            <text:p>Ambonn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29">
            <text:p>51029</text:p>
          </table:table-cell>
          <table:table-cell office:value-type="string">
            <text:p>Aviz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55">
            <text:p>51055</text:p>
          </table:table-cell>
          <table:table-cell office:value-type="string">
            <text:p>Béthe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092">
            <text:p>51092</text:p>
          </table:table-cell>
          <table:table-cell office:value-type="string">
            <text:p>Broy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08">
            <text:p>51108</text:p>
          </table:table-cell>
          <table:table-cell office:value-type="string">
            <text:p>Châlons-en-Champagne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60">
            <text:p>51160</text:p>
          </table:table-cell>
          <table:table-cell office:value-type="string">
            <text:p>Compertri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72">
            <text:p>51172</text:p>
          </table:table-cell>
          <table:table-cell office:value-type="string">
            <text:p>Cormontreu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217">
            <text:p>51217</text:p>
          </table:table-cell>
          <table:table-cell office:value-type="string">
            <text:p>Dorma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1230">
            <text:p>51230</text:p>
          </table:table-cell>
          <table:table-cell office:value-type="string">
            <text:p>Épernay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237">
            <text:p>51237</text:p>
          </table:table-cell>
          <table:table-cell office:value-type="string">
            <text:p>Estern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248">
            <text:p>51248</text:p>
          </table:table-cell>
          <table:table-cell office:value-type="string">
            <text:p>Fère-Champeno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250">
            <text:p>51250</text:p>
          </table:table-cell>
          <table:table-cell office:value-type="string">
            <text:p>Fism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262">
            <text:p>51262</text:p>
          </table:table-cell>
          <table:table-cell office:value-type="string">
            <text:p>Frignicour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91">
            <text:p>51291</text:p>
          </table:table-cell>
          <table:table-cell office:value-type="string">
            <text:p>Hermo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08">
            <text:p>51308</text:p>
          </table:table-cell>
          <table:table-cell office:value-type="string">
            <text:p>Jonchery-sur-Ves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28">
            <text:p>51328</text:p>
          </table:table-cell>
          <table:table-cell office:value-type="string">
            <text:p>Loisy-sur-Mar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80">
            <text:p>51380</text:p>
          </table:table-cell>
          <table:table-cell office:value-type="string">
            <text:p>Montmirai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388">
            <text:p>51388</text:p>
          </table:table-cell>
          <table:table-cell office:value-type="string">
            <text:p>Mourmelon-le-Gr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410">
            <text:p>51410</text:p>
          </table:table-cell>
          <table:table-cell office:value-type="string">
            <text:p>uill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31">
            <text:p>51431</text:p>
          </table:table-cell>
          <table:table-cell office:value-type="string">
            <text:p>Pier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434">
            <text:p>51434</text:p>
          </table:table-cell>
          <table:table-cell office:value-type="string">
            <text:p>Plivo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53">
            <text:p>51453</text:p>
          </table:table-cell>
          <table:table-cell office:value-type="string">
            <text:p>Rec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454">
            <text:p>51454</text:p>
          </table:table-cell>
          <table:table-cell office:value-type="string">
            <text:p>Reims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474">
            <text:p>51474</text:p>
          </table:table-cell>
          <table:table-cell office:value-type="string">
            <text:p>Saint-Brice-Courcell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507">
            <text:p>51507</text:p>
          </table:table-cell>
          <table:table-cell office:value-type="string">
            <text:p>Sainte-Menehoul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527">
            <text:p>51527</text:p>
          </table:table-cell>
          <table:table-cell office:value-type="string">
            <text:p>Savigny-sur-Ard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31">
            <text:p>51531</text:p>
          </table:table-cell>
          <table:table-cell office:value-type="string">
            <text:p>Sermaize-les-Ba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535">
            <text:p>51535</text:p>
          </table:table-cell>
          <table:table-cell office:value-type="string">
            <text:p>Sézan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59">
            <text:p>51559</text:p>
          </table:table-cell>
          <table:table-cell office:value-type="string">
            <text:p>Suipp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73">
            <text:p>51573</text:p>
          </table:table-cell>
          <table:table-cell office:value-type="string">
            <text:p>Tinque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1585">
            <text:p>51585</text:p>
          </table:table-cell>
          <table:table-cell office:value-type="string">
            <text:p>Troiss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44">
            <text:p>51644</text:p>
          </table:table-cell>
          <table:table-cell office:value-type="string">
            <text:p>Vincel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49">
            <text:p>51649</text:p>
          </table:table-cell>
          <table:table-cell office:value-type="string">
            <text:p>Vitry-le-François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52121">
            <text:p>52121</text:p>
          </table:table-cell>
          <table:table-cell office:value-type="string">
            <text:p>Chaumon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2448">
            <text:p>52448</text:p>
          </table:table-cell>
          <table:table-cell office:value-type="string">
            <text:p>Saint-Dizi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2269">
            <text:p>52269</text:p>
          </table:table-cell>
          <table:table-cell office:value-type="string">
            <text:p>Langre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250">
            <text:p>52250</text:p>
          </table:table-cell>
          <table:table-cell office:value-type="string">
            <text:p>Joinvill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50">
            <text:p>52550</text:p>
          </table:table-cell>
          <table:table-cell office:value-type="string">
            <text:p>Wass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353">
            <text:p>52353</text:p>
          </table:table-cell>
          <table:table-cell office:value-type="string">
            <text:p>Nogen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60">
            <text:p>52060</text:p>
          </table:table-cell>
          <table:table-cell office:value-type="string">
            <text:p>Bourbonne-les-Bain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034">
            <text:p>53034</text:p>
          </table:table-cell>
          <table:table-cell office:value-type="string">
            <text:p>Bonchamp-lès-Lav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054">
            <text:p>53054</text:p>
          </table:table-cell>
          <table:table-cell office:value-type="string">
            <text:p>Chang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3062">
            <text:p>53062</text:p>
          </table:table-cell>
          <table:table-cell office:value-type="string">
            <text:p>Château-Gonti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96">
            <text:p>53096</text:p>
          </table:table-cell>
          <table:table-cell office:value-type="string">
            <text:p>Erné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3097">
            <text:p>53097</text:p>
          </table:table-cell>
          <table:table-cell office:value-type="string">
            <text:p>Évr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3130">
            <text:p>53130</text:p>
          </table:table-cell>
          <table:table-cell office:value-type="string">
            <text:p>Laval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3147">
            <text:p>53147</text:p>
          </table:table-cell>
          <table:table-cell office:value-type="string">
            <text:p>Mayen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85">
            <text:p>53185</text:p>
          </table:table-cell>
          <table:table-cell office:value-type="string">
            <text:p>Pré-en-Pai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01">
            <text:p>53201</text:p>
          </table:table-cell>
          <table:table-cell office:value-type="string">
            <text:p>Saint-Berthev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4039">
            <text:p>54039</text:p>
          </table:table-cell>
          <table:table-cell office:value-type="string">
            <text:p>Baccara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054">
            <text:p>54054</text:p>
          </table:table-cell>
          <table:table-cell office:value-type="string">
            <text:p>Bay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079">
            <text:p>54079</text:p>
          </table:table-cell>
          <table:table-cell office:value-type="string">
            <text:p>Blénod-lès-Pont-à-Mouss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090">
            <text:p>54090</text:p>
          </table:table-cell>
          <table:table-cell office:value-type="string">
            <text:p>Bouxières-aux-Dam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099">
            <text:p>54099</text:p>
          </table:table-cell>
          <table:table-cell office:value-type="string">
            <text:p>Brie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29">
            <text:p>54129</text:p>
          </table:table-cell>
          <table:table-cell office:value-type="string">
            <text:p>Cirey-sur-Vezouz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4115">
            <text:p>54115</text:p>
          </table:table-cell>
          <table:table-cell office:value-type="string">
            <text:p>Champigneul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50">
            <text:p>54150</text:p>
          </table:table-cell>
          <table:table-cell office:value-type="string">
            <text:p>Custi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57">
            <text:p>54157</text:p>
          </table:table-cell>
          <table:table-cell office:value-type="string">
            <text:p>Dieulou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174">
            <text:p>54174</text:p>
          </table:table-cell>
          <table:table-cell office:value-type="string">
            <text:p>Écrouv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184">
            <text:p>54184</text:p>
          </table:table-cell>
          <table:table-cell office:value-type="string">
            <text:p>Essey-lès-Nanc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197">
            <text:p>54197</text:p>
          </table:table-cell>
          <table:table-cell office:value-type="string">
            <text:p>Fléville-devant-Nanc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205">
            <text:p>54205</text:p>
          </table:table-cell>
          <table:table-cell office:value-type="string">
            <text:p>Fou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215">
            <text:p>54215</text:p>
          </table:table-cell>
          <table:table-cell office:value-type="string">
            <text:p>Frouar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232">
            <text:p>54232</text:p>
          </table:table-cell>
          <table:table-cell office:value-type="string">
            <text:p>Gondrevill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34">
            <text:p>54234</text:p>
          </table:table-cell>
          <table:table-cell office:value-type="string">
            <text:p>Gorc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257">
            <text:p>54257</text:p>
          </table:table-cell>
          <table:table-cell office:value-type="string">
            <text:p>Heillecour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265">
            <text:p>54265</text:p>
          </table:table-cell>
          <table:table-cell office:value-type="string">
            <text:p>Houdem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274">
            <text:p>54274</text:p>
          </table:table-cell>
          <table:table-cell office:value-type="string">
            <text:p>Jarville-la-Malgrang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300">
            <text:p>54300</text:p>
          </table:table-cell>
          <table:table-cell office:value-type="string">
            <text:p>Laneuveville-devant-Nanc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304">
            <text:p>54304</text:p>
          </table:table-cell>
          <table:table-cell office:value-type="string">
            <text:p>Laxo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318">
            <text:p>54318</text:p>
          </table:table-cell>
          <table:table-cell office:value-type="string">
            <text:p>Liverdun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4323">
            <text:p>54323</text:p>
          </table:table-cell>
          <table:table-cell office:value-type="string">
            <text:p>Longwy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328">
            <text:p>54328</text:p>
          </table:table-cell>
          <table:table-cell office:value-type="string">
            <text:p>Ludr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4329">
            <text:p>54329</text:p>
          </table:table-cell>
          <table:table-cell office:value-type="string">
            <text:p>Lunévil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339">
            <text:p>54339</text:p>
          </table:table-cell>
          <table:table-cell office:value-type="string">
            <text:p>Malzévill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357">
            <text:p>54357</text:p>
          </table:table-cell>
          <table:table-cell office:value-type="string">
            <text:p>Maxévill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369">
            <text:p>54369</text:p>
          </table:table-cell>
          <table:table-cell office:value-type="string">
            <text:p>Miller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4395">
            <text:p>54395</text:p>
          </table:table-cell>
          <table:table-cell office:value-type="string">
            <text:p>Nancy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4397">
            <text:p>54397</text:p>
          </table:table-cell>
          <table:table-cell office:value-type="string">
            <text:p>Neuves-Maiso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430">
            <text:p>54430</text:p>
          </table:table-cell>
          <table:table-cell office:value-type="string">
            <text:p>Pompe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4431">
            <text:p>54431</text:p>
          </table:table-cell>
          <table:table-cell office:value-type="string">
            <text:p>Pont-à-Mouss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439">
            <text:p>54439</text:p>
          </table:table-cell>
          <table:table-cell office:value-type="string">
            <text:p>Pulno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4462">
            <text:p>54462</text:p>
          </table:table-cell>
          <table:table-cell office:value-type="string">
            <text:p>Rosières-aux-Sali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4482">
            <text:p>54482</text:p>
          </table:table-cell>
          <table:table-cell office:value-type="string">
            <text:p>Saint-Max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4483">
            <text:p>54483</text:p>
          </table:table-cell>
          <table:table-cell office:value-type="string">
            <text:p>Saint-Nicolas-de-Por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495">
            <text:p>54495</text:p>
          </table:table-cell>
          <table:table-cell office:value-type="string">
            <text:p>Saulxures-lès-Nanc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4498">
            <text:p>54498</text:p>
          </table:table-cell>
          <table:table-cell office:value-type="string">
            <text:p>Seichamp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528">
            <text:p>54528</text:p>
          </table:table-cell>
          <table:table-cell office:value-type="string">
            <text:p>Tou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547">
            <text:p>54547</text:p>
          </table:table-cell>
          <table:table-cell office:value-type="string">
            <text:p>Vanduvre-lès-Nancy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549">
            <text:p>54549</text:p>
          </table:table-cell>
          <table:table-cell office:value-type="string">
            <text:p>Varangé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578">
            <text:p>54578</text:p>
          </table:table-cell>
          <table:table-cell office:value-type="string">
            <text:p>Villers-lès-Nanc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580">
            <text:p>54580</text:p>
          </table:table-cell>
          <table:table-cell office:value-type="string">
            <text:p>Villerup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5029">
            <text:p>55029</text:p>
          </table:table-cell>
          <table:table-cell office:value-type="string">
            <text:p>Bar-le-Duc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5291">
            <text:p>55291</text:p>
          </table:table-cell>
          <table:table-cell office:value-type="string">
            <text:p>Ligny-en-Barrois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45">
            <text:p>55545</text:p>
          </table:table-cell>
          <table:table-cell office:value-type="string">
            <text:p>Verdu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5181">
            <text:p>55181</text:p>
          </table:table-cell>
          <table:table-cell office:value-type="string">
            <text:p>Éta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463">
            <text:p>55463</text:p>
          </table:table-cell>
          <table:table-cell office:value-type="string">
            <text:p>Saint-Mihie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5427">
            <text:p>55427</text:p>
          </table:table-cell>
          <table:table-cell office:value-type="string">
            <text:p>Revigny-sur-Orna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5186">
            <text:p>55186</text:p>
          </table:table-cell>
          <table:table-cell office:value-type="string">
            <text:p>Fains-Vée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03">
            <text:p>56003</text:p>
          </table:table-cell>
          <table:table-cell office:value-type="string">
            <text:p>Arrad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05">
            <text:p>56005</text:p>
          </table:table-cell>
          <table:table-cell office:value-type="string">
            <text:p>Arz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07">
            <text:p>56007</text:p>
          </table:table-cell>
          <table:table-cell office:value-type="string">
            <text:p>Auray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08">
            <text:p>56008</text:p>
          </table:table-cell>
          <table:table-cell office:value-type="string">
            <text:p>Bad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010">
            <text:p>56010</text:p>
          </table:table-cell>
          <table:table-cell office:value-type="string">
            <text:p>Bau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13">
            <text:p>56013</text:p>
          </table:table-cell>
          <table:table-cell office:value-type="string">
            <text:p>Bel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34">
            <text:p>56034</text:p>
          </table:table-cell>
          <table:table-cell office:value-type="string">
            <text:p>Carna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36">
            <text:p>56036</text:p>
          </table:table-cell>
          <table:table-cell office:value-type="string">
            <text:p>Caud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41">
            <text:p>56041</text:p>
          </table:table-cell>
          <table:table-cell office:value-type="string">
            <text:p>Cléguére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46">
            <text:p>56046</text:p>
          </table:table-cell>
          <table:table-cell office:value-type="string">
            <text:p>Crach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52">
            <text:p>56052</text:p>
          </table:table-cell>
          <table:table-cell office:value-type="string">
            <text:p>Damg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53">
            <text:p>56053</text:p>
          </table:table-cell>
          <table:table-cell office:value-type="string">
            <text:p>Elv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54">
            <text:p>56054</text:p>
          </table:table-cell>
          <table:table-cell office:value-type="string">
            <text:p>Erdev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55">
            <text:p>56055</text:p>
          </table:table-cell>
          <table:table-cell office:value-type="string">
            <text:p>Ét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62">
            <text:p>56062</text:p>
          </table:table-cell>
          <table:table-cell office:value-type="string">
            <text:p>Gâv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66">
            <text:p>56066</text:p>
          </table:table-cell>
          <table:table-cell office:value-type="string">
            <text:p>Gour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69">
            <text:p>56069</text:p>
          </table:table-cell>
          <table:table-cell office:value-type="string">
            <text:p>Groi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75">
            <text:p>56075</text:p>
          </table:table-cell>
          <table:table-cell office:value-type="string">
            <text:p>Gu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83">
            <text:p>56083</text:p>
          </table:table-cell>
          <table:table-cell office:value-type="string">
            <text:p>Hennebo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6087">
            <text:p>56087</text:p>
          </table:table-cell>
          <table:table-cell office:value-type="string">
            <text:p>Île-aux-Moi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90">
            <text:p>56090</text:p>
          </table:table-cell>
          <table:table-cell office:value-type="string">
            <text:p>Inzinzac-Lochris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91">
            <text:p>56091</text:p>
          </table:table-cell>
          <table:table-cell office:value-type="string">
            <text:p>Jossel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94">
            <text:p>56094</text:p>
          </table:table-cell>
          <table:table-cell office:value-type="string">
            <text:p>Kervign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061">
            <text:p>56061</text:p>
          </table:table-cell>
          <table:table-cell office:value-type="string">
            <text:p>La Gacill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195">
            <text:p>56195</text:p>
          </table:table-cell>
          <table:table-cell office:value-type="string">
            <text:p>La Roche-Bern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258">
            <text:p>56258</text:p>
          </table:table-cell>
          <table:table-cell office:value-type="string">
            <text:p>La Trinité-sur-M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098">
            <text:p>56098</text:p>
          </table:table-cell>
          <table:table-cell office:value-type="string">
            <text:p>Lanest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01">
            <text:p>56101</text:p>
          </table:table-cell>
          <table:table-cell office:value-type="string">
            <text:p>Languid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06">
            <text:p>56106</text:p>
          </table:table-cell>
          <table:table-cell office:value-type="string">
            <text:p>Larmor-Bad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07">
            <text:p>56107</text:p>
          </table:table-cell>
          <table:table-cell office:value-type="string">
            <text:p>Larmor-Plag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16">
            <text:p>56116</text:p>
          </table:table-cell>
          <table:table-cell office:value-type="string">
            <text:p>Locmariaqu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117">
            <text:p>56117</text:p>
          </table:table-cell>
          <table:table-cell office:value-type="string">
            <text:p>Locmin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121">
            <text:p>56121</text:p>
          </table:table-cell>
          <table:table-cell office:value-type="string">
            <text:p>Lorien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124">
            <text:p>56124</text:p>
          </table:table-cell>
          <table:table-cell office:value-type="string">
            <text:p>Malestroi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27">
            <text:p>56127</text:p>
          </table:table-cell>
          <table:table-cell office:value-type="string">
            <text:p>Maur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40">
            <text:p>56140</text:p>
          </table:table-cell>
          <table:table-cell office:value-type="string">
            <text:p>Moré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41">
            <text:p>56141</text:p>
          </table:table-cell>
          <table:table-cell office:value-type="string">
            <text:p>Moustoir-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43">
            <text:p>56143</text:p>
          </table:table-cell>
          <table:table-cell office:value-type="string">
            <text:p>Muzill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47">
            <text:p>56147</text:p>
          </table:table-cell>
          <table:table-cell office:value-type="string">
            <text:p>Nivill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51">
            <text:p>56151</text:p>
          </table:table-cell>
          <table:table-cell office:value-type="string">
            <text:p>Noyal-Pontiv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55">
            <text:p>56155</text:p>
          </table:table-cell>
          <table:table-cell office:value-type="string">
            <text:p>Pénest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152">
            <text:p>56152</text:p>
          </table:table-cell>
          <table:table-cell office:value-type="string">
            <text:p>Le Palai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159">
            <text:p>56159</text:p>
          </table:table-cell>
          <table:table-cell office:value-type="string">
            <text:p>Pleucadeu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62">
            <text:p>56162</text:p>
          </table:table-cell>
          <table:table-cell office:value-type="string">
            <text:p>Ploemeu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64">
            <text:p>56164</text:p>
          </table:table-cell>
          <table:table-cell office:value-type="string">
            <text:p>Ploer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65">
            <text:p>56165</text:p>
          </table:table-cell>
          <table:table-cell office:value-type="string">
            <text:p>Ploërme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166">
            <text:p>56166</text:p>
          </table:table-cell>
          <table:table-cell office:value-type="string">
            <text:p>Plou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69">
            <text:p>56169</text:p>
          </table:table-cell>
          <table:table-cell office:value-type="string">
            <text:p>Plouhinec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173">
            <text:p>56173</text:p>
          </table:table-cell>
          <table:table-cell office:value-type="string">
            <text:p>Pluméli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76">
            <text:p>56176</text:p>
          </table:table-cell>
          <table:table-cell office:value-type="string">
            <text:p>Pluner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77">
            <text:p>56177</text:p>
          </table:table-cell>
          <table:table-cell office:value-type="string">
            <text:p>Pluvign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78">
            <text:p>56178</text:p>
          </table:table-cell>
          <table:table-cell office:value-type="string">
            <text:p>Pontiv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6181">
            <text:p>56181</text:p>
          </table:table-cell>
          <table:table-cell office:value-type="string">
            <text:p>Port-Loui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184">
            <text:p>56184</text:p>
          </table:table-cell>
          <table:table-cell office:value-type="string">
            <text:p>Questember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185">
            <text:p>56185</text:p>
          </table:table-cell>
          <table:table-cell office:value-type="string">
            <text:p>Quév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186">
            <text:p>56186</text:p>
          </table:table-cell>
          <table:table-cell office:value-type="string">
            <text:p>Quibero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193">
            <text:p>56193</text:p>
          </table:table-cell>
          <table:table-cell office:value-type="string">
            <text:p>Riante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206">
            <text:p>56206</text:p>
          </table:table-cell>
          <table:table-cell office:value-type="string">
            <text:p>Saint-Av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234">
            <text:p>56234</text:p>
          </table:table-cell>
          <table:table-cell office:value-type="string">
            <text:p>Saint-Pierre-Quiber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233">
            <text:p>56233</text:p>
          </table:table-cell>
          <table:table-cell office:value-type="string">
            <text:p>Saint-Philiber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63">
            <text:p>56263</text:p>
          </table:table-cell>
          <table:table-cell office:value-type="string">
            <text:p>Sainte-Anne-d'Aur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240">
            <text:p>56240</text:p>
          </table:table-cell>
          <table:table-cell office:value-type="string">
            <text:p>Sarzeau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6243">
            <text:p>56243</text:p>
          </table:table-cell>
          <table:table-cell office:value-type="string">
            <text:p>Sén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44">
            <text:p>56244</text:p>
          </table:table-cell>
          <table:table-cell office:value-type="string">
            <text:p>Sér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251">
            <text:p>56251</text:p>
          </table:table-cell>
          <table:table-cell office:value-type="string">
            <text:p>Thei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60">
            <text:p>56260</text:p>
          </table:table-cell>
          <table:table-cell office:value-type="string">
            <text:p>Vanne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097">
            <text:p>57097</text:p>
          </table:table-cell>
          <table:table-cell office:value-type="string">
            <text:p>Boulay-Mose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106">
            <text:p>57106</text:p>
          </table:table-cell>
          <table:table-cell office:value-type="string">
            <text:p>Bouzon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205">
            <text:p>57205</text:p>
          </table:table-cell>
          <table:table-cell office:value-type="string">
            <text:p>Fal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209">
            <text:p>57209</text:p>
          </table:table-cell>
          <table:table-cell office:value-type="string">
            <text:p>Faulquemon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413">
            <text:p>57413</text:p>
          </table:table-cell>
          <table:table-cell office:value-type="string">
            <text:p>Longeville-lès-Saint-Avol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177">
            <text:p>57177</text:p>
          </table:table-cell>
          <table:table-cell office:value-type="string">
            <text:p>Dieuz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7132">
            <text:p>57132</text:p>
          </table:table-cell>
          <table:table-cell office:value-type="string">
            <text:p>Château-Sal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014">
            <text:p>57014</text:p>
          </table:table-cell>
          <table:table-cell office:value-type="string">
            <text:p>Altripp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58">
            <text:p>57058</text:p>
          </table:table-cell>
          <table:table-cell office:value-type="string">
            <text:p>Behren-lès-Forbach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105">
            <text:p>57105</text:p>
          </table:table-cell>
          <table:table-cell office:value-type="string">
            <text:p>Boustrof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123">
            <text:p>57123</text:p>
          </table:table-cell>
          <table:table-cell office:value-type="string">
            <text:p>Carlin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7227">
            <text:p>57227</text:p>
          </table:table-cell>
          <table:table-cell office:value-type="string">
            <text:p>Forbac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40">
            <text:p>57240</text:p>
          </table:table-cell>
          <table:table-cell office:value-type="string">
            <text:p>Freyming-Merlebach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332">
            <text:p>57332</text:p>
          </table:table-cell>
          <table:table-cell office:value-type="string">
            <text:p>Hombourg-Hau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336">
            <text:p>57336</text:p>
          </table:table-cell>
          <table:table-cell office:value-type="string">
            <text:p>L'Hôpit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28">
            <text:p>57428</text:p>
          </table:table-cell>
          <table:table-cell office:value-type="string">
            <text:p>Machere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483">
            <text:p>57483</text:p>
          </table:table-cell>
          <table:table-cell office:value-type="string">
            <text:p>Morhang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37">
            <text:p>57537</text:p>
          </table:table-cell>
          <table:table-cell office:value-type="string">
            <text:p>Petite-Rosse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606">
            <text:p>57606</text:p>
          </table:table-cell>
          <table:table-cell office:value-type="string">
            <text:p>Saint-Avol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38">
            <text:p>57638</text:p>
          </table:table-cell>
          <table:table-cell office:value-type="string">
            <text:p>Schne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90">
            <text:p>57690</text:p>
          </table:table-cell>
          <table:table-cell office:value-type="string">
            <text:p>Valmo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30">
            <text:p>57630</text:p>
          </table:table-cell>
          <table:table-cell office:value-type="string">
            <text:p>Sarrebour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89">
            <text:p>57089</text:p>
          </table:table-cell>
          <table:table-cell office:value-type="string">
            <text:p>Bitch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60">
            <text:p>57260</text:p>
          </table:table-cell>
          <table:table-cell office:value-type="string">
            <text:p>Grosbliederstrof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556">
            <text:p>57556</text:p>
          </table:table-cell>
          <table:table-cell office:value-type="string">
            <text:p>Puttelange-aux-Lac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571">
            <text:p>57571</text:p>
          </table:table-cell>
          <table:table-cell office:value-type="string">
            <text:p>Rémering-lès-Puttelang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628">
            <text:p>57628</text:p>
          </table:table-cell>
          <table:table-cell office:value-type="string">
            <text:p>Sarralb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7631">
            <text:p>57631</text:p>
          </table:table-cell>
          <table:table-cell office:value-type="string">
            <text:p>Sarreguemin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12">
            <text:p>57012</text:p>
          </table:table-cell>
          <table:table-cell office:value-type="string">
            <text:p>Algrang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038">
            <text:p>57038</text:p>
          </table:table-cell>
          <table:table-cell office:value-type="string">
            <text:p>Audun-le-Tich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Aumet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104">
            <text:p>57104</text:p>
          </table:table-cell>
          <table:table-cell office:value-type="string">
            <text:p>Bous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124">
            <text:p>57124</text:p>
          </table:table-cell>
          <table:table-cell office:value-type="string">
            <text:p>Catteno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143">
            <text:p>57143</text:p>
          </table:table-cell>
          <table:table-cell office:value-type="string">
            <text:p>Clouan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79">
            <text:p>57179</text:p>
          </table:table-cell>
          <table:table-cell office:value-type="string">
            <text:p>Distrof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206">
            <text:p>57206</text:p>
          </table:table-cell>
          <table:table-cell office:value-type="string">
            <text:p>Fameck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221">
            <text:p>57221</text:p>
          </table:table-cell>
          <table:table-cell office:value-type="string">
            <text:p>Florang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226">
            <text:p>57226</text:p>
          </table:table-cell>
          <table:table-cell office:value-type="string">
            <text:p>Fonto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242">
            <text:p>57242</text:p>
          </table:table-cell>
          <table:table-cell office:value-type="string">
            <text:p>Gandrang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306">
            <text:p>57306</text:p>
          </table:table-cell>
          <table:table-cell office:value-type="string">
            <text:p>Hayan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323">
            <text:p>57323</text:p>
          </table:table-cell>
          <table:table-cell office:value-type="string">
            <text:p>Hettange-Gran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368">
            <text:p>57368</text:p>
          </table:table-cell>
          <table:table-cell office:value-type="string">
            <text:p>Knutang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441">
            <text:p>57441</text:p>
          </table:table-cell>
          <table:table-cell office:value-type="string">
            <text:p>Mano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474">
            <text:p>57474</text:p>
          </table:table-cell>
          <table:table-cell office:value-type="string">
            <text:p>Mondelan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91">
            <text:p>57491</text:p>
          </table:table-cell>
          <table:table-cell office:value-type="string">
            <text:p>Moyeuvre-Gra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29">
            <text:p>57529</text:p>
          </table:table-cell>
          <table:table-cell office:value-type="string">
            <text:p>Ottan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647">
            <text:p>57647</text:p>
          </table:table-cell>
          <table:table-cell office:value-type="string">
            <text:p>Serémange-Erzang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650">
            <text:p>57650</text:p>
          </table:table-cell>
          <table:table-cell office:value-type="string">
            <text:p>Sierck-les-Ba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666">
            <text:p>57666</text:p>
          </table:table-cell>
          <table:table-cell office:value-type="string">
            <text:p>Tervil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7672">
            <text:p>57672</text:p>
          </table:table-cell>
          <table:table-cell office:value-type="string">
            <text:p>Thionville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683">
            <text:p>57683</text:p>
          </table:table-cell>
          <table:table-cell office:value-type="string">
            <text:p>Uckang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731">
            <text:p>57731</text:p>
          </table:table-cell>
          <table:table-cell office:value-type="string">
            <text:p>Volmerange-les-Min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757">
            <text:p>57757</text:p>
          </table:table-cell>
          <table:table-cell office:value-type="string">
            <text:p>Yutz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269">
            <text:p>57269</text:p>
          </table:table-cell>
          <table:table-cell office:value-type="string">
            <text:p>Guénan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7463">
            <text:p>57463</text:p>
          </table:table-cell>
          <table:table-cell office:value-type="string">
            <text:p>Metz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193">
            <text:p>57193</text:p>
          </table:table-cell>
          <table:table-cell office:value-type="string">
            <text:p>Ennery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751">
            <text:p>57751</text:p>
          </table:table-cell>
          <table:table-cell office:value-type="string">
            <text:p>Woippy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032">
            <text:p>57032</text:p>
          </table:table-cell>
          <table:table-cell office:value-type="string">
            <text:p>Ars-sur-Mose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254">
            <text:p>57254</text:p>
          </table:table-cell>
          <table:table-cell office:value-type="string">
            <text:p>Gorz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15">
            <text:p>57515</text:p>
          </table:table-cell>
          <table:table-cell office:value-type="string">
            <text:p>Novéant-sur-Mose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7620">
            <text:p>57620</text:p>
          </table:table-cell>
          <table:table-cell office:value-type="string">
            <text:p>Sainte-Marie-aux-Chê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663">
            <text:p>57663</text:p>
          </table:table-cell>
          <table:table-cell office:value-type="string">
            <text:p>Talang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33">
            <text:p>57433</text:p>
          </table:table-cell>
          <table:table-cell office:value-type="string">
            <text:p>Maizières-lès-Metz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83">
            <text:p>57283</text:p>
          </table:table-cell>
          <table:table-cell office:value-type="string">
            <text:p>Hagondang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019">
            <text:p>57019</text:p>
          </table:table-cell>
          <table:table-cell office:value-type="string">
            <text:p>Amnévil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34">
            <text:p>57134</text:p>
          </table:table-cell>
          <table:table-cell office:value-type="string">
            <text:p>Châtel-Saint-Germa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642">
            <text:p>57642</text:p>
          </table:table-cell>
          <table:table-cell office:value-type="string">
            <text:p>Scy-Chazel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591">
            <text:p>57591</text:p>
          </table:table-cell>
          <table:table-cell office:value-type="string">
            <text:p>Romba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447">
            <text:p>57447</text:p>
          </table:table-cell>
          <table:table-cell office:value-type="string">
            <text:p>Marly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7487">
            <text:p>57487</text:p>
          </table:table-cell>
          <table:table-cell office:value-type="string">
            <text:p>Moulins-lès-Met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7480">
            <text:p>57480</text:p>
          </table:table-cell>
          <table:table-cell office:value-type="string">
            <text:p>Montigny-lès-Metz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7616">
            <text:p>57616</text:p>
          </table:table-cell>
          <table:table-cell office:value-type="string">
            <text:p>Saint-Julien-lès-Met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43">
            <text:p>57443</text:p>
          </table:table-cell>
          <table:table-cell office:value-type="string">
            <text:p>Marange-Silvang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601">
            <text:p>57601</text:p>
          </table:table-cell>
          <table:table-cell office:value-type="string">
            <text:p>Rozérieul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94">
            <text:p>58194</text:p>
          </table:table-cell>
          <table:table-cell office:value-type="string">
            <text:p>Nevers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303">
            <text:p>58303</text:p>
          </table:table-cell>
          <table:table-cell office:value-type="string">
            <text:p>Varennes-Vauzell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8059">
            <text:p>58059</text:p>
          </table:table-cell>
          <table:table-cell office:value-type="string">
            <text:p>La Charité-sur-Loir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079">
            <text:p>58079</text:p>
          </table:table-cell>
          <table:table-cell office:value-type="string">
            <text:p>Clamec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086">
            <text:p>58086</text:p>
          </table:table-cell>
          <table:table-cell office:value-type="string">
            <text:p>Cosne-Cours-sur-Loire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088">
            <text:p>58088</text:p>
          </table:table-cell>
          <table:table-cell office:value-type="string">
            <text:p>Coulanges-lès-Nev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095">
            <text:p>58095</text:p>
          </table:table-cell>
          <table:table-cell office:value-type="string">
            <text:p>Deciz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17">
            <text:p>58117</text:p>
          </table:table-cell>
          <table:table-cell office:value-type="string">
            <text:p>Fourchambaul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121">
            <text:p>58121</text:p>
          </table:table-cell>
          <table:table-cell office:value-type="string">
            <text:p>Garchiz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131">
            <text:p>58131</text:p>
          </table:table-cell>
          <table:table-cell office:value-type="string">
            <text:p>Guérig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134">
            <text:p>58134</text:p>
          </table:table-cell>
          <table:table-cell office:value-type="string">
            <text:p>Imph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8151">
            <text:p>58151</text:p>
          </table:table-cell>
          <table:table-cell office:value-type="string">
            <text:p>La Mach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214">
            <text:p>58214</text:p>
          </table:table-cell>
          <table:table-cell office:value-type="string">
            <text:p>Pougues-les-Ea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8083">
            <text:p>58083</text:p>
          </table:table-cell>
          <table:table-cell office:value-type="string">
            <text:p>Corbign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160">
            <text:p>58160</text:p>
          </table:table-cell>
          <table:table-cell office:value-type="string">
            <text:p>Marz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18">
            <text:p>58218</text:p>
          </table:table-cell>
          <table:table-cell office:value-type="string">
            <text:p>Prémer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95">
            <text:p>58295</text:p>
          </table:table-cell>
          <table:table-cell office:value-type="string">
            <text:p>Tracy-sur-Loi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261">
            <text:p>58261</text:p>
          </table:table-cell>
          <table:table-cell office:value-type="string">
            <text:p>Saint-Pè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152">
            <text:p>58152</text:p>
          </table:table-cell>
          <table:table-cell office:value-type="string">
            <text:p>Magny-Cou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07">
            <text:p>58207</text:p>
          </table:table-cell>
          <table:table-cell office:value-type="string">
            <text:p>Parigny-les-Va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05">
            <text:p>59005</text:p>
          </table:table-cell>
          <table:table-cell office:value-type="string">
            <text:p>Allennes-les-Mara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08">
            <text:p>59008</text:p>
          </table:table-cell>
          <table:table-cell office:value-type="string">
            <text:p>Anich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11">
            <text:p>59011</text:p>
          </table:table-cell>
          <table:table-cell office:value-type="string">
            <text:p>Annull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12">
            <text:p>59012</text:p>
          </table:table-cell>
          <table:table-cell office:value-type="string">
            <text:p>An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14">
            <text:p>59014</text:p>
          </table:table-cell>
          <table:table-cell office:value-type="string">
            <text:p>Anzin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017">
            <text:p>59017</text:p>
          </table:table-cell>
          <table:table-cell office:value-type="string">
            <text:p>Armentière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21">
            <text:p>59021</text:p>
          </table:table-cell>
          <table:table-cell office:value-type="string">
            <text:p>As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22">
            <text:p>59022</text:p>
          </table:table-cell>
          <table:table-cell office:value-type="string">
            <text:p>Attich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28">
            <text:p>59028</text:p>
          </table:table-cell>
          <table:table-cell office:value-type="string">
            <text:p>Aub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32">
            <text:p>59032</text:p>
          </table:table-cell>
          <table:table-cell office:value-type="string">
            <text:p>Aulnoy-lez-Valencien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33">
            <text:p>59033</text:p>
          </table:table-cell>
          <table:table-cell office:value-type="string">
            <text:p>Aulnoye-Aymeri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34">
            <text:p>59034</text:p>
          </table:table-cell>
          <table:table-cell office:value-type="string">
            <text:p>Avel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35">
            <text:p>59035</text:p>
          </table:table-cell>
          <table:table-cell office:value-type="string">
            <text:p>Avesnel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37">
            <text:p>59037</text:p>
          </table:table-cell>
          <table:table-cell office:value-type="string">
            <text:p>Avesnes-les-Aube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36">
            <text:p>59036</text:p>
          </table:table-cell>
          <table:table-cell office:value-type="string">
            <text:p>Avesnes-sur-Help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41">
            <text:p>59041</text:p>
          </table:table-cell>
          <table:table-cell office:value-type="string">
            <text:p>Bacha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43">
            <text:p>59043</text:p>
          </table:table-cell>
          <table:table-cell office:value-type="string">
            <text:p>Bailleu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52">
            <text:p>59052</text:p>
          </table:table-cell>
          <table:table-cell office:value-type="string">
            <text:p>Bauv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53">
            <text:p>59053</text:p>
          </table:table-cell>
          <table:table-cell office:value-type="string">
            <text:p>Bava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63">
            <text:p>59063</text:p>
          </table:table-cell>
          <table:table-cell office:value-type="string">
            <text:p>Beauvois-en-Cambrés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67">
            <text:p>59067</text:p>
          </table:table-cell>
          <table:table-cell office:value-type="string">
            <text:p>Bergu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74">
            <text:p>59074</text:p>
          </table:table-cell>
          <table:table-cell office:value-type="string">
            <text:p>Bert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079">
            <text:p>59079</text:p>
          </table:table-cell>
          <table:table-cell office:value-type="string">
            <text:p>Beuvrag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90">
            <text:p>59090</text:p>
          </table:table-cell>
          <table:table-cell office:value-type="string">
            <text:p>Bondu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92">
            <text:p>59092</text:p>
          </table:table-cell>
          <table:table-cell office:value-type="string">
            <text:p>Boucha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94">
            <text:p>59094</text:p>
          </table:table-cell>
          <table:table-cell office:value-type="string">
            <text:p>Bourbour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99">
            <text:p>59099</text:p>
          </table:table-cell>
          <table:table-cell office:value-type="string">
            <text:p>Bousi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104">
            <text:p>59104</text:p>
          </table:table-cell>
          <table:table-cell office:value-type="string">
            <text:p>Boussoi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07">
            <text:p>59107</text:p>
          </table:table-cell>
          <table:table-cell office:value-type="string">
            <text:p>Bray-Du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112">
            <text:p>59112</text:p>
          </table:table-cell>
          <table:table-cell office:value-type="string">
            <text:p>Bruay-sur-l'Escau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122">
            <text:p>59122</text:p>
          </table:table-cell>
          <table:table-cell office:value-type="string">
            <text:p>Cambra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35">
            <text:p>59135</text:p>
          </table:table-cell>
          <table:table-cell office:value-type="string">
            <text:p>Cass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39">
            <text:p>59139</text:p>
          </table:table-cell>
          <table:table-cell office:value-type="string">
            <text:p>Caudr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152">
            <text:p>59152</text:p>
          </table:table-cell>
          <table:table-cell office:value-type="string">
            <text:p>Comine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153">
            <text:p>59153</text:p>
          </table:table-cell>
          <table:table-cell office:value-type="string">
            <text:p>Condé-sur-l'Escau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55">
            <text:p>59155</text:p>
          </table:table-cell>
          <table:table-cell office:value-type="string">
            <text:p>Coudekerque-Branch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156">
            <text:p>59156</text:p>
          </table:table-cell>
          <table:table-cell office:value-type="string">
            <text:p>Courchelett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157">
            <text:p>59157</text:p>
          </table:table-cell>
          <table:table-cell office:value-type="string">
            <text:p>Cousol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160">
            <text:p>59160</text:p>
          </table:table-cell>
          <table:table-cell office:value-type="string">
            <text:p>Crespi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163">
            <text:p>59163</text:p>
          </table:table-cell>
          <table:table-cell office:value-type="string">
            <text:p>Croix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165">
            <text:p>59165</text:p>
          </table:table-cell>
          <table:table-cell office:value-type="string">
            <text:p>Cuinc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168">
            <text:p>59168</text:p>
          </table:table-cell>
          <table:table-cell office:value-type="string">
            <text:p>Cysoin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172">
            <text:p>59172</text:p>
          </table:table-cell>
          <table:table-cell office:value-type="string">
            <text:p>Dena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178">
            <text:p>59178</text:p>
          </table:table-cell>
          <table:table-cell office:value-type="string">
            <text:p>Douai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183">
            <text:p>59183</text:p>
          </table:table-cell>
          <table:table-cell office:value-type="string">
            <text:p>Dunkerque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94">
            <text:p>59194</text:p>
          </table:table-cell>
          <table:table-cell office:value-type="string">
            <text:p>Englefonta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02">
            <text:p>59202</text:p>
          </table:table-cell>
          <table:table-cell office:value-type="string">
            <text:p>Erquinghem-Ly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06">
            <text:p>59206</text:p>
          </table:table-cell>
          <table:table-cell office:value-type="string">
            <text:p>Escauduv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12">
            <text:p>59212</text:p>
          </table:table-cell>
          <table:table-cell office:value-type="string">
            <text:p>Estair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20">
            <text:p>59220</text:p>
          </table:table-cell>
          <table:table-cell office:value-type="string">
            <text:p>Faches-Thumesni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21">
            <text:p>59221</text:p>
          </table:table-cell>
          <table:table-cell office:value-type="string">
            <text:p>Fama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25">
            <text:p>59225</text:p>
          </table:table-cell>
          <table:table-cell office:value-type="string">
            <text:p>Feigni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30">
            <text:p>59230</text:p>
          </table:table-cell>
          <table:table-cell office:value-type="string">
            <text:p>Ferrière-la-Grand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34">
            <text:p>59234</text:p>
          </table:table-cell>
          <table:table-cell office:value-type="string">
            <text:p>Flers-en-Escrebieux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248">
            <text:p>59248</text:p>
          </table:table-cell>
          <table:table-cell office:value-type="string">
            <text:p>#N/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49">
            <text:p>59249</text:p>
          </table:table-cell>
          <table:table-cell office:value-type="string">
            <text:p>Fourmie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53">
            <text:p>59253</text:p>
          </table:table-cell>
          <table:table-cell office:value-type="string">
            <text:p>Fresnes-sur-Escau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256">
            <text:p>59256</text:p>
          </table:table-cell>
          <table:table-cell office:value-type="string">
            <text:p>Fret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59">
            <text:p>59259</text:p>
          </table:table-cell>
          <table:table-cell office:value-type="string">
            <text:p>Ghissigni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61">
            <text:p>59261</text:p>
          </table:table-cell>
          <table:table-cell office:value-type="string">
            <text:p>Glage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66">
            <text:p>59266</text:p>
          </table:table-cell>
          <table:table-cell office:value-type="string">
            <text:p>Gondecou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69">
            <text:p>59269</text:p>
          </table:table-cell>
          <table:table-cell office:value-type="string">
            <text:p>Gouzeaucour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271">
            <text:p>59271</text:p>
          </table:table-cell>
          <table:table-cell office:value-type="string">
            <text:p>Grande-Synthe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73">
            <text:p>59273</text:p>
          </table:table-cell>
          <table:table-cell office:value-type="string">
            <text:p>Graveline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78">
            <text:p>59278</text:p>
          </table:table-cell>
          <table:table-cell office:value-type="string">
            <text:p>Hallennes-lez-Haubourd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85">
            <text:p>59285</text:p>
          </table:table-cell>
          <table:table-cell office:value-type="string">
            <text:p>Hasp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86">
            <text:p>59286</text:p>
          </table:table-cell>
          <table:table-cell office:value-type="string">
            <text:p>Haubourdin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89">
            <text:p>59289</text:p>
          </table:table-cell>
          <table:table-cell office:value-type="string">
            <text:p>Hauss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91">
            <text:p>59291</text:p>
          </table:table-cell>
          <table:table-cell office:value-type="string">
            <text:p>Hautmon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299">
            <text:p>59299</text:p>
          </table:table-cell>
          <table:table-cell office:value-type="string">
            <text:p>Hem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01">
            <text:p>59301</text:p>
          </table:table-cell>
          <table:table-cell office:value-type="string">
            <text:p>Hergni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02">
            <text:p>59302</text:p>
          </table:table-cell>
          <table:table-cell office:value-type="string">
            <text:p>Héri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13">
            <text:p>59313</text:p>
          </table:table-cell>
          <table:table-cell office:value-type="string">
            <text:p>Horda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16">
            <text:p>59316</text:p>
          </table:table-cell>
          <table:table-cell office:value-type="string">
            <text:p>Houplin-Ancois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22">
            <text:p>59322</text:p>
          </table:table-cell>
          <table:table-cell office:value-type="string">
            <text:p>Iwu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24">
            <text:p>59324</text:p>
          </table:table-cell>
          <table:table-cell office:value-type="string">
            <text:p>Jeumont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51">
            <text:p>59051</text:p>
          </table:table-cell>
          <table:table-cell office:value-type="string">
            <text:p>La Bassé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268">
            <text:p>59268</text:p>
          </table:table-cell>
          <table:table-cell office:value-type="string">
            <text:p>La Gorg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368">
            <text:p>59368</text:p>
          </table:table-cell>
          <table:table-cell office:value-type="string">
            <text:p>La Madelein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564">
            <text:p>59564</text:p>
          </table:table-cell>
          <table:table-cell office:value-type="string">
            <text:p>La Sentinel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328">
            <text:p>59328</text:p>
          </table:table-cell>
          <table:table-cell office:value-type="string">
            <text:p>Lambersart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36">
            <text:p>59136</text:p>
          </table:table-cell>
          <table:table-cell office:value-type="string">
            <text:p>Le Cateau-Cambrési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81">
            <text:p>59481</text:p>
          </table:table-cell>
          <table:table-cell office:value-type="string">
            <text:p>Le Quesno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36">
            <text:p>59336</text:p>
          </table:table-cell>
          <table:table-cell office:value-type="string">
            <text:p>Léclu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39">
            <text:p>59339</text:p>
          </table:table-cell>
          <table:table-cell office:value-type="string">
            <text:p>Leer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40">
            <text:p>59340</text:p>
          </table:table-cell>
          <table:table-cell office:value-type="string">
            <text:p>Leffrinckouc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43">
            <text:p>59343</text:p>
          </table:table-cell>
          <table:table-cell office:value-type="string">
            <text:p>Lesqu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46">
            <text:p>59346</text:p>
          </table:table-cell>
          <table:table-cell office:value-type="string">
            <text:p>Lezen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348">
            <text:p>59348</text:p>
          </table:table-cell>
          <table:table-cell office:value-type="string">
            <text:p>Lieu-Saint-Aman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49">
            <text:p>59349</text:p>
          </table:table-cell>
          <table:table-cell office:value-type="string">
            <text:p>Ligny-en-Cambrés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350">
            <text:p>59350</text:p>
          </table:table-cell>
          <table:table-cell office:value-type="string">
            <text:p>Lille</text:p>
          </table:table-cell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355">
            <text:p>59355</text:p>
          </table:table-cell>
          <table:table-cell office:value-type="string">
            <text:p>#N/A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360">
            <text:p>59360</text:p>
          </table:table-cell>
          <table:table-cell office:value-type="string">
            <text:p>Loos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63">
            <text:p>59363</text:p>
          </table:table-cell>
          <table:table-cell office:value-type="string">
            <text:p>Louvignies-Quesno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Louvro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67">
            <text:p>59367</text:p>
          </table:table-cell>
          <table:table-cell office:value-type="string">
            <text:p>Lys-lez-Lannoy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69">
            <text:p>59369</text:p>
          </table:table-cell>
          <table:table-cell office:value-type="string">
            <text:p>Main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378">
            <text:p>59378</text:p>
          </table:table-cell>
          <table:table-cell office:value-type="string">
            <text:p>Marcq-en-Barul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382">
            <text:p>59382</text:p>
          </table:table-cell>
          <table:table-cell office:value-type="string">
            <text:p>Maretz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83">
            <text:p>59383</text:p>
          </table:table-cell>
          <table:table-cell office:value-type="string">
            <text:p>Marl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386">
            <text:p>59386</text:p>
          </table:table-cell>
          <table:table-cell office:value-type="string">
            <text:p>Marquette-lez-Lil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89">
            <text:p>59389</text:p>
          </table:table-cell>
          <table:table-cell office:value-type="string">
            <text:p>Masniè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392">
            <text:p>59392</text:p>
          </table:table-cell>
          <table:table-cell office:value-type="string">
            <text:p>Maubeuge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00">
            <text:p>59400</text:p>
          </table:table-cell>
          <table:table-cell office:value-type="string">
            <text:p>Mervil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10">
            <text:p>59410</text:p>
          </table:table-cell>
          <table:table-cell office:value-type="string">
            <text:p>Mons-en-Barul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21">
            <text:p>59421</text:p>
          </table:table-cell>
          <table:table-cell office:value-type="string">
            <text:p>Mouvaux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28">
            <text:p>59428</text:p>
          </table:table-cell>
          <table:table-cell office:value-type="string">
            <text:p>Neuville-Saint-Rém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31">
            <text:p>59431</text:p>
          </table:table-cell>
          <table:table-cell office:value-type="string">
            <text:p>Niepp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46">
            <text:p>59446</text:p>
          </table:table-cell>
          <table:table-cell office:value-type="string">
            <text:p>Ois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47">
            <text:p>59447</text:p>
          </table:table-cell>
          <table:table-cell office:value-type="string">
            <text:p>Onnaing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49">
            <text:p>59449</text:p>
          </table:table-cell>
          <table:table-cell office:value-type="string">
            <text:p>Orchi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52">
            <text:p>59452</text:p>
          </table:table-cell>
          <table:table-cell office:value-type="string">
            <text:p>Ostricour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57">
            <text:p>59457</text:p>
          </table:table-cell>
          <table:table-cell office:value-type="string">
            <text:p>Pérenchi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58">
            <text:p>59458</text:p>
          </table:table-cell>
          <table:table-cell office:value-type="string">
            <text:p>Péronne-en-Mélant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459">
            <text:p>59459</text:p>
          </table:table-cell>
          <table:table-cell office:value-type="string">
            <text:p>Petite-Forê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62">
            <text:p>59462</text:p>
          </table:table-cell>
          <table:table-cell office:value-type="string">
            <text:p>Phalemp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464">
            <text:p>59464</text:p>
          </table:table-cell>
          <table:table-cell office:value-type="string">
            <text:p>Poix-du-No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66">
            <text:p>59466</text:p>
          </table:table-cell>
          <table:table-cell office:value-type="string">
            <text:p>Pont-à-Marcq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467">
            <text:p>59467</text:p>
          </table:table-cell>
          <table:table-cell office:value-type="string">
            <text:p>Pont-sur-Samb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476">
            <text:p>59476</text:p>
          </table:table-cell>
          <table:table-cell office:value-type="string">
            <text:p>Pro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477">
            <text:p>59477</text:p>
          </table:table-cell>
          <table:table-cell office:value-type="string">
            <text:p>Prov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82">
            <text:p>59482</text:p>
          </table:table-cell>
          <table:table-cell office:value-type="string">
            <text:p>Quesnoy-sur-Deû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84">
            <text:p>59484</text:p>
          </table:table-cell>
          <table:table-cell office:value-type="string">
            <text:p>Quiévrecha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88">
            <text:p>59488</text:p>
          </table:table-cell>
          <table:table-cell office:value-type="string">
            <text:p>Raillencourt-Sainte-O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89">
            <text:p>59489</text:p>
          </table:table-cell>
          <table:table-cell office:value-type="string">
            <text:p>Raimbeaucou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491">
            <text:p>59491</text:p>
          </table:table-cell>
          <table:table-cell office:value-type="string">
            <text:p>Raism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504">
            <text:p>59504</text:p>
          </table:table-cell>
          <table:table-cell office:value-type="string">
            <text:p>Rul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07">
            <text:p>59507</text:p>
          </table:table-cell>
          <table:table-cell office:value-type="string">
            <text:p>Ronchi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08">
            <text:p>59508</text:p>
          </table:table-cell>
          <table:table-cell office:value-type="string">
            <text:p>Roncq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09">
            <text:p>59509</text:p>
          </table:table-cell>
          <table:table-cell office:value-type="string">
            <text:p>Roost-Warendi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512">
            <text:p>59512</text:p>
          </table:table-cell>
          <table:table-cell office:value-type="string">
            <text:p>Roubaix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524">
            <text:p>59524</text:p>
          </table:table-cell>
          <table:table-cell office:value-type="string">
            <text:p>Sainghin-en-Wepp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525">
            <text:p>59525</text:p>
          </table:table-cell>
          <table:table-cell office:value-type="string">
            <text:p>Sains-du-No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527">
            <text:p>59527</text:p>
          </table:table-cell>
          <table:table-cell office:value-type="string">
            <text:p>Saint-André-lez-Lil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540">
            <text:p>59540</text:p>
          </table:table-cell>
          <table:table-cell office:value-type="string">
            <text:p>#N/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44">
            <text:p>59544</text:p>
          </table:table-cell>
          <table:table-cell office:value-type="string">
            <text:p>Saint-Saulv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533">
            <text:p>59533</text:p>
          </table:table-cell>
          <table:table-cell office:value-type="string">
            <text:p>Saint-Hilaire-lez-Cambrai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553">
            <text:p>59553</text:p>
          </table:table-cell>
          <table:table-cell office:value-type="string">
            <text:p>Sant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60">
            <text:p>59560</text:p>
          </table:table-cell>
          <table:table-cell office:value-type="string">
            <text:p>Secli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71">
            <text:p>59571</text:p>
          </table:table-cell>
          <table:table-cell office:value-type="string">
            <text:p>Solesm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585">
            <text:p>59585</text:p>
          </table:table-cell>
          <table:table-cell office:value-type="string">
            <text:p>Templema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586">
            <text:p>59586</text:p>
          </table:table-cell>
          <table:table-cell office:value-type="string">
            <text:p>Templeuv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588">
            <text:p>59588</text:p>
          </table:table-cell>
          <table:table-cell office:value-type="string">
            <text:p>Téteghe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592">
            <text:p>59592</text:p>
          </table:table-cell>
          <table:table-cell office:value-type="string">
            <text:p>Thumer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599">
            <text:p>59599</text:p>
          </table:table-cell>
          <table:table-cell office:value-type="string">
            <text:p>Tourcoing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601">
            <text:p>59601</text:p>
          </table:table-cell>
          <table:table-cell office:value-type="string">
            <text:p>Trél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9606">
            <text:p>59606</text:p>
          </table:table-cell>
          <table:table-cell office:value-type="string">
            <text:p>Valenciennes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610">
            <text:p>59610</text:p>
          </table:table-cell>
          <table:table-cell office:value-type="string">
            <text:p>Verchain-Maugr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009">
            <text:p>59009</text:p>
          </table:table-cell>
          <table:table-cell office:value-type="string">
            <text:p>Villeneuve-d'Ascq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631">
            <text:p>59631</text:p>
          </table:table-cell>
          <table:table-cell office:value-type="string">
            <text:p>Walincourt-Selvign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636">
            <text:p>59636</text:p>
          </table:table-cell>
          <table:table-cell office:value-type="string">
            <text:p>Wambrechi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646">
            <text:p>59646</text:p>
          </table:table-cell>
          <table:table-cell office:value-type="string">
            <text:p>Wasqueh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648">
            <text:p>59648</text:p>
          </table:table-cell>
          <table:table-cell office:value-type="string">
            <text:p>Wattigni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650">
            <text:p>59650</text:p>
          </table:table-cell>
          <table:table-cell office:value-type="string">
            <text:p>Wattrelos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653">
            <text:p>59653</text:p>
          </table:table-cell>
          <table:table-cell office:value-type="string">
            <text:p>Wavri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007">
            <text:p>60007</text:p>
          </table:table-cell>
          <table:table-cell office:value-type="string">
            <text:p>Agnet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010">
            <text:p>60010</text:p>
          </table:table-cell>
          <table:table-cell office:value-type="string">
            <text:p>Amblain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012">
            <text:p>60012</text:p>
          </table:table-cell>
          <table:table-cell office:value-type="string">
            <text:p>Ande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017">
            <text:p>60017</text:p>
          </table:table-cell>
          <table:table-cell office:value-type="string">
            <text:p>Ansauvill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29">
            <text:p>60029</text:p>
          </table:table-cell>
          <table:table-cell office:value-type="string">
            <text:p>Auneu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0057">
            <text:p>60057</text:p>
          </table:table-cell>
          <table:table-cell office:value-type="string">
            <text:p>Beauvais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065">
            <text:p>60065</text:p>
          </table:table-cell>
          <table:table-cell office:value-type="string">
            <text:p>Berthecou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068">
            <text:p>60068</text:p>
          </table:table-cell>
          <table:table-cell office:value-type="string">
            <text:p>Béthisy-Saint-Pier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086">
            <text:p>60086</text:p>
          </table:table-cell>
          <table:table-cell office:value-type="string">
            <text:p>Boran-sur-Ois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088">
            <text:p>60088</text:p>
          </table:table-cell>
          <table:table-cell office:value-type="string">
            <text:p>Borne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103">
            <text:p>60103</text:p>
          </table:table-cell>
          <table:table-cell office:value-type="string">
            <text:p>Bres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104">
            <text:p>60104</text:p>
          </table:table-cell>
          <table:table-cell office:value-type="string">
            <text:p>Breteuil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106">
            <text:p>60106</text:p>
          </table:table-cell>
          <table:table-cell office:value-type="string">
            <text:p>Breuil-le-Se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07">
            <text:p>60107</text:p>
          </table:table-cell>
          <table:table-cell office:value-type="string">
            <text:p>Breuil-le-Ver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119">
            <text:p>60119</text:p>
          </table:table-cell>
          <table:table-cell office:value-type="string">
            <text:p>Cambronne-lès-Ribécour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129">
            <text:p>60129</text:p>
          </table:table-cell>
          <table:table-cell office:value-type="string">
            <text:p>Carlepo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34">
            <text:p>60134</text:p>
          </table:table-cell>
          <table:table-cell office:value-type="string">
            <text:p>Cauff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0139">
            <text:p>60139</text:p>
          </table:table-cell>
          <table:table-cell office:value-type="string">
            <text:p>Chambl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0141">
            <text:p>60141</text:p>
          </table:table-cell>
          <table:table-cell office:value-type="string">
            <text:p>Chantilly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142">
            <text:p>60142</text:p>
          </table:table-cell>
          <table:table-cell office:value-type="string">
            <text:p>La Chapelle-en-Serv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0143">
            <text:p>60143</text:p>
          </table:table-cell>
          <table:table-cell office:value-type="string">
            <text:p>Chaumont-en-Vex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0149">
            <text:p>60149</text:p>
          </table:table-cell>
          <table:table-cell office:value-type="string">
            <text:p>Chevriè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151">
            <text:p>60151</text:p>
          </table:table-cell>
          <table:table-cell office:value-type="string">
            <text:p>Choisy-au-Ba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155">
            <text:p>60155</text:p>
          </table:table-cell>
          <table:table-cell office:value-type="string">
            <text:p>Cires-lès-Mel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156">
            <text:p>60156</text:p>
          </table:table-cell>
          <table:table-cell office:value-type="string">
            <text:p>Clairoi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57">
            <text:p>60157</text:p>
          </table:table-cell>
          <table:table-cell office:value-type="string">
            <text:p>Clermo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0159">
            <text:p>60159</text:p>
          </table:table-cell>
          <table:table-cell office:value-type="string">
            <text:p>Compiègne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172">
            <text:p>60172</text:p>
          </table:table-cell>
          <table:table-cell office:value-type="string">
            <text:p>Coye-la-Forê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0175">
            <text:p>60175</text:p>
          </table:table-cell>
          <table:table-cell office:value-type="string">
            <text:p>Creil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176">
            <text:p>60176</text:p>
          </table:table-cell>
          <table:table-cell office:value-type="string">
            <text:p>Crépy-en-Valois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178">
            <text:p>60178</text:p>
          </table:table-cell>
          <table:table-cell office:value-type="string">
            <text:p>Crèvecur-le-Gr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223">
            <text:p>60223</text:p>
          </table:table-cell>
          <table:table-cell office:value-type="string">
            <text:p>Estrées-Saint-Deni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234">
            <text:p>60234</text:p>
          </table:table-cell>
          <table:table-cell office:value-type="string">
            <text:p>Fitz-Jam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245">
            <text:p>60245</text:p>
          </table:table-cell>
          <table:table-cell office:value-type="string">
            <text:p>Formeri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282">
            <text:p>60282</text:p>
          </table:table-cell>
          <table:table-cell office:value-type="string">
            <text:p>Gouvi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313">
            <text:p>60313</text:p>
          </table:table-cell>
          <table:table-cell office:value-type="string">
            <text:p>Herm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326">
            <text:p>60326</text:p>
          </table:table-cell>
          <table:table-cell office:value-type="string">
            <text:p>Jonquières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338">
            <text:p>60338</text:p>
          </table:table-cell>
          <table:table-cell office:value-type="string">
            <text:p>Lacroix-Saint-Ou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341">
            <text:p>60341</text:p>
          </table:table-cell>
          <table:table-cell office:value-type="string">
            <text:p>Lagny-le-Sec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342">
            <text:p>60342</text:p>
          </table:table-cell>
          <table:table-cell office:value-type="string">
            <text:p>Laignevill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346">
            <text:p>60346</text:p>
          </table:table-cell>
          <table:table-cell office:value-type="string">
            <text:p>Lamorlay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360">
            <text:p>60360</text:p>
          </table:table-cell>
          <table:table-cell office:value-type="string">
            <text:p>Liancour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368">
            <text:p>60368</text:p>
          </table:table-cell>
          <table:table-cell office:value-type="string">
            <text:p>Longueil-Anne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374">
            <text:p>60374</text:p>
          </table:table-cell>
          <table:table-cell office:value-type="string">
            <text:p>Maignelay-Montig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380">
            <text:p>60380</text:p>
          </table:table-cell>
          <table:table-cell office:value-type="string">
            <text:p>Mareuil-sur-Ourcq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382">
            <text:p>60382</text:p>
          </table:table-cell>
          <table:table-cell office:value-type="string">
            <text:p>Margny-lès-Compièg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395">
            <text:p>60395</text:p>
          </table:table-cell>
          <table:table-cell office:value-type="string">
            <text:p>Méru</text:p>
          </table:table-cell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0398">
            <text:p>60398</text:p>
          </table:table-cell>
          <table:table-cell office:value-type="string">
            <text:p>Le Mesnil-en-The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02">
            <text:p>60402</text:p>
          </table:table-cell>
          <table:table-cell office:value-type="string">
            <text:p>Le M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439">
            <text:p>60439</text:p>
          </table:table-cell>
          <table:table-cell office:value-type="string">
            <text:p>Mou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443">
            <text:p>60443</text:p>
          </table:table-cell>
          <table:table-cell office:value-type="string">
            <text:p>Muirancourt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450">
            <text:p>60450</text:p>
          </table:table-cell>
          <table:table-cell office:value-type="string">
            <text:p>Neuilly-en-The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462">
            <text:p>60462</text:p>
          </table:table-cell>
          <table:table-cell office:value-type="string">
            <text:p>Noail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463">
            <text:p>60463</text:p>
          </table:table-cell>
          <table:table-cell office:value-type="string">
            <text:p>Nogent-sur-Ois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471">
            <text:p>60471</text:p>
          </table:table-cell>
          <table:table-cell office:value-type="string">
            <text:p>Noyon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482">
            <text:p>60482</text:p>
          </table:table-cell>
          <table:table-cell office:value-type="string">
            <text:p>Orry-la-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494">
            <text:p>60494</text:p>
          </table:table-cell>
          <table:table-cell office:value-type="string">
            <text:p>Plaill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500">
            <text:p>60500</text:p>
          </table:table-cell>
          <table:table-cell office:value-type="string">
            <text:p>Le Plessis-Bellevill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501">
            <text:p>60501</text:p>
          </table:table-cell>
          <table:table-cell office:value-type="string">
            <text:p>Le Plessis-Bri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0509">
            <text:p>60509</text:p>
          </table:table-cell>
          <table:table-cell office:value-type="string">
            <text:p>Pont-Sainte-Maxenc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13">
            <text:p>60513</text:p>
          </table:table-cell>
          <table:table-cell office:value-type="string">
            <text:p>Précy-sur-O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524">
            <text:p>60524</text:p>
          </table:table-cell>
          <table:table-cell office:value-type="string">
            <text:p>Rantig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531">
            <text:p>60531</text:p>
          </table:table-cell>
          <table:table-cell office:value-type="string">
            <text:p>Rem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537">
            <text:p>60537</text:p>
          </table:table-cell>
          <table:table-cell office:value-type="string">
            <text:p>Ribécourt-Dreslincour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612">
            <text:p>60612</text:p>
          </table:table-cell>
          <table:table-cell office:value-type="string">
            <text:p>Senlis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16">
            <text:p>60616</text:p>
          </table:table-cell>
          <table:table-cell office:value-type="string">
            <text:p>Sérifonta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619">
            <text:p>60619</text:p>
          </table:table-cell>
          <table:table-cell office:value-type="string">
            <text:p>Silly-le-Lon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577">
            <text:p>60577</text:p>
          </table:table-cell>
          <table:table-cell office:value-type="string">
            <text:p>Saint-Germer-de-Fl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581">
            <text:p>60581</text:p>
          </table:table-cell>
          <table:table-cell office:value-type="string">
            <text:p>Saint-Just-en-Chaussé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84">
            <text:p>60584</text:p>
          </table:table-cell>
          <table:table-cell office:value-type="string">
            <text:p>Saint-Leu-d'Esseren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589">
            <text:p>60589</text:p>
          </table:table-cell>
          <table:table-cell office:value-type="string">
            <text:p>Saint-Maxim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0597">
            <text:p>60597</text:p>
          </table:table-cell>
          <table:table-cell office:value-type="string">
            <text:p>Saint-Sauveu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75">
            <text:p>60575</text:p>
          </table:table-cell>
          <table:table-cell office:value-type="string">
            <text:p>Sainte-Genevièv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631">
            <text:p>60631</text:p>
          </table:table-cell>
          <table:table-cell office:value-type="string">
            <text:p>Thiers-sur-Thèv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635">
            <text:p>60635</text:p>
          </table:table-cell>
          <table:table-cell office:value-type="string">
            <text:p>Thivern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36">
            <text:p>60636</text:p>
          </table:table-cell>
          <table:table-cell office:value-type="string">
            <text:p>Thourot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641">
            <text:p>60641</text:p>
          </table:table-cell>
          <table:table-cell office:value-type="string">
            <text:p>Tracy-le-Mo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43">
            <text:p>60643</text:p>
          </table:table-cell>
          <table:table-cell office:value-type="string">
            <text:p>Trico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47">
            <text:p>60647</text:p>
          </table:table-cell>
          <table:table-cell office:value-type="string">
            <text:p>Trosly-Breui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0665">
            <text:p>60665</text:p>
          </table:table-cell>
          <table:table-cell office:value-type="string">
            <text:p>Venet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67">
            <text:p>60667</text:p>
          </table:table-cell>
          <table:table-cell office:value-type="string">
            <text:p>Verberi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670">
            <text:p>60670</text:p>
          </table:table-cell>
          <table:table-cell office:value-type="string">
            <text:p>Verneuil-en-Halat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686">
            <text:p>60686</text:p>
          </table:table-cell>
          <table:table-cell office:value-type="string">
            <text:p>Villers-sous-Saint-Le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84">
            <text:p>60684</text:p>
          </table:table-cell>
          <table:table-cell office:value-type="string">
            <text:p>Villers-Saint-Pau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1001">
            <text:p>61001</text:p>
          </table:table-cell>
          <table:table-cell office:value-type="string">
            <text:p>Alençon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1006">
            <text:p>61006</text:p>
          </table:table-cell>
          <table:table-cell office:value-type="string">
            <text:p>Argent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07">
            <text:p>61007</text:p>
          </table:table-cell>
          <table:table-cell office:value-type="string">
            <text:p>Athis-de-l'Or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83">
            <text:p>61483</text:p>
          </table:table-cell>
          <table:table-cell office:value-type="string">
            <text:p>Bagnoles-de-l'Orn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38">
            <text:p>61038</text:p>
          </table:table-cell>
          <table:table-cell office:value-type="string">
            <text:p>Bellêm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145">
            <text:p>61145</text:p>
          </table:table-cell>
          <table:table-cell office:value-type="string">
            <text:p>Domfr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214">
            <text:p>61214</text:p>
          </table:table-cell>
          <table:table-cell office:value-type="string">
            <text:p>L'Aigl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168">
            <text:p>61168</text:p>
          </table:table-cell>
          <table:table-cell office:value-type="string">
            <text:p>La Ferté-Macé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230">
            <text:p>61230</text:p>
          </table:table-cell>
          <table:table-cell office:value-type="string">
            <text:p>Longny-au-Perch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78">
            <text:p>61278</text:p>
          </table:table-cell>
          <table:table-cell office:value-type="string">
            <text:p>Messe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93">
            <text:p>61293</text:p>
          </table:table-cell>
          <table:table-cell office:value-type="string">
            <text:p>Mortagne-au-Perch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345">
            <text:p>61345</text:p>
          </table:table-cell>
          <table:table-cell office:value-type="string">
            <text:p>Rémalar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464">
            <text:p>61464</text:p>
          </table:table-cell>
          <table:table-cell office:value-type="string">
            <text:p>Sé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486">
            <text:p>61486</text:p>
          </table:table-cell>
          <table:table-cell office:value-type="string">
            <text:p>Tinchebr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1508">
            <text:p>61508</text:p>
          </table:table-cell>
          <table:table-cell office:value-type="string">
            <text:p>Vimout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004">
            <text:p>62004</text:p>
          </table:table-cell>
          <table:table-cell office:value-type="string">
            <text:p>Achicou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2041">
            <text:p>62041</text:p>
          </table:table-cell>
          <table:table-cell office:value-type="string">
            <text:p>Arras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60">
            <text:p>62060</text:p>
          </table:table-cell>
          <table:table-cell office:value-type="string">
            <text:p>Auxi-le-Châte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80">
            <text:p>62080</text:p>
          </table:table-cell>
          <table:table-cell office:value-type="string">
            <text:p>Bapaum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099">
            <text:p>62099</text:p>
          </table:table-cell>
          <table:table-cell office:value-type="string">
            <text:p>Beaura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128">
            <text:p>62128</text:p>
          </table:table-cell>
          <table:table-cell office:value-type="string">
            <text:p>Biache-Saint-Va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73">
            <text:p>62173</text:p>
          </table:table-cell>
          <table:table-cell office:value-type="string">
            <text:p>Brebièr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2290">
            <text:p>62290</text:p>
          </table:table-cell>
          <table:table-cell office:value-type="string">
            <text:p>Écuri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33">
            <text:p>62333</text:p>
          </table:table-cell>
          <table:table-cell office:value-type="string">
            <text:p>Fief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61">
            <text:p>62361</text:p>
          </table:table-cell>
          <table:table-cell office:value-type="string">
            <text:p>Frév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16">
            <text:p>62416</text:p>
          </table:table-cell>
          <table:table-cell office:value-type="string">
            <text:p>Hautecloq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17">
            <text:p>62717</text:p>
          </table:table-cell>
          <table:table-cell office:value-type="string">
            <text:p>Roëllecourt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2744">
            <text:p>62744</text:p>
          </table:table-cell>
          <table:table-cell office:value-type="string">
            <text:p>Sainte-Catheri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767">
            <text:p>62767</text:p>
          </table:table-cell>
          <table:table-cell office:value-type="string">
            <text:p>Saint-Pol-sur-Ternois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048">
            <text:p>62048</text:p>
          </table:table-cell>
          <table:table-cell office:value-type="string">
            <text:p>Auchel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2119">
            <text:p>62119</text:p>
          </table:table-cell>
          <table:table-cell office:value-type="string">
            <text:p>Béthun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32">
            <text:p>62132</text:p>
          </table:table-cell>
          <table:table-cell office:value-type="string">
            <text:p>Billy-Bercl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30">
            <text:p>62330</text:p>
          </table:table-cell>
          <table:table-cell office:value-type="string">
            <text:p>Festubert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2473">
            <text:p>62473</text:p>
          </table:table-cell>
          <table:table-cell office:value-type="string">
            <text:p>Isbergu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516">
            <text:p>62516</text:p>
          </table:table-cell>
          <table:table-cell office:value-type="string">
            <text:p>Liller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17">
            <text:p>62617</text:p>
          </table:table-cell>
          <table:table-cell office:value-type="string">
            <text:p>Nux-les-Mi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626">
            <text:p>62626</text:p>
          </table:table-cell>
          <table:table-cell office:value-type="string">
            <text:p>Noyelles-lès-Vermel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736">
            <text:p>62736</text:p>
          </table:table-cell>
          <table:table-cell office:value-type="string">
            <text:p>Sailly-sur-la-Ly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841">
            <text:p>62841</text:p>
          </table:table-cell>
          <table:table-cell office:value-type="string">
            <text:p>Vendin-lès-Béthu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235">
            <text:p>62235</text:p>
          </table:table-cell>
          <table:table-cell office:value-type="string">
            <text:p>Condet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264">
            <text:p>62264</text:p>
          </table:table-cell>
          <table:table-cell office:value-type="string">
            <text:p>Dan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268">
            <text:p>62268</text:p>
          </table:table-cell>
          <table:table-cell office:value-type="string">
            <text:p>Desv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00">
            <text:p>62300</text:p>
          </table:table-cell>
          <table:table-cell office:value-type="string">
            <text:p>Équihen-Plag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2667">
            <text:p>62667</text:p>
          </table:table-cell>
          <table:table-cell office:value-type="string">
            <text:p>Le Portel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2560">
            <text:p>62560</text:p>
          </table:table-cell>
          <table:table-cell office:value-type="string">
            <text:p>Marqu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603">
            <text:p>62603</text:p>
          </table:table-cell>
          <table:table-cell office:value-type="string">
            <text:p>Nes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04">
            <text:p>62604</text:p>
          </table:table-cell>
          <table:table-cell office:value-type="string">
            <text:p>Neufchâtel-Hardelo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643">
            <text:p>62643</text:p>
          </table:table-cell>
          <table:table-cell office:value-type="string">
            <text:p>Outre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711">
            <text:p>62711</text:p>
          </table:table-cell>
          <table:table-cell office:value-type="string">
            <text:p>Rinx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2758">
            <text:p>62758</text:p>
          </table:table-cell>
          <table:table-cell office:value-type="string">
            <text:p>Saint-Martin-Boulogn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2746">
            <text:p>62746</text:p>
          </table:table-cell>
          <table:table-cell office:value-type="string">
            <text:p>Saint-Étienne-au-M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773">
            <text:p>62773</text:p>
          </table:table-cell>
          <table:table-cell office:value-type="string">
            <text:p>Sam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93">
            <text:p>62893</text:p>
          </table:table-cell>
          <table:table-cell office:value-type="string">
            <text:p>Wimereux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94">
            <text:p>62894</text:p>
          </table:table-cell>
          <table:table-cell office:value-type="string">
            <text:p>Wim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899">
            <text:p>62899</text:p>
          </table:table-cell>
          <table:table-cell office:value-type="string">
            <text:p>Wissa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191">
            <text:p>62191</text:p>
          </table:table-cell>
          <table:table-cell office:value-type="string">
            <text:p>Caff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193">
            <text:p>62193</text:p>
          </table:table-cell>
          <table:table-cell office:value-type="string">
            <text:p>Calais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97">
            <text:p>62397</text:p>
          </table:table-cell>
          <table:table-cell office:value-type="string">
            <text:p>Guîn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548">
            <text:p>62548</text:p>
          </table:table-cell>
          <table:table-cell office:value-type="string">
            <text:p>Marc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19">
            <text:p>62019</text:p>
          </table:table-cell>
          <table:table-cell office:value-type="string">
            <text:p>Aix-Noulet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186">
            <text:p>62186</text:p>
          </table:table-cell>
          <table:table-cell office:value-type="string">
            <text:p>Bully-les-Min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215">
            <text:p>62215</text:p>
          </table:table-cell>
          <table:table-cell office:value-type="string">
            <text:p>Carvi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50">
            <text:p>62250</text:p>
          </table:table-cell>
          <table:table-cell office:value-type="string">
            <text:p>Courrière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274">
            <text:p>62274</text:p>
          </table:table-cell>
          <table:table-cell office:value-type="string">
            <text:p>Dourg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277">
            <text:p>62277</text:p>
          </table:table-cell>
          <table:table-cell office:value-type="string">
            <text:p>Drocou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413">
            <text:p>62413</text:p>
          </table:table-cell>
          <table:table-cell office:value-type="string">
            <text:p>Harne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2427">
            <text:p>62427</text:p>
          </table:table-cell>
          <table:table-cell office:value-type="string">
            <text:p>Hénin-Beaumont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2498">
            <text:p>62498</text:p>
          </table:table-cell>
          <table:table-cell office:value-type="string">
            <text:p>Lens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07">
            <text:p>62907</text:p>
          </table:table-cell>
          <table:table-cell office:value-type="string">
            <text:p>Libercour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2510">
            <text:p>62510</text:p>
          </table:table-cell>
          <table:table-cell office:value-type="string">
            <text:p>Liévi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563">
            <text:p>62563</text:p>
          </table:table-cell>
          <table:table-cell office:value-type="string">
            <text:p>Mazingarb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573">
            <text:p>62573</text:p>
          </table:table-cell>
          <table:table-cell office:value-type="string">
            <text:p>Meurch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587">
            <text:p>62587</text:p>
          </table:table-cell>
          <table:table-cell office:value-type="string">
            <text:p>Montigny-en-Gohe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624">
            <text:p>62624</text:p>
          </table:table-cell>
          <table:table-cell office:value-type="string">
            <text:p>Noyelles-Godaul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37">
            <text:p>62637</text:p>
          </table:table-cell>
          <table:table-cell office:value-type="string">
            <text:p>Oigni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666">
            <text:p>62666</text:p>
          </table:table-cell>
          <table:table-cell office:value-type="string">
            <text:p>Pont-à-Vend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42">
            <text:p>62842</text:p>
          </table:table-cell>
          <table:table-cell office:value-type="string">
            <text:p>Vendin-le-Vie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95">
            <text:p>62895</text:p>
          </table:table-cell>
          <table:table-cell office:value-type="string">
            <text:p>Wingles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47">
            <text:p>62447</text:p>
          </table:table-cell>
          <table:table-cell office:value-type="string">
            <text:p>Hesd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47">
            <text:p>62647</text:p>
          </table:table-cell>
          <table:table-cell office:value-type="string">
            <text:p>Le Parcq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677">
            <text:p>62677</text:p>
          </table:table-cell>
          <table:table-cell office:value-type="string">
            <text:p>Le Quesnoy-en-Art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177">
            <text:p>62177</text:p>
          </table:table-cell>
          <table:table-cell office:value-type="string">
            <text:p>Brimeux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2588">
            <text:p>62588</text:p>
          </table:table-cell>
          <table:table-cell office:value-type="string">
            <text:p>Montreui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2236">
            <text:p>62236</text:p>
          </table:table-cell>
          <table:table-cell office:value-type="string">
            <text:p>Cont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70">
            <text:p>62670</text:p>
          </table:table-cell>
          <table:table-cell office:value-type="string">
            <text:p>Preures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2826">
            <text:p>62826</text:p>
          </table:table-cell>
          <table:table-cell office:value-type="string">
            <text:p>Le Touquet-Paris-Plage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18">
            <text:p>62318</text:p>
          </table:table-cell>
          <table:table-cell office:value-type="string">
            <text:p>Étap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571">
            <text:p>62571</text:p>
          </table:table-cell>
          <table:table-cell office:value-type="string">
            <text:p>Merlim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201">
            <text:p>62201</text:p>
          </table:table-cell>
          <table:table-cell office:value-type="string">
            <text:p>Cam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108">
            <text:p>62108</text:p>
          </table:table-cell>
          <table:table-cell office:value-type="string">
            <text:p>Berc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64">
            <text:p>62364</text:p>
          </table:table-cell>
          <table:table-cell office:value-type="string">
            <text:p>Frug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63">
            <text:p>62463</text:p>
          </table:table-cell>
          <table:table-cell office:value-type="string">
            <text:p>Hucquel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261">
            <text:p>62261</text:p>
          </table:table-cell>
          <table:table-cell office:value-type="string">
            <text:p>Cucq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Ard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525">
            <text:p>62525</text:p>
          </table:table-cell>
          <table:table-cell office:value-type="string">
            <text:p>Longueness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534">
            <text:p>62534</text:p>
          </table:table-cell>
          <table:table-cell office:value-type="string">
            <text:p>Lumb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645">
            <text:p>62645</text:p>
          </table:table-cell>
          <table:table-cell office:value-type="string">
            <text:p>Oye-Plag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757">
            <text:p>62757</text:p>
          </table:table-cell>
          <table:table-cell office:value-type="string">
            <text:p>Saint-Martin-au-Laë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765">
            <text:p>62765</text:p>
          </table:table-cell>
          <table:table-cell office:value-type="string">
            <text:p>Saint-Om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02">
            <text:p>62902</text:p>
          </table:table-cell>
          <table:table-cell office:value-type="string">
            <text:p>Wizer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string">
            <text:p>Aiguepers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14">
            <text:p>63014</text:p>
          </table:table-cell>
          <table:table-cell office:value-type="string">
            <text:p>Aubièr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019">
            <text:p>63019</text:p>
          </table:table-cell>
          <table:table-cell office:value-type="string">
            <text:p>Auln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032">
            <text:p>63032</text:p>
          </table:table-cell>
          <table:table-cell office:value-type="string">
            <text:p>Beaumon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038">
            <text:p>63038</text:p>
          </table:table-cell>
          <table:table-cell office:value-type="string">
            <text:p>Besse-et-Saint-Anastais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40">
            <text:p>63040</text:p>
          </table:table-cell>
          <table:table-cell office:value-type="string">
            <text:p>Billo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047">
            <text:p>63047</text:p>
          </table:table-cell>
          <table:table-cell office:value-type="string">
            <text:p>La Bourbou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063">
            <text:p>63063</text:p>
          </table:table-cell>
          <table:table-cell office:value-type="string">
            <text:p>Cébaz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3069">
            <text:p>63069</text:p>
          </table:table-cell>
          <table:table-cell office:value-type="string">
            <text:p>Le Cend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070">
            <text:p>63070</text:p>
          </table:table-cell>
          <table:table-cell office:value-type="string">
            <text:p>Ceyra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075">
            <text:p>63075</text:p>
          </table:table-cell>
          <table:table-cell office:value-type="string">
            <text:p>Chamalière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103">
            <text:p>63103</text:p>
          </table:table-cell>
          <table:table-cell office:value-type="string">
            <text:p>Châtel-Guy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3113">
            <text:p>63113</text:p>
          </table:table-cell>
          <table:table-cell office:value-type="string">
            <text:p>Clermont-Ferrand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124">
            <text:p>63124</text:p>
          </table:table-cell>
          <table:table-cell office:value-type="string">
            <text:p>Cournon-d'Auverg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125">
            <text:p>63125</text:p>
          </table:table-cell>
          <table:table-cell office:value-type="string">
            <text:p>Courpi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164">
            <text:p>63164</text:p>
          </table:table-cell>
          <table:table-cell office:value-type="string">
            <text:p>Gerza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178">
            <text:p>63178</text:p>
          </table:table-cell>
          <table:table-cell office:value-type="string">
            <text:p>Issoir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193">
            <text:p>63193</text:p>
          </table:table-cell>
          <table:table-cell office:value-type="string">
            <text:p>Lempd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195">
            <text:p>63195</text:p>
          </table:table-cell>
          <table:table-cell office:value-type="string">
            <text:p>Lezo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214">
            <text:p>63214</text:p>
          </table:table-cell>
          <table:table-cell office:value-type="string">
            <text:p>Les Martres-de-Vey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3236">
            <text:p>63236</text:p>
          </table:table-cell>
          <table:table-cell office:value-type="string">
            <text:p>Mont-Do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245">
            <text:p>63245</text:p>
          </table:table-cell>
          <table:table-cell office:value-type="string">
            <text:p>Moz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263">
            <text:p>63263</text:p>
          </table:table-cell>
          <table:table-cell office:value-type="string">
            <text:p>Orci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3284">
            <text:p>63284</text:p>
          </table:table-cell>
          <table:table-cell office:value-type="string">
            <text:p>Pont-du-Châtea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300">
            <text:p>63300</text:p>
          </table:table-cell>
          <table:table-cell office:value-type="string">
            <text:p>Rio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3302">
            <text:p>63302</text:p>
          </table:table-cell>
          <table:table-cell office:value-type="string">
            <text:p>La Roche-Blanch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307">
            <text:p>63307</text:p>
          </table:table-cell>
          <table:table-cell office:value-type="string">
            <text:p>Romagna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308">
            <text:p>63308</text:p>
          </table:table-cell>
          <table:table-cell office:value-type="string">
            <text:p>Roya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354">
            <text:p>63354</text:p>
          </table:table-cell>
          <table:table-cell office:value-type="string">
            <text:p>Saint-Gervais-d'Auverg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3430">
            <text:p>63430</text:p>
          </table:table-cell>
          <table:table-cell office:value-type="string">
            <text:p>Thier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70">
            <text:p>63470</text:p>
          </table:table-cell>
          <table:table-cell office:value-type="string">
            <text:p>Volvi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054">
            <text:p>64054</text:p>
          </table:table-cell>
          <table:table-cell office:value-type="string">
            <text:p>Arros-de-N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24">
            <text:p>64024</text:p>
          </table:table-cell>
          <table:table-cell office:value-type="string">
            <text:p>Anglet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061">
            <text:p>64061</text:p>
          </table:table-cell>
          <table:table-cell office:value-type="string">
            <text:p>Arti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062">
            <text:p>64062</text:p>
          </table:table-cell>
          <table:table-cell office:value-type="string">
            <text:p>Arud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65">
            <text:p>64065</text:p>
          </table:table-cell>
          <table:table-cell office:value-type="string">
            <text:p>Asca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4102">
            <text:p>64102</text:p>
          </table:table-cell>
          <table:table-cell office:value-type="string">
            <text:p>Bayonne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22">
            <text:p>64122</text:p>
          </table:table-cell>
          <table:table-cell office:value-type="string">
            <text:p>Biarritz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125">
            <text:p>64125</text:p>
          </table:table-cell>
          <table:table-cell office:value-type="string">
            <text:p>Bida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129">
            <text:p>64129</text:p>
          </table:table-cell>
          <table:table-cell office:value-type="string">
            <text:p>Billèr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132">
            <text:p>64132</text:p>
          </table:table-cell>
          <table:table-cell office:value-type="string">
            <text:p>Bizano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4140">
            <text:p>64140</text:p>
          </table:table-cell>
          <table:table-cell office:value-type="string">
            <text:p>Bouc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160">
            <text:p>64160</text:p>
          </table:table-cell>
          <table:table-cell office:value-type="string">
            <text:p>Cambo-les-Bai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189">
            <text:p>64189</text:p>
          </table:table-cell>
          <table:table-cell office:value-type="string">
            <text:p>Cibou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4204">
            <text:p>64204</text:p>
          </table:table-cell>
          <table:table-cell office:value-type="string">
            <text:p>Eaux-Bon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4230">
            <text:p>64230</text:p>
          </table:table-cell>
          <table:table-cell office:value-type="string">
            <text:p>G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237">
            <text:p>64237</text:p>
          </table:table-cell>
          <table:table-cell office:value-type="string">
            <text:p>Gelo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249">
            <text:p>64249</text:p>
          </table:table-cell>
          <table:table-cell office:value-type="string">
            <text:p>Guéth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256">
            <text:p>64256</text:p>
          </table:table-cell>
          <table:table-cell office:value-type="string">
            <text:p>Hasparr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260">
            <text:p>64260</text:p>
          </table:table-cell>
          <table:table-cell office:value-type="string">
            <text:p>Henday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284">
            <text:p>64284</text:p>
          </table:table-cell>
          <table:table-cell office:value-type="string">
            <text:p>Juranç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320">
            <text:p>64320</text:p>
          </table:table-cell>
          <table:table-cell office:value-type="string">
            <text:p>Larun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31">
            <text:p>64331</text:p>
          </table:table-cell>
          <table:table-cell office:value-type="string">
            <text:p>Lembey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35">
            <text:p>64335</text:p>
          </table:table-cell>
          <table:table-cell office:value-type="string">
            <text:p>Lescar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348">
            <text:p>64348</text:p>
          </table:table-cell>
          <table:table-cell office:value-type="string">
            <text:p>Lon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371">
            <text:p>64371</text:p>
          </table:table-cell>
          <table:table-cell office:value-type="string">
            <text:p>Mauléon-Lichar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393">
            <text:p>64393</text:p>
          </table:table-cell>
          <table:table-cell office:value-type="string">
            <text:p>Mone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405">
            <text:p>64405</text:p>
          </table:table-cell>
          <table:table-cell office:value-type="string">
            <text:p>Morlaà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417">
            <text:p>64417</text:p>
          </table:table-cell>
          <table:table-cell office:value-type="string">
            <text:p>N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422">
            <text:p>64422</text:p>
          </table:table-cell>
          <table:table-cell office:value-type="string">
            <text:p>Oloron-Sainte-Mari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30">
            <text:p>64430</text:p>
          </table:table-cell>
          <table:table-cell office:value-type="string">
            <text:p>Orthez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443">
            <text:p>64443</text:p>
          </table:table-cell>
          <table:table-cell office:value-type="string">
            <text:p>Pardi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4445">
            <text:p>64445</text:p>
          </table:table-cell>
          <table:table-cell office:value-type="string">
            <text:p>Pau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504">
            <text:p>64504</text:p>
          </table:table-cell>
          <table:table-cell office:value-type="string">
            <text:p>Sa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483">
            <text:p>64483</text:p>
          </table:table-cell>
          <table:table-cell office:value-type="string">
            <text:p>Saint-Jean-de-Luz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4493">
            <text:p>64493</text:p>
          </table:table-cell>
          <table:table-cell office:value-type="string">
            <text:p>Saint-Pala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495">
            <text:p>64495</text:p>
          </table:table-cell>
          <table:table-cell office:value-type="string">
            <text:p>Saint-Pée-sur-Nive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4499">
            <text:p>64499</text:p>
          </table:table-cell>
          <table:table-cell office:value-type="string">
            <text:p>Salies-de-Béar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519">
            <text:p>64519</text:p>
          </table:table-cell>
          <table:table-cell office:value-type="string">
            <text:p>Serres-Cast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545">
            <text:p>64545</text:p>
          </table:table-cell>
          <table:table-cell office:value-type="string">
            <text:p>Urrug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4547">
            <text:p>64547</text:p>
          </table:table-cell>
          <table:table-cell office:value-type="string">
            <text:p>Ustarit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38">
            <text:p>65138</text:p>
          </table:table-cell>
          <table:table-cell office:value-type="string">
            <text:p>Cauteret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047">
            <text:p>65047</text:p>
          </table:table-cell>
          <table:table-cell office:value-type="string">
            <text:p>Aureilh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304">
            <text:p>65304</text:p>
          </table:table-cell>
          <table:table-cell office:value-type="string">
            <text:p>Maubourgu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460">
            <text:p>65460</text:p>
          </table:table-cell>
          <table:table-cell office:value-type="string">
            <text:p>Vic-en-Bigor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59">
            <text:p>65059</text:p>
          </table:table-cell>
          <table:table-cell office:value-type="string">
            <text:p>Bagnères-de-Bigor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58">
            <text:p>65258</text:p>
          </table:table-cell>
          <table:table-cell office:value-type="string">
            <text:p>Lannemez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88">
            <text:p>65388</text:p>
          </table:table-cell>
          <table:table-cell office:value-type="string">
            <text:p>Saint-Lary-Soula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17">
            <text:p>65017</text:p>
          </table:table-cell>
          <table:table-cell office:value-type="string">
            <text:p>Aragnou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23">
            <text:p>65123</text:p>
          </table:table-cell>
          <table:table-cell office:value-type="string">
            <text:p>Camp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5440">
            <text:p>65440</text:p>
          </table:table-cell>
          <table:table-cell office:value-type="string">
            <text:p>Tarbes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100">
            <text:p>65100</text:p>
          </table:table-cell>
          <table:table-cell office:value-type="string">
            <text:p>Bordères-sur-l'Éche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226">
            <text:p>65226</text:p>
          </table:table-cell>
          <table:table-cell office:value-type="string">
            <text:p>Ibo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235">
            <text:p>65235</text:p>
          </table:table-cell>
          <table:table-cell office:value-type="string">
            <text:p>Juill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331">
            <text:p>65331</text:p>
          </table:table-cell>
          <table:table-cell office:value-type="string">
            <text:p>Odo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417">
            <text:p>65417</text:p>
          </table:table-cell>
          <table:table-cell office:value-type="string">
            <text:p>Sémé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03">
            <text:p>66003</text:p>
          </table:table-cell>
          <table:table-cell office:value-type="string">
            <text:p>Amélie-les-Bains-Palald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08">
            <text:p>66008</text:p>
          </table:table-cell>
          <table:table-cell office:value-type="string">
            <text:p>Argelès-sur-Mer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02">
            <text:p>66002</text:p>
          </table:table-cell>
          <table:table-cell office:value-type="string">
            <text:p>Alénya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09">
            <text:p>66009</text:p>
          </table:table-cell>
          <table:table-cell office:value-type="string">
            <text:p>Arles-sur-T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11">
            <text:p>66011</text:p>
          </table:table-cell>
          <table:table-cell office:value-type="string">
            <text:p>Bag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6016">
            <text:p>66016</text:p>
          </table:table-cell>
          <table:table-cell office:value-type="string">
            <text:p>Banyuls-sur-M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12">
            <text:p>66012</text:p>
          </table:table-cell>
          <table:table-cell office:value-type="string">
            <text:p>Bah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14">
            <text:p>66014</text:p>
          </table:table-cell>
          <table:table-cell office:value-type="string">
            <text:p>Baixa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17">
            <text:p>66017</text:p>
          </table:table-cell>
          <table:table-cell office:value-type="string">
            <text:p>Le Barcarès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20">
            <text:p>66020</text:p>
          </table:table-cell>
          <table:table-cell office:value-type="string">
            <text:p>Bolquè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21">
            <text:p>66021</text:p>
          </table:table-cell>
          <table:table-cell office:value-type="string">
            <text:p>Bompa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30">
            <text:p>66030</text:p>
          </table:table-cell>
          <table:table-cell office:value-type="string">
            <text:p>Cal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37">
            <text:p>66037</text:p>
          </table:table-cell>
          <table:table-cell office:value-type="string">
            <text:p>Canet-en-Roussillon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38">
            <text:p>66038</text:p>
          </table:table-cell>
          <table:table-cell office:value-type="string">
            <text:p>Canohè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43">
            <text:p>66043</text:p>
          </table:table-cell>
          <table:table-cell office:value-type="string">
            <text:p>Caste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6048">
            <text:p>66048</text:p>
          </table:table-cell>
          <table:table-cell office:value-type="string">
            <text:p>Cerbè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49">
            <text:p>66049</text:p>
          </table:table-cell>
          <table:table-cell office:value-type="string">
            <text:p>Cére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50">
            <text:p>66050</text:p>
          </table:table-cell>
          <table:table-cell office:value-type="string">
            <text:p>Clair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53">
            <text:p>66053</text:p>
          </table:table-cell>
          <table:table-cell office:value-type="string">
            <text:p>Colliour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65">
            <text:p>66065</text:p>
          </table:table-cell>
          <table:table-cell office:value-type="string">
            <text:p>Eln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69">
            <text:p>66069</text:p>
          </table:table-cell>
          <table:table-cell office:value-type="string">
            <text:p>Espira-de-l'Agl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71">
            <text:p>66071</text:p>
          </table:table-cell>
          <table:table-cell office:value-type="string">
            <text:p>Estage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75">
            <text:p>66075</text:p>
          </table:table-cell>
          <table:table-cell office:value-type="string">
            <text:p>Ey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85">
            <text:p>66085</text:p>
          </table:table-cell>
          <table:table-cell office:value-type="string">
            <text:p>Fuill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88">
            <text:p>66088</text:p>
          </table:table-cell>
          <table:table-cell office:value-type="string">
            <text:p>Ille-sur-Tê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93">
            <text:p>66093</text:p>
          </table:table-cell>
          <table:table-cell office:value-type="string">
            <text:p>Laroque-des-Albè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95">
            <text:p>66095</text:p>
          </table:table-cell>
          <table:table-cell office:value-type="string">
            <text:p>Latour-de-Car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96">
            <text:p>66096</text:p>
          </table:table-cell>
          <table:table-cell office:value-type="string">
            <text:p>Latour-de-Franc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024">
            <text:p>66024</text:p>
          </table:table-cell>
          <table:table-cell office:value-type="string">
            <text:p>Le Boulou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137">
            <text:p>66137</text:p>
          </table:table-cell>
          <table:table-cell office:value-type="string">
            <text:p>Le Perthu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95">
            <text:p>66195</text:p>
          </table:table-cell>
          <table:table-cell office:value-type="string">
            <text:p>Le Soler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6104">
            <text:p>66104</text:p>
          </table:table-cell>
          <table:table-cell office:value-type="string">
            <text:p>Los Mas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08">
            <text:p>66108</text:p>
          </table:table-cell>
          <table:table-cell office:value-type="string">
            <text:p>Mill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106">
            <text:p>66106</text:p>
          </table:table-cell>
          <table:table-cell office:value-type="string">
            <text:p>Maureillas-las-Ill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6117">
            <text:p>66117</text:p>
          </table:table-cell>
          <table:table-cell office:value-type="string">
            <text:p>Mont-Lou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33">
            <text:p>66133</text:p>
          </table:table-cell>
          <table:table-cell office:value-type="string">
            <text:p>Palau-del-Vid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6136">
            <text:p>66136</text:p>
          </table:table-cell>
          <table:table-cell office:value-type="string">
            <text:p>Perpignan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138">
            <text:p>66138</text:p>
          </table:table-cell>
          <table:table-cell office:value-type="string">
            <text:p>Peyrestor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40">
            <text:p>66140</text:p>
          </table:table-cell>
          <table:table-cell office:value-type="string">
            <text:p>Pézilla-la-Riviè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41">
            <text:p>66141</text:p>
          </table:table-cell>
          <table:table-cell office:value-type="string">
            <text:p>Pi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44">
            <text:p>66144</text:p>
          </table:table-cell>
          <table:table-cell office:value-type="string">
            <text:p>Pollest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145">
            <text:p>66145</text:p>
          </table:table-cell>
          <table:table-cell office:value-type="string">
            <text:p>Ponteil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48">
            <text:p>66148</text:p>
          </table:table-cell>
          <table:table-cell office:value-type="string">
            <text:p>Port-Vend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49">
            <text:p>66149</text:p>
          </table:table-cell>
          <table:table-cell office:value-type="string">
            <text:p>Prad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6164">
            <text:p>66164</text:p>
          </table:table-cell>
          <table:table-cell office:value-type="string">
            <text:p>Rivesal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6168">
            <text:p>66168</text:p>
          </table:table-cell>
          <table:table-cell office:value-type="string">
            <text:p>Saint-André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6171">
            <text:p>66171</text:p>
          </table:table-cell>
          <table:table-cell office:value-type="string">
            <text:p>Saint-Cyprien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72">
            <text:p>66172</text:p>
          </table:table-cell>
          <table:table-cell office:value-type="string">
            <text:p>Saint-Estèv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174">
            <text:p>66174</text:p>
          </table:table-cell>
          <table:table-cell office:value-type="string">
            <text:p>Saint-Féliu-d'Ava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6176">
            <text:p>66176</text:p>
          </table:table-cell>
          <table:table-cell office:value-type="string">
            <text:p>Saint-Hippoly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178">
            <text:p>66178</text:p>
          </table:table-cell>
          <table:table-cell office:value-type="string">
            <text:p>Saint-Jean-Pla-de-Cor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80">
            <text:p>66180</text:p>
          </table:table-cell>
          <table:table-cell office:value-type="string">
            <text:p>Saint-Laurent-de-la-Salanqu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6182">
            <text:p>66182</text:p>
          </table:table-cell>
          <table:table-cell office:value-type="string">
            <text:p>Sainte-Mar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6186">
            <text:p>66186</text:p>
          </table:table-cell>
          <table:table-cell office:value-type="string">
            <text:p>Saint-Nazai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6187">
            <text:p>66187</text:p>
          </table:table-cell>
          <table:table-cell office:value-type="string">
            <text:p>Saint-Paul-de-Fenouill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189">
            <text:p>66189</text:p>
          </table:table-cell>
          <table:table-cell office:value-type="string">
            <text:p>Saleill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196">
            <text:p>66196</text:p>
          </table:table-cell>
          <table:table-cell office:value-type="string">
            <text:p>Sorèd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13">
            <text:p>66213</text:p>
          </table:table-cell>
          <table:table-cell office:value-type="string">
            <text:p>Touloug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22">
            <text:p>66222</text:p>
          </table:table-cell>
          <table:table-cell office:value-type="string">
            <text:p>Vernet-les-Bai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224">
            <text:p>66224</text:p>
          </table:table-cell>
          <table:table-cell office:value-type="string">
            <text:p>Villelongue-de-la-Salanqu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227">
            <text:p>66227</text:p>
          </table:table-cell>
          <table:table-cell office:value-type="string">
            <text:p>Villeneuve-de-la-Raho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6228">
            <text:p>66228</text:p>
          </table:table-cell>
          <table:table-cell office:value-type="string">
            <text:p>Villeneuve-la-Rivi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230">
            <text:p>66230</text:p>
          </table:table-cell>
          <table:table-cell office:value-type="string">
            <text:p>Vinç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010">
            <text:p>67010</text:p>
          </table:table-cell>
          <table:table-cell office:value-type="string">
            <text:p>Andla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021">
            <text:p>67021</text:p>
          </table:table-cell>
          <table:table-cell office:value-type="string">
            <text:p>Bar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28">
            <text:p>67028</text:p>
          </table:table-cell>
          <table:table-cell office:value-type="string">
            <text:p>Benfel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39">
            <text:p>67339</text:p>
          </table:table-cell>
          <table:table-cell office:value-type="string">
            <text:p>Betschdor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043">
            <text:p>67043</text:p>
          </table:table-cell>
          <table:table-cell office:value-type="string">
            <text:p>Bischhei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045">
            <text:p>67045</text:p>
          </table:table-cell>
          <table:table-cell office:value-type="string">
            <text:p>Bischoffshei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046">
            <text:p>67046</text:p>
          </table:table-cell>
          <table:table-cell office:value-type="string">
            <text:p>Bischwiller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051">
            <text:p>67051</text:p>
          </table:table-cell>
          <table:table-cell office:value-type="string">
            <text:p>Blienschwill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56">
            <text:p>67056</text:p>
          </table:table-cell>
          <table:table-cell office:value-type="string">
            <text:p>Bootzhei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61">
            <text:p>67061</text:p>
          </table:table-cell>
          <table:table-cell office:value-type="string">
            <text:p>Bouxwill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067">
            <text:p>67067</text:p>
          </table:table-cell>
          <table:table-cell office:value-type="string">
            <text:p>Brumath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73">
            <text:p>67073</text:p>
          </table:table-cell>
          <table:table-cell office:value-type="string">
            <text:p>Châtenoi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084">
            <text:p>67084</text:p>
          </table:table-cell>
          <table:table-cell office:value-type="string">
            <text:p>Dambach-la-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101">
            <text:p>67101</text:p>
          </table:table-cell>
          <table:table-cell office:value-type="string">
            <text:p>Dorlishei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118">
            <text:p>67118</text:p>
          </table:table-cell>
          <table:table-cell office:value-type="string">
            <text:p>Eckbolshei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127">
            <text:p>67127</text:p>
          </table:table-cell>
          <table:table-cell office:value-type="string">
            <text:p>Ergershei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130">
            <text:p>67130</text:p>
          </table:table-cell>
          <table:table-cell office:value-type="string">
            <text:p>Erstein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131">
            <text:p>67131</text:p>
          </table:table-cell>
          <table:table-cell office:value-type="string">
            <text:p>Eschau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137">
            <text:p>67137</text:p>
          </table:table-cell>
          <table:table-cell office:value-type="string">
            <text:p>Fegersheim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167">
            <text:p>67167</text:p>
          </table:table-cell>
          <table:table-cell office:value-type="string">
            <text:p>Grendelbruch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176">
            <text:p>67176</text:p>
          </table:table-cell>
          <table:table-cell office:value-type="string">
            <text:p>Gundershoff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7180">
            <text:p>67180</text:p>
          </table:table-cell>
          <table:table-cell office:value-type="string">
            <text:p>Haguenau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02">
            <text:p>67202</text:p>
          </table:table-cell>
          <table:table-cell office:value-type="string">
            <text:p>Hochfeld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7218">
            <text:p>67218</text:p>
          </table:table-cell>
          <table:table-cell office:value-type="string">
            <text:p>Illkirch-Graffenstaden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222">
            <text:p>67222</text:p>
          </table:table-cell>
          <table:table-cell office:value-type="string">
            <text:p>Ingwill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239">
            <text:p>67239</text:p>
          </table:table-cell>
          <table:table-cell office:value-type="string">
            <text:p>Kintzhei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246">
            <text:p>67246</text:p>
          </table:table-cell>
          <table:table-cell office:value-type="string">
            <text:p>Kogenhei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261">
            <text:p>67261</text:p>
          </table:table-cell>
          <table:table-cell office:value-type="string">
            <text:p>Lauterbour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7066">
            <text:p>67066</text:p>
          </table:table-cell>
          <table:table-cell office:value-type="string">
            <text:p>La Broq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505">
            <text:p>67505</text:p>
          </table:table-cell>
          <table:table-cell office:value-type="string">
            <text:p>La Vance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519">
            <text:p>67519</text:p>
          </table:table-cell>
          <table:table-cell office:value-type="string">
            <text:p>La Wantzen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281">
            <text:p>67281</text:p>
          </table:table-cell>
          <table:table-cell office:value-type="string">
            <text:p>Marckolshei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282">
            <text:p>67282</text:p>
          </table:table-cell>
          <table:table-cell office:value-type="string">
            <text:p>Marlenhei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283">
            <text:p>67283</text:p>
          </table:table-cell>
          <table:table-cell office:value-type="string">
            <text:p>Marmouti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00">
            <text:p>67300</text:p>
          </table:table-cell>
          <table:table-cell office:value-type="string">
            <text:p>Molshei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10">
            <text:p>67310</text:p>
          </table:table-cell>
          <table:table-cell office:value-type="string">
            <text:p>Mussi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13">
            <text:p>67313</text:p>
          </table:table-cell>
          <table:table-cell office:value-type="string">
            <text:p>Mutzig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324">
            <text:p>67324</text:p>
          </table:table-cell>
          <table:table-cell office:value-type="string">
            <text:p>Niederbronn-les-Bain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29">
            <text:p>67329</text:p>
          </table:table-cell>
          <table:table-cell office:value-type="string">
            <text:p>Niederna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38">
            <text:p>67338</text:p>
          </table:table-cell>
          <table:table-cell office:value-type="string">
            <text:p>Obenhei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48">
            <text:p>67348</text:p>
          </table:table-cell>
          <table:table-cell office:value-type="string">
            <text:p>Obernai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359">
            <text:p>67359</text:p>
          </table:table-cell>
          <table:table-cell office:value-type="string">
            <text:p>Ohlung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62">
            <text:p>67362</text:p>
          </table:table-cell>
          <table:table-cell office:value-type="string">
            <text:p>Orschwill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64">
            <text:p>67364</text:p>
          </table:table-cell>
          <table:table-cell office:value-type="string">
            <text:p>Osthou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65">
            <text:p>67365</text:p>
          </table:table-cell>
          <table:table-cell office:value-type="string">
            <text:p>Ostwal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68">
            <text:p>67368</text:p>
          </table:table-cell>
          <table:table-cell office:value-type="string">
            <text:p>Ottrot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72">
            <text:p>67372</text:p>
          </table:table-cell>
          <table:table-cell office:value-type="string">
            <text:p>Pfaffenhoff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88">
            <text:p>67388</text:p>
          </table:table-cell>
          <table:table-cell office:value-type="string">
            <text:p>Reichshoff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389">
            <text:p>67389</text:p>
          </table:table-cell>
          <table:table-cell office:value-type="string">
            <text:p>Reichstet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396">
            <text:p>67396</text:p>
          </table:table-cell>
          <table:table-cell office:value-type="string">
            <text:p>Rexing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411">
            <text:p>67411</text:p>
          </table:table-cell>
          <table:table-cell office:value-type="string">
            <text:p>Roshei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414">
            <text:p>67414</text:p>
          </table:table-cell>
          <table:table-cell office:value-type="string">
            <text:p>Rotha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434">
            <text:p>67434</text:p>
          </table:table-cell>
          <table:table-cell office:value-type="string">
            <text:p>Sarre-Un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437">
            <text:p>67437</text:p>
          </table:table-cell>
          <table:table-cell office:value-type="string">
            <text:p>Saver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7447">
            <text:p>67447</text:p>
          </table:table-cell>
          <table:table-cell office:value-type="string">
            <text:p>Schiltighei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448">
            <text:p>67448</text:p>
          </table:table-cell>
          <table:table-cell office:value-type="string">
            <text:p>Schirmec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458">
            <text:p>67458</text:p>
          </table:table-cell>
          <table:table-cell office:value-type="string">
            <text:p>Schweighouse-sur-Mode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462">
            <text:p>67462</text:p>
          </table:table-cell>
          <table:table-cell office:value-type="string">
            <text:p>Sélesta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464">
            <text:p>67464</text:p>
          </table:table-cell>
          <table:table-cell office:value-type="string">
            <text:p>Sermershei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471">
            <text:p>67471</text:p>
          </table:table-cell>
          <table:table-cell office:value-type="string">
            <text:p>Souffelweyershei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472">
            <text:p>67472</text:p>
          </table:table-cell>
          <table:table-cell office:value-type="string">
            <text:p>Soufflenhei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7482">
            <text:p>67482</text:p>
          </table:table-cell>
          <table:table-cell office:value-type="string">
            <text:p>Strasbourg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506">
            <text:p>67506</text:p>
          </table:table-cell>
          <table:table-cell office:value-type="string">
            <text:p>Vendenhei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520">
            <text:p>67520</text:p>
          </table:table-cell>
          <table:table-cell office:value-type="string">
            <text:p>Wasselon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525">
            <text:p>67525</text:p>
          </table:table-cell>
          <table:table-cell office:value-type="string">
            <text:p>Westhoff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554">
            <text:p>67554</text:p>
          </table:table-cell>
          <table:table-cell office:value-type="string">
            <text:p>Wolxhei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544">
            <text:p>67544</text:p>
          </table:table-cell>
          <table:table-cell office:value-type="string">
            <text:p>Wissembour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7551">
            <text:p>67551</text:p>
          </table:table-cell>
          <table:table-cell office:value-type="string">
            <text:p>Wolfishei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004">
            <text:p>68004</text:p>
          </table:table-cell>
          <table:table-cell office:value-type="string">
            <text:p>Altkirch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036">
            <text:p>68036</text:p>
          </table:table-cell>
          <table:table-cell office:value-type="string">
            <text:p>Bieshei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8066">
            <text:p>68066</text:p>
          </table:table-cell>
          <table:table-cell office:value-type="string">
            <text:p>Colmar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078">
            <text:p>68078</text:p>
          </table:table-cell>
          <table:table-cell office:value-type="string">
            <text:p>Eguishei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145">
            <text:p>68145</text:p>
          </table:table-cell>
          <table:table-cell office:value-type="string">
            <text:p>Horbourg-Wih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8226">
            <text:p>68226</text:p>
          </table:table-cell>
          <table:table-cell office:value-type="string">
            <text:p>Munste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231">
            <text:p>68231</text:p>
          </table:table-cell>
          <table:table-cell office:value-type="string">
            <text:p>Neuf-Brisach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8295">
            <text:p>68295</text:p>
          </table:table-cell>
          <table:table-cell office:value-type="string">
            <text:p>Sainte-Croix-en-Pla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8338">
            <text:p>68338</text:p>
          </table:table-cell>
          <table:table-cell office:value-type="string">
            <text:p>Turckhei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352">
            <text:p>68352</text:p>
          </table:table-cell>
          <table:table-cell office:value-type="string">
            <text:p>Volgelshei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365">
            <text:p>68365</text:p>
          </table:table-cell>
          <table:table-cell office:value-type="string">
            <text:p>Wettolshei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374">
            <text:p>68374</text:p>
          </table:table-cell>
          <table:table-cell office:value-type="string">
            <text:p>Wintzenhei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287">
            <text:p>68287</text:p>
          </table:table-cell>
          <table:table-cell office:value-type="string">
            <text:p>Rouffach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082">
            <text:p>68082</text:p>
          </table:table-cell>
          <table:table-cell office:value-type="string">
            <text:p>Ensishei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315">
            <text:p>68315</text:p>
          </table:table-cell>
          <table:table-cell office:value-type="string">
            <text:p>Soultz-Haut-Rhin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112">
            <text:p>68112</text:p>
          </table:table-cell>
          <table:table-cell office:value-type="string">
            <text:p>Guebwil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56">
            <text:p>68056</text:p>
          </table:table-cell>
          <table:table-cell office:value-type="string">
            <text:p>Brunstat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49">
            <text:p>68149</text:p>
          </table:table-cell>
          <table:table-cell office:value-type="string">
            <text:p>Huningu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154">
            <text:p>68154</text:p>
          </table:table-cell>
          <table:table-cell office:value-type="string">
            <text:p>Illzach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163">
            <text:p>68163</text:p>
          </table:table-cell>
          <table:table-cell office:value-type="string">
            <text:p>Kemb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166">
            <text:p>68166</text:p>
          </table:table-cell>
          <table:table-cell office:value-type="string">
            <text:p>Kingershei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8224">
            <text:p>68224</text:p>
          </table:table-cell>
          <table:table-cell office:value-type="string">
            <text:p>Mulhouse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253">
            <text:p>68253</text:p>
          </table:table-cell>
          <table:table-cell office:value-type="string">
            <text:p>Ottmarshei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256">
            <text:p>68256</text:p>
          </table:table-cell>
          <table:table-cell office:value-type="string">
            <text:p>Pfastatt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271">
            <text:p>68271</text:p>
          </table:table-cell>
          <table:table-cell office:value-type="string">
            <text:p>Riedishei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278">
            <text:p>68278</text:p>
          </table:table-cell>
          <table:table-cell office:value-type="string">
            <text:p>Rixheim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8297">
            <text:p>68297</text:p>
          </table:table-cell>
          <table:table-cell office:value-type="string">
            <text:p>Saint-Loui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00">
            <text:p>68300</text:p>
          </table:table-cell>
          <table:table-cell office:value-type="string">
            <text:p>Saushei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028">
            <text:p>68028</text:p>
          </table:table-cell>
          <table:table-cell office:value-type="string">
            <text:p>Berghei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155">
            <text:p>68155</text:p>
          </table:table-cell>
          <table:table-cell office:value-type="string">
            <text:p>Ingershei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162">
            <text:p>68162</text:p>
          </table:table-cell>
          <table:table-cell office:value-type="string">
            <text:p>Kaysersber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185">
            <text:p>68185</text:p>
          </table:table-cell>
          <table:table-cell office:value-type="string">
            <text:p>Lièpv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209">
            <text:p>68209</text:p>
          </table:table-cell>
          <table:table-cell office:value-type="string">
            <text:p>Mittelwih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249">
            <text:p>68249</text:p>
          </table:table-cell>
          <table:table-cell office:value-type="string">
            <text:p>Orbe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269">
            <text:p>68269</text:p>
          </table:table-cell>
          <table:table-cell office:value-type="string">
            <text:p>Ribeauvillé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277">
            <text:p>68277</text:p>
          </table:table-cell>
          <table:table-cell office:value-type="string">
            <text:p>Riquewih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8294">
            <text:p>68294</text:p>
          </table:table-cell>
          <table:table-cell office:value-type="string">
            <text:p>Sainte-Croix-aux-Mi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8298">
            <text:p>68298</text:p>
          </table:table-cell>
          <table:table-cell office:value-type="string">
            <text:p>Sainte-Marie-aux-Min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040">
            <text:p>68040</text:p>
          </table:table-cell>
          <table:table-cell office:value-type="string">
            <text:p>Bitschwiller-lès-Than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063">
            <text:p>68063</text:p>
          </table:table-cell>
          <table:table-cell office:value-type="string">
            <text:p>Cerna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201">
            <text:p>68201</text:p>
          </table:table-cell>
          <table:table-cell office:value-type="string">
            <text:p>Maseva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334">
            <text:p>68334</text:p>
          </table:table-cell>
          <table:table-cell office:value-type="string">
            <text:p>Than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48">
            <text:p>68348</text:p>
          </table:table-cell>
          <table:table-cell office:value-type="string">
            <text:p>Vieux-Than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372">
            <text:p>68372</text:p>
          </table:table-cell>
          <table:table-cell office:value-type="string">
            <text:p>Willer-sur-Thu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8375">
            <text:p>68375</text:p>
          </table:table-cell>
          <table:table-cell office:value-type="string">
            <text:p>Wittelshei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03">
            <text:p>69003</text:p>
          </table:table-cell>
          <table:table-cell office:value-type="string">
            <text:p>Albigny-sur-Sa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06">
            <text:p>69006</text:p>
          </table:table-cell>
          <table:table-cell office:value-type="string">
            <text:p>Amplepu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009">
            <text:p>69009</text:p>
          </table:table-cell>
          <table:table-cell office:value-type="string">
            <text:p>Ans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10">
            <text:p>69010</text:p>
          </table:table-cell>
          <table:table-cell office:value-type="string">
            <text:p>L'Arbres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13">
            <text:p>69013</text:p>
          </table:table-cell>
          <table:table-cell office:value-type="string">
            <text:p>Arn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19">
            <text:p>69019</text:p>
          </table:table-cell>
          <table:table-cell office:value-type="string">
            <text:p>Belle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24">
            <text:p>69024</text:p>
          </table:table-cell>
          <table:table-cell office:value-type="string">
            <text:p>Le Bois-d'Oing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027">
            <text:p>69027</text:p>
          </table:table-cell>
          <table:table-cell office:value-type="string">
            <text:p>Brignais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028">
            <text:p>69028</text:p>
          </table:table-cell>
          <table:table-cell office:value-type="string">
            <text:p>Brind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029">
            <text:p>69029</text:p>
          </table:table-cell>
          <table:table-cell office:value-type="string">
            <text:p>Bron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034">
            <text:p>69034</text:p>
          </table:table-cell>
          <table:table-cell office:value-type="string">
            <text:p>Caluire-et-Cuire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040">
            <text:p>69040</text:p>
          </table:table-cell>
          <table:table-cell office:value-type="string">
            <text:p>Champagne-au-Mont-d'O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70">
            <text:p>69270</text:p>
          </table:table-cell>
          <table:table-cell office:value-type="string">
            <text:p>Chaponna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43">
            <text:p>69043</text:p>
          </table:table-cell>
          <table:table-cell office:value-type="string">
            <text:p>Chaponost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044">
            <text:p>69044</text:p>
          </table:table-cell>
          <table:table-cell office:value-type="string">
            <text:p>Charbonnières-les-Bai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046">
            <text:p>69046</text:p>
          </table:table-cell>
          <table:table-cell office:value-type="string">
            <text:p>Charl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49">
            <text:p>69049</text:p>
          </table:table-cell>
          <table:table-cell office:value-type="string">
            <text:p>Chassela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71">
            <text:p>69271</text:p>
          </table:table-cell>
          <table:table-cell office:value-type="string">
            <text:p>Chassieu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52">
            <text:p>69052</text:p>
          </table:table-cell>
          <table:table-cell office:value-type="string">
            <text:p>Chazay-d'Azergu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57">
            <text:p>69057</text:p>
          </table:table-cell>
          <table:table-cell office:value-type="string">
            <text:p>Chevin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059">
            <text:p>69059</text:p>
          </table:table-cell>
          <table:table-cell office:value-type="string">
            <text:p>Civrieux-d'Azergu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99">
            <text:p>69299</text:p>
          </table:table-cell>
          <table:table-cell office:value-type="string">
            <text:p>Colombier-Saugnieu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72">
            <text:p>69272</text:p>
          </table:table-cell>
          <table:table-cell office:value-type="string">
            <text:p>Commun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64">
            <text:p>69064</text:p>
          </table:table-cell>
          <table:table-cell office:value-type="string">
            <text:p>Condrie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73">
            <text:p>69273</text:p>
          </table:table-cell>
          <table:table-cell office:value-type="string">
            <text:p>Corba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066">
            <text:p>69066</text:p>
          </table:table-cell>
          <table:table-cell office:value-type="string">
            <text:p>Cours-la-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69">
            <text:p>69069</text:p>
          </table:table-cell>
          <table:table-cell office:value-type="string">
            <text:p>Crapon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72">
            <text:p>69072</text:p>
          </table:table-cell>
          <table:table-cell office:value-type="string">
            <text:p>Dardill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275">
            <text:p>69275</text:p>
          </table:table-cell>
          <table:table-cell office:value-type="string">
            <text:p>Décines-Charpieu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81">
            <text:p>69081</text:p>
          </table:table-cell>
          <table:table-cell office:value-type="string">
            <text:p>Écull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276">
            <text:p>69276</text:p>
          </table:table-cell>
          <table:table-cell office:value-type="string">
            <text:p>Feyzin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86">
            <text:p>69086</text:p>
          </table:table-cell>
          <table:table-cell office:value-type="string">
            <text:p>Fleurieux-sur-l'Arbres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9087">
            <text:p>69087</text:p>
          </table:table-cell>
          <table:table-cell office:value-type="string">
            <text:p>Fontaines-Saint-Mart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088">
            <text:p>69088</text:p>
          </table:table-cell>
          <table:table-cell office:value-type="string">
            <text:p>Fontaines-sur-Saô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89">
            <text:p>69089</text:p>
          </table:table-cell>
          <table:table-cell office:value-type="string">
            <text:p>Franche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77">
            <text:p>69277</text:p>
          </table:table-cell>
          <table:table-cell office:value-type="string">
            <text:p>Gena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78">
            <text:p>69278</text:p>
          </table:table-cell>
          <table:table-cell office:value-type="string">
            <text:p>Gena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91">
            <text:p>69091</text:p>
          </table:table-cell>
          <table:table-cell office:value-type="string">
            <text:p>Givor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092">
            <text:p>69092</text:p>
          </table:table-cell>
          <table:table-cell office:value-type="string">
            <text:p>Gleizé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094">
            <text:p>69094</text:p>
          </table:table-cell>
          <table:table-cell office:value-type="string">
            <text:p>Grézieu-la-Varen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096">
            <text:p>69096</text:p>
          </table:table-cell>
          <table:table-cell office:value-type="string">
            <text:p>Grign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00">
            <text:p>69100</text:p>
          </table:table-cell>
          <table:table-cell office:value-type="string">
            <text:p>Irign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Jonag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80">
            <text:p>69280</text:p>
          </table:table-cell>
          <table:table-cell office:value-type="string">
            <text:p>Jo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12">
            <text:p>69112</text:p>
          </table:table-cell>
          <table:table-cell office:value-type="string">
            <text:p>Lentill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115">
            <text:p>69115</text:p>
          </table:table-cell>
          <table:table-cell office:value-type="string">
            <text:p>Lim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16">
            <text:p>69116</text:p>
          </table:table-cell>
          <table:table-cell office:value-type="string">
            <text:p>Limones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17">
            <text:p>69117</text:p>
          </table:table-cell>
          <table:table-cell office:value-type="string">
            <text:p>Lissie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9118">
            <text:p>69118</text:p>
          </table:table-cell>
          <table:table-cell office:value-type="string">
            <text:p>Loire-sur-Rh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21">
            <text:p>69121</text:p>
          </table:table-cell>
          <table:table-cell office:value-type="string">
            <text:p>Loza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22">
            <text:p>69122</text:p>
          </table:table-cell>
          <table:table-cell office:value-type="string">
            <text:p>Lucen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123">
            <text:p>69123</text:p>
          </table:table-cell>
          <table:table-cell office:value-type="string">
            <text:p>Lyon</text:p>
          </table:table-cell>
          <table:table-cell office:value-type="float" office:value="326">
            <text:p>32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127">
            <text:p>69127</text:p>
          </table:table-cell>
          <table:table-cell office:value-type="string">
            <text:p>Marcy-l'Étoi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31">
            <text:p>69131</text:p>
          </table:table-cell>
          <table:table-cell office:value-type="string">
            <text:p>Messim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82">
            <text:p>69282</text:p>
          </table:table-cell>
          <table:table-cell office:value-type="string">
            <text:p>Meyzieu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33">
            <text:p>69133</text:p>
          </table:table-cell>
          <table:table-cell office:value-type="string">
            <text:p>Mille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283">
            <text:p>69283</text:p>
          </table:table-cell>
          <table:table-cell office:value-type="string">
            <text:p>Mion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140">
            <text:p>69140</text:p>
          </table:table-cell>
          <table:table-cell office:value-type="string">
            <text:p>Moranc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141">
            <text:p>69141</text:p>
          </table:table-cell>
          <table:table-cell office:value-type="string">
            <text:p>Morna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42">
            <text:p>69142</text:p>
          </table:table-cell>
          <table:table-cell office:value-type="string">
            <text:p>La Mulatièr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43">
            <text:p>69143</text:p>
          </table:table-cell>
          <table:table-cell office:value-type="string">
            <text:p>Neuville-sur-Saôn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149">
            <text:p>69149</text:p>
          </table:table-cell>
          <table:table-cell office:value-type="string">
            <text:p>Oullins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152">
            <text:p>69152</text:p>
          </table:table-cell>
          <table:table-cell office:value-type="string">
            <text:p>Pierre-Bénite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154">
            <text:p>69154</text:p>
          </table:table-cell>
          <table:table-cell office:value-type="string">
            <text:p>Pollionn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156">
            <text:p>69156</text:p>
          </table:table-cell>
          <table:table-cell office:value-type="string">
            <text:p>Pomm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285">
            <text:p>69285</text:p>
          </table:table-cell>
          <table:table-cell office:value-type="string">
            <text:p>Pusigna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63">
            <text:p>69163</text:p>
          </table:table-cell>
          <table:table-cell office:value-type="string">
            <text:p>Quinci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86">
            <text:p>69286</text:p>
          </table:table-cell>
          <table:table-cell office:value-type="string">
            <text:p>Rillieux-la-Pape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294">
            <text:p>69294</text:p>
          </table:table-cell>
          <table:table-cell office:value-type="string">
            <text:p>Sérézin-du-Rh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96">
            <text:p>69296</text:p>
          </table:table-cell>
          <table:table-cell office:value-type="string">
            <text:p>Solaiz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76">
            <text:p>69176</text:p>
          </table:table-cell>
          <table:table-cell office:value-type="string">
            <text:p>Soucieu-en-Jarres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287">
            <text:p>69287</text:p>
          </table:table-cell>
          <table:table-cell office:value-type="string">
            <text:p>Saint-Bonnet-de-Mur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91">
            <text:p>69191</text:p>
          </table:table-cell>
          <table:table-cell office:value-type="string">
            <text:p>Saint-Cyr-au-Mont-d'O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194">
            <text:p>69194</text:p>
          </table:table-cell>
          <table:table-cell office:value-type="string">
            <text:p>Saint-Didier-au-Mont-d'O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95">
            <text:p>69195</text:p>
          </table:table-cell>
          <table:table-cell office:value-type="string">
            <text:p>Saint-Didier-sous-Riveri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197">
            <text:p>69197</text:p>
          </table:table-cell>
          <table:table-cell office:value-type="string">
            <text:p>Saint-Étienne-des-Oulliè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199">
            <text:p>69199</text:p>
          </table:table-cell>
          <table:table-cell office:value-type="string">
            <text:p>Saint-Fons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204">
            <text:p>69204</text:p>
          </table:table-cell>
          <table:table-cell office:value-type="string">
            <text:p>Saint-Genis-Laval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05">
            <text:p>69205</text:p>
          </table:table-cell>
          <table:table-cell office:value-type="string">
            <text:p>Saint-Genis-les-Olliè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06">
            <text:p>69206</text:p>
          </table:table-cell>
          <table:table-cell office:value-type="string">
            <text:p>Saint-Georges-de-Renei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207">
            <text:p>69207</text:p>
          </table:table-cell>
          <table:table-cell office:value-type="string">
            <text:p>Saint-Germain-au-Mont-d'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11">
            <text:p>69211</text:p>
          </table:table-cell>
          <table:table-cell office:value-type="string">
            <text:p>Saint-Jean-d'Ardiè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20">
            <text:p>69220</text:p>
          </table:table-cell>
          <table:table-cell office:value-type="string">
            <text:p>Saint-Laurent-de-Chamousset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9288">
            <text:p>69288</text:p>
          </table:table-cell>
          <table:table-cell office:value-type="string">
            <text:p>Saint-Laurent-de-Mur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227">
            <text:p>69227</text:p>
          </table:table-cell>
          <table:table-cell office:value-type="string">
            <text:p>Saint-Martin-en-Hau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289">
            <text:p>69289</text:p>
          </table:table-cell>
          <table:table-cell office:value-type="string">
            <text:p>Saint-Pierre-de-Chandieu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231">
            <text:p>69231</text:p>
          </table:table-cell>
          <table:table-cell office:value-type="string">
            <text:p>Saint-Pierre-la-Palu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290">
            <text:p>69290</text:p>
          </table:table-cell>
          <table:table-cell office:value-type="string">
            <text:p>Saint-Priest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235">
            <text:p>69235</text:p>
          </table:table-cell>
          <table:table-cell office:value-type="string">
            <text:p>Saint-Romain-en-G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91">
            <text:p>69291</text:p>
          </table:table-cell>
          <table:table-cell office:value-type="string">
            <text:p>Saint-Symphorien-d'Oz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38">
            <text:p>69238</text:p>
          </table:table-cell>
          <table:table-cell office:value-type="string">
            <text:p>Saint-Symphorien-sur-Co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189">
            <text:p>69189</text:p>
          </table:table-cell>
          <table:table-cell office:value-type="string">
            <text:p>Sainte-Colomb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190">
            <text:p>69190</text:p>
          </table:table-cell>
          <table:table-cell office:value-type="string">
            <text:p>Sainte-Consorc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01">
            <text:p>69201</text:p>
          </table:table-cell>
          <table:table-cell office:value-type="string">
            <text:p>Sainte-Foy-l'Argentiè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9202">
            <text:p>69202</text:p>
          </table:table-cell>
          <table:table-cell office:value-type="string">
            <text:p>Sainte-Foy-lès-Lyon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41">
            <text:p>69241</text:p>
          </table:table-cell>
          <table:table-cell office:value-type="string">
            <text:p>Taluy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44">
            <text:p>69244</text:p>
          </table:table-cell>
          <table:table-cell office:value-type="string">
            <text:p>Tassin-la-Demi-Lun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97">
            <text:p>69297</text:p>
          </table:table-cell>
          <table:table-cell office:value-type="string">
            <text:p>Terna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48">
            <text:p>69248</text:p>
          </table:table-cell>
          <table:table-cell office:value-type="string">
            <text:p>Thizy-les-Bourg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49">
            <text:p>69249</text:p>
          </table:table-cell>
          <table:table-cell office:value-type="string">
            <text:p>Thurin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50">
            <text:p>69250</text:p>
          </table:table-cell>
          <table:table-cell office:value-type="string">
            <text:p>La Tour-de-Salvagn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98">
            <text:p>69298</text:p>
          </table:table-cell>
          <table:table-cell office:value-type="string">
            <text:p>Toussieu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9255">
            <text:p>69255</text:p>
          </table:table-cell>
          <table:table-cell office:value-type="string">
            <text:p>Vaugner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9256">
            <text:p>69256</text:p>
          </table:table-cell>
          <table:table-cell office:value-type="string">
            <text:p>Vaulx-en-Veli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259">
            <text:p>69259</text:p>
          </table:table-cell>
          <table:table-cell office:value-type="string">
            <text:p>Vénissieux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260">
            <text:p>69260</text:p>
          </table:table-cell>
          <table:table-cell office:value-type="string">
            <text:p>Vernais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9264">
            <text:p>69264</text:p>
          </table:table-cell>
          <table:table-cell office:value-type="string">
            <text:p>Villefranche-sur-Saône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266">
            <text:p>69266</text:p>
          </table:table-cell>
          <table:table-cell office:value-type="string">
            <text:p>Villeurbanne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68">
            <text:p>69268</text:p>
          </table:table-cell>
          <table:table-cell office:value-type="string">
            <text:p>Vourl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0550">
            <text:p>70550</text:p>
          </table:table-cell>
          <table:table-cell office:value-type="string">
            <text:p>Vesou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311">
            <text:p>70311</text:p>
          </table:table-cell>
          <table:table-cell office:value-type="string">
            <text:p>Luxeuil-les-Bain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0310">
            <text:p>70310</text:p>
          </table:table-cell>
          <table:table-cell office:value-type="string">
            <text:p>Lu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279">
            <text:p>70279</text:p>
          </table:table-cell>
          <table:table-cell office:value-type="string">
            <text:p>Gray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0467">
            <text:p>70467</text:p>
          </table:table-cell>
          <table:table-cell office:value-type="string">
            <text:p>Saint-Loup-sur-Semous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0096">
            <text:p>70096</text:p>
          </table:table-cell>
          <table:table-cell office:value-type="string">
            <text:p>Brevill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14">
            <text:p>71014</text:p>
          </table:table-cell>
          <table:table-cell office:value-type="string">
            <text:p>Autu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40">
            <text:p>71040</text:p>
          </table:table-cell>
          <table:table-cell office:value-type="string">
            <text:p>Blanz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1047">
            <text:p>71047</text:p>
          </table:table-cell>
          <table:table-cell office:value-type="string">
            <text:p>Bourbon-Lanc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070">
            <text:p>71070</text:p>
          </table:table-cell>
          <table:table-cell office:value-type="string">
            <text:p>Bux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073">
            <text:p>71073</text:p>
          </table:table-cell>
          <table:table-cell office:value-type="string">
            <text:p>Chagn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1076">
            <text:p>71076</text:p>
          </table:table-cell>
          <table:table-cell office:value-type="string">
            <text:p>Chalon-sur-Saône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81">
            <text:p>71081</text:p>
          </table:table-cell>
          <table:table-cell office:value-type="string">
            <text:p>Champforgeu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105">
            <text:p>71105</text:p>
          </table:table-cell>
          <table:table-cell office:value-type="string">
            <text:p>Charnay-lès-Mâc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106">
            <text:p>71106</text:p>
          </table:table-cell>
          <table:table-cell office:value-type="string">
            <text:p>Charol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118">
            <text:p>71118</text:p>
          </table:table-cell>
          <table:table-cell office:value-type="string">
            <text:p>Châtenoy-le-Roya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120">
            <text:p>71120</text:p>
          </table:table-cell>
          <table:table-cell office:value-type="string">
            <text:p>Chauffaill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1137">
            <text:p>71137</text:p>
          </table:table-cell>
          <table:table-cell office:value-type="string">
            <text:p>Clun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45">
            <text:p>71145</text:p>
          </table:table-cell>
          <table:table-cell office:value-type="string">
            <text:p>Cormat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149">
            <text:p>71149</text:p>
          </table:table-cell>
          <table:table-cell office:value-type="string">
            <text:p>Couch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57">
            <text:p>71157</text:p>
          </table:table-cell>
          <table:table-cell office:value-type="string">
            <text:p>Cuise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58">
            <text:p>71158</text:p>
          </table:table-cell>
          <table:table-cell office:value-type="string">
            <text:p>Cuise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70">
            <text:p>71170</text:p>
          </table:table-cell>
          <table:table-cell office:value-type="string">
            <text:p>Demign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76">
            <text:p>71176</text:p>
          </table:table-cell>
          <table:table-cell office:value-type="string">
            <text:p>Digo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89">
            <text:p>71189</text:p>
          </table:table-cell>
          <table:table-cell office:value-type="string">
            <text:p>Éperva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15">
            <text:p>71215</text:p>
          </table:table-cell>
          <table:table-cell office:value-type="string">
            <text:p>Gerg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20">
            <text:p>71220</text:p>
          </table:table-cell>
          <table:table-cell office:value-type="string">
            <text:p>Gilly-sur-Loi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21">
            <text:p>71221</text:p>
          </table:table-cell>
          <table:table-cell office:value-type="string">
            <text:p>Giv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230">
            <text:p>71230</text:p>
          </table:table-cell>
          <table:table-cell office:value-type="string">
            <text:p>Gueugn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235">
            <text:p>71235</text:p>
          </table:table-cell>
          <table:table-cell office:value-type="string">
            <text:p>Hurign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90">
            <text:p>71090</text:p>
          </table:table-cell>
          <table:table-cell office:value-type="string">
            <text:p>La Chapelle-de-Guinch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1133">
            <text:p>71133</text:p>
          </table:table-cell>
          <table:table-cell office:value-type="string">
            <text:p>La Clayet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1371">
            <text:p>71371</text:p>
          </table:table-cell>
          <table:table-cell office:value-type="string">
            <text:p>La Roche-Vineu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153">
            <text:p>71153</text:p>
          </table:table-cell>
          <table:table-cell office:value-type="string">
            <text:p>Le Creusot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263">
            <text:p>71263</text:p>
          </table:table-cell>
          <table:table-cell office:value-type="string">
            <text:p>Louhan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1270">
            <text:p>71270</text:p>
          </table:table-cell>
          <table:table-cell office:value-type="string">
            <text:p>Mâco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75">
            <text:p>71275</text:p>
          </table:table-cell>
          <table:table-cell office:value-type="string">
            <text:p>Marcig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289">
            <text:p>71289</text:p>
          </table:table-cell>
          <table:table-cell office:value-type="string">
            <text:p>Matou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94">
            <text:p>71294</text:p>
          </table:table-cell>
          <table:table-cell office:value-type="string">
            <text:p>Mercure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1306">
            <text:p>71306</text:p>
          </table:table-cell>
          <table:table-cell office:value-type="string">
            <text:p>Montceau-les-Min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310">
            <text:p>71310</text:p>
          </table:table-cell>
          <table:table-cell office:value-type="string">
            <text:p>Montchan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336">
            <text:p>71336</text:p>
          </table:table-cell>
          <table:table-cell office:value-type="string">
            <text:p>Ouroux-sur-Sa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342">
            <text:p>71342</text:p>
          </table:table-cell>
          <table:table-cell office:value-type="string">
            <text:p>Paray-le-Monia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372">
            <text:p>71372</text:p>
          </table:table-cell>
          <table:table-cell office:value-type="string">
            <text:p>Romanèche-Thori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378">
            <text:p>71378</text:p>
          </table:table-cell>
          <table:table-cell office:value-type="string">
            <text:p>Rull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382">
            <text:p>71382</text:p>
          </table:table-cell>
          <table:table-cell office:value-type="string">
            <text:p>Saint-Agn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417">
            <text:p>71417</text:p>
          </table:table-cell>
          <table:table-cell office:value-type="string">
            <text:p>Saint-Gengoux-le-Nationa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419">
            <text:p>71419</text:p>
          </table:table-cell>
          <table:table-cell office:value-type="string">
            <text:p>Saint-Germain-du-B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433">
            <text:p>71433</text:p>
          </table:table-cell>
          <table:table-cell office:value-type="string">
            <text:p>Saint-Julien-de-Civr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442">
            <text:p>71442</text:p>
          </table:table-cell>
          <table:table-cell office:value-type="string">
            <text:p>Saint-Léger-sur-Dheu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445">
            <text:p>71445</text:p>
          </table:table-cell>
          <table:table-cell office:value-type="string">
            <text:p>Saint-Marce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1475">
            <text:p>71475</text:p>
          </table:table-cell>
          <table:table-cell office:value-type="string">
            <text:p>Saint-Rém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495">
            <text:p>71495</text:p>
          </table:table-cell>
          <table:table-cell office:value-type="string">
            <text:p>Salornay-sur-Guy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497">
            <text:p>71497</text:p>
          </table:table-cell>
          <table:table-cell office:value-type="string">
            <text:p>Sanc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499">
            <text:p>71499</text:p>
          </table:table-cell>
          <table:table-cell office:value-type="string">
            <text:p>Sanvignes-les-Mi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512">
            <text:p>71512</text:p>
          </table:table-cell>
          <table:table-cell office:value-type="string">
            <text:p>Sennecey-le-Gr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1540">
            <text:p>71540</text:p>
          </table:table-cell>
          <table:table-cell office:value-type="string">
            <text:p>Torc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543">
            <text:p>71543</text:p>
          </table:table-cell>
          <table:table-cell office:value-type="string">
            <text:p>Tournu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1556">
            <text:p>71556</text:p>
          </table:table-cell>
          <table:table-cell office:value-type="string">
            <text:p>Varennes-lès-Mâc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565">
            <text:p>71565</text:p>
          </table:table-cell>
          <table:table-cell office:value-type="string">
            <text:p>Vendenesse-sur-Arro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003">
            <text:p>72003</text:p>
          </table:table-cell>
          <table:table-cell office:value-type="string">
            <text:p>Allon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008">
            <text:p>72008</text:p>
          </table:table-cell>
          <table:table-cell office:value-type="string">
            <text:p>Arnag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035">
            <text:p>72035</text:p>
          </table:table-cell>
          <table:table-cell office:value-type="string">
            <text:p>Bessé-sur-Bray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039">
            <text:p>72039</text:p>
          </table:table-cell>
          <table:table-cell office:value-type="string">
            <text:p>Bonnétab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2058">
            <text:p>72058</text:p>
          </table:table-cell>
          <table:table-cell office:value-type="string">
            <text:p>Chang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2071">
            <text:p>72071</text:p>
          </table:table-cell>
          <table:table-cell office:value-type="string">
            <text:p>Château-du-Loi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2080">
            <text:p>72080</text:p>
          </table:table-cell>
          <table:table-cell office:value-type="string">
            <text:p>Cherr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090">
            <text:p>72090</text:p>
          </table:table-cell>
          <table:table-cell office:value-type="string">
            <text:p>Connerr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124">
            <text:p>72124</text:p>
          </table:table-cell>
          <table:table-cell office:value-type="string">
            <text:p>Écommo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068">
            <text:p>72068</text:p>
          </table:table-cell>
          <table:table-cell office:value-type="string">
            <text:p>La Chartre-sur-le-Loi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132">
            <text:p>72132</text:p>
          </table:table-cell>
          <table:table-cell office:value-type="string">
            <text:p>La Ferté-Bernar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2154">
            <text:p>72154</text:p>
          </table:table-cell>
          <table:table-cell office:value-type="string">
            <text:p>La Flèch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346">
            <text:p>72346</text:p>
          </table:table-cell>
          <table:table-cell office:value-type="string">
            <text:p>La Suze-sur-Sarth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022">
            <text:p>72022</text:p>
          </table:table-cell>
          <table:table-cell office:value-type="string">
            <text:p>Le Bailleu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176">
            <text:p>72176</text:p>
          </table:table-cell>
          <table:table-cell office:value-type="string">
            <text:p>Le Lu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2181">
            <text:p>72181</text:p>
          </table:table-cell>
          <table:table-cell office:value-type="string">
            <text:p>Le Mans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179">
            <text:p>72179</text:p>
          </table:table-cell>
          <table:table-cell office:value-type="string">
            <text:p>Malicorne-sur-Sarth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180">
            <text:p>72180</text:p>
          </table:table-cell>
          <table:table-cell office:value-type="string">
            <text:p>Mam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191">
            <text:p>72191</text:p>
          </table:table-cell>
          <table:table-cell office:value-type="string">
            <text:p>May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200">
            <text:p>72200</text:p>
          </table:table-cell>
          <table:table-cell office:value-type="string">
            <text:p>Moncé-en-Bel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213">
            <text:p>72213</text:p>
          </table:table-cell>
          <table:table-cell office:value-type="string">
            <text:p>Mulsa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223">
            <text:p>72223</text:p>
          </table:table-cell>
          <table:table-cell office:value-type="string">
            <text:p>Noyen-sur-Sarth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228">
            <text:p>72228</text:p>
          </table:table-cell>
          <table:table-cell office:value-type="string">
            <text:p>Parcé-sur-Sarth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231">
            <text:p>72231</text:p>
          </table:table-cell>
          <table:table-cell office:value-type="string">
            <text:p>Parigné-l'Évêqu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260">
            <text:p>72260</text:p>
          </table:table-cell>
          <table:table-cell office:value-type="string">
            <text:p>Ruaud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2264">
            <text:p>72264</text:p>
          </table:table-cell>
          <table:table-cell office:value-type="string">
            <text:p>Sablé-sur-Sarth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2269">
            <text:p>72269</text:p>
          </table:table-cell>
          <table:table-cell office:value-type="string">
            <text:p>Saint-Cala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2336">
            <text:p>72336</text:p>
          </table:table-cell>
          <table:table-cell office:value-type="string">
            <text:p>Solesm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003">
            <text:p>73003</text:p>
          </table:table-cell>
          <table:table-cell office:value-type="string">
            <text:p>Aigueblanch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06">
            <text:p>73006</text:p>
          </table:table-cell>
          <table:table-cell office:value-type="string">
            <text:p>Aim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08">
            <text:p>73008</text:p>
          </table:table-cell>
          <table:table-cell office:value-type="string">
            <text:p>Aix-les-Bains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010">
            <text:p>73010</text:p>
          </table:table-cell>
          <table:table-cell office:value-type="string">
            <text:p>Albe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011">
            <text:p>73011</text:p>
          </table:table-cell>
          <table:table-cell office:value-type="string">
            <text:p>Albertvil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015">
            <text:p>73015</text:p>
          </table:table-cell>
          <table:table-cell office:value-type="string">
            <text:p>Les Allue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023">
            <text:p>73023</text:p>
          </table:table-cell>
          <table:table-cell office:value-type="string">
            <text:p>Ausso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029">
            <text:p>73029</text:p>
          </table:table-cell>
          <table:table-cell office:value-type="string">
            <text:p>Barbera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3031">
            <text:p>73031</text:p>
          </table:table-cell>
          <table:table-cell office:value-type="string">
            <text:p>Basse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3034">
            <text:p>73034</text:p>
          </table:table-cell>
          <table:table-cell office:value-type="string">
            <text:p>Beaufo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038">
            <text:p>73038</text:p>
          </table:table-cell>
          <table:table-cell office:value-type="string">
            <text:p>Bell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3054">
            <text:p>73054</text:p>
          </table:table-cell>
          <table:table-cell office:value-type="string">
            <text:p>Bourg-Saint-Mauric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51">
            <text:p>73051</text:p>
          </table:table-cell>
          <table:table-cell office:value-type="string">
            <text:p>Le Bourget-du-La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055">
            <text:p>73055</text:p>
          </table:table-cell>
          <table:table-cell office:value-type="string">
            <text:p>Bozel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3057">
            <text:p>73057</text:p>
          </table:table-cell>
          <table:table-cell office:value-type="string">
            <text:p>Brides-les-Bain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063">
            <text:p>73063</text:p>
          </table:table-cell>
          <table:table-cell office:value-type="string">
            <text:p>Cevi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64">
            <text:p>73064</text:p>
          </table:table-cell>
          <table:table-cell office:value-type="string">
            <text:p>Challes-les-Ea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3065">
            <text:p>73065</text:p>
          </table:table-cell>
          <table:table-cell office:value-type="string">
            <text:p>Chambéry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3067">
            <text:p>73067</text:p>
          </table:table-cell>
          <table:table-cell office:value-type="string">
            <text:p>La Chamb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073">
            <text:p>73073</text:p>
          </table:table-cell>
          <table:table-cell office:value-type="string">
            <text:p>Chana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3077">
            <text:p>73077</text:p>
          </table:table-cell>
          <table:table-cell office:value-type="string">
            <text:p>Les Chapel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94">
            <text:p>73094</text:p>
          </table:table-cell>
          <table:table-cell office:value-type="string">
            <text:p>Crest-Vol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096">
            <text:p>73096</text:p>
          </table:table-cell>
          <table:table-cell office:value-type="string">
            <text:p>Crue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116">
            <text:p>73116</text:p>
          </table:table-cell>
          <table:table-cell office:value-type="string">
            <text:p>Fontcouverte-la-Toussui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3117">
            <text:p>73117</text:p>
          </table:table-cell>
          <table:table-cell office:value-type="string">
            <text:p>Fournea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119">
            <text:p>73119</text:p>
          </table:table-cell>
          <table:table-cell office:value-type="string">
            <text:p>Frene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128">
            <text:p>73128</text:p>
          </table:table-cell>
          <table:table-cell office:value-type="string">
            <text:p>Grésy-sur-Ai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132">
            <text:p>73132</text:p>
          </table:table-cell>
          <table:table-cell office:value-type="string">
            <text:p>Hautelu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37">
            <text:p>73137</text:p>
          </table:table-cell>
          <table:table-cell office:value-type="string">
            <text:p>Jacob-Bellecombet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3142">
            <text:p>73142</text:p>
          </table:table-cell>
          <table:table-cell office:value-type="string">
            <text:p>Land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143">
            <text:p>73143</text:p>
          </table:table-cell>
          <table:table-cell office:value-type="string">
            <text:p>Lanslebourg-Mont-Cen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187">
            <text:p>73187</text:p>
          </table:table-cell>
          <table:table-cell office:value-type="string">
            <text:p>La Léchèr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150">
            <text:p>73150</text:p>
          </table:table-cell>
          <table:table-cell office:value-type="string">
            <text:p>Mâcot-la-Plagn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57">
            <text:p>73157</text:p>
          </table:table-cell>
          <table:table-cell office:value-type="string">
            <text:p>Modan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71">
            <text:p>73171</text:p>
          </table:table-cell>
          <table:table-cell office:value-type="string">
            <text:p>Montmélia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176">
            <text:p>73176</text:p>
          </table:table-cell>
          <table:table-cell office:value-type="string">
            <text:p>Montvalez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179">
            <text:p>73179</text:p>
          </table:table-cell>
          <table:table-cell office:value-type="string">
            <text:p>La Motte-Servolex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181">
            <text:p>73181</text:p>
          </table:table-cell>
          <table:table-cell office:value-type="string">
            <text:p>Moûtier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197">
            <text:p>73197</text:p>
          </table:table-cell>
          <table:table-cell office:value-type="string">
            <text:p>Peisey-Nancroi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198">
            <text:p>73198</text:p>
          </table:table-cell>
          <table:table-cell office:value-type="string">
            <text:p>La Perriè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04">
            <text:p>73204</text:p>
          </table:table-cell>
          <table:table-cell office:value-type="string">
            <text:p>Le Pont-de-Beauvois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06">
            <text:p>73206</text:p>
          </table:table-cell>
          <table:table-cell office:value-type="string">
            <text:p>Pralognan-la-Vano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13">
            <text:p>73213</text:p>
          </table:table-cell>
          <table:table-cell office:value-type="string">
            <text:p>La Ravo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15">
            <text:p>73215</text:p>
          </table:table-cell>
          <table:table-cell office:value-type="string">
            <text:p>La Rochet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16">
            <text:p>73216</text:p>
          </table:table-cell>
          <table:table-cell office:value-type="string">
            <text:p>Rognai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222">
            <text:p>73222</text:p>
          </table:table-cell>
          <table:table-cell office:value-type="string">
            <text:p>Saint-Alban-Leys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25">
            <text:p>73225</text:p>
          </table:table-cell>
          <table:table-cell office:value-type="string">
            <text:p>Saint-Baldoph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27">
            <text:p>73227</text:p>
          </table:table-cell>
          <table:table-cell office:value-type="string">
            <text:p>Saint-Bon-Tarentaise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32">
            <text:p>73232</text:p>
          </table:table-cell>
          <table:table-cell office:value-type="string">
            <text:p>Sainte-Foy-Tarentai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248">
            <text:p>73248</text:p>
          </table:table-cell>
          <table:table-cell office:value-type="string">
            <text:p>Saint-Jean-de-Maurienn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3250">
            <text:p>73250</text:p>
          </table:table-cell>
          <table:table-cell office:value-type="string">
            <text:p>Saint-Julien-Mont-Den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57">
            <text:p>73257</text:p>
          </table:table-cell>
          <table:table-cell office:value-type="string">
            <text:p>Saint-Martin-de-Belleville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3258">
            <text:p>73258</text:p>
          </table:table-cell>
          <table:table-cell office:value-type="string">
            <text:p>Saint-Martin-de-la-Por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61">
            <text:p>73261</text:p>
          </table:table-cell>
          <table:table-cell office:value-type="string">
            <text:p>Saint-Michel-de-Maurie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70">
            <text:p>73270</text:p>
          </table:table-cell>
          <table:table-cell office:value-type="string">
            <text:p>Saint-Pierre-d'Albign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80">
            <text:p>73280</text:p>
          </table:table-cell>
          <table:table-cell office:value-type="string">
            <text:p>Saint-Sorlin-d'Arv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85">
            <text:p>73285</text:p>
          </table:table-cell>
          <table:table-cell office:value-type="string">
            <text:p>Sée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296">
            <text:p>73296</text:p>
          </table:table-cell>
          <table:table-cell office:value-type="string">
            <text:p>Tignes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303">
            <text:p>73303</text:p>
          </table:table-cell>
          <table:table-cell office:value-type="string">
            <text:p>Ugi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3304">
            <text:p>73304</text:p>
          </table:table-cell>
          <table:table-cell office:value-type="string">
            <text:p>Val-d'Isère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306">
            <text:p>73306</text:p>
          </table:table-cell>
          <table:table-cell office:value-type="string">
            <text:p>Valloi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307">
            <text:p>73307</text:p>
          </table:table-cell>
          <table:table-cell office:value-type="string">
            <text:p>Valmein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318">
            <text:p>73318</text:p>
          </table:table-cell>
          <table:table-cell office:value-type="string">
            <text:p>Villarembe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322">
            <text:p>73322</text:p>
          </table:table-cell>
          <table:table-cell office:value-type="string">
            <text:p>Villarodin-Bourg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3323">
            <text:p>73323</text:p>
          </table:table-cell>
          <table:table-cell office:value-type="string">
            <text:p>Villarog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330">
            <text:p>73330</text:p>
          </table:table-cell>
          <table:table-cell office:value-type="string">
            <text:p>Ye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008">
            <text:p>74008</text:p>
          </table:table-cell>
          <table:table-cell office:value-type="string">
            <text:p>Ambill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4010">
            <text:p>74010</text:p>
          </table:table-cell>
          <table:table-cell office:value-type="string">
            <text:p>Annecy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011">
            <text:p>74011</text:p>
          </table:table-cell>
          <table:table-cell office:value-type="string">
            <text:p>Annecy-le-Vieux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4012">
            <text:p>74012</text:p>
          </table:table-cell>
          <table:table-cell office:value-type="string">
            <text:p>Annemasse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013">
            <text:p>74013</text:p>
          </table:table-cell>
          <table:table-cell office:value-type="string">
            <text:p>Anthy-sur-Léma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014">
            <text:p>74014</text:p>
          </table:table-cell>
          <table:table-cell office:value-type="string">
            <text:p>Arâches-la-Frass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4043">
            <text:p>74043</text:p>
          </table:table-cell>
          <table:table-cell office:value-type="string">
            <text:p>Bons-en-Chablai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4056">
            <text:p>74056</text:p>
          </table:table-cell>
          <table:table-cell office:value-type="string">
            <text:p>Chamonix-Mont-Blanc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063">
            <text:p>74063</text:p>
          </table:table-cell>
          <table:table-cell office:value-type="string">
            <text:p>Châtel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070">
            <text:p>74070</text:p>
          </table:table-cell>
          <table:table-cell office:value-type="string">
            <text:p>Chens-sur-Lém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81">
            <text:p>74081</text:p>
          </table:table-cell>
          <table:table-cell office:value-type="string">
            <text:p>Cluse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083">
            <text:p>74083</text:p>
          </table:table-cell>
          <table:table-cell office:value-type="string">
            <text:p>Comblo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22">
            <text:p>74122</text:p>
          </table:table-cell>
          <table:table-cell office:value-type="string">
            <text:p>Faucign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093">
            <text:p>74093</text:p>
          </table:table-cell>
          <table:table-cell office:value-type="string">
            <text:p>Cran-Gevri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104">
            <text:p>74104</text:p>
          </table:table-cell>
          <table:table-cell office:value-type="string">
            <text:p>Douss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05">
            <text:p>74105</text:p>
          </table:table-cell>
          <table:table-cell office:value-type="string">
            <text:p>Douvain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118">
            <text:p>74118</text:p>
          </table:table-cell>
          <table:table-cell office:value-type="string">
            <text:p>Étrembièr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19">
            <text:p>74119</text:p>
          </table:table-cell>
          <table:table-cell office:value-type="string">
            <text:p>Évian-les-Bain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123">
            <text:p>74123</text:p>
          </table:table-cell>
          <table:table-cell office:value-type="string">
            <text:p>Faverg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128">
            <text:p>74128</text:p>
          </table:table-cell>
          <table:table-cell office:value-type="string">
            <text:p>Filling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4133">
            <text:p>74133</text:p>
          </table:table-cell>
          <table:table-cell office:value-type="string">
            <text:p>Gaillard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026">
            <text:p>74026</text:p>
          </table:table-cell>
          <table:table-cell office:value-type="string">
            <text:p>La Balme-de-Silling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080">
            <text:p>74080</text:p>
          </table:table-cell>
          <table:table-cell office:value-type="string">
            <text:p>La Clusaz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24">
            <text:p>74224</text:p>
          </table:table-cell>
          <table:table-cell office:value-type="string">
            <text:p>La Roche-sur-For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36">
            <text:p>74136</text:p>
          </table:table-cell>
          <table:table-cell office:value-type="string">
            <text:p>Le Grand-Born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085">
            <text:p>74085</text:p>
          </table:table-cell>
          <table:table-cell office:value-type="string">
            <text:p>Les Contamines-Montjoi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34">
            <text:p>74134</text:p>
          </table:table-cell>
          <table:table-cell office:value-type="string">
            <text:p>Les Ge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143">
            <text:p>74143</text:p>
          </table:table-cell>
          <table:table-cell office:value-type="string">
            <text:p>Les Houch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59">
            <text:p>74159</text:p>
          </table:table-cell>
          <table:table-cell office:value-type="string">
            <text:p>Magl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69">
            <text:p>74169</text:p>
          </table:table-cell>
          <table:table-cell office:value-type="string">
            <text:p>Marnaz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73">
            <text:p>74173</text:p>
          </table:table-cell>
          <table:table-cell office:value-type="string">
            <text:p>Megèv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176">
            <text:p>74176</text:p>
          </table:table-cell>
          <table:table-cell office:value-type="string">
            <text:p>Menthon-Saint-Berna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80">
            <text:p>74180</text:p>
          </table:table-cell>
          <table:table-cell office:value-type="string">
            <text:p>Messer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81">
            <text:p>74181</text:p>
          </table:table-cell>
          <table:table-cell office:value-type="string">
            <text:p>Metz-Tessy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182">
            <text:p>74182</text:p>
          </table:table-cell>
          <table:table-cell office:value-type="string">
            <text:p>Meythe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191">
            <text:p>74191</text:p>
          </table:table-cell>
          <table:table-cell office:value-type="string">
            <text:p>Morz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4208">
            <text:p>74208</text:p>
          </table:table-cell>
          <table:table-cell office:value-type="string">
            <text:p>Pass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213">
            <text:p>74213</text:p>
          </table:table-cell>
          <table:table-cell office:value-type="string">
            <text:p>Pois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20">
            <text:p>74220</text:p>
          </table:table-cell>
          <table:table-cell office:value-type="string">
            <text:p>Reignier-Éser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25">
            <text:p>74225</text:p>
          </table:table-cell>
          <table:table-cell office:value-type="string">
            <text:p>Rumilly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241">
            <text:p>74241</text:p>
          </table:table-cell>
          <table:table-cell office:value-type="string">
            <text:p>Saint-Jeoi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42">
            <text:p>74242</text:p>
          </table:table-cell>
          <table:table-cell office:value-type="string">
            <text:p>Saint-Jorio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4243">
            <text:p>74243</text:p>
          </table:table-cell>
          <table:table-cell office:value-type="string">
            <text:p>Saint-Juli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256">
            <text:p>74256</text:p>
          </table:table-cell>
          <table:table-cell office:value-type="string">
            <text:p>Sallanche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58">
            <text:p>74258</text:p>
          </table:table-cell>
          <table:table-cell office:value-type="string">
            <text:p>Samoën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4263">
            <text:p>74263</text:p>
          </table:table-cell>
          <table:table-cell office:value-type="string">
            <text:p>Sciez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64">
            <text:p>74264</text:p>
          </table:table-cell>
          <table:table-cell office:value-type="string">
            <text:p>Scionzi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67">
            <text:p>74267</text:p>
          </table:table-cell>
          <table:table-cell office:value-type="string">
            <text:p>Sévri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268">
            <text:p>74268</text:p>
          </table:table-cell>
          <table:table-cell office:value-type="string">
            <text:p>Seyno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36">
            <text:p>74236</text:p>
          </table:table-cell>
          <table:table-cell office:value-type="string">
            <text:p>Saint-Gervais-les-Bai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250">
            <text:p>74250</text:p>
          </table:table-cell>
          <table:table-cell office:value-type="string">
            <text:p>Saint-Pierre-en-Faucig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75">
            <text:p>74275</text:p>
          </table:table-cell>
          <table:table-cell office:value-type="string">
            <text:p>Talloi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80">
            <text:p>74280</text:p>
          </table:table-cell>
          <table:table-cell office:value-type="string">
            <text:p>Thôn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4281">
            <text:p>74281</text:p>
          </table:table-cell>
          <table:table-cell office:value-type="string">
            <text:p>Thonon-les-Bains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278">
            <text:p>74278</text:p>
          </table:table-cell>
          <table:table-cell office:value-type="string">
            <text:p>Thyez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288">
            <text:p>74288</text:p>
          </table:table-cell>
          <table:table-cell office:value-type="string">
            <text:p>Vallei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93">
            <text:p>74293</text:p>
          </table:table-cell>
          <table:table-cell office:value-type="string">
            <text:p>Veigy-Foncene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298">
            <text:p>74298</text:p>
          </table:table-cell>
          <table:table-cell office:value-type="string">
            <text:p>Vétraz-Montho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4305">
            <text:p>74305</text:p>
          </table:table-cell>
          <table:table-cell office:value-type="string">
            <text:p>Ville-la-Gr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309">
            <text:p>74309</text:p>
          </table:table-cell>
          <table:table-cell office:value-type="string">
            <text:p>Vi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311">
            <text:p>74311</text:p>
          </table:table-cell>
          <table:table-cell office:value-type="string">
            <text:p>Viuz-en-Salla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314">
            <text:p>74314</text:p>
          </table:table-cell>
          <table:table-cell office:value-type="string">
            <text:p>Vulbe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315">
            <text:p>74315</text:p>
          </table:table-cell>
          <table:table-cell office:value-type="string">
            <text:p>Yvoir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005">
            <text:p>76005</text:p>
          </table:table-cell>
          <table:table-cell office:value-type="string">
            <text:p>Amfreville-la-Mi-Voi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026">
            <text:p>76026</text:p>
          </table:table-cell>
          <table:table-cell office:value-type="string">
            <text:p>Arques-la-Bata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035">
            <text:p>76035</text:p>
          </table:table-cell>
          <table:table-cell office:value-type="string">
            <text:p>Auma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057">
            <text:p>76057</text:p>
          </table:table-cell>
          <table:table-cell office:value-type="string">
            <text:p>Barenti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081">
            <text:p>76081</text:p>
          </table:table-cell>
          <table:table-cell office:value-type="string">
            <text:p>Berneval-le-Gran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01">
            <text:p>76101</text:p>
          </table:table-cell>
          <table:table-cell office:value-type="string">
            <text:p>Blangy-sur-Bresl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08">
            <text:p>76108</text:p>
          </table:table-cell>
          <table:table-cell office:value-type="string">
            <text:p>Bois-Guillaume-Bihorel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114">
            <text:p>76114</text:p>
          </table:table-cell>
          <table:table-cell office:value-type="string">
            <text:p>Bolbe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15">
            <text:p>76115</text:p>
          </table:table-cell>
          <table:table-cell office:value-type="string">
            <text:p>Bolle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03">
            <text:p>76103</text:p>
          </table:table-cell>
          <table:table-cell office:value-type="string">
            <text:p>Bonsecour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154">
            <text:p>76154</text:p>
          </table:table-cell>
          <table:table-cell office:value-type="string">
            <text:p>Campneuse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57">
            <text:p>76157</text:p>
          </table:table-cell>
          <table:table-cell office:value-type="string">
            <text:p>Canteleu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159">
            <text:p>76159</text:p>
          </table:table-cell>
          <table:table-cell office:value-type="string">
            <text:p>Cany-Bar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65">
            <text:p>76165</text:p>
          </table:table-cell>
          <table:table-cell office:value-type="string">
            <text:p>Caudebec-lès-Elbeu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167">
            <text:p>76167</text:p>
          </table:table-cell>
          <table:table-cell office:value-type="string">
            <text:p>Cauville-sur-M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92">
            <text:p>76192</text:p>
          </table:table-cell>
          <table:table-cell office:value-type="string">
            <text:p>Criel-sur-M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96">
            <text:p>76196</text:p>
          </table:table-cell>
          <table:table-cell office:value-type="string">
            <text:p>Criquetot-l'Esnev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12">
            <text:p>76212</text:p>
          </table:table-cell>
          <table:table-cell office:value-type="string">
            <text:p>Darnéta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216">
            <text:p>76216</text:p>
          </table:table-cell>
          <table:table-cell office:value-type="string">
            <text:p>Déville-lès-Roue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217">
            <text:p>76217</text:p>
          </table:table-cell>
          <table:table-cell office:value-type="string">
            <text:p>Diepp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19">
            <text:p>76219</text:p>
          </table:table-cell>
          <table:table-cell office:value-type="string">
            <text:p>Doude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222">
            <text:p>76222</text:p>
          </table:table-cell>
          <table:table-cell office:value-type="string">
            <text:p>Duclai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231">
            <text:p>76231</text:p>
          </table:table-cell>
          <table:table-cell office:value-type="string">
            <text:p>Elbeuf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235">
            <text:p>76235</text:p>
          </table:table-cell>
          <table:table-cell office:value-type="string">
            <text:p>Enverme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254">
            <text:p>76254</text:p>
          </table:table-cell>
          <table:table-cell office:value-type="string">
            <text:p>Étret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255">
            <text:p>76255</text:p>
          </table:table-cell>
          <table:table-cell office:value-type="string">
            <text:p>Eu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58">
            <text:p>76258</text:p>
          </table:table-cell>
          <table:table-cell office:value-type="string">
            <text:p>Fauville-en-Ca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270">
            <text:p>76270</text:p>
          </table:table-cell>
          <table:table-cell office:value-type="string">
            <text:p>Fontaine-la-Mall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6259">
            <text:p>76259</text:p>
          </table:table-cell>
          <table:table-cell office:value-type="string">
            <text:p>Fécamp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276">
            <text:p>76276</text:p>
          </table:table-cell>
          <table:table-cell office:value-type="string">
            <text:p>Forges-les-Ea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475">
            <text:p>76475</text:p>
          </table:table-cell>
          <table:table-cell office:value-type="string">
            <text:p>Franqueville-Saint-Pier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312">
            <text:p>76312</text:p>
          </table:table-cell>
          <table:table-cell office:value-type="string">
            <text:p>Gournay-en-Bra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319">
            <text:p>76319</text:p>
          </table:table-cell>
          <table:table-cell office:value-type="string">
            <text:p>Grand-Couronn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329">
            <text:p>76329</text:p>
          </table:table-cell>
          <table:table-cell office:value-type="string">
            <text:p>Gruchet-le-Valass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341">
            <text:p>76341</text:p>
          </table:table-cell>
          <table:table-cell office:value-type="string">
            <text:p>Harfleu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349">
            <text:p>76349</text:p>
          </table:table-cell>
          <table:table-cell office:value-type="string">
            <text:p>Hautot-sur-M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367">
            <text:p>76367</text:p>
          </table:table-cell>
          <table:table-cell office:value-type="string">
            <text:p>Houppe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173">
            <text:p>76173</text:p>
          </table:table-cell>
          <table:table-cell office:value-type="string">
            <text:p>La Chaussé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374">
            <text:p>76374</text:p>
          </table:table-cell>
          <table:table-cell office:value-type="string">
            <text:p>Inche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322">
            <text:p>76322</text:p>
          </table:table-cell>
          <table:table-cell office:value-type="string">
            <text:p>Le Grand-Quevilly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351">
            <text:p>76351</text:p>
          </table:table-cell>
          <table:table-cell office:value-type="string">
            <text:p>Le Havre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429">
            <text:p>76429</text:p>
          </table:table-cell>
          <table:table-cell office:value-type="string">
            <text:p>Le Mesnil-Esnar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498">
            <text:p>76498</text:p>
          </table:table-cell>
          <table:table-cell office:value-type="string">
            <text:p>Le Petit-Quevilly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711">
            <text:p>76711</text:p>
          </table:table-cell>
          <table:table-cell office:value-type="string">
            <text:p>Le Trépor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392">
            <text:p>76392</text:p>
          </table:table-cell>
          <table:table-cell office:value-type="string">
            <text:p>Londiniè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397">
            <text:p>76397</text:p>
          </table:table-cell>
          <table:table-cell office:value-type="string">
            <text:p>Longueville-sur-Sc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02">
            <text:p>76402</text:p>
          </table:table-cell>
          <table:table-cell office:value-type="string">
            <text:p>Malauna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410">
            <text:p>76410</text:p>
          </table:table-cell>
          <table:table-cell office:value-type="string">
            <text:p>Maromm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414">
            <text:p>76414</text:p>
          </table:table-cell>
          <table:table-cell office:value-type="string">
            <text:p>Martin-Égl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447">
            <text:p>76447</text:p>
          </table:table-cell>
          <table:table-cell office:value-type="string">
            <text:p>Montivillier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451">
            <text:p>76451</text:p>
          </table:table-cell>
          <table:table-cell office:value-type="string">
            <text:p>Mont-Saint-Aignan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452">
            <text:p>76452</text:p>
          </table:table-cell>
          <table:table-cell office:value-type="string">
            <text:p>Montvil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462">
            <text:p>76462</text:p>
          </table:table-cell>
          <table:table-cell office:value-type="string">
            <text:p>Neufchâtel-en-Bra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74">
            <text:p>76474</text:p>
          </table:table-cell>
          <table:table-cell office:value-type="string">
            <text:p>Notre-Dame-de-Bonde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481">
            <text:p>76481</text:p>
          </table:table-cell>
          <table:table-cell office:value-type="string">
            <text:p>Octeville-sur-M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482">
            <text:p>76482</text:p>
          </table:table-cell>
          <table:table-cell office:value-type="string">
            <text:p>Offra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484">
            <text:p>76484</text:p>
          </table:table-cell>
          <table:table-cell office:value-type="string">
            <text:p>Oisse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486">
            <text:p>76486</text:p>
          </table:table-cell>
          <table:table-cell office:value-type="string">
            <text:p>Oriv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495">
            <text:p>76495</text:p>
          </table:table-cell>
          <table:table-cell office:value-type="string">
            <text:p>Pavill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497">
            <text:p>76497</text:p>
          </table:table-cell>
          <table:table-cell office:value-type="string">
            <text:p>Petit-Couronn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507">
            <text:p>76507</text:p>
          </table:table-cell>
          <table:table-cell office:value-type="string">
            <text:p>Ponts-et-Mara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33">
            <text:p>76533</text:p>
          </table:table-cell>
          <table:table-cell office:value-type="string">
            <text:p>Roger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540">
            <text:p>76540</text:p>
          </table:table-cell>
          <table:table-cell office:value-type="string">
            <text:p>Rouen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6545">
            <text:p>76545</text:p>
          </table:table-cell>
          <table:table-cell office:value-type="string">
            <text:p>Rouxmesnil-Bouteil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552">
            <text:p>76552</text:p>
          </table:table-cell>
          <table:table-cell office:value-type="string">
            <text:p>Sainte-Adress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6575">
            <text:p>76575</text:p>
          </table:table-cell>
          <table:table-cell office:value-type="string">
            <text:p>Saint-Étienne-du-Rouvray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591">
            <text:p>76591</text:p>
          </table:table-cell>
          <table:table-cell office:value-type="string">
            <text:p>Saint-Jacques-sur-Darnét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624">
            <text:p>76624</text:p>
          </table:table-cell>
          <table:table-cell office:value-type="string">
            <text:p>Saint-Nicolas-d'Aliermo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40">
            <text:p>76640</text:p>
          </table:table-cell>
          <table:table-cell office:value-type="string">
            <text:p>Saint-Pierre-lès-Elbeu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647">
            <text:p>76647</text:p>
          </table:table-cell>
          <table:table-cell office:value-type="string">
            <text:p>Saint-Romain-de-Colbos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648">
            <text:p>76648</text:p>
          </table:table-cell>
          <table:table-cell office:value-type="string">
            <text:p>Saint-Saë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6655">
            <text:p>76655</text:p>
          </table:table-cell>
          <table:table-cell office:value-type="string">
            <text:p>Saint-Valery-en-Cau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681">
            <text:p>76681</text:p>
          </table:table-cell>
          <table:table-cell office:value-type="string">
            <text:p>Sotteville-lès-Rouen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709">
            <text:p>76709</text:p>
          </table:table-cell>
          <table:table-cell office:value-type="string">
            <text:p>Le Trait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697">
            <text:p>76697</text:p>
          </table:table-cell>
          <table:table-cell office:value-type="string">
            <text:p>Torcy-le-Gran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719">
            <text:p>76719</text:p>
          </table:table-cell>
          <table:table-cell office:value-type="string">
            <text:p>Valm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6735">
            <text:p>76735</text:p>
          </table:table-cell>
          <table:table-cell office:value-type="string">
            <text:p>Veules-les-Ros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758">
            <text:p>76758</text:p>
          </table:table-cell>
          <table:table-cell office:value-type="string">
            <text:p>Yvetot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014">
            <text:p>77014</text:p>
          </table:table-cell>
          <table:table-cell office:value-type="string">
            <text:p>Avon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016">
            <text:p>77016</text:p>
          </table:table-cell>
          <table:table-cell office:value-type="string">
            <text:p>Bagneaux-sur-Loin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018">
            <text:p>77018</text:p>
          </table:table-cell>
          <table:table-cell office:value-type="string">
            <text:p>Bailly-Romainvillier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7037">
            <text:p>77037</text:p>
          </table:table-cell>
          <table:table-cell office:value-type="string">
            <text:p>Bois-le-Roi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040">
            <text:p>77040</text:p>
          </table:table-cell>
          <table:table-cell office:value-type="string">
            <text:p>Boissise-le-Roi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042">
            <text:p>77042</text:p>
          </table:table-cell>
          <table:table-cell office:value-type="string">
            <text:p>Boissy-le-Châte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7048">
            <text:p>77048</text:p>
          </table:table-cell>
          <table:table-cell office:value-type="string">
            <text:p>Bourron-Marlot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051">
            <text:p>77051</text:p>
          </table:table-cell>
          <table:table-cell office:value-type="string">
            <text:p>Bray-sur-Sein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053">
            <text:p>77053</text:p>
          </table:table-cell>
          <table:table-cell office:value-type="string">
            <text:p>Brie-Comte-Robe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055">
            <text:p>77055</text:p>
          </table:table-cell>
          <table:table-cell office:value-type="string">
            <text:p>Brou-sur-Chanterei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058">
            <text:p>77058</text:p>
          </table:table-cell>
          <table:table-cell office:value-type="string">
            <text:p>Bussy-Saint-Georges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067">
            <text:p>77067</text:p>
          </table:table-cell>
          <table:table-cell office:value-type="string">
            <text:p>Cesson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079">
            <text:p>77079</text:p>
          </table:table-cell>
          <table:table-cell office:value-type="string">
            <text:p>Champagne-sur-Se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086">
            <text:p>77086</text:p>
          </table:table-cell>
          <table:table-cell office:value-type="string">
            <text:p>La Chapelle-Gauth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096">
            <text:p>77096</text:p>
          </table:table-cell>
          <table:table-cell office:value-type="string">
            <text:p>Chartrett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100">
            <text:p>77100</text:p>
          </table:table-cell>
          <table:table-cell office:value-type="string">
            <text:p>Le Châtelet-en-Bri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107">
            <text:p>77107</text:p>
          </table:table-cell>
          <table:table-cell office:value-type="string">
            <text:p>Chaumes-en-Bri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108">
            <text:p>77108</text:p>
          </table:table-cell>
          <table:table-cell office:value-type="string">
            <text:p>Chelles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7111">
            <text:p>77111</text:p>
          </table:table-cell>
          <table:table-cell office:value-type="string">
            <text:p>Chess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118">
            <text:p>77118</text:p>
          </table:table-cell>
          <table:table-cell office:value-type="string">
            <text:p>Claye-Souilly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122">
            <text:p>77122</text:p>
          </table:table-cell>
          <table:table-cell office:value-type="string">
            <text:p>Combs-la-Vill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128">
            <text:p>77128</text:p>
          </table:table-cell>
          <table:table-cell office:value-type="string">
            <text:p>Couilly-Pont-aux-Dam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131">
            <text:p>77131</text:p>
          </table:table-cell>
          <table:table-cell office:value-type="string">
            <text:p>Coulommier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132">
            <text:p>77132</text:p>
          </table:table-cell>
          <table:table-cell office:value-type="string">
            <text:p>Coupvra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139">
            <text:p>77139</text:p>
          </table:table-cell>
          <table:table-cell office:value-type="string">
            <text:p>Courtr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142">
            <text:p>77142</text:p>
          </table:table-cell>
          <table:table-cell office:value-type="string">
            <text:p>Crécy-la-Chapel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143">
            <text:p>77143</text:p>
          </table:table-cell>
          <table:table-cell office:value-type="string">
            <text:p>Crégy-lès-Mea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148">
            <text:p>77148</text:p>
          </table:table-cell>
          <table:table-cell office:value-type="string">
            <text:p>Crouy-sur-Ourcq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153">
            <text:p>77153</text:p>
          </table:table-cell>
          <table:table-cell office:value-type="string">
            <text:p>Dammartin-en-Goë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155">
            <text:p>77155</text:p>
          </table:table-cell>
          <table:table-cell office:value-type="string">
            <text:p>Dampma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168">
            <text:p>77168</text:p>
          </table:table-cell>
          <table:table-cell office:value-type="string">
            <text:p>Égre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169">
            <text:p>77169</text:p>
          </table:table-cell>
          <table:table-cell office:value-type="string">
            <text:p>Émerainville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171">
            <text:p>77171</text:p>
          </table:table-cell>
          <table:table-cell office:value-type="string">
            <text:p>Esb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175">
            <text:p>77175</text:p>
          </table:table-cell>
          <table:table-cell office:value-type="string">
            <text:p>Évry-Grégy-sur-Yer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182">
            <text:p>77182</text:p>
          </table:table-cell>
          <table:table-cell office:value-type="string">
            <text:p>La Ferté-Gauch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183">
            <text:p>77183</text:p>
          </table:table-cell>
          <table:table-cell office:value-type="string">
            <text:p>La Ferté-sous-Jouar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7186">
            <text:p>77186</text:p>
          </table:table-cell>
          <table:table-cell office:value-type="string">
            <text:p>Fontainebleau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192">
            <text:p>77192</text:p>
          </table:table-cell>
          <table:table-cell office:value-type="string">
            <text:p>Fontenay-Trésign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208">
            <text:p>77208</text:p>
          </table:table-cell>
          <table:table-cell office:value-type="string">
            <text:p>Gouai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7210">
            <text:p>77210</text:p>
          </table:table-cell>
          <table:table-cell office:value-type="string">
            <text:p>La Grande-Parois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215">
            <text:p>77215</text:p>
          </table:table-cell>
          <table:table-cell office:value-type="string">
            <text:p>Gretz-Armainvillie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16">
            <text:p>77216</text:p>
          </table:table-cell>
          <table:table-cell office:value-type="string">
            <text:p>Grez-sur-Loin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226">
            <text:p>77226</text:p>
          </table:table-cell>
          <table:table-cell office:value-type="string">
            <text:p>Héric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238">
            <text:p>77238</text:p>
          </table:table-cell>
          <table:table-cell office:value-type="string">
            <text:p>Jouar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43">
            <text:p>77243</text:p>
          </table:table-cell>
          <table:table-cell office:value-type="string">
            <text:p>Lagny-sur-Mar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7285">
            <text:p>77285</text:p>
          </table:table-cell>
          <table:table-cell office:value-type="string">
            <text:p>Le Mée-sur-Seine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249">
            <text:p>77249</text:p>
          </table:table-cell>
          <table:table-cell office:value-type="string">
            <text:p>Lésign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51">
            <text:p>77251</text:p>
          </table:table-cell>
          <table:table-cell office:value-type="string">
            <text:p>Lieusai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257">
            <text:p>77257</text:p>
          </table:table-cell>
          <table:table-cell office:value-type="string">
            <text:p>Lizy-sur-Ourcq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58">
            <text:p>77258</text:p>
          </table:table-cell>
          <table:table-cell office:value-type="string">
            <text:p>Logne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60">
            <text:p>77260</text:p>
          </table:table-cell>
          <table:table-cell office:value-type="string">
            <text:p>Longue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268">
            <text:p>77268</text:p>
          </table:table-cell>
          <table:table-cell office:value-type="string">
            <text:p>Magny-le-Hongr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7280">
            <text:p>77280</text:p>
          </table:table-cell>
          <table:table-cell office:value-type="string">
            <text:p>Mary-sur-Mar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284">
            <text:p>77284</text:p>
          </table:table-cell>
          <table:table-cell office:value-type="string">
            <text:p>Meaux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288">
            <text:p>77288</text:p>
          </table:table-cell>
          <table:table-cell office:value-type="string">
            <text:p>Melun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296">
            <text:p>77296</text:p>
          </table:table-cell>
          <table:table-cell office:value-type="string">
            <text:p>Moissy-Cramayel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02">
            <text:p>77302</text:p>
          </table:table-cell>
          <table:table-cell office:value-type="string">
            <text:p>Montcourt-Fromon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305">
            <text:p>77305</text:p>
          </table:table-cell>
          <table:table-cell office:value-type="string">
            <text:p>Montereau-Fault-Yon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307">
            <text:p>77307</text:p>
          </table:table-cell>
          <table:table-cell office:value-type="string">
            <text:p>Montévrai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09">
            <text:p>77309</text:p>
          </table:table-cell>
          <table:table-cell office:value-type="string">
            <text:p>Monthyon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7312">
            <text:p>77312</text:p>
          </table:table-cell>
          <table:table-cell office:value-type="string">
            <text:p>Montigny-sur-Loin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315">
            <text:p>77315</text:p>
          </table:table-cell>
          <table:table-cell office:value-type="string">
            <text:p>Mont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316">
            <text:p>77316</text:p>
          </table:table-cell>
          <table:table-cell office:value-type="string">
            <text:p>Moret-sur-Loin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317">
            <text:p>77317</text:p>
          </table:table-cell>
          <table:table-cell office:value-type="string">
            <text:p>Mormant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7320">
            <text:p>77320</text:p>
          </table:table-cell>
          <table:table-cell office:value-type="string">
            <text:p>Mouro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26">
            <text:p>77326</text:p>
          </table:table-cell>
          <table:table-cell office:value-type="string">
            <text:p>Nand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327">
            <text:p>77327</text:p>
          </table:table-cell>
          <table:table-cell office:value-type="string">
            <text:p>Nangi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330">
            <text:p>77330</text:p>
          </table:table-cell>
          <table:table-cell office:value-type="string">
            <text:p>Nanteuil-lès-Mea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333">
            <text:p>77333</text:p>
          </table:table-cell>
          <table:table-cell office:value-type="string">
            <text:p>Nemours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337">
            <text:p>77337</text:p>
          </table:table-cell>
          <table:table-cell office:value-type="string">
            <text:p>Noisiel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349">
            <text:p>77349</text:p>
          </table:table-cell>
          <table:table-cell office:value-type="string">
            <text:p>Othi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7350">
            <text:p>77350</text:p>
          </table:table-cell>
          <table:table-cell office:value-type="string">
            <text:p>Ozoir-la-Ferrièr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371">
            <text:p>77371</text:p>
          </table:table-cell>
          <table:table-cell office:value-type="string">
            <text:p>Pommeus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372">
            <text:p>77372</text:p>
          </table:table-cell>
          <table:table-cell office:value-type="string">
            <text:p>Pompo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373">
            <text:p>77373</text:p>
          </table:table-cell>
          <table:table-cell office:value-type="string">
            <text:p>Pontault-Combault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74">
            <text:p>77374</text:p>
          </table:table-cell>
          <table:table-cell office:value-type="string">
            <text:p>Pontcarré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379">
            <text:p>77379</text:p>
          </table:table-cell>
          <table:table-cell office:value-type="string">
            <text:p>Provin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382">
            <text:p>77382</text:p>
          </table:table-cell>
          <table:table-cell office:value-type="string">
            <text:p>Quincy-Voisin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389">
            <text:p>77389</text:p>
          </table:table-cell>
          <table:table-cell office:value-type="string">
            <text:p>La Rochet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390">
            <text:p>77390</text:p>
          </table:table-cell>
          <table:table-cell office:value-type="string">
            <text:p>Roissy-en-Bri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93">
            <text:p>77393</text:p>
          </table:table-cell>
          <table:table-cell office:value-type="string">
            <text:p>Rozay-en-Bri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97">
            <text:p>77397</text:p>
          </table:table-cell>
          <table:table-cell office:value-type="string">
            <text:p>Saâcy-sur-Mar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413">
            <text:p>77413</text:p>
          </table:table-cell>
          <table:table-cell office:value-type="string">
            <text:p>Saint-Germain-sur-Mor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419">
            <text:p>77419</text:p>
          </table:table-cell>
          <table:table-cell office:value-type="string">
            <text:p>Saint-Mammè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430">
            <text:p>77430</text:p>
          </table:table-cell>
          <table:table-cell office:value-type="string">
            <text:p>Saint-Path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431">
            <text:p>77431</text:p>
          </table:table-cell>
          <table:table-cell office:value-type="string">
            <text:p>Saint-Pierre-lès-Nemour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441">
            <text:p>77441</text:p>
          </table:table-cell>
          <table:table-cell office:value-type="string">
            <text:p>Samois-sur-Se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442">
            <text:p>77442</text:p>
          </table:table-cell>
          <table:table-cell office:value-type="string">
            <text:p>Samoreau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7445">
            <text:p>77445</text:p>
          </table:table-cell>
          <table:table-cell office:value-type="string">
            <text:p>Savigny-le-Templ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449">
            <text:p>77449</text:p>
          </table:table-cell>
          <table:table-cell office:value-type="string">
            <text:p>Serri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450">
            <text:p>77450</text:p>
          </table:table-cell>
          <table:table-cell office:value-type="string">
            <text:p>Serv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458">
            <text:p>77458</text:p>
          </table:table-cell>
          <table:table-cell office:value-type="string">
            <text:p>Souppes-sur-Loin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463">
            <text:p>77463</text:p>
          </table:table-cell>
          <table:table-cell office:value-type="string">
            <text:p>Thome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464">
            <text:p>77464</text:p>
          </table:table-cell>
          <table:table-cell office:value-type="string">
            <text:p>Thorigny-sur-Mar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7468">
            <text:p>77468</text:p>
          </table:table-cell>
          <table:table-cell office:value-type="string">
            <text:p>Torcy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470">
            <text:p>77470</text:p>
          </table:table-cell>
          <table:table-cell office:value-type="string">
            <text:p>Tournan-en-Bri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475">
            <text:p>77475</text:p>
          </table:table-cell>
          <table:table-cell office:value-type="string">
            <text:p>Trilpor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479">
            <text:p>77479</text:p>
          </table:table-cell>
          <table:table-cell office:value-type="string">
            <text:p>Vaires-sur-Marn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487">
            <text:p>77487</text:p>
          </table:table-cell>
          <table:table-cell office:value-type="string">
            <text:p>Vaux-le-Péni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491">
            <text:p>77491</text:p>
          </table:table-cell>
          <table:table-cell office:value-type="string">
            <text:p>Veneux-les-Sablo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494">
            <text:p>77494</text:p>
          </table:table-cell>
          <table:table-cell office:value-type="string">
            <text:p>Vernou-la-Celle-sur-Sei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495">
            <text:p>77495</text:p>
          </table:table-cell>
          <table:table-cell office:value-type="string">
            <text:p>Vert-Saint-Den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7513">
            <text:p>77513</text:p>
          </table:table-cell>
          <table:table-cell office:value-type="string">
            <text:p>Villeno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7514">
            <text:p>77514</text:p>
          </table:table-cell>
          <table:table-cell office:value-type="string">
            <text:p>Villeparisi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517">
            <text:p>77517</text:p>
          </table:table-cell>
          <table:table-cell office:value-type="string">
            <text:p>Villevaudé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003">
            <text:p>78003</text:p>
          </table:table-cell>
          <table:table-cell office:value-type="string">
            <text:p>Abl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015">
            <text:p>78015</text:p>
          </table:table-cell>
          <table:table-cell office:value-type="string">
            <text:p>Andrésy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029">
            <text:p>78029</text:p>
          </table:table-cell>
          <table:table-cell office:value-type="string">
            <text:p>Aubergenville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020">
            <text:p>78020</text:p>
          </table:table-cell>
          <table:table-cell office:value-type="string">
            <text:p>Arnouville-lès-Mant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043">
            <text:p>78043</text:p>
          </table:table-cell>
          <table:table-cell office:value-type="string">
            <text:p>Baill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062">
            <text:p>78062</text:p>
          </table:table-cell>
          <table:table-cell office:value-type="string">
            <text:p>Beyn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070">
            <text:p>78070</text:p>
          </table:table-cell>
          <table:table-cell office:value-type="string">
            <text:p>Boinville-en-Mant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073">
            <text:p>78073</text:p>
          </table:table-cell>
          <table:table-cell office:value-type="string">
            <text:p>Bois-d'Arc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089">
            <text:p>78089</text:p>
          </table:table-cell>
          <table:table-cell office:value-type="string">
            <text:p>Bonnières-sur-Se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092">
            <text:p>78092</text:p>
          </table:table-cell>
          <table:table-cell office:value-type="string">
            <text:p>Bougiv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107">
            <text:p>78107</text:p>
          </table:table-cell>
          <table:table-cell office:value-type="string">
            <text:p>Brév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126">
            <text:p>78126</text:p>
          </table:table-cell>
          <table:table-cell office:value-type="string">
            <text:p>La Celle-Saint-Clou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123">
            <text:p>78123</text:p>
          </table:table-cell>
          <table:table-cell office:value-type="string">
            <text:p>Carrières-sous-Poiss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152">
            <text:p>78152</text:p>
          </table:table-cell>
          <table:table-cell office:value-type="string">
            <text:p>Chaven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133">
            <text:p>78133</text:p>
          </table:table-cell>
          <table:table-cell office:value-type="string">
            <text:p>Chambourcy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146">
            <text:p>78146</text:p>
          </table:table-cell>
          <table:table-cell office:value-type="string">
            <text:p>Chatou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138">
            <text:p>78138</text:p>
          </table:table-cell>
          <table:table-cell office:value-type="string">
            <text:p>Chanteloup-les-Vign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158">
            <text:p>78158</text:p>
          </table:table-cell>
          <table:table-cell office:value-type="string">
            <text:p>Le Chesna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165">
            <text:p>78165</text:p>
          </table:table-cell>
          <table:table-cell office:value-type="string">
            <text:p>Les Clayes-sous-Bois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124">
            <text:p>78124</text:p>
          </table:table-cell>
          <table:table-cell office:value-type="string">
            <text:p>Carrières-sur-Sei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160">
            <text:p>78160</text:p>
          </table:table-cell>
          <table:table-cell office:value-type="string">
            <text:p>Chevr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168">
            <text:p>78168</text:p>
          </table:table-cell>
          <table:table-cell office:value-type="string">
            <text:p>Coignièr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172">
            <text:p>78172</text:p>
          </table:table-cell>
          <table:table-cell office:value-type="string">
            <text:p>Conflans-Sainte-Honorine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189">
            <text:p>78189</text:p>
          </table:table-cell>
          <table:table-cell office:value-type="string">
            <text:p>Crespiè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190">
            <text:p>78190</text:p>
          </table:table-cell>
          <table:table-cell office:value-type="string">
            <text:p>Croissy-sur-Sei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206">
            <text:p>78206</text:p>
          </table:table-cell>
          <table:table-cell office:value-type="string">
            <text:p>Ecquevill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224">
            <text:p>78224</text:p>
          </table:table-cell>
          <table:table-cell office:value-type="string">
            <text:p>L'Étang-la-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217">
            <text:p>78217</text:p>
          </table:table-cell>
          <table:table-cell office:value-type="string">
            <text:p>Épô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208">
            <text:p>78208</text:p>
          </table:table-cell>
          <table:table-cell office:value-type="string">
            <text:p>Élancourt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242">
            <text:p>78242</text:p>
          </table:table-cell>
          <table:table-cell office:value-type="string">
            <text:p>Fontenay-le-Fleu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251">
            <text:p>78251</text:p>
          </table:table-cell>
          <table:table-cell office:value-type="string">
            <text:p>Fourque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255">
            <text:p>78255</text:p>
          </table:table-cell>
          <table:table-cell office:value-type="string">
            <text:p>Frene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262">
            <text:p>78262</text:p>
          </table:table-cell>
          <table:table-cell office:value-type="string">
            <text:p>Gallu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267">
            <text:p>78267</text:p>
          </table:table-cell>
          <table:table-cell office:value-type="string">
            <text:p>Gargen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297">
            <text:p>78297</text:p>
          </table:table-cell>
          <table:table-cell office:value-type="string">
            <text:p>Guyancourt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299">
            <text:p>78299</text:p>
          </table:table-cell>
          <table:table-cell office:value-type="string">
            <text:p>Hardricour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327">
            <text:p>78327</text:p>
          </table:table-cell>
          <table:table-cell office:value-type="string">
            <text:p>Juz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310">
            <text:p>78310</text:p>
          </table:table-cell>
          <table:table-cell office:value-type="string">
            <text:p>Houda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311">
            <text:p>78311</text:p>
          </table:table-cell>
          <table:table-cell office:value-type="string">
            <text:p>Houille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322">
            <text:p>78322</text:p>
          </table:table-cell>
          <table:table-cell office:value-type="string">
            <text:p>Jouy-en-Josa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321">
            <text:p>78321</text:p>
          </table:table-cell>
          <table:table-cell office:value-type="string">
            <text:p>Jouars-Pontchartra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350">
            <text:p>78350</text:p>
          </table:table-cell>
          <table:table-cell office:value-type="string">
            <text:p>Louvecienne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356">
            <text:p>78356</text:p>
          </table:table-cell>
          <table:table-cell office:value-type="string">
            <text:p>Magny-les-Hameaux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358">
            <text:p>78358</text:p>
          </table:table-cell>
          <table:table-cell office:value-type="string">
            <text:p>Maisons-Laffitt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361">
            <text:p>78361</text:p>
          </table:table-cell>
          <table:table-cell office:value-type="string">
            <text:p>Mantes-la-Jolie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362">
            <text:p>78362</text:p>
          </table:table-cell>
          <table:table-cell office:value-type="string">
            <text:p>Mantes-la-Vil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367">
            <text:p>78367</text:p>
          </table:table-cell>
          <table:table-cell office:value-type="string">
            <text:p>Mareil-Marl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372">
            <text:p>78372</text:p>
          </table:table-cell>
          <table:table-cell office:value-type="string">
            <text:p>Marly-le-Ro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380">
            <text:p>78380</text:p>
          </table:table-cell>
          <table:table-cell office:value-type="string">
            <text:p>Mau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382">
            <text:p>78382</text:p>
          </table:table-cell>
          <table:table-cell office:value-type="string">
            <text:p>Maurecour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383">
            <text:p>78383</text:p>
          </table:table-cell>
          <table:table-cell office:value-type="string">
            <text:p>Maurepa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396">
            <text:p>78396</text:p>
          </table:table-cell>
          <table:table-cell office:value-type="string">
            <text:p>Le Mesnil-le-Roi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401">
            <text:p>78401</text:p>
          </table:table-cell>
          <table:table-cell office:value-type="string">
            <text:p>Meulan-en-Yvelin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389">
            <text:p>78389</text:p>
          </table:table-cell>
          <table:table-cell office:value-type="string">
            <text:p>Mér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397">
            <text:p>78397</text:p>
          </table:table-cell>
          <table:table-cell office:value-type="string">
            <text:p>Le Mesnil-Saint-Deni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423">
            <text:p>78423</text:p>
          </table:table-cell>
          <table:table-cell office:value-type="string">
            <text:p>Montigny-le-Bretonneux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420">
            <text:p>78420</text:p>
          </table:table-cell>
          <table:table-cell office:value-type="string">
            <text:p>Montfort-l'Amaur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418">
            <text:p>78418</text:p>
          </table:table-cell>
          <table:table-cell office:value-type="string">
            <text:p>Montesso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440">
            <text:p>78440</text:p>
          </table:table-cell>
          <table:table-cell office:value-type="string">
            <text:p>Les Mureaux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442">
            <text:p>78442</text:p>
          </table:table-cell>
          <table:table-cell office:value-type="string">
            <text:p>Neauphle-le-Châtea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455">
            <text:p>78455</text:p>
          </table:table-cell>
          <table:table-cell office:value-type="string">
            <text:p>Noisy-le-Roi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465">
            <text:p>78465</text:p>
          </table:table-cell>
          <table:table-cell office:value-type="string">
            <text:p>Orgeru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466">
            <text:p>78466</text:p>
          </table:table-cell>
          <table:table-cell office:value-type="string">
            <text:p>Orgev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481">
            <text:p>78481</text:p>
          </table:table-cell>
          <table:table-cell office:value-type="string">
            <text:p>Le Pecq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486">
            <text:p>78486</text:p>
          </table:table-cell>
          <table:table-cell office:value-type="string">
            <text:p>Le Perray-en-Yvelin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490">
            <text:p>78490</text:p>
          </table:table-cell>
          <table:table-cell office:value-type="string">
            <text:p>Plaisir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498">
            <text:p>78498</text:p>
          </table:table-cell>
          <table:table-cell office:value-type="string">
            <text:p>Poiss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586">
            <text:p>78586</text:p>
          </table:table-cell>
          <table:table-cell office:value-type="string">
            <text:p>Sartrouville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551">
            <text:p>78551</text:p>
          </table:table-cell>
          <table:table-cell office:value-type="string">
            <text:p>Saint-Germain-en-Laye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642">
            <text:p>78642</text:p>
          </table:table-cell>
          <table:table-cell office:value-type="string">
            <text:p>Verneuil-sur-Sein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43">
            <text:p>78643</text:p>
          </table:table-cell>
          <table:table-cell office:value-type="string">
            <text:p>Vernouillet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672">
            <text:p>78672</text:p>
          </table:table-cell>
          <table:table-cell office:value-type="string">
            <text:p>Villennes-sur-Sein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74">
            <text:p>78674</text:p>
          </table:table-cell>
          <table:table-cell office:value-type="string">
            <text:p>Villepreux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502">
            <text:p>78502</text:p>
          </table:table-cell>
          <table:table-cell office:value-type="string">
            <text:p>Le Port-Marl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501">
            <text:p>78501</text:p>
          </table:table-cell>
          <table:table-cell office:value-type="string">
            <text:p>Porche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591">
            <text:p>78591</text:p>
          </table:table-cell>
          <table:table-cell office:value-type="string">
            <text:p>Septeu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616">
            <text:p>78616</text:p>
          </table:table-cell>
          <table:table-cell office:value-type="string">
            <text:p>Thoi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513">
            <text:p>78513</text:p>
          </table:table-cell>
          <table:table-cell office:value-type="string">
            <text:p>La Queue-les-Yveli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575">
            <text:p>78575</text:p>
          </table:table-cell>
          <table:table-cell office:value-type="string">
            <text:p>Saint-Rémy-lès-Chevreus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571">
            <text:p>78571</text:p>
          </table:table-cell>
          <table:table-cell office:value-type="string">
            <text:p>Saint-Nom-la-Bretèch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517">
            <text:p>78517</text:p>
          </table:table-cell>
          <table:table-cell office:value-type="string">
            <text:p>Rambouillet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524">
            <text:p>78524</text:p>
          </table:table-cell>
          <table:table-cell office:value-type="string">
            <text:p>Rocquencour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537">
            <text:p>78537</text:p>
          </table:table-cell>
          <table:table-cell office:value-type="string">
            <text:p>Saint-Arnoult-en-Yvelin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8545">
            <text:p>78545</text:p>
          </table:table-cell>
          <table:table-cell office:value-type="string">
            <text:p>Saint-Cyr-l'Éco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24">
            <text:p>78624</text:p>
          </table:table-cell>
          <table:table-cell office:value-type="string">
            <text:p>Triel-sur-Sein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8621">
            <text:p>78621</text:p>
          </table:table-cell>
          <table:table-cell office:value-type="string">
            <text:p>Trapp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644">
            <text:p>78644</text:p>
          </table:table-cell>
          <table:table-cell office:value-type="string">
            <text:p>La Verriè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638">
            <text:p>78638</text:p>
          </table:table-cell>
          <table:table-cell office:value-type="string">
            <text:p>Vaux-sur-Se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640">
            <text:p>78640</text:p>
          </table:table-cell>
          <table:table-cell office:value-type="string">
            <text:p>Vélizy-Villacoublay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650">
            <text:p>78650</text:p>
          </table:table-cell>
          <table:table-cell office:value-type="string">
            <text:p>Le Vésinet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88">
            <text:p>78688</text:p>
          </table:table-cell>
          <table:table-cell office:value-type="string">
            <text:p>Voisins-le-Bretonneux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Villiers-Saint-Frédér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646">
            <text:p>78646</text:p>
          </table:table-cell>
          <table:table-cell office:value-type="string">
            <text:p>Versailles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86">
            <text:p>78686</text:p>
          </table:table-cell>
          <table:table-cell office:value-type="string">
            <text:p>Virofla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003">
            <text:p>79003</text:p>
          </table:table-cell>
          <table:table-cell office:value-type="string">
            <text:p>Aiff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9005">
            <text:p>79005</text:p>
          </table:table-cell>
          <table:table-cell office:value-type="string">
            <text:p>Airvaul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9048">
            <text:p>79048</text:p>
          </table:table-cell>
          <table:table-cell office:value-type="string">
            <text:p>La Crèch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049">
            <text:p>79049</text:p>
          </table:table-cell>
          <table:table-cell office:value-type="string">
            <text:p>Bressuir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9081">
            <text:p>79081</text:p>
          </table:table-cell>
          <table:table-cell office:value-type="string">
            <text:p>Chaura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079">
            <text:p>79079</text:p>
          </table:table-cell>
          <table:table-cell office:value-type="string">
            <text:p>Maulé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9195">
            <text:p>79195</text:p>
          </table:table-cell>
          <table:table-cell office:value-type="string">
            <text:p>Nueil-les-Aub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9191">
            <text:p>79191</text:p>
          </table:table-cell>
          <table:table-cell office:value-type="string">
            <text:p>Niort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202">
            <text:p>79202</text:p>
          </table:table-cell>
          <table:table-cell office:value-type="string">
            <text:p>Parthenay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9270">
            <text:p>79270</text:p>
          </table:table-cell>
          <table:table-cell office:value-type="string">
            <text:p>Saint-Maixent-l'Écol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9299">
            <text:p>79299</text:p>
          </table:table-cell>
          <table:table-cell office:value-type="string">
            <text:p>Saint-Var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9339">
            <text:p>79339</text:p>
          </table:table-cell>
          <table:table-cell office:value-type="string">
            <text:p>Vas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9012">
            <text:p>79012</text:p>
          </table:table-cell>
          <table:table-cell office:value-type="string">
            <text:p>Ard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013">
            <text:p>79013</text:p>
          </table:table-cell>
          <table:table-cell office:value-type="string">
            <text:p>Argenton-les-Vallé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01">
            <text:p>79101</text:p>
          </table:table-cell>
          <table:table-cell office:value-type="string">
            <text:p>Coulonges-sur-l'Autiz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19">
            <text:p>79119</text:p>
          </table:table-cell>
          <table:table-cell office:value-type="string">
            <text:p>Fenio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125">
            <text:p>79125</text:p>
          </table:table-cell>
          <table:table-cell office:value-type="string">
            <text:p>F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34">
            <text:p>79134</text:p>
          </table:table-cell>
          <table:table-cell office:value-type="string">
            <text:p>Glén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70">
            <text:p>79170</text:p>
          </table:table-cell>
          <table:table-cell office:value-type="string">
            <text:p>Mauzé-sur-le-Mign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74">
            <text:p>79174</text:p>
          </table:table-cell>
          <table:table-cell office:value-type="string">
            <text:p>Me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84">
            <text:p>79184</text:p>
          </table:table-cell>
          <table:table-cell office:value-type="string">
            <text:p>La Mothe-Saint-Hé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96">
            <text:p>79196</text:p>
          </table:table-cell>
          <table:table-cell office:value-type="string">
            <text:p>Oir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201">
            <text:p>79201</text:p>
          </table:table-cell>
          <table:table-cell office:value-type="string">
            <text:p>Pampro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208">
            <text:p>79208</text:p>
          </table:table-cell>
          <table:table-cell office:value-type="string">
            <text:p>La Peyrat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215">
            <text:p>79215</text:p>
          </table:table-cell>
          <table:table-cell office:value-type="string">
            <text:p>Pougne-Hériss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216">
            <text:p>79216</text:p>
          </table:table-cell>
          <table:table-cell office:value-type="string">
            <text:p>Prahecq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001">
            <text:p>80001</text:p>
          </table:table-cell>
          <table:table-cell office:value-type="string">
            <text:p>Abbevil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010">
            <text:p>80010</text:p>
          </table:table-cell>
          <table:table-cell office:value-type="string">
            <text:p>Ailly-sur-Noy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0021">
            <text:p>80021</text:p>
          </table:table-cell>
          <table:table-cell office:value-type="string">
            <text:p>Amiens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013">
            <text:p>80013</text:p>
          </table:table-cell>
          <table:table-cell office:value-type="string">
            <text:p>Airai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164">
            <text:p>80164</text:p>
          </table:table-cell>
          <table:table-cell office:value-type="string">
            <text:p>Camo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212">
            <text:p>80212</text:p>
          </table:table-cell>
          <table:table-cell office:value-type="string">
            <text:p>Corbi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253">
            <text:p>80253</text:p>
          </table:table-cell>
          <table:table-cell office:value-type="string">
            <text:p>Doullen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333">
            <text:p>80333</text:p>
          </table:table-cell>
          <table:table-cell office:value-type="string">
            <text:p>Fort-Mahon-Pla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355">
            <text:p>80355</text:p>
          </table:table-cell>
          <table:table-cell office:value-type="string">
            <text:p>Fresne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368">
            <text:p>80368</text:p>
          </table:table-cell>
          <table:table-cell office:value-type="string">
            <text:p>Friville-Escarbot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373">
            <text:p>80373</text:p>
          </table:table-cell>
          <table:table-cell office:value-type="string">
            <text:p>Gamach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410">
            <text:p>80410</text:p>
          </table:table-cell>
          <table:table-cell office:value-type="string">
            <text:p>Ha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228">
            <text:p>80228</text:p>
          </table:table-cell>
          <table:table-cell office:value-type="string">
            <text:p>Le Croto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489">
            <text:p>80489</text:p>
          </table:table-cell>
          <table:table-cell office:value-type="string">
            <text:p>Longueau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561">
            <text:p>80561</text:p>
          </table:table-cell>
          <table:table-cell office:value-type="string">
            <text:p>Montdidi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570">
            <text:p>80570</text:p>
          </table:table-cell>
          <table:table-cell office:value-type="string">
            <text:p>Moreu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585">
            <text:p>80585</text:p>
          </table:table-cell>
          <table:table-cell office:value-type="string">
            <text:p>Nes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620">
            <text:p>80620</text:p>
          </table:table-cell>
          <table:table-cell office:value-type="string">
            <text:p>Péronn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0632">
            <text:p>80632</text:p>
          </table:table-cell>
          <table:table-cell office:value-type="string">
            <text:p>Pont-de-Met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649">
            <text:p>80649</text:p>
          </table:table-cell>
          <table:table-cell office:value-type="string">
            <text:p>Quen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674">
            <text:p>80674</text:p>
          </table:table-cell>
          <table:table-cell office:value-type="string">
            <text:p>River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0680">
            <text:p>80680</text:p>
          </table:table-cell>
          <table:table-cell office:value-type="string">
            <text:p>Rosières-en-Santer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685">
            <text:p>80685</text:p>
          </table:table-cell>
          <table:table-cell office:value-type="string">
            <text:p>Roy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0688">
            <text:p>80688</text:p>
          </table:table-cell>
          <table:table-cell office:value-type="string">
            <text:p>Ru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724">
            <text:p>80724</text:p>
          </table:table-cell>
          <table:table-cell office:value-type="string">
            <text:p>Saleux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799">
            <text:p>80799</text:p>
          </table:table-cell>
          <table:table-cell office:value-type="string">
            <text:p>Villers-Bretonn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1004">
            <text:p>81004</text:p>
          </table:table-cell>
          <table:table-cell office:value-type="string">
            <text:p>Albi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099">
            <text:p>81099</text:p>
          </table:table-cell>
          <table:table-cell office:value-type="string">
            <text:p>Gaillac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145">
            <text:p>81145</text:p>
          </table:table-cell>
          <table:table-cell office:value-type="string">
            <text:p>Lisle-sur-Tar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220">
            <text:p>81220</text:p>
          </table:table-cell>
          <table:table-cell office:value-type="string">
            <text:p>Rabaste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065">
            <text:p>81065</text:p>
          </table:table-cell>
          <table:table-cell office:value-type="string">
            <text:p>Castres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140">
            <text:p>81140</text:p>
          </table:table-cell>
          <table:table-cell office:value-type="string">
            <text:p>Lavaur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124">
            <text:p>81124</text:p>
          </table:table-cell>
          <table:table-cell office:value-type="string">
            <text:p>Lacau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120">
            <text:p>81120</text:p>
          </table:table-cell>
          <table:table-cell office:value-type="string">
            <text:p>Labruguiè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222">
            <text:p>81222</text:p>
          </table:table-cell>
          <table:table-cell office:value-type="string">
            <text:p>Réalmont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219">
            <text:p>81219</text:p>
          </table:table-cell>
          <table:table-cell office:value-type="string">
            <text:p>Puylaure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227">
            <text:p>81227</text:p>
          </table:table-cell>
          <table:table-cell office:value-type="string">
            <text:p>Roquecourb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288">
            <text:p>81288</text:p>
          </table:table-cell>
          <table:table-cell office:value-type="string">
            <text:p>Sorèz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71">
            <text:p>81271</text:p>
          </table:table-cell>
          <table:table-cell office:value-type="string">
            <text:p>Saint-Sulpi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076">
            <text:p>81076</text:p>
          </table:table-cell>
          <table:table-cell office:value-type="string">
            <text:p>Cuq-Toulz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163">
            <text:p>81163</text:p>
          </table:table-cell>
          <table:table-cell office:value-type="string">
            <text:p>Mazam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014">
            <text:p>81014</text:p>
          </table:table-cell>
          <table:table-cell office:value-type="string">
            <text:p>Anglè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02">
            <text:p>82002</text:p>
          </table:table-cell>
          <table:table-cell office:value-type="string">
            <text:p>Albi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013">
            <text:p>82013</text:p>
          </table:table-cell>
          <table:table-cell office:value-type="string">
            <text:p>Beaumont-de-Lomagn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25">
            <text:p>82025</text:p>
          </table:table-cell>
          <table:table-cell office:value-type="string">
            <text:p>Bressol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2033">
            <text:p>82033</text:p>
          </table:table-cell>
          <table:table-cell office:value-type="string">
            <text:p>Castelsarrasi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37">
            <text:p>82037</text:p>
          </table:table-cell>
          <table:table-cell office:value-type="string">
            <text:p>Caussad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2075">
            <text:p>82075</text:p>
          </table:table-cell>
          <table:table-cell office:value-type="string">
            <text:p>Grisoll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2079">
            <text:p>82079</text:p>
          </table:table-cell>
          <table:table-cell office:value-type="string">
            <text:p>Labastide-Saint-Pier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2087">
            <text:p>82087</text:p>
          </table:table-cell>
          <table:table-cell office:value-type="string">
            <text:p>Lafrança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Moissac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2121">
            <text:p>82121</text:p>
          </table:table-cell>
          <table:table-cell office:value-type="string">
            <text:p>Montauban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124">
            <text:p>82124</text:p>
          </table:table-cell>
          <table:table-cell office:value-type="string">
            <text:p>Montbet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125">
            <text:p>82125</text:p>
          </table:table-cell>
          <table:table-cell office:value-type="string">
            <text:p>Montech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2134">
            <text:p>82134</text:p>
          </table:table-cell>
          <table:table-cell office:value-type="string">
            <text:p>Nègrepelis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2186">
            <text:p>82186</text:p>
          </table:table-cell>
          <table:table-cell office:value-type="string">
            <text:p>Valenc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2155">
            <text:p>82155</text:p>
          </table:table-cell>
          <table:table-cell office:value-type="string">
            <text:p>Saint-Antonin-Noble-Val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179">
            <text:p>82179</text:p>
          </table:table-cell>
          <table:table-cell office:value-type="string">
            <text:p>Septfond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001">
            <text:p>83001</text:p>
          </table:table-cell>
          <table:table-cell office:value-type="string">
            <text:p>Les Adrets-de-l'Estére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3004">
            <text:p>83004</text:p>
          </table:table-cell>
          <table:table-cell office:value-type="string">
            <text:p>Les Arc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03">
            <text:p>83003</text:p>
          </table:table-cell>
          <table:table-cell office:value-type="string">
            <text:p>Ampu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07">
            <text:p>83007</text:p>
          </table:table-cell>
          <table:table-cell office:value-type="string">
            <text:p>Aup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08">
            <text:p>83008</text:p>
          </table:table-cell>
          <table:table-cell office:value-type="string">
            <text:p>Bagnols-en-Forê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09">
            <text:p>83009</text:p>
          </table:table-cell>
          <table:table-cell office:value-type="string">
            <text:p>Bandol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11">
            <text:p>83011</text:p>
          </table:table-cell>
          <table:table-cell office:value-type="string">
            <text:p>Bargem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12">
            <text:p>83012</text:p>
          </table:table-cell>
          <table:table-cell office:value-type="string">
            <text:p>Barjol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013">
            <text:p>83013</text:p>
          </table:table-cell>
          <table:table-cell office:value-type="string">
            <text:p>La Bastid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3037">
            <text:p>83037</text:p>
          </table:table-cell>
          <table:table-cell office:value-type="string">
            <text:p>La Ce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16">
            <text:p>83016</text:p>
          </table:table-cell>
          <table:table-cell office:value-type="string">
            <text:p>Le Beausset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17">
            <text:p>83017</text:p>
          </table:table-cell>
          <table:table-cell office:value-type="string">
            <text:p>Belgenti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18">
            <text:p>83018</text:p>
          </table:table-cell>
          <table:table-cell office:value-type="string">
            <text:p>Besse-sur-Issol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19">
            <text:p>83019</text:p>
          </table:table-cell>
          <table:table-cell office:value-type="string">
            <text:p>Bormes-les-Mimosas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021">
            <text:p>83021</text:p>
          </table:table-cell>
          <table:table-cell office:value-type="string">
            <text:p>Br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23">
            <text:p>83023</text:p>
          </table:table-cell>
          <table:table-cell office:value-type="string">
            <text:p>Brignoles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25">
            <text:p>83025</text:p>
          </table:table-cell>
          <table:table-cell office:value-type="string">
            <text:p>Brue-Au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26">
            <text:p>83026</text:p>
          </table:table-cell>
          <table:table-cell office:value-type="string">
            <text:p>Cabas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27">
            <text:p>83027</text:p>
          </table:table-cell>
          <table:table-cell office:value-type="string">
            <text:p>La Cadière-d'Az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29">
            <text:p>83029</text:p>
          </table:table-cell>
          <table:table-cell office:value-type="string">
            <text:p>Calli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28">
            <text:p>83028</text:p>
          </table:table-cell>
          <table:table-cell office:value-type="string">
            <text:p>Calla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32">
            <text:p>83032</text:p>
          </table:table-cell>
          <table:table-cell office:value-type="string">
            <text:p>Carcè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34">
            <text:p>83034</text:p>
          </table:table-cell>
          <table:table-cell office:value-type="string">
            <text:p>Carqueirann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33">
            <text:p>83033</text:p>
          </table:table-cell>
          <table:table-cell office:value-type="string">
            <text:p>Carnou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36">
            <text:p>83036</text:p>
          </table:table-cell>
          <table:table-cell office:value-type="string">
            <text:p>Cavalaire-sur-Mer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39">
            <text:p>83039</text:p>
          </table:table-cell>
          <table:table-cell office:value-type="string">
            <text:p>Châteauver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030">
            <text:p>83030</text:p>
          </table:table-cell>
          <table:table-cell office:value-type="string">
            <text:p>Camps-la-Sourc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3031">
            <text:p>83031</text:p>
          </table:table-cell>
          <table:table-cell office:value-type="string">
            <text:p>Le Cannet-des-Maur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35">
            <text:p>83035</text:p>
          </table:table-cell>
          <table:table-cell office:value-type="string">
            <text:p>Le Castell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42">
            <text:p>83042</text:p>
          </table:table-cell>
          <table:table-cell office:value-type="string">
            <text:p>Cogoli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45">
            <text:p>83045</text:p>
          </table:table-cell>
          <table:table-cell office:value-type="string">
            <text:p>Corre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46">
            <text:p>83046</text:p>
          </table:table-cell>
          <table:table-cell office:value-type="string">
            <text:p>Cotigna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49">
            <text:p>83049</text:p>
          </table:table-cell>
          <table:table-cell office:value-type="string">
            <text:p>Cuer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47">
            <text:p>83047</text:p>
          </table:table-cell>
          <table:table-cell office:value-type="string">
            <text:p>La Crau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48">
            <text:p>83048</text:p>
          </table:table-cell>
          <table:table-cell office:value-type="string">
            <text:p>La Croix-Valmer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51">
            <text:p>83051</text:p>
          </table:table-cell>
          <table:table-cell office:value-type="string">
            <text:p>Entrecasteaux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050">
            <text:p>83050</text:p>
          </table:table-cell>
          <table:table-cell office:value-type="string">
            <text:p>Draguignan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52">
            <text:p>83052</text:p>
          </table:table-cell>
          <table:table-cell office:value-type="string">
            <text:p>Esparr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53">
            <text:p>83053</text:p>
          </table:table-cell>
          <table:table-cell office:value-type="string">
            <text:p>Éven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54">
            <text:p>83054</text:p>
          </table:table-cell>
          <table:table-cell office:value-type="string">
            <text:p>La Farlède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55">
            <text:p>83055</text:p>
          </table:table-cell>
          <table:table-cell office:value-type="string">
            <text:p>Fay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56">
            <text:p>83056</text:p>
          </table:table-cell>
          <table:table-cell office:value-type="string">
            <text:p>Figaniè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57">
            <text:p>83057</text:p>
          </table:table-cell>
          <table:table-cell office:value-type="string">
            <text:p>Flassans-sur-Isso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58">
            <text:p>83058</text:p>
          </table:table-cell>
          <table:table-cell office:value-type="string">
            <text:p>Flayos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59">
            <text:p>83059</text:p>
          </table:table-cell>
          <table:table-cell office:value-type="string">
            <text:p>Forcalqueir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Fox-Amphou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061">
            <text:p>83061</text:p>
          </table:table-cell>
          <table:table-cell office:value-type="string">
            <text:p>Fréjus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062">
            <text:p>83062</text:p>
          </table:table-cell>
          <table:table-cell office:value-type="string">
            <text:p>La Garde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63">
            <text:p>83063</text:p>
          </table:table-cell>
          <table:table-cell office:value-type="string">
            <text:p>La Garde-Frein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65">
            <text:p>83065</text:p>
          </table:table-cell>
          <table:table-cell office:value-type="string">
            <text:p>Gassi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64">
            <text:p>83064</text:p>
          </table:table-cell>
          <table:table-cell office:value-type="string">
            <text:p>Garéoult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66">
            <text:p>83066</text:p>
          </table:table-cell>
          <table:table-cell office:value-type="string">
            <text:p>Ginasserv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67">
            <text:p>83067</text:p>
          </table:table-cell>
          <table:table-cell office:value-type="string">
            <text:p>Gonfar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068">
            <text:p>83068</text:p>
          </table:table-cell>
          <table:table-cell office:value-type="string">
            <text:p>Grimaud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069">
            <text:p>83069</text:p>
          </table:table-cell>
          <table:table-cell office:value-type="string">
            <text:p>Hyères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70">
            <text:p>83070</text:p>
          </table:table-cell>
          <table:table-cell office:value-type="string">
            <text:p>Le Lavandou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71">
            <text:p>83071</text:p>
          </table:table-cell>
          <table:table-cell office:value-type="string">
            <text:p>La Londe-les-Maur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72">
            <text:p>83072</text:p>
          </table:table-cell>
          <table:table-cell office:value-type="string">
            <text:p>Lorgu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073">
            <text:p>83073</text:p>
          </table:table-cell>
          <table:table-cell office:value-type="string">
            <text:p>Le Lu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76">
            <text:p>83076</text:p>
          </table:table-cell>
          <table:table-cell office:value-type="string">
            <text:p>Mazaugu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75">
            <text:p>83075</text:p>
          </table:table-cell>
          <table:table-cell office:value-type="string">
            <text:p>Les Mayo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079">
            <text:p>83079</text:p>
          </table:table-cell>
          <table:table-cell office:value-type="string">
            <text:p>La Mô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77">
            <text:p>83077</text:p>
          </table:table-cell>
          <table:table-cell office:value-type="string">
            <text:p>Méounes-lès-Montrieu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080">
            <text:p>83080</text:p>
          </table:table-cell>
          <table:table-cell office:value-type="string">
            <text:p>Mo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81">
            <text:p>83081</text:p>
          </table:table-cell>
          <table:table-cell office:value-type="string">
            <text:p>Montauroux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83">
            <text:p>83083</text:p>
          </table:table-cell>
          <table:table-cell office:value-type="string">
            <text:p>Montfort-sur-Arge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84">
            <text:p>83084</text:p>
          </table:table-cell>
          <table:table-cell office:value-type="string">
            <text:p>Montmey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085">
            <text:p>83085</text:p>
          </table:table-cell>
          <table:table-cell office:value-type="string">
            <text:p>La Mott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86">
            <text:p>83086</text:p>
          </table:table-cell>
          <table:table-cell office:value-type="string">
            <text:p>Le Muy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87">
            <text:p>83087</text:p>
          </table:table-cell>
          <table:table-cell office:value-type="string">
            <text:p>Nans-les-Pin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88">
            <text:p>83088</text:p>
          </table:table-cell>
          <table:table-cell office:value-type="string">
            <text:p>Néoul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90">
            <text:p>83090</text:p>
          </table:table-cell>
          <table:table-cell office:value-type="string">
            <text:p>Ollioul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91">
            <text:p>83091</text:p>
          </table:table-cell>
          <table:table-cell office:value-type="string">
            <text:p>Pierrefeu-du-Va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092">
            <text:p>83092</text:p>
          </table:table-cell>
          <table:table-cell office:value-type="string">
            <text:p>Pigna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93">
            <text:p>83093</text:p>
          </table:table-cell>
          <table:table-cell office:value-type="string">
            <text:p>Plan-d'Aups-Sainte-Bau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094">
            <text:p>83094</text:p>
          </table:table-cell>
          <table:table-cell office:value-type="string">
            <text:p>Le Plan-de-la-To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95">
            <text:p>83095</text:p>
          </table:table-cell>
          <table:table-cell office:value-type="string">
            <text:p>Pontevè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97">
            <text:p>83097</text:p>
          </table:table-cell>
          <table:table-cell office:value-type="string">
            <text:p>Pourrièr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96">
            <text:p>83096</text:p>
          </table:table-cell>
          <table:table-cell office:value-type="string">
            <text:p>Pourcieu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98">
            <text:p>83098</text:p>
          </table:table-cell>
          <table:table-cell office:value-type="string">
            <text:p>Le Prade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99">
            <text:p>83099</text:p>
          </table:table-cell>
          <table:table-cell office:value-type="string">
            <text:p>Puget-sur-Argen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00">
            <text:p>83100</text:p>
          </table:table-cell>
          <table:table-cell office:value-type="string">
            <text:p>Puget-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01">
            <text:p>83101</text:p>
          </table:table-cell>
          <table:table-cell office:value-type="string">
            <text:p>Ramatuell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52">
            <text:p>83152</text:p>
          </table:table-cell>
          <table:table-cell office:value-type="string">
            <text:p>Rayol-Canadel-sur-M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02">
            <text:p>83102</text:p>
          </table:table-cell>
          <table:table-cell office:value-type="string">
            <text:p>Réguss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03">
            <text:p>83103</text:p>
          </table:table-cell>
          <table:table-cell office:value-type="string">
            <text:p>Le Revest-les-Eaux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04">
            <text:p>83104</text:p>
          </table:table-cell>
          <table:table-cell office:value-type="string">
            <text:p>Ri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08">
            <text:p>83108</text:p>
          </table:table-cell>
          <table:table-cell office:value-type="string">
            <text:p>La Roquebrussann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07">
            <text:p>83107</text:p>
          </table:table-cell>
          <table:table-cell office:value-type="string">
            <text:p>Roquebrune-sur-Argens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10">
            <text:p>83110</text:p>
          </table:table-cell>
          <table:table-cell office:value-type="string">
            <text:p>Rougi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154">
            <text:p>83154</text:p>
          </table:table-cell>
          <table:table-cell office:value-type="string">
            <text:p>Saint-Antonin-du-Va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12">
            <text:p>83112</text:p>
          </table:table-cell>
          <table:table-cell office:value-type="string">
            <text:p>Saint-Cyr-sur-Mer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11">
            <text:p>83111</text:p>
          </table:table-cell>
          <table:table-cell office:value-type="string">
            <text:p>Sainte-Anastasie-sur-Isso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3113">
            <text:p>83113</text:p>
          </table:table-cell>
          <table:table-cell office:value-type="string">
            <text:p>Saint-Juli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53">
            <text:p>83153</text:p>
          </table:table-cell>
          <table:table-cell office:value-type="string">
            <text:p>Saint-Mandrier-sur-M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114">
            <text:p>83114</text:p>
          </table:table-cell>
          <table:table-cell office:value-type="string">
            <text:p>Saint-Martin-de-Pallièr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115">
            <text:p>83115</text:p>
          </table:table-cell>
          <table:table-cell office:value-type="string">
            <text:p>Sainte-Maxime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117">
            <text:p>83117</text:p>
          </table:table-cell>
          <table:table-cell office:value-type="string">
            <text:p>Saint-Paul-en-Forê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16">
            <text:p>83116</text:p>
          </table:table-cell>
          <table:table-cell office:value-type="string">
            <text:p>Saint-Maximin-la-Sainte-Baum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118">
            <text:p>83118</text:p>
          </table:table-cell>
          <table:table-cell office:value-type="string">
            <text:p>Saint-Raphaël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119">
            <text:p>83119</text:p>
          </table:table-cell>
          <table:table-cell office:value-type="string">
            <text:p>Saint-Tropez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120">
            <text:p>83120</text:p>
          </table:table-cell>
          <table:table-cell office:value-type="string">
            <text:p>Saint-Zachari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21">
            <text:p>83121</text:p>
          </table:table-cell>
          <table:table-cell office:value-type="string">
            <text:p>Salerne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23">
            <text:p>83123</text:p>
          </table:table-cell>
          <table:table-cell office:value-type="string">
            <text:p>Sanary-sur-Mer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124">
            <text:p>83124</text:p>
          </table:table-cell>
          <table:table-cell office:value-type="string">
            <text:p>Seillan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25">
            <text:p>83125</text:p>
          </table:table-cell>
          <table:table-cell office:value-type="string">
            <text:p>Seillons-Source-d'Arge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3126">
            <text:p>83126</text:p>
          </table:table-cell>
          <table:table-cell office:value-type="string">
            <text:p>La Seyne-sur-Mer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127">
            <text:p>83127</text:p>
          </table:table-cell>
          <table:table-cell office:value-type="string">
            <text:p>Sign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28">
            <text:p>83128</text:p>
          </table:table-cell>
          <table:table-cell office:value-type="string">
            <text:p>Sillans-la-Casca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3129">
            <text:p>83129</text:p>
          </table:table-cell>
          <table:table-cell office:value-type="string">
            <text:p>Six-Fours-les-Plages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30">
            <text:p>83130</text:p>
          </table:table-cell>
          <table:table-cell office:value-type="string">
            <text:p>Solliès-Po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31">
            <text:p>83131</text:p>
          </table:table-cell>
          <table:table-cell office:value-type="string">
            <text:p>Solliès-Touca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32">
            <text:p>83132</text:p>
          </table:table-cell>
          <table:table-cell office:value-type="string">
            <text:p>Solliès-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06">
            <text:p>83106</text:p>
          </table:table-cell>
          <table:table-cell office:value-type="string">
            <text:p>Rocbar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34">
            <text:p>83134</text:p>
          </table:table-cell>
          <table:table-cell office:value-type="string">
            <text:p>Tarade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3137">
            <text:p>83137</text:p>
          </table:table-cell>
          <table:table-cell office:value-type="string">
            <text:p>Toulon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138">
            <text:p>83138</text:p>
          </table:table-cell>
          <table:table-cell office:value-type="string">
            <text:p>Tourrett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40">
            <text:p>83140</text:p>
          </table:table-cell>
          <table:table-cell office:value-type="string">
            <text:p>Tourv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141">
            <text:p>83141</text:p>
          </table:table-cell>
          <table:table-cell office:value-type="string">
            <text:p>Trans-en-Provenc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36">
            <text:p>83136</text:p>
          </table:table-cell>
          <table:table-cell office:value-type="string">
            <text:p>Le Thorone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46">
            <text:p>83146</text:p>
          </table:table-cell>
          <table:table-cell office:value-type="string">
            <text:p>La Verdiè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144">
            <text:p>83144</text:p>
          </table:table-cell>
          <table:table-cell office:value-type="string">
            <text:p>La Valette-du-Var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3143">
            <text:p>83143</text:p>
          </table:table-cell>
          <table:table-cell office:value-type="string">
            <text:p>Le Va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45">
            <text:p>83145</text:p>
          </table:table-cell>
          <table:table-cell office:value-type="string">
            <text:p>Varag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48">
            <text:p>83148</text:p>
          </table:table-cell>
          <table:table-cell office:value-type="string">
            <text:p>Vidaub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149">
            <text:p>83149</text:p>
          </table:table-cell>
          <table:table-cell office:value-type="string">
            <text:p>Villecroz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3150">
            <text:p>83150</text:p>
          </table:table-cell>
          <table:table-cell office:value-type="string">
            <text:p>Vinon-sur-Verd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151">
            <text:p>83151</text:p>
          </table:table-cell>
          <table:table-cell office:value-type="string">
            <text:p>Vins-sur-Caram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string">
            <text:p>Althen-des-Palud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003">
            <text:p>84003</text:p>
          </table:table-cell>
          <table:table-cell office:value-type="string">
            <text:p>Apt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04">
            <text:p>84004</text:p>
          </table:table-cell>
          <table:table-cell office:value-type="string">
            <text:p>Aubigna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4007">
            <text:p>84007</text:p>
          </table:table-cell>
          <table:table-cell office:value-type="string">
            <text:p>Avignon</text:p>
          </table:table-cell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016">
            <text:p>84016</text:p>
          </table:table-cell>
          <table:table-cell office:value-type="string">
            <text:p>Bédarrid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17">
            <text:p>84017</text:p>
          </table:table-cell>
          <table:table-cell office:value-type="string">
            <text:p>Bédoi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19">
            <text:p>84019</text:p>
          </table:table-cell>
          <table:table-cell office:value-type="string">
            <text:p>Bollène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20">
            <text:p>84020</text:p>
          </table:table-cell>
          <table:table-cell office:value-type="string">
            <text:p>Bonnie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25">
            <text:p>84025</text:p>
          </table:table-cell>
          <table:table-cell office:value-type="string">
            <text:p>Cabrières-d'Avign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26">
            <text:p>84026</text:p>
          </table:table-cell>
          <table:table-cell office:value-type="string">
            <text:p>Caden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27">
            <text:p>84027</text:p>
          </table:table-cell>
          <table:table-cell office:value-type="string">
            <text:p>Caderouss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028">
            <text:p>84028</text:p>
          </table:table-cell>
          <table:table-cell office:value-type="string">
            <text:p>Cairan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29">
            <text:p>84029</text:p>
          </table:table-cell>
          <table:table-cell office:value-type="string">
            <text:p>Camaret-sur-Aigu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030">
            <text:p>84030</text:p>
          </table:table-cell>
          <table:table-cell office:value-type="string">
            <text:p>Caromb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031">
            <text:p>84031</text:p>
          </table:table-cell>
          <table:table-cell office:value-type="string">
            <text:p>Carpentras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034">
            <text:p>84034</text:p>
          </table:table-cell>
          <table:table-cell office:value-type="string">
            <text:p>Caumont-sur-Duranc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4035">
            <text:p>84035</text:p>
          </table:table-cell>
          <table:table-cell office:value-type="string">
            <text:p>Cavaillon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36">
            <text:p>84036</text:p>
          </table:table-cell>
          <table:table-cell office:value-type="string">
            <text:p>Châteauneuf-de-Gadagn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037">
            <text:p>84037</text:p>
          </table:table-cell>
          <table:table-cell office:value-type="string">
            <text:p>Châteauneuf-du-Pap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038">
            <text:p>84038</text:p>
          </table:table-cell>
          <table:table-cell office:value-type="string">
            <text:p>Cheval-Blan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39">
            <text:p>84039</text:p>
          </table:table-cell>
          <table:table-cell office:value-type="string">
            <text:p>Courthéz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042">
            <text:p>84042</text:p>
          </table:table-cell>
          <table:table-cell office:value-type="string">
            <text:p>Cucur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43">
            <text:p>84043</text:p>
          </table:table-cell>
          <table:table-cell office:value-type="string">
            <text:p>Entraigues-sur-la-Sorgu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4139">
            <text:p>84139</text:p>
          </table:table-cell>
          <table:table-cell office:value-type="string">
            <text:p>Fontaine-de-Vauclu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50">
            <text:p>84050</text:p>
          </table:table-cell>
          <table:table-cell office:value-type="string">
            <text:p>Gord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51">
            <text:p>84051</text:p>
          </table:table-cell>
          <table:table-cell office:value-type="string">
            <text:p>Goul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053">
            <text:p>84053</text:p>
          </table:table-cell>
          <table:table-cell office:value-type="string">
            <text:p>Grill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54">
            <text:p>84054</text:p>
          </table:table-cell>
          <table:table-cell office:value-type="string">
            <text:p>L'Isle-sur-la-Sorgue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4055">
            <text:p>84055</text:p>
          </table:table-cell>
          <table:table-cell office:value-type="string">
            <text:p>Jonquerett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56">
            <text:p>84056</text:p>
          </table:table-cell>
          <table:table-cell office:value-type="string">
            <text:p>Jonquiè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133">
            <text:p>84133</text:p>
          </table:table-cell>
          <table:table-cell office:value-type="string">
            <text:p>La Tour-d'Aigu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58">
            <text:p>84058</text:p>
          </table:table-cell>
          <table:table-cell office:value-type="string">
            <text:p>Lacos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64">
            <text:p>84064</text:p>
          </table:table-cell>
          <table:table-cell office:value-type="string">
            <text:p>Lapalu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65">
            <text:p>84065</text:p>
          </table:table-cell>
          <table:table-cell office:value-type="string">
            <text:p>Lauri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092">
            <text:p>84092</text:p>
          </table:table-cell>
          <table:table-cell office:value-type="string">
            <text:p>Le Pontet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132">
            <text:p>84132</text:p>
          </table:table-cell>
          <table:table-cell office:value-type="string">
            <text:p>Le Thor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131">
            <text:p>84131</text:p>
          </table:table-cell>
          <table:table-cell office:value-type="string">
            <text:p>Taillad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067">
            <text:p>84067</text:p>
          </table:table-cell>
          <table:table-cell office:value-type="string">
            <text:p>Loriol-du-Comt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068">
            <text:p>84068</text:p>
          </table:table-cell>
          <table:table-cell office:value-type="string">
            <text:p>Lourmar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69">
            <text:p>84069</text:p>
          </table:table-cell>
          <table:table-cell office:value-type="string">
            <text:p>Malaucèn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70">
            <text:p>84070</text:p>
          </table:table-cell>
          <table:table-cell office:value-type="string">
            <text:p>Malemort-du-Comta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72">
            <text:p>84072</text:p>
          </table:table-cell>
          <table:table-cell office:value-type="string">
            <text:p>Maza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74">
            <text:p>84074</text:p>
          </table:table-cell>
          <table:table-cell office:value-type="string">
            <text:p>Mérind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78">
            <text:p>84078</text:p>
          </table:table-cell>
          <table:table-cell office:value-type="string">
            <text:p>Mondrag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80">
            <text:p>84080</text:p>
          </table:table-cell>
          <table:table-cell office:value-type="string">
            <text:p>Monteux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081">
            <text:p>84081</text:p>
          </table:table-cell>
          <table:table-cell office:value-type="string">
            <text:p>Morières-lès-Avignon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082">
            <text:p>84082</text:p>
          </table:table-cell>
          <table:table-cell office:value-type="string">
            <text:p>Mormoir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83">
            <text:p>84083</text:p>
          </table:table-cell>
          <table:table-cell office:value-type="string">
            <text:p>Morna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085">
            <text:p>84085</text:p>
          </table:table-cell>
          <table:table-cell office:value-type="string">
            <text:p>Mu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087">
            <text:p>84087</text:p>
          </table:table-cell>
          <table:table-cell office:value-type="string">
            <text:p>Orange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088">
            <text:p>84088</text:p>
          </table:table-cell>
          <table:table-cell office:value-type="string">
            <text:p>Pernes-les-Fontaine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089">
            <text:p>84089</text:p>
          </table:table-cell>
          <table:table-cell office:value-type="string">
            <text:p>Pertuis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091">
            <text:p>84091</text:p>
          </table:table-cell>
          <table:table-cell office:value-type="string">
            <text:p>Piolen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099">
            <text:p>84099</text:p>
          </table:table-cell>
          <table:table-cell office:value-type="string">
            <text:p>Robi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102">
            <text:p>84102</text:p>
          </table:table-cell>
          <table:table-cell office:value-type="string">
            <text:p>Roussill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122">
            <text:p>84122</text:p>
          </table:table-cell>
          <table:table-cell office:value-type="string">
            <text:p>Sarrian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26">
            <text:p>84126</text:p>
          </table:table-cell>
          <table:table-cell office:value-type="string">
            <text:p>Ségure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27">
            <text:p>84127</text:p>
          </table:table-cell>
          <table:table-cell office:value-type="string">
            <text:p>Sérignan-du-Comt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129">
            <text:p>84129</text:p>
          </table:table-cell>
          <table:table-cell office:value-type="string">
            <text:p>Sorgues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108">
            <text:p>84108</text:p>
          </table:table-cell>
          <table:table-cell office:value-type="string">
            <text:p>Saint-Didi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116">
            <text:p>84116</text:p>
          </table:table-cell>
          <table:table-cell office:value-type="string">
            <text:p>Saint-Romain-en-Vienno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17">
            <text:p>84117</text:p>
          </table:table-cell>
          <table:table-cell office:value-type="string">
            <text:p>Saint-Roman-de-Malegard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4118">
            <text:p>84118</text:p>
          </table:table-cell>
          <table:table-cell office:value-type="string">
            <text:p>Saint-Saturnin-lès-Ap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119">
            <text:p>84119</text:p>
          </table:table-cell>
          <table:table-cell office:value-type="string">
            <text:p>Saint-Saturnin-lès-Avign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4106">
            <text:p>84106</text:p>
          </table:table-cell>
          <table:table-cell office:value-type="string">
            <text:p>Sainte-Cécile-les-Vign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37">
            <text:p>84137</text:p>
          </table:table-cell>
          <table:table-cell office:value-type="string">
            <text:p>Vaison-la-Roma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138">
            <text:p>84138</text:p>
          </table:table-cell>
          <table:table-cell office:value-type="string">
            <text:p>Valréas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141">
            <text:p>84141</text:p>
          </table:table-cell>
          <table:table-cell office:value-type="string">
            <text:p>Vedè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142">
            <text:p>84142</text:p>
          </table:table-cell>
          <table:table-cell office:value-type="string">
            <text:p>Veller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143">
            <text:p>84143</text:p>
          </table:table-cell>
          <table:table-cell office:value-type="string">
            <text:p>Venasq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47">
            <text:p>84147</text:p>
          </table:table-cell>
          <table:table-cell office:value-type="string">
            <text:p>Villelau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48">
            <text:p>84148</text:p>
          </table:table-cell>
          <table:table-cell office:value-type="string">
            <text:p>Villes-sur-Auz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149">
            <text:p>84149</text:p>
          </table:table-cell>
          <table:table-cell office:value-type="string">
            <text:p>Violè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4150">
            <text:p>84150</text:p>
          </table:table-cell>
          <table:table-cell office:value-type="string">
            <text:p>Vis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127">
            <text:p>85127</text:p>
          </table:table-cell>
          <table:table-cell office:value-type="string">
            <text:p>Longeville-sur-M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5128">
            <text:p>85128</text:p>
          </table:table-cell>
          <table:table-cell office:value-type="string">
            <text:p>Luço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5146">
            <text:p>85146</text:p>
          </table:table-cell>
          <table:table-cell office:value-type="string">
            <text:p>Montaigu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59">
            <text:p>85159</text:p>
          </table:table-cell>
          <table:table-cell office:value-type="string">
            <text:p>Nall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163">
            <text:p>85163</text:p>
          </table:table-cell>
          <table:table-cell office:value-type="string">
            <text:p>Noirmoutier-en-l'Îl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5164">
            <text:p>85164</text:p>
          </table:table-cell>
          <table:table-cell office:value-type="string">
            <text:p>Notre-Dame-de-Mon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66">
            <text:p>85166</text:p>
          </table:table-cell>
          <table:table-cell office:value-type="string">
            <text:p>Olonne-sur-M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178">
            <text:p>85178</text:p>
          </table:table-cell>
          <table:table-cell office:value-type="string">
            <text:p>Le Poiré-sur-Vi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5182">
            <text:p>85182</text:p>
          </table:table-cell>
          <table:table-cell office:value-type="string">
            <text:p>Pouzaug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5191">
            <text:p>85191</text:p>
          </table:table-cell>
          <table:table-cell office:value-type="string">
            <text:p>La Roche-sur-Yon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94">
            <text:p>85194</text:p>
          </table:table-cell>
          <table:table-cell office:value-type="string">
            <text:p>Les Sables-d'Olonn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222">
            <text:p>85222</text:p>
          </table:table-cell>
          <table:table-cell office:value-type="string">
            <text:p>Saint-Gilles-Croix-de-V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5226">
            <text:p>85226</text:p>
          </table:table-cell>
          <table:table-cell office:value-type="string">
            <text:p>Saint-Hilaire-de-Rie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5227">
            <text:p>85227</text:p>
          </table:table-cell>
          <table:table-cell office:value-type="string">
            <text:p>Saint-Hilaire-des-Log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234">
            <text:p>85234</text:p>
          </table:table-cell>
          <table:table-cell office:value-type="string">
            <text:p>Saint-Jean-de-Mont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5238">
            <text:p>85238</text:p>
          </table:table-cell>
          <table:table-cell office:value-type="string">
            <text:p>Saint-Laurent-sur-Sèv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5278">
            <text:p>85278</text:p>
          </table:table-cell>
          <table:table-cell office:value-type="string">
            <text:p>Saint-Vincent-sur-Ja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288">
            <text:p>85288</text:p>
          </table:table-cell>
          <table:table-cell office:value-type="string">
            <text:p>Talmont-Saint-Hilai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5294">
            <text:p>85294</text:p>
          </table:table-cell>
          <table:table-cell office:value-type="string">
            <text:p>La Tranche-sur-Me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5295">
            <text:p>85295</text:p>
          </table:table-cell>
          <table:table-cell office:value-type="string">
            <text:p>Treize-Sept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041">
            <text:p>86041</text:p>
          </table:table-cell>
          <table:table-cell office:value-type="string">
            <text:p>Buxerol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062">
            <text:p>86062</text:p>
          </table:table-cell>
          <table:table-cell office:value-type="string">
            <text:p>Chasseneuil-du-Poitou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6066">
            <text:p>86066</text:p>
          </table:table-cell>
          <table:table-cell office:value-type="string">
            <text:p>Châtellerau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070">
            <text:p>86070</text:p>
          </table:table-cell>
          <table:table-cell office:value-type="string">
            <text:p>Chauvign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6078">
            <text:p>86078</text:p>
          </table:table-cell>
          <table:table-cell office:value-type="string">
            <text:p>Civr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6082">
            <text:p>86082</text:p>
          </table:table-cell>
          <table:table-cell office:value-type="string">
            <text:p>Couhé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115">
            <text:p>86115</text:p>
          </table:table-cell>
          <table:table-cell office:value-type="string">
            <text:p>Jaunay-Cl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6207">
            <text:p>86207</text:p>
          </table:table-cell>
          <table:table-cell office:value-type="string">
            <text:p>La Roche-Posa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6123">
            <text:p>86123</text:p>
          </table:table-cell>
          <table:table-cell office:value-type="string">
            <text:p>Lavaussea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274">
            <text:p>86274</text:p>
          </table:table-cell>
          <table:table-cell office:value-type="string">
            <text:p>Les Trois-Mouti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137">
            <text:p>86137</text:p>
          </table:table-cell>
          <table:table-cell office:value-type="string">
            <text:p>Loudu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6139">
            <text:p>86139</text:p>
          </table:table-cell>
          <table:table-cell office:value-type="string">
            <text:p>Lusign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158">
            <text:p>86158</text:p>
          </table:table-cell>
          <table:table-cell office:value-type="string">
            <text:p>Migné-Auxanc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6160">
            <text:p>86160</text:p>
          </table:table-cell>
          <table:table-cell office:value-type="string">
            <text:p>Mirebe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6165">
            <text:p>86165</text:p>
          </table:table-cell>
          <table:table-cell office:value-type="string">
            <text:p>Montmorill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6174">
            <text:p>86174</text:p>
          </table:table-cell>
          <table:table-cell office:value-type="string">
            <text:p>Naintré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6194">
            <text:p>86194</text:p>
          </table:table-cell>
          <table:table-cell office:value-type="string">
            <text:p>Poitiers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6213">
            <text:p>86213</text:p>
          </table:table-cell>
          <table:table-cell office:value-type="string">
            <text:p>Rouillé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214">
            <text:p>86214</text:p>
          </table:table-cell>
          <table:table-cell office:value-type="string">
            <text:p>Saint-Benoî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86219">
            <text:p>86219</text:p>
          </table:table-cell>
          <table:table-cell office:value-type="string">
            <text:p>Saint-Cy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011">
            <text:p>87011</text:p>
          </table:table-cell>
          <table:table-cell office:value-type="string">
            <text:p>Bellac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7041">
            <text:p>87041</text:p>
          </table:table-cell>
          <table:table-cell office:value-type="string">
            <text:p>Châteauponsa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7048">
            <text:p>87048</text:p>
          </table:table-cell>
          <table:table-cell office:value-type="string">
            <text:p>Condat-sur-Vie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7050">
            <text:p>87050</text:p>
          </table:table-cell>
          <table:table-cell office:value-type="string">
            <text:p>Couzei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065">
            <text:p>87065</text:p>
          </table:table-cell>
          <table:table-cell office:value-type="string">
            <text:p>Feytia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075">
            <text:p>87075</text:p>
          </table:table-cell>
          <table:table-cell office:value-type="string">
            <text:p>Is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7059">
            <text:p>87059</text:p>
          </table:table-cell>
          <table:table-cell office:value-type="string">
            <text:p>Le Dora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7085">
            <text:p>87085</text:p>
          </table:table-cell>
          <table:table-cell office:value-type="string">
            <text:p>Limoges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089">
            <text:p>87089</text:p>
          </table:table-cell>
          <table:table-cell office:value-type="string">
            <text:p>Magnac-Lav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7114">
            <text:p>87114</text:p>
          </table:table-cell>
          <table:table-cell office:value-type="string">
            <text:p>Panazol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7154">
            <text:p>87154</text:p>
          </table:table-cell>
          <table:table-cell office:value-type="string">
            <text:p>Saint-Junie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7161">
            <text:p>87161</text:p>
          </table:table-cell>
          <table:table-cell office:value-type="string">
            <text:p>Saint-Léonard-de-Nobla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7187">
            <text:p>87187</text:p>
          </table:table-cell>
          <table:table-cell office:value-type="string">
            <text:p>Saint-Yrieix-la-Perch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8078">
            <text:p>88078</text:p>
          </table:table-cell>
          <table:table-cell office:value-type="string">
            <text:p>Bruyères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082">
            <text:p>88082</text:p>
          </table:table-cell>
          <table:table-cell office:value-type="string">
            <text:p>Celles-sur-Pla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090">
            <text:p>88090</text:p>
          </table:table-cell>
          <table:table-cell office:value-type="string">
            <text:p>Charm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094">
            <text:p>88094</text:p>
          </table:table-cell>
          <table:table-cell office:value-type="string">
            <text:p>Châtel-sur-Mose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114">
            <text:p>88114</text:p>
          </table:table-cell>
          <table:table-cell office:value-type="string">
            <text:p>Contrexévil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16">
            <text:p>88116</text:p>
          </table:table-cell>
          <table:table-cell office:value-type="string">
            <text:p>Cornim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132">
            <text:p>88132</text:p>
          </table:table-cell>
          <table:table-cell office:value-type="string">
            <text:p>Deyvill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158">
            <text:p>88158</text:p>
          </table:table-cell>
          <table:table-cell office:value-type="string">
            <text:p>Éloy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160">
            <text:p>88160</text:p>
          </table:table-cell>
          <table:table-cell office:value-type="string">
            <text:p>Épinal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65">
            <text:p>88165</text:p>
          </table:table-cell>
          <table:table-cell office:value-type="string">
            <text:p>Étival-Clairefontain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8181">
            <text:p>88181</text:p>
          </table:table-cell>
          <table:table-cell office:value-type="string">
            <text:p>Fraiz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196">
            <text:p>88196</text:p>
          </table:table-cell>
          <table:table-cell office:value-type="string">
            <text:p>Gérardm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209">
            <text:p>88209</text:p>
          </table:table-cell>
          <table:table-cell office:value-type="string">
            <text:p>Golbe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225">
            <text:p>88225</text:p>
          </table:table-cell>
          <table:table-cell office:value-type="string">
            <text:p>Hado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8075">
            <text:p>88075</text:p>
          </table:table-cell>
          <table:table-cell office:value-type="string">
            <text:p>La Bress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468">
            <text:p>88468</text:p>
          </table:table-cell>
          <table:table-cell office:value-type="string">
            <text:p>Le Thillo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487">
            <text:p>88487</text:p>
          </table:table-cell>
          <table:table-cell office:value-type="string">
            <text:p>Le Val-d'Ajo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270">
            <text:p>88270</text:p>
          </table:table-cell>
          <table:table-cell office:value-type="string">
            <text:p>Liffol-le-Gr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304">
            <text:p>88304</text:p>
          </table:table-cell>
          <table:table-cell office:value-type="string">
            <text:p>Mirecour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319">
            <text:p>88319</text:p>
          </table:table-cell>
          <table:table-cell office:value-type="string">
            <text:p>Moyenmouti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310">
            <text:p>88310</text:p>
          </table:table-cell>
          <table:table-cell office:value-type="string">
            <text:p>Monthureux-sur-Saô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321">
            <text:p>88321</text:p>
          </table:table-cell>
          <table:table-cell office:value-type="string">
            <text:p>Neufchâteau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327">
            <text:p>88327</text:p>
          </table:table-cell>
          <table:table-cell office:value-type="string">
            <text:p>Nomex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349">
            <text:p>88349</text:p>
          </table:table-cell>
          <table:table-cell office:value-type="string">
            <text:p>Plainfa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351">
            <text:p>88351</text:p>
          </table:table-cell>
          <table:table-cell office:value-type="string">
            <text:p>Plombières-les-Bai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358">
            <text:p>88358</text:p>
          </table:table-cell>
          <table:table-cell office:value-type="string">
            <text:p>Pouxeux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8367">
            <text:p>88367</text:p>
          </table:table-cell>
          <table:table-cell office:value-type="string">
            <text:p>Rambervillers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372">
            <text:p>88372</text:p>
          </table:table-cell>
          <table:table-cell office:value-type="string">
            <text:p>Raon-l'Étap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383">
            <text:p>88383</text:p>
          </table:table-cell>
          <table:table-cell office:value-type="string">
            <text:p>Remiremon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408">
            <text:p>88408</text:p>
          </table:table-cell>
          <table:table-cell office:value-type="string">
            <text:p>Rupt-sur-Mose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8413">
            <text:p>88413</text:p>
          </table:table-cell>
          <table:table-cell office:value-type="string">
            <text:p>Saint-Dié-des-Vosge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8415">
            <text:p>88415</text:p>
          </table:table-cell>
          <table:table-cell office:value-type="string">
            <text:p>Saint-Étienne-lès-Remiremo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8428">
            <text:p>88428</text:p>
          </table:table-cell>
          <table:table-cell office:value-type="string">
            <text:p>Saint-Michel-sur-Meurth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429">
            <text:p>88429</text:p>
          </table:table-cell>
          <table:table-cell office:value-type="string">
            <text:p>Saint-Nabor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447">
            <text:p>88447</text:p>
          </table:table-cell>
          <table:table-cell office:value-type="string">
            <text:p>Saulxures-sur-Moselot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451">
            <text:p>88451</text:p>
          </table:table-cell>
          <table:table-cell office:value-type="string">
            <text:p>Senon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465">
            <text:p>88465</text:p>
          </table:table-cell>
          <table:table-cell office:value-type="string">
            <text:p>Thaon-les-Vosge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486">
            <text:p>88486</text:p>
          </table:table-cell>
          <table:table-cell office:value-type="string">
            <text:p>Vagne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516">
            <text:p>88516</text:p>
          </table:table-cell>
          <table:table-cell office:value-type="string">
            <text:p>Vitt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530">
            <text:p>88530</text:p>
          </table:table-cell>
          <table:table-cell office:value-type="string">
            <text:p>Xertign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531">
            <text:p>88531</text:p>
          </table:table-cell>
          <table:table-cell office:value-type="string">
            <text:p>Xonrupt-Longem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9003">
            <text:p>89003</text:p>
          </table:table-cell>
          <table:table-cell office:value-type="string">
            <text:p>Aillant-sur-Thol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13">
            <text:p>89013</text:p>
          </table:table-cell>
          <table:table-cell office:value-type="string">
            <text:p>Appoig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9023">
            <text:p>89023</text:p>
          </table:table-cell>
          <table:table-cell office:value-type="string">
            <text:p>Aug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024">
            <text:p>89024</text:p>
          </table:table-cell>
          <table:table-cell office:value-type="string">
            <text:p>Auxerr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25">
            <text:p>89025</text:p>
          </table:table-cell>
          <table:table-cell office:value-type="string">
            <text:p>Avallon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9055">
            <text:p>89055</text:p>
          </table:table-cell>
          <table:table-cell office:value-type="string">
            <text:p>Brienon-sur-Armanç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9068">
            <text:p>89068</text:p>
          </table:table-cell>
          <table:table-cell office:value-type="string">
            <text:p>Chabl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86">
            <text:p>89086</text:p>
          </table:table-cell>
          <table:table-cell office:value-type="string">
            <text:p>Charn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88">
            <text:p>89088</text:p>
          </table:table-cell>
          <table:table-cell office:value-type="string">
            <text:p>Chass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91">
            <text:p>89091</text:p>
          </table:table-cell>
          <table:table-cell office:value-type="string">
            <text:p>Châtel-Censoi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29">
            <text:p>89129</text:p>
          </table:table-cell>
          <table:table-cell office:value-type="string">
            <text:p>Cra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42">
            <text:p>89142</text:p>
          </table:table-cell>
          <table:table-cell office:value-type="string">
            <text:p>Dixmo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50">
            <text:p>89150</text:p>
          </table:table-cell>
          <table:table-cell office:value-type="string">
            <text:p>Églen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96">
            <text:p>89196</text:p>
          </table:table-cell>
          <table:table-cell office:value-type="string">
            <text:p>Guerch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206">
            <text:p>89206</text:p>
          </table:table-cell>
          <table:table-cell office:value-type="string">
            <text:p>Joigny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80">
            <text:p>89080</text:p>
          </table:table-cell>
          <table:table-cell office:value-type="string">
            <text:p>La Chapelle-sur-Oreu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239">
            <text:p>89239</text:p>
          </table:table-cell>
          <table:table-cell office:value-type="string">
            <text:p>Malay-le-Gran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257">
            <text:p>89257</text:p>
          </table:table-cell>
          <table:table-cell office:value-type="string">
            <text:p>Migenne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9263">
            <text:p>89263</text:p>
          </table:table-cell>
          <table:table-cell office:value-type="string">
            <text:p>Monéteau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9287">
            <text:p>89287</text:p>
          </table:table-cell>
          <table:table-cell office:value-type="string">
            <text:p>Par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9309">
            <text:p>89309</text:p>
          </table:table-cell>
          <table:table-cell office:value-type="string">
            <text:p>Pont-sur-Yonn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9338">
            <text:p>89338</text:p>
          </table:table-cell>
          <table:table-cell office:value-type="string">
            <text:p>Saint-Clémen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344">
            <text:p>89344</text:p>
          </table:table-cell>
          <table:table-cell office:value-type="string">
            <text:p>Saint-Farge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9345">
            <text:p>89345</text:p>
          </table:table-cell>
          <table:table-cell office:value-type="string">
            <text:p>Saint-Florenti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346">
            <text:p>89346</text:p>
          </table:table-cell>
          <table:table-cell office:value-type="string">
            <text:p>Saint-Georges-sur-Baulch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89387">
            <text:p>89387</text:p>
          </table:table-cell>
          <table:table-cell office:value-type="string">
            <text:p>Sens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9414">
            <text:p>89414</text:p>
          </table:table-cell>
          <table:table-cell office:value-type="string">
            <text:p>Thorigny-sur-Oreu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418">
            <text:p>89418</text:p>
          </table:table-cell>
          <table:table-cell office:value-type="string">
            <text:p>Tonner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9419">
            <text:p>89419</text:p>
          </table:table-cell>
          <table:table-cell office:value-type="string">
            <text:p>Touc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425">
            <text:p>89425</text:p>
          </table:table-cell>
          <table:table-cell office:value-type="string">
            <text:p>Turn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460">
            <text:p>89460</text:p>
          </table:table-cell>
          <table:table-cell office:value-type="string">
            <text:p>Villeneuve-la-Guyar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464">
            <text:p>89464</text:p>
          </table:table-cell>
          <table:table-cell office:value-type="string">
            <text:p>Villeneuve-sur-Yonn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9473">
            <text:p>89473</text:p>
          </table:table-cell>
          <table:table-cell office:value-type="string">
            <text:p>Villiers-sur-Thol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08">
            <text:p>90008</text:p>
          </table:table-cell>
          <table:table-cell office:value-type="string">
            <text:p>Bavilli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09">
            <text:p>90009</text:p>
          </table:table-cell>
          <table:table-cell office:value-type="string">
            <text:p>Beaucour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0010">
            <text:p>90010</text:p>
          </table:table-cell>
          <table:table-cell office:value-type="string">
            <text:p>Belfort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033">
            <text:p>90033</text:p>
          </table:table-cell>
          <table:table-cell office:value-type="string">
            <text:p>De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52">
            <text:p>90052</text:p>
          </table:table-cell>
          <table:table-cell office:value-type="string">
            <text:p>Giromagn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99">
            <text:p>90099</text:p>
          </table:table-cell>
          <table:table-cell office:value-type="string">
            <text:p>Valdo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21">
            <text:p>91021</text:p>
          </table:table-cell>
          <table:table-cell office:value-type="string">
            <text:p>Arpaj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027">
            <text:p>91027</text:p>
          </table:table-cell>
          <table:table-cell office:value-type="string">
            <text:p>Athis-Mon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41">
            <text:p>91041</text:p>
          </table:table-cell>
          <table:table-cell office:value-type="string">
            <text:p>Avrainvill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044">
            <text:p>91044</text:p>
          </table:table-cell>
          <table:table-cell office:value-type="string">
            <text:p>Ballainvillie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045">
            <text:p>91045</text:p>
          </table:table-cell>
          <table:table-cell office:value-type="string">
            <text:p>Ballancourt-sur-Esson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064">
            <text:p>91064</text:p>
          </table:table-cell>
          <table:table-cell office:value-type="string">
            <text:p>Bièv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69">
            <text:p>91069</text:p>
          </table:table-cell>
          <table:table-cell office:value-type="string">
            <text:p>Boigne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097">
            <text:p>91097</text:p>
          </table:table-cell>
          <table:table-cell office:value-type="string">
            <text:p>Boussy-Saint-Antoi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103">
            <text:p>91103</text:p>
          </table:table-cell>
          <table:table-cell office:value-type="string">
            <text:p>Brétigny-sur-Org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105">
            <text:p>91105</text:p>
          </table:table-cell>
          <table:table-cell office:value-type="string">
            <text:p>Breuill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106">
            <text:p>91106</text:p>
          </table:table-cell>
          <table:table-cell office:value-type="string">
            <text:p>Breux-Jou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109">
            <text:p>91109</text:p>
          </table:table-cell>
          <table:table-cell office:value-type="string">
            <text:p>Brières-les-Scellé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11">
            <text:p>91111</text:p>
          </table:table-cell>
          <table:table-cell office:value-type="string">
            <text:p>Briis-sous-Forg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114">
            <text:p>91114</text:p>
          </table:table-cell>
          <table:table-cell office:value-type="string">
            <text:p>Brunoy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121">
            <text:p>91121</text:p>
          </table:table-cell>
          <table:table-cell office:value-type="string">
            <text:p>Buno-Bonnevau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122">
            <text:p>91122</text:p>
          </table:table-cell>
          <table:table-cell office:value-type="string">
            <text:p>Bures-sur-Yvett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135">
            <text:p>91135</text:p>
          </table:table-cell>
          <table:table-cell office:value-type="string">
            <text:p>Champcuei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136">
            <text:p>91136</text:p>
          </table:table-cell>
          <table:table-cell office:value-type="string">
            <text:p>Champla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156">
            <text:p>91156</text:p>
          </table:table-cell>
          <table:table-cell office:value-type="string">
            <text:p>Cheptai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61">
            <text:p>91161</text:p>
          </table:table-cell>
          <table:table-cell office:value-type="string">
            <text:p>Chilly-Mazar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174">
            <text:p>91174</text:p>
          </table:table-cell>
          <table:table-cell office:value-type="string">
            <text:p>Corbeil-Essonnes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179">
            <text:p>91179</text:p>
          </table:table-cell>
          <table:table-cell office:value-type="string">
            <text:p>Le Coudray-Montceaux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182">
            <text:p>91182</text:p>
          </table:table-cell>
          <table:table-cell office:value-type="string">
            <text:p>Courcouronn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191">
            <text:p>91191</text:p>
          </table:table-cell>
          <table:table-cell office:value-type="string">
            <text:p>Cros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198">
            <text:p>91198</text:p>
          </table:table-cell>
          <table:table-cell office:value-type="string">
            <text:p>D'Huison-Longue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200">
            <text:p>91200</text:p>
          </table:table-cell>
          <table:table-cell office:value-type="string">
            <text:p>Dourd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201">
            <text:p>91201</text:p>
          </table:table-cell>
          <table:table-cell office:value-type="string">
            <text:p>Dravei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215">
            <text:p>91215</text:p>
          </table:table-cell>
          <table:table-cell office:value-type="string">
            <text:p>Épinay-sous-Sénar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216">
            <text:p>91216</text:p>
          </table:table-cell>
          <table:table-cell office:value-type="string">
            <text:p>Épinay-sur-Org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223">
            <text:p>91223</text:p>
          </table:table-cell>
          <table:table-cell office:value-type="string">
            <text:p>Étampes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225">
            <text:p>91225</text:p>
          </table:table-cell>
          <table:table-cell office:value-type="string">
            <text:p>Étiol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228">
            <text:p>91228</text:p>
          </table:table-cell>
          <table:table-cell office:value-type="string">
            <text:p>Évry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243">
            <text:p>91243</text:p>
          </table:table-cell>
          <table:table-cell office:value-type="string">
            <text:p>Fontenay-lès-Bri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249">
            <text:p>91249</text:p>
          </table:table-cell>
          <table:table-cell office:value-type="string">
            <text:p>Forges-les-Bain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272">
            <text:p>91272</text:p>
          </table:table-cell>
          <table:table-cell office:value-type="string">
            <text:p>Gif-sur-Yvett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273">
            <text:p>91273</text:p>
          </table:table-cell>
          <table:table-cell office:value-type="string">
            <text:p>Gironville-sur-Esson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312">
            <text:p>91312</text:p>
          </table:table-cell>
          <table:table-cell office:value-type="string">
            <text:p>Ign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315">
            <text:p>91315</text:p>
          </table:table-cell>
          <table:table-cell office:value-type="string">
            <text:p>Ittevill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318">
            <text:p>91318</text:p>
          </table:table-cell>
          <table:table-cell office:value-type="string">
            <text:p>Janville-sur-Juin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326">
            <text:p>91326</text:p>
          </table:table-cell>
          <table:table-cell office:value-type="string">
            <text:p>Juvisy-sur-Org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232">
            <text:p>91232</text:p>
          </table:table-cell>
          <table:table-cell office:value-type="string">
            <text:p>La Ferté-Alai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665">
            <text:p>91665</text:p>
          </table:table-cell>
          <table:table-cell office:value-type="string">
            <text:p>La Ville-du-Bo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330">
            <text:p>91330</text:p>
          </table:table-cell>
          <table:table-cell office:value-type="string">
            <text:p>Lard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494">
            <text:p>91494</text:p>
          </table:table-cell>
          <table:table-cell office:value-type="string">
            <text:p>Le Plessis-Pâté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692">
            <text:p>91692</text:p>
          </table:table-cell>
          <table:table-cell office:value-type="string">
            <text:p>Les Uli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338">
            <text:p>91338</text:p>
          </table:table-cell>
          <table:table-cell office:value-type="string">
            <text:p>Limour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339">
            <text:p>91339</text:p>
          </table:table-cell>
          <table:table-cell office:value-type="string">
            <text:p>Lina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340">
            <text:p>91340</text:p>
          </table:table-cell>
          <table:table-cell office:value-type="string">
            <text:p>Lis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345">
            <text:p>91345</text:p>
          </table:table-cell>
          <table:table-cell office:value-type="string">
            <text:p>Longjumeau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359">
            <text:p>91359</text:p>
          </table:table-cell>
          <table:table-cell office:value-type="string">
            <text:p>Mais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363">
            <text:p>91363</text:p>
          </table:table-cell>
          <table:table-cell office:value-type="string">
            <text:p>Marcouss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376">
            <text:p>91376</text:p>
          </table:table-cell>
          <table:table-cell office:value-type="string">
            <text:p>Marolles-en-Hurepoix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377">
            <text:p>91377</text:p>
          </table:table-cell>
          <table:table-cell office:value-type="string">
            <text:p>Massy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386">
            <text:p>91386</text:p>
          </table:table-cell>
          <table:table-cell office:value-type="string">
            <text:p>Mennecy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05">
            <text:p>91405</text:p>
          </table:table-cell>
          <table:table-cell office:value-type="string">
            <text:p>Milly-la-Forê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421">
            <text:p>91421</text:p>
          </table:table-cell>
          <table:table-cell office:value-type="string">
            <text:p>Montgeron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25">
            <text:p>91425</text:p>
          </table:table-cell>
          <table:table-cell office:value-type="string">
            <text:p>Montlhér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32">
            <text:p>91432</text:p>
          </table:table-cell>
          <table:table-cell office:value-type="string">
            <text:p>Morangi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33">
            <text:p>91433</text:p>
          </table:table-cell>
          <table:table-cell office:value-type="string">
            <text:p>Morigny-Champig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434">
            <text:p>91434</text:p>
          </table:table-cell>
          <table:table-cell office:value-type="string">
            <text:p>Morsang-sur-Org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58">
            <text:p>91458</text:p>
          </table:table-cell>
          <table:table-cell office:value-type="string">
            <text:p>Noza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461">
            <text:p>91461</text:p>
          </table:table-cell>
          <table:table-cell office:value-type="string">
            <text:p>Ollain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471">
            <text:p>91471</text:p>
          </table:table-cell>
          <table:table-cell office:value-type="string">
            <text:p>Orsay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477">
            <text:p>91477</text:p>
          </table:table-cell>
          <table:table-cell office:value-type="string">
            <text:p>Palaiseau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79">
            <text:p>91479</text:p>
          </table:table-cell>
          <table:table-cell office:value-type="string">
            <text:p>Paray-Vieille-Post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82">
            <text:p>91482</text:p>
          </table:table-cell>
          <table:table-cell office:value-type="string">
            <text:p>Pecqueus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07">
            <text:p>91507</text:p>
          </table:table-cell>
          <table:table-cell office:value-type="string">
            <text:p>Prunay-sur-Esson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14">
            <text:p>91514</text:p>
          </table:table-cell>
          <table:table-cell office:value-type="string">
            <text:p>Quincy-sous-Sénar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521">
            <text:p>91521</text:p>
          </table:table-cell>
          <table:table-cell office:value-type="string">
            <text:p>Ris-Orangi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525">
            <text:p>91525</text:p>
          </table:table-cell>
          <table:table-cell office:value-type="string">
            <text:p>Roin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34">
            <text:p>91534</text:p>
          </table:table-cell>
          <table:table-cell office:value-type="string">
            <text:p>Sacla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540">
            <text:p>91540</text:p>
          </table:table-cell>
          <table:table-cell office:value-type="string">
            <text:p>Saint-Chéro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552">
            <text:p>91552</text:p>
          </table:table-cell>
          <table:table-cell office:value-type="string">
            <text:p>Saint-Germain-lès-Arpaj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553">
            <text:p>91553</text:p>
          </table:table-cell>
          <table:table-cell office:value-type="string">
            <text:p>Saint-Germain-lès-Corbeil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570">
            <text:p>91570</text:p>
          </table:table-cell>
          <table:table-cell office:value-type="string">
            <text:p>Saint-Michel-sur-Org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573">
            <text:p>91573</text:p>
          </table:table-cell>
          <table:table-cell office:value-type="string">
            <text:p>Saint-Pierre-du-Perray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579">
            <text:p>91579</text:p>
          </table:table-cell>
          <table:table-cell office:value-type="string">
            <text:p>Saint-Vra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549">
            <text:p>91549</text:p>
          </table:table-cell>
          <table:table-cell office:value-type="string">
            <text:p>Sainte-Geneviève-des-Boi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577">
            <text:p>91577</text:p>
          </table:table-cell>
          <table:table-cell office:value-type="string">
            <text:p>Saintry-sur-Sei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587">
            <text:p>91587</text:p>
          </table:table-cell>
          <table:table-cell office:value-type="string">
            <text:p>Saulx-les-Chartreux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589">
            <text:p>91589</text:p>
          </table:table-cell>
          <table:table-cell office:value-type="string">
            <text:p>Savigny-sur-Org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600">
            <text:p>91600</text:p>
          </table:table-cell>
          <table:table-cell office:value-type="string">
            <text:p>Soisy-sur-Sei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31">
            <text:p>91631</text:p>
          </table:table-cell>
          <table:table-cell office:value-type="string">
            <text:p>Varennes-Jarc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645">
            <text:p>91645</text:p>
          </table:table-cell>
          <table:table-cell office:value-type="string">
            <text:p>Verrières-le-Buiss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1648">
            <text:p>91648</text:p>
          </table:table-cell>
          <table:table-cell office:value-type="string">
            <text:p>Vert-le-Gran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649">
            <text:p>91649</text:p>
          </table:table-cell>
          <table:table-cell office:value-type="string">
            <text:p>Vert-le-Peti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657">
            <text:p>91657</text:p>
          </table:table-cell>
          <table:table-cell office:value-type="string">
            <text:p>Vigneux-sur-Sein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59">
            <text:p>91659</text:p>
          </table:table-cell>
          <table:table-cell office:value-type="string">
            <text:p>Villab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61">
            <text:p>91661</text:p>
          </table:table-cell>
          <table:table-cell office:value-type="string">
            <text:p>Villebon-sur-Yvett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679">
            <text:p>91679</text:p>
          </table:table-cell>
          <table:table-cell office:value-type="string">
            <text:p>Villiers-le-Bâc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687">
            <text:p>91687</text:p>
          </table:table-cell>
          <table:table-cell office:value-type="string">
            <text:p>Viry-Châtill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89">
            <text:p>91689</text:p>
          </table:table-cell>
          <table:table-cell office:value-type="string">
            <text:p>Wissous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1691">
            <text:p>91691</text:p>
          </table:table-cell>
          <table:table-cell office:value-type="string">
            <text:p>Yerres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002">
            <text:p>92002</text:p>
          </table:table-cell>
          <table:table-cell office:value-type="string">
            <text:p>Antony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04">
            <text:p>92004</text:p>
          </table:table-cell>
          <table:table-cell office:value-type="string">
            <text:p>Asnières-sur-Seine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2007">
            <text:p>92007</text:p>
          </table:table-cell>
          <table:table-cell office:value-type="string">
            <text:p>Bagneux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09">
            <text:p>92009</text:p>
          </table:table-cell>
          <table:table-cell office:value-type="string">
            <text:p>Bois-Colombes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12">
            <text:p>92012</text:p>
          </table:table-cell>
          <table:table-cell office:value-type="string">
            <text:p>Boulogne-Billancourt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14">
            <text:p>92014</text:p>
          </table:table-cell>
          <table:table-cell office:value-type="string">
            <text:p>Bourg-la-Re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2019">
            <text:p>92019</text:p>
          </table:table-cell>
          <table:table-cell office:value-type="string">
            <text:p>Châtenay-Malabry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20">
            <text:p>92020</text:p>
          </table:table-cell>
          <table:table-cell office:value-type="string">
            <text:p>Châtillon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23">
            <text:p>92023</text:p>
          </table:table-cell>
          <table:table-cell office:value-type="string">
            <text:p>Clamar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2024">
            <text:p>92024</text:p>
          </table:table-cell>
          <table:table-cell office:value-type="string">
            <text:p>Clichy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25">
            <text:p>92025</text:p>
          </table:table-cell>
          <table:table-cell office:value-type="string">
            <text:p>Colombes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26">
            <text:p>92026</text:p>
          </table:table-cell>
          <table:table-cell office:value-type="string">
            <text:p>Courbevoie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032">
            <text:p>92032</text:p>
          </table:table-cell>
          <table:table-cell office:value-type="string">
            <text:p>Fontenay-aux-Ros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2035">
            <text:p>92035</text:p>
          </table:table-cell>
          <table:table-cell office:value-type="string">
            <text:p>La Garenne-Colombe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2060">
            <text:p>92060</text:p>
          </table:table-cell>
          <table:table-cell office:value-type="string">
            <text:p>Le Plessis-Robinson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2044">
            <text:p>92044</text:p>
          </table:table-cell>
          <table:table-cell office:value-type="string">
            <text:p>Levallois-Perret</text:p>
          </table:table-cell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48">
            <text:p>92048</text:p>
          </table:table-cell>
          <table:table-cell office:value-type="string">
            <text:p>Meudo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2049">
            <text:p>92049</text:p>
          </table:table-cell>
          <table:table-cell office:value-type="string">
            <text:p>Montrouge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51">
            <text:p>92051</text:p>
          </table:table-cell>
          <table:table-cell office:value-type="string">
            <text:p>Neuilly-sur-Sein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062">
            <text:p>92062</text:p>
          </table:table-cell>
          <table:table-cell office:value-type="string">
            <text:p>Puteaux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063">
            <text:p>92063</text:p>
          </table:table-cell>
          <table:table-cell office:value-type="string">
            <text:p>Rueil-Malmaison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64">
            <text:p>92064</text:p>
          </table:table-cell>
          <table:table-cell office:value-type="string">
            <text:p>Saint-Clou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71">
            <text:p>92071</text:p>
          </table:table-cell>
          <table:table-cell office:value-type="string">
            <text:p>Sceaux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2073">
            <text:p>92073</text:p>
          </table:table-cell>
          <table:table-cell office:value-type="string">
            <text:p>Suresnes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2075">
            <text:p>92075</text:p>
          </table:table-cell>
          <table:table-cell office:value-type="string">
            <text:p>Vanv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2078">
            <text:p>92078</text:p>
          </table:table-cell>
          <table:table-cell office:value-type="string">
            <text:p>Villeneuve-la-Garenn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3001">
            <text:p>93001</text:p>
          </table:table-cell>
          <table:table-cell office:value-type="string">
            <text:p>Aubervilliers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05">
            <text:p>93005</text:p>
          </table:table-cell>
          <table:table-cell office:value-type="string">
            <text:p>Aulnay-sous-Bois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06">
            <text:p>93006</text:p>
          </table:table-cell>
          <table:table-cell office:value-type="string">
            <text:p>Bagnolet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08">
            <text:p>93008</text:p>
          </table:table-cell>
          <table:table-cell office:value-type="string">
            <text:p>Bobigny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10">
            <text:p>93010</text:p>
          </table:table-cell>
          <table:table-cell office:value-type="string">
            <text:p>Bondy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14">
            <text:p>93014</text:p>
          </table:table-cell>
          <table:table-cell office:value-type="string">
            <text:p>Clichy-sous-Boi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015">
            <text:p>93015</text:p>
          </table:table-cell>
          <table:table-cell office:value-type="string">
            <text:p>Coubron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3029">
            <text:p>93029</text:p>
          </table:table-cell>
          <table:table-cell office:value-type="string">
            <text:p>Dranc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030">
            <text:p>93030</text:p>
          </table:table-cell>
          <table:table-cell office:value-type="string">
            <text:p>Dugn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3031">
            <text:p>93031</text:p>
          </table:table-cell>
          <table:table-cell office:value-type="string">
            <text:p>Épinay-sur-Seine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32">
            <text:p>93032</text:p>
          </table:table-cell>
          <table:table-cell office:value-type="string">
            <text:p>Gagn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3033">
            <text:p>93033</text:p>
          </table:table-cell>
          <table:table-cell office:value-type="string">
            <text:p>Gournay-sur-Marn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3027">
            <text:p>93027</text:p>
          </table:table-cell>
          <table:table-cell office:value-type="string">
            <text:p>La Courneuv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013">
            <text:p>93013</text:p>
          </table:table-cell>
          <table:table-cell office:value-type="string">
            <text:p>Le Bourge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07">
            <text:p>93007</text:p>
          </table:table-cell>
          <table:table-cell office:value-type="string">
            <text:p>Le Blanc-Mesni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061">
            <text:p>93061</text:p>
          </table:table-cell>
          <table:table-cell office:value-type="string">
            <text:p>Le Pré-Saint-Gervais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062">
            <text:p>93062</text:p>
          </table:table-cell>
          <table:table-cell office:value-type="string">
            <text:p>Le Raincy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45">
            <text:p>93045</text:p>
          </table:table-cell>
          <table:table-cell office:value-type="string">
            <text:p>Les Lila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57">
            <text:p>93057</text:p>
          </table:table-cell>
          <table:table-cell office:value-type="string">
            <text:p>Les Pavillons-sous-Bois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46">
            <text:p>93046</text:p>
          </table:table-cell>
          <table:table-cell office:value-type="string">
            <text:p>Livry-Gargan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47">
            <text:p>93047</text:p>
          </table:table-cell>
          <table:table-cell office:value-type="string">
            <text:p>Montfermei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3048">
            <text:p>93048</text:p>
          </table:table-cell>
          <table:table-cell office:value-type="string">
            <text:p>Montreuil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049">
            <text:p>93049</text:p>
          </table:table-cell>
          <table:table-cell office:value-type="string">
            <text:p>Neuilly-Plaisa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50">
            <text:p>93050</text:p>
          </table:table-cell>
          <table:table-cell office:value-type="string">
            <text:p>Neuilly-sur-Marn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3051">
            <text:p>93051</text:p>
          </table:table-cell>
          <table:table-cell office:value-type="string">
            <text:p>Noisy-le-Grand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53">
            <text:p>93053</text:p>
          </table:table-cell>
          <table:table-cell office:value-type="string">
            <text:p>Noisy-le-Sec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55">
            <text:p>93055</text:p>
          </table:table-cell>
          <table:table-cell office:value-type="string">
            <text:p>Pantin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59">
            <text:p>93059</text:p>
          </table:table-cell>
          <table:table-cell office:value-type="string">
            <text:p>Pierrefitte-sur-Seine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63">
            <text:p>93063</text:p>
          </table:table-cell>
          <table:table-cell office:value-type="string">
            <text:p>Romainville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64">
            <text:p>93064</text:p>
          </table:table-cell>
          <table:table-cell office:value-type="string">
            <text:p>Rosny-sous-Boi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66">
            <text:p>93066</text:p>
          </table:table-cell>
          <table:table-cell office:value-type="string">
            <text:p>Saint-Denis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70">
            <text:p>93070</text:p>
          </table:table-cell>
          <table:table-cell office:value-type="string">
            <text:p>Saint-Ouen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71">
            <text:p>93071</text:p>
          </table:table-cell>
          <table:table-cell office:value-type="string">
            <text:p>Sevra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72">
            <text:p>93072</text:p>
          </table:table-cell>
          <table:table-cell office:value-type="string">
            <text:p>Stains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3073">
            <text:p>93073</text:p>
          </table:table-cell>
          <table:table-cell office:value-type="string">
            <text:p>Tremblay-en-Franc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074">
            <text:p>93074</text:p>
          </table:table-cell>
          <table:table-cell office:value-type="string">
            <text:p>Vaujour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3078">
            <text:p>93078</text:p>
          </table:table-cell>
          <table:table-cell office:value-type="string">
            <text:p>Villepint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77">
            <text:p>93077</text:p>
          </table:table-cell>
          <table:table-cell office:value-type="string">
            <text:p>Villemomb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079">
            <text:p>93079</text:p>
          </table:table-cell>
          <table:table-cell office:value-type="string">
            <text:p>Villetaneus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4003">
            <text:p>94003</text:p>
          </table:table-cell>
          <table:table-cell office:value-type="string">
            <text:p>Arcuei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04">
            <text:p>94004</text:p>
          </table:table-cell>
          <table:table-cell office:value-type="string">
            <text:p>Boissy-Saint-Lég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11">
            <text:p>94011</text:p>
          </table:table-cell>
          <table:table-cell office:value-type="string">
            <text:p>Bonneuil-sur-Marn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4015">
            <text:p>94015</text:p>
          </table:table-cell>
          <table:table-cell office:value-type="string">
            <text:p>Bry-sur-Marne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16">
            <text:p>94016</text:p>
          </table:table-cell>
          <table:table-cell office:value-type="string">
            <text:p>Cacha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4018">
            <text:p>94018</text:p>
          </table:table-cell>
          <table:table-cell office:value-type="string">
            <text:p>Charenton-le-Pont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019">
            <text:p>94019</text:p>
          </table:table-cell>
          <table:table-cell office:value-type="string">
            <text:p>Chennevières-sur-Marne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4033">
            <text:p>94033</text:p>
          </table:table-cell>
          <table:table-cell office:value-type="string">
            <text:p>Fontenay-sous-Boi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4034">
            <text:p>94034</text:p>
          </table:table-cell>
          <table:table-cell office:value-type="string">
            <text:p>Fresn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4038">
            <text:p>94038</text:p>
          </table:table-cell>
          <table:table-cell office:value-type="string">
            <text:p>L'Haÿ-les-Ros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42">
            <text:p>94042</text:p>
          </table:table-cell>
          <table:table-cell office:value-type="string">
            <text:p>Joinville-le-Pont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044">
            <text:p>94044</text:p>
          </table:table-cell>
          <table:table-cell office:value-type="string">
            <text:p>Limeil-Brévanne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46">
            <text:p>94046</text:p>
          </table:table-cell>
          <table:table-cell office:value-type="string">
            <text:p>Maisons-Alfort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4052">
            <text:p>94052</text:p>
          </table:table-cell>
          <table:table-cell office:value-type="string">
            <text:p>Nogent-sur-Marne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053">
            <text:p>94053</text:p>
          </table:table-cell>
          <table:table-cell office:value-type="string">
            <text:p>Noiseau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4055">
            <text:p>94055</text:p>
          </table:table-cell>
          <table:table-cell office:value-type="string">
            <text:p>Ormesson-sur-Marn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4058">
            <text:p>94058</text:p>
          </table:table-cell>
          <table:table-cell office:value-type="string">
            <text:p>Le Perreux-sur-Marne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59">
            <text:p>94059</text:p>
          </table:table-cell>
          <table:table-cell office:value-type="string">
            <text:p>Le Plessis-Trévise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60">
            <text:p>94060</text:p>
          </table:table-cell>
          <table:table-cell office:value-type="string">
            <text:p>La Queue-en-Bri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4065">
            <text:p>94065</text:p>
          </table:table-cell>
          <table:table-cell office:value-type="string">
            <text:p>Rungis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4067">
            <text:p>94067</text:p>
          </table:table-cell>
          <table:table-cell office:value-type="string">
            <text:p>Saint-Mandé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68">
            <text:p>94068</text:p>
          </table:table-cell>
          <table:table-cell office:value-type="string">
            <text:p>Saint-Maur-des-Fossés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69">
            <text:p>94069</text:p>
          </table:table-cell>
          <table:table-cell office:value-type="string">
            <text:p>Saint-Mauric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4071">
            <text:p>94071</text:p>
          </table:table-cell>
          <table:table-cell office:value-type="string">
            <text:p>Sucy-en-Bri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73">
            <text:p>94073</text:p>
          </table:table-cell>
          <table:table-cell office:value-type="string">
            <text:p>Thiai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4076">
            <text:p>94076</text:p>
          </table:table-cell>
          <table:table-cell office:value-type="string">
            <text:p>Villejui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077">
            <text:p>94077</text:p>
          </table:table-cell>
          <table:table-cell office:value-type="string">
            <text:p>Villeneuve-le-Roi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4078">
            <text:p>94078</text:p>
          </table:table-cell>
          <table:table-cell office:value-type="string">
            <text:p>Villeneuve-Saint-Georg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4079">
            <text:p>94079</text:p>
          </table:table-cell>
          <table:table-cell office:value-type="string">
            <text:p>Villiers-sur-Marn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80">
            <text:p>94080</text:p>
          </table:table-cell>
          <table:table-cell office:value-type="string">
            <text:p>Vincennes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81">
            <text:p>94081</text:p>
          </table:table-cell>
          <table:table-cell office:value-type="string">
            <text:p>Vitry-sur-Seine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02">
            <text:p>95002</text:p>
          </table:table-cell>
          <table:table-cell office:value-type="string">
            <text:p>Ableige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018">
            <text:p>95018</text:p>
          </table:table-cell>
          <table:table-cell office:value-type="string">
            <text:p>Argenteuil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19">
            <text:p>95019</text:p>
          </table:table-cell>
          <table:table-cell office:value-type="string">
            <text:p>Arnouvil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026">
            <text:p>95026</text:p>
          </table:table-cell>
          <table:table-cell office:value-type="string">
            <text:p>Asnières-sur-O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039">
            <text:p>95039</text:p>
          </table:table-cell>
          <table:table-cell office:value-type="string">
            <text:p>Auvers-sur-O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040">
            <text:p>95040</text:p>
          </table:table-cell>
          <table:table-cell office:value-type="string">
            <text:p>Avern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051">
            <text:p>95051</text:p>
          </table:table-cell>
          <table:table-cell office:value-type="string">
            <text:p>Beauchamp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52">
            <text:p>95052</text:p>
          </table:table-cell>
          <table:table-cell office:value-type="string">
            <text:p>Beaumont-sur-Ois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56">
            <text:p>95056</text:p>
          </table:table-cell>
          <table:table-cell office:value-type="string">
            <text:p>Belloy-en-Franc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058">
            <text:p>95058</text:p>
          </table:table-cell>
          <table:table-cell office:value-type="string">
            <text:p>Bernes-sur-Ois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060">
            <text:p>95060</text:p>
          </table:table-cell>
          <table:table-cell office:value-type="string">
            <text:p>Bessancou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091">
            <text:p>95091</text:p>
          </table:table-cell>
          <table:table-cell office:value-type="string">
            <text:p>Bouffémo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116">
            <text:p>95116</text:p>
          </table:table-cell>
          <table:table-cell office:value-type="string">
            <text:p>Bruyères-sur-Oi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127">
            <text:p>95127</text:p>
          </table:table-cell>
          <table:table-cell office:value-type="string">
            <text:p>Cergy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134">
            <text:p>95134</text:p>
          </table:table-cell>
          <table:table-cell office:value-type="string">
            <text:p>Champagne-sur-O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142">
            <text:p>95142</text:p>
          </table:table-cell>
          <table:table-cell office:value-type="string">
            <text:p>Cha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149">
            <text:p>95149</text:p>
          </table:table-cell>
          <table:table-cell office:value-type="string">
            <text:p>Chaumonte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176">
            <text:p>95176</text:p>
          </table:table-cell>
          <table:table-cell office:value-type="string">
            <text:p>Cormeilles-en-Parisis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183">
            <text:p>95183</text:p>
          </table:table-cell>
          <table:table-cell office:value-type="string">
            <text:p>Courdimanch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199">
            <text:p>95199</text:p>
          </table:table-cell>
          <table:table-cell office:value-type="string">
            <text:p>Domont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210">
            <text:p>95210</text:p>
          </table:table-cell>
          <table:table-cell office:value-type="string">
            <text:p>Enghien-les-Bains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218">
            <text:p>95218</text:p>
          </table:table-cell>
          <table:table-cell office:value-type="string">
            <text:p>Éragn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229">
            <text:p>95229</text:p>
          </table:table-cell>
          <table:table-cell office:value-type="string">
            <text:p>Ézanville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252">
            <text:p>95252</text:p>
          </table:table-cell>
          <table:table-cell office:value-type="string">
            <text:p>Franconville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256">
            <text:p>95256</text:p>
          </table:table-cell>
          <table:table-cell office:value-type="string">
            <text:p>Frépillo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257">
            <text:p>95257</text:p>
          </table:table-cell>
          <table:table-cell office:value-type="string">
            <text:p>La Frette-sur-S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258">
            <text:p>95258</text:p>
          </table:table-cell>
          <table:table-cell office:value-type="string">
            <text:p>Frouv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268">
            <text:p>95268</text:p>
          </table:table-cell>
          <table:table-cell office:value-type="string">
            <text:p>Garges-lès-Goness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277">
            <text:p>95277</text:p>
          </table:table-cell>
          <table:table-cell office:value-type="string">
            <text:p>Goness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280">
            <text:p>95280</text:p>
          </table:table-cell>
          <table:table-cell office:value-type="string">
            <text:p>Goussainville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306">
            <text:p>95306</text:p>
          </table:table-cell>
          <table:table-cell office:value-type="string">
            <text:p>Herblay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313">
            <text:p>95313</text:p>
          </table:table-cell>
          <table:table-cell office:value-type="string">
            <text:p>L'Isle-Adam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323">
            <text:p>95323</text:p>
          </table:table-cell>
          <table:table-cell office:value-type="string">
            <text:p>Jouy-le-Moutier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352">
            <text:p>95352</text:p>
          </table:table-cell>
          <table:table-cell office:value-type="string">
            <text:p>Luzarch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355">
            <text:p>95355</text:p>
          </table:table-cell>
          <table:table-cell office:value-type="string">
            <text:p>Magny-en-Vexi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370">
            <text:p>95370</text:p>
          </table:table-cell>
          <table:table-cell office:value-type="string">
            <text:p>Marin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388">
            <text:p>95388</text:p>
          </table:table-cell>
          <table:table-cell office:value-type="string">
            <text:p>Menucour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392">
            <text:p>95392</text:p>
          </table:table-cell>
          <table:table-cell office:value-type="string">
            <text:p>Mérie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394">
            <text:p>95394</text:p>
          </table:table-cell>
          <table:table-cell office:value-type="string">
            <text:p>Méry-sur-Ois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30">
            <text:p>95430</text:p>
          </table:table-cell>
          <table:table-cell office:value-type="string">
            <text:p>Montsou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46">
            <text:p>95446</text:p>
          </table:table-cell>
          <table:table-cell office:value-type="string">
            <text:p>Nesles-la-Vallé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450">
            <text:p>95450</text:p>
          </table:table-cell>
          <table:table-cell office:value-type="string">
            <text:p>Neuville-sur-Ois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476">
            <text:p>95476</text:p>
          </table:table-cell>
          <table:table-cell office:value-type="string">
            <text:p>Osny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480">
            <text:p>95480</text:p>
          </table:table-cell>
          <table:table-cell office:value-type="string">
            <text:p>Parma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487">
            <text:p>95487</text:p>
          </table:table-cell>
          <table:table-cell office:value-type="string">
            <text:p>Persa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488">
            <text:p>95488</text:p>
          </table:table-cell>
          <table:table-cell office:value-type="string">
            <text:p>Pierrelay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500">
            <text:p>95500</text:p>
          </table:table-cell>
          <table:table-cell office:value-type="string">
            <text:p>Pontois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504">
            <text:p>95504</text:p>
          </table:table-cell>
          <table:table-cell office:value-type="string">
            <text:p>Presl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539">
            <text:p>95539</text:p>
          </table:table-cell>
          <table:table-cell office:value-type="string">
            <text:p>Saint-Brice-sous-Forêt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566">
            <text:p>95566</text:p>
          </table:table-cell>
          <table:table-cell office:value-type="string">
            <text:p>Saint-Martin-du-Ter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572">
            <text:p>95572</text:p>
          </table:table-cell>
          <table:table-cell office:value-type="string">
            <text:p>Saint-Ouen-l'Aumôn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582">
            <text:p>95582</text:p>
          </table:table-cell>
          <table:table-cell office:value-type="string">
            <text:p>Sannois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585">
            <text:p>95585</text:p>
          </table:table-cell>
          <table:table-cell office:value-type="string">
            <text:p>Sarcelle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607">
            <text:p>95607</text:p>
          </table:table-cell>
          <table:table-cell office:value-type="string">
            <text:p>Tavern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5625">
            <text:p>95625</text:p>
          </table:table-cell>
          <table:table-cell office:value-type="string">
            <text:p>U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637">
            <text:p>95637</text:p>
          </table:table-cell>
          <table:table-cell office:value-type="string">
            <text:p>Vauré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652">
            <text:p>95652</text:p>
          </table:table-cell>
          <table:table-cell office:value-type="string">
            <text:p>Viarm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5680">
            <text:p>95680</text:p>
          </table:table-cell>
          <table:table-cell office:value-type="string">
            <text:p>Villiers-le-Be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01">
            <text:p>97101</text:p>
          </table:table-cell>
          <table:table-cell office:value-type="string">
            <text:p>Les Abymes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02">
            <text:p>97102</text:p>
          </table:table-cell>
          <table:table-cell office:value-type="string">
            <text:p>Anse-Bertr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103">
            <text:p>97103</text:p>
          </table:table-cell>
          <table:table-cell office:value-type="string">
            <text:p>Baie-Mahault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104">
            <text:p>97104</text:p>
          </table:table-cell>
          <table:table-cell office:value-type="string">
            <text:p>Bailli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105">
            <text:p>97105</text:p>
          </table:table-cell>
          <table:table-cell office:value-type="string">
            <text:p>Basse-Terre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106">
            <text:p>97106</text:p>
          </table:table-cell>
          <table:table-cell office:value-type="string">
            <text:p>Bouillant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107">
            <text:p>97107</text:p>
          </table:table-cell>
          <table:table-cell office:value-type="string">
            <text:p>Capesterre-Belle-Eau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108">
            <text:p>97108</text:p>
          </table:table-cell>
          <table:table-cell office:value-type="string">
            <text:p>Capesterre-de-Marie-Galant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111">
            <text:p>97111</text:p>
          </table:table-cell>
          <table:table-cell office:value-type="string">
            <text:p>Deshaie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110">
            <text:p>97110</text:p>
          </table:table-cell>
          <table:table-cell office:value-type="string">
            <text:p>La Désirad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113">
            <text:p>97113</text:p>
          </table:table-cell>
          <table:table-cell office:value-type="string">
            <text:p>Le Gosier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109">
            <text:p>97109</text:p>
          </table:table-cell>
          <table:table-cell office:value-type="string">
            <text:p>Gourbeyr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14">
            <text:p>97114</text:p>
          </table:table-cell>
          <table:table-cell office:value-type="string">
            <text:p>Goya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12">
            <text:p>97112</text:p>
          </table:table-cell>
          <table:table-cell office:value-type="string">
            <text:p>Grand-Bourg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115">
            <text:p>97115</text:p>
          </table:table-cell>
          <table:table-cell office:value-type="string">
            <text:p>Lamentin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116">
            <text:p>97116</text:p>
          </table:table-cell>
          <table:table-cell office:value-type="string">
            <text:p>Morne-à-l'Eau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17">
            <text:p>97117</text:p>
          </table:table-cell>
          <table:table-cell office:value-type="string">
            <text:p>Le Moul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18">
            <text:p>97118</text:p>
          </table:table-cell>
          <table:table-cell office:value-type="string">
            <text:p>Petit-Bourg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19">
            <text:p>97119</text:p>
          </table:table-cell>
          <table:table-cell office:value-type="string">
            <text:p>Petit-Cana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120">
            <text:p>97120</text:p>
          </table:table-cell>
          <table:table-cell office:value-type="string">
            <text:p>Pointe-à-Pitre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121">
            <text:p>97121</text:p>
          </table:table-cell>
          <table:table-cell office:value-type="string">
            <text:p>Pointe-No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22">
            <text:p>97122</text:p>
          </table:table-cell>
          <table:table-cell office:value-type="string">
            <text:p>Port-Lou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24">
            <text:p>97124</text:p>
          </table:table-cell>
          <table:table-cell office:value-type="string">
            <text:p>Saint-Claud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25">
            <text:p>97125</text:p>
          </table:table-cell>
          <table:table-cell office:value-type="string">
            <text:p>Saint-François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26">
            <text:p>97126</text:p>
          </table:table-cell>
          <table:table-cell office:value-type="string">
            <text:p>Saint-Loui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128">
            <text:p>97128</text:p>
          </table:table-cell>
          <table:table-cell office:value-type="string">
            <text:p>Sainte-Anne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29">
            <text:p>97129</text:p>
          </table:table-cell>
          <table:table-cell office:value-type="string">
            <text:p>Sainte-Ros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130">
            <text:p>97130</text:p>
          </table:table-cell>
          <table:table-cell office:value-type="string">
            <text:p>Terre-de-Ba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131">
            <text:p>97131</text:p>
          </table:table-cell>
          <table:table-cell office:value-type="string">
            <text:p>Terre-de-Hau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132">
            <text:p>97132</text:p>
          </table:table-cell>
          <table:table-cell office:value-type="string">
            <text:p>Trois-Rivièr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133">
            <text:p>97133</text:p>
          </table:table-cell>
          <table:table-cell office:value-type="string">
            <text:p>Vieux-For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134">
            <text:p>97134</text:p>
          </table:table-cell>
          <table:table-cell office:value-type="string">
            <text:p>Vieux-Habitant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202">
            <text:p>97202</text:p>
          </table:table-cell>
          <table:table-cell office:value-type="string">
            <text:p>Les Anses-d'Arle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03">
            <text:p>97203</text:p>
          </table:table-cell>
          <table:table-cell office:value-type="string">
            <text:p>Basse-Poin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234">
            <text:p>97234</text:p>
          </table:table-cell>
          <table:table-cell office:value-type="string">
            <text:p>Bellefonta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204">
            <text:p>97204</text:p>
          </table:table-cell>
          <table:table-cell office:value-type="string">
            <text:p>Le Carb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05">
            <text:p>97205</text:p>
          </table:table-cell>
          <table:table-cell office:value-type="string">
            <text:p>Case-Pilot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06">
            <text:p>97206</text:p>
          </table:table-cell>
          <table:table-cell office:value-type="string">
            <text:p>Le Diam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207">
            <text:p>97207</text:p>
          </table:table-cell>
          <table:table-cell office:value-type="string">
            <text:p>Duco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09">
            <text:p>97209</text:p>
          </table:table-cell>
          <table:table-cell office:value-type="string">
            <text:p>Fort-de-France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210">
            <text:p>97210</text:p>
          </table:table-cell>
          <table:table-cell office:value-type="string">
            <text:p>Le François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12">
            <text:p>97212</text:p>
          </table:table-cell>
          <table:table-cell office:value-type="string">
            <text:p>Gros-Mor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213">
            <text:p>97213</text:p>
          </table:table-cell>
          <table:table-cell office:value-type="string">
            <text:p>Le Lamenti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14">
            <text:p>97214</text:p>
          </table:table-cell>
          <table:table-cell office:value-type="string">
            <text:p>Le Lorrai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16">
            <text:p>97216</text:p>
          </table:table-cell>
          <table:table-cell office:value-type="string">
            <text:p>Le Marigo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217">
            <text:p>97217</text:p>
          </table:table-cell>
          <table:table-cell office:value-type="string">
            <text:p>Le Mar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18">
            <text:p>97218</text:p>
          </table:table-cell>
          <table:table-cell office:value-type="string">
            <text:p>Le Morne-Roug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33">
            <text:p>97233</text:p>
          </table:table-cell>
          <table:table-cell office:value-type="string">
            <text:p>Le Morne-Ve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219">
            <text:p>97219</text:p>
          </table:table-cell>
          <table:table-cell office:value-type="string">
            <text:p>Le Prêch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20">
            <text:p>97220</text:p>
          </table:table-cell>
          <table:table-cell office:value-type="string">
            <text:p>Rivière-Pilot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21">
            <text:p>97221</text:p>
          </table:table-cell>
          <table:table-cell office:value-type="string">
            <text:p>Rivière-Salé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222">
            <text:p>97222</text:p>
          </table:table-cell>
          <table:table-cell office:value-type="string">
            <text:p>Le Robert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26">
            <text:p>97226</text:p>
          </table:table-cell>
          <table:table-cell office:value-type="string">
            <text:p>Sainte-Ann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23">
            <text:p>97223</text:p>
          </table:table-cell>
          <table:table-cell office:value-type="string">
            <text:p>Saint-Espr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24">
            <text:p>97224</text:p>
          </table:table-cell>
          <table:table-cell office:value-type="string">
            <text:p>Saint-Joseph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25">
            <text:p>97225</text:p>
          </table:table-cell>
          <table:table-cell office:value-type="string">
            <text:p>Saint-Pierr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227">
            <text:p>97227</text:p>
          </table:table-cell>
          <table:table-cell office:value-type="string">
            <text:p>Sainte-Luc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28">
            <text:p>97228</text:p>
          </table:table-cell>
          <table:table-cell office:value-type="string">
            <text:p>Sainte-Mari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229">
            <text:p>97229</text:p>
          </table:table-cell>
          <table:table-cell office:value-type="string">
            <text:p>Schlch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30">
            <text:p>97230</text:p>
          </table:table-cell>
          <table:table-cell office:value-type="string">
            <text:p>La Trinité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231">
            <text:p>97231</text:p>
          </table:table-cell>
          <table:table-cell office:value-type="string">
            <text:p>Les Trois-Îlet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232">
            <text:p>97232</text:p>
          </table:table-cell>
          <table:table-cell office:value-type="string">
            <text:p>Le Vaucli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360">
            <text:p>97360</text:p>
          </table:table-cell>
          <table:table-cell office:value-type="string">
            <text:p>Apatou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302">
            <text:p>97302</text:p>
          </table:table-cell>
          <table:table-cell office:value-type="string">
            <text:p>Cayenne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304">
            <text:p>97304</text:p>
          </table:table-cell>
          <table:table-cell office:value-type="string">
            <text:p>Kourou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305">
            <text:p>97305</text:p>
          </table:table-cell>
          <table:table-cell office:value-type="string">
            <text:p>Macouria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306">
            <text:p>97306</text:p>
          </table:table-cell>
          <table:table-cell office:value-type="string">
            <text:p>Man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307">
            <text:p>97307</text:p>
          </table:table-cell>
          <table:table-cell office:value-type="string">
            <text:p>Matoury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313">
            <text:p>97313</text:p>
          </table:table-cell>
          <table:table-cell office:value-type="string">
            <text:p>Montsinéry-Tonnegrand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309">
            <text:p>97309</text:p>
          </table:table-cell>
          <table:table-cell office:value-type="string">
            <text:p>Remire-Montjoly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310">
            <text:p>97310</text:p>
          </table:table-cell>
          <table:table-cell office:value-type="string">
            <text:p>Rour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311">
            <text:p>97311</text:p>
          </table:table-cell>
          <table:table-cell office:value-type="string">
            <text:p>Saint-Laurent-du-Maroni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312">
            <text:p>97312</text:p>
          </table:table-cell>
          <table:table-cell office:value-type="string">
            <text:p>Sinnamar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416">
            <text:p>97416</text:p>
          </table:table-cell>
          <table:table-cell office:value-type="string">
            <text:p>Saint-Pierr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414">
            <text:p>97414</text:p>
          </table:table-cell>
          <table:table-cell office:value-type="string">
            <text:p>Saint-Louis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422">
            <text:p>97422</text:p>
          </table:table-cell>
          <table:table-cell office:value-type="string">
            <text:p>Le Tampon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412">
            <text:p>97412</text:p>
          </table:table-cell>
          <table:table-cell office:value-type="string">
            <text:p>Saint-Joseph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417">
            <text:p>97417</text:p>
          </table:table-cell>
          <table:table-cell office:value-type="string">
            <text:p>Saint-Philipp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424">
            <text:p>97424</text:p>
          </table:table-cell>
          <table:table-cell office:value-type="string">
            <text:p>Cilao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403">
            <text:p>97403</text:p>
          </table:table-cell>
          <table:table-cell office:value-type="string">
            <text:p>Entre-Deu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404">
            <text:p>97404</text:p>
          </table:table-cell>
          <table:table-cell office:value-type="string">
            <text:p>L'Étang-Salé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405">
            <text:p>97405</text:p>
          </table:table-cell>
          <table:table-cell office:value-type="string">
            <text:p>Petite-Î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410">
            <text:p>97410</text:p>
          </table:table-cell>
          <table:table-cell office:value-type="string">
            <text:p>Saint-Benoî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409">
            <text:p>97409</text:p>
          </table:table-cell>
          <table:table-cell office:value-type="string">
            <text:p>Saint-André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402">
            <text:p>97402</text:p>
          </table:table-cell>
          <table:table-cell office:value-type="string">
            <text:p>Bras-Pan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406">
            <text:p>97406</text:p>
          </table:table-cell>
          <table:table-cell office:value-type="string">
            <text:p>La Plaine-des-Palmist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421">
            <text:p>97421</text:p>
          </table:table-cell>
          <table:table-cell office:value-type="string">
            <text:p>Salazi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419">
            <text:p>97419</text:p>
          </table:table-cell>
          <table:table-cell office:value-type="string">
            <text:p>Sainte-R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415">
            <text:p>97415</text:p>
          </table:table-cell>
          <table:table-cell office:value-type="string">
            <text:p>Saint-Paul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413">
            <text:p>97413</text:p>
          </table:table-cell>
          <table:table-cell office:value-type="string">
            <text:p>Saint-Leu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408">
            <text:p>97408</text:p>
          </table:table-cell>
          <table:table-cell office:value-type="string">
            <text:p>La Possessi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423">
            <text:p>97423</text:p>
          </table:table-cell>
          <table:table-cell office:value-type="string">
            <text:p>Les Trois-Bassin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411">
            <text:p>97411</text:p>
          </table:table-cell>
          <table:table-cell office:value-type="string">
            <text:p>Saint-Denis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7418">
            <text:p>97418</text:p>
          </table:table-cell>
          <table:table-cell office:value-type="string">
            <text:p>Sainte-Marie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7420">
            <text:p>97420</text:p>
          </table:table-cell>
          <table:table-cell office:value-type="string">
            <text:p>Sainte-Suzann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01">
            <text:p>97601</text:p>
          </table:table-cell>
          <table:table-cell office:value-type="string">
            <text:p>Acoua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02">
            <text:p>97602</text:p>
          </table:table-cell>
          <table:table-cell office:value-type="string">
            <text:p>Bandrabou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603">
            <text:p>97603</text:p>
          </table:table-cell>
          <table:table-cell office:value-type="string">
            <text:p>Bandre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604">
            <text:p>97604</text:p>
          </table:table-cell>
          <table:table-cell office:value-type="string">
            <text:p>Bouéni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05">
            <text:p>97605</text:p>
          </table:table-cell>
          <table:table-cell office:value-type="string">
            <text:p>Chiconi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06">
            <text:p>97606</text:p>
          </table:table-cell>
          <table:table-cell office:value-type="string">
            <text:p>Chirongu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607">
            <text:p>97607</text:p>
          </table:table-cell>
          <table:table-cell office:value-type="string">
            <text:p>Dembeni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08">
            <text:p>97608</text:p>
          </table:table-cell>
          <table:table-cell office:value-type="string">
            <text:p>Dzaoudzi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09">
            <text:p>97609</text:p>
          </table:table-cell>
          <table:table-cell office:value-type="string">
            <text:p>Kani-Kéli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10">
            <text:p>97610</text:p>
          </table:table-cell>
          <table:table-cell office:value-type="string">
            <text:p>Koungou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11">
            <text:p>97611</text:p>
          </table:table-cell>
          <table:table-cell office:value-type="string">
            <text:p>Mamoudzou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13">
            <text:p>97613</text:p>
          </table:table-cell>
          <table:table-cell office:value-type="string">
            <text:p>M'Tsangamouji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12">
            <text:p>97612</text:p>
          </table:table-cell>
          <table:table-cell office:value-type="string">
            <text:p>Mtsamboro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14">
            <text:p>97614</text:p>
          </table:table-cell>
          <table:table-cell office:value-type="string">
            <text:p>Ouangani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7615">
            <text:p>97615</text:p>
          </table:table-cell>
          <table:table-cell office:value-type="string">
            <text:p>Pamandz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616">
            <text:p>97616</text:p>
          </table:table-cell>
          <table:table-cell office:value-type="string">
            <text:p>Sad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617">
            <text:p>97617</text:p>
          </table:table-cell>
          <table:table-cell office:value-type="string">
            <text:p>Tsingoni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13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2-24T13:50:11.65</dc:date>
    <meta:editing-duration>PT35S</meta:editing-duration>
    <meta:editing-cycles>1</meta:editing-cycles>
    <meta:document-statistic meta:table-count="1" meta:cell-count="25845" meta:object-count="0"/>
  </office:meta>
</office:document-meta>
</file>